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8 Bi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office:value-type="float" office:value="0">
            <text:p>0</text:p>
          </table:table-cell>
          <table:table-cell table:formula="of:=32767*SIN([.A1]/255*2*PI())+32767" office:value-type="float" office:value="32767">
            <text:p>327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32767*SIN([.A2]/255*2*PI())+32767" office:value-type="float" office:value="33574.2952977851">
            <text:p>335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32767*SIN([.A3]/255*2*PI())+32767" office:value-type="float" office:value="34381.1004897883">
            <text:p>3438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32767*SIN([.A4]/255*2*PI())+32767" office:value-type="float" office:value="35186.9257677692">
            <text:p>351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32767*SIN([.A5]/255*2*PI())+32767" office:value-type="float" office:value="35991.2819183891">
            <text:p>359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32767*SIN([.A6]/255*2*PI())+32767" office:value-type="float" office:value="36793.6806202107">
            <text:p>367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32767*SIN([.A7]/255*2*PI())+32767" office:value-type="float" office:value="37593.6347401563">
            <text:p>375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32767*SIN([.A8]/255*2*PI())+32767" office:value-type="float" office:value="38390.6586292441">
            <text:p>383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32767*SIN([.A9]/255*2*PI())+32767" office:value-type="float" office:value="39184.2684174238">
            <text:p>391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32767*SIN([.A10]/255*2*PI())+32767" office:value-type="float" office:value="39973.9823073324">
            <text:p>399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32767*SIN([.A11]/255*2*PI())+32767" office:value-type="float" office:value="40759.3208667912">
            <text:p>407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32767*SIN([.A12]/255*2*PI())+32767" office:value-type="float" office:value="41539.8073198673">
            <text:p>4154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32767*SIN([.A13]/255*2*PI())+32767" office:value-type="float" office:value="42314.9678363225">
            <text:p>423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32767*SIN([.A14]/255*2*PI())+32767" office:value-type="float" office:value="43084.3318192736">
            <text:p>430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32767*SIN([.A15]/255*2*PI())+32767" office:value-type="float" office:value="43847.4321908899">
            <text:p>4384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32767*SIN([.A16]/255*2*PI())+32767" office:value-type="float" office:value="44603.8056759544">
            <text:p>446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32767*SIN([.A17]/255*2*PI())+32767" office:value-type="float" office:value="45352.9930831165">
            <text:p>453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32767*SIN([.A18]/255*2*PI())+32767" office:value-type="float" office:value="46094.5395836647">
            <text:p>460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32767*SIN([.A19]/255*2*PI())+32767" office:value-type="float" office:value="46827.9949876521">
            <text:p>468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32767*SIN([.A20]/255*2*PI())+32767" office:value-type="float" office:value="47552.9140172041">
            <text:p>47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32767*SIN([.A21]/255*2*PI())+32767" office:value-type="float" office:value="48268.8565768456">
            <text:p>482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32767*SIN([.A22]/255*2*PI())+32767" office:value-type="float" office:value="48975.3880206805">
            <text:p>489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32767*SIN([.A23]/255*2*PI())+32767" office:value-type="float" office:value="49672.0794162644">
            <text:p>4967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32767*SIN([.A24]/255*2*PI())+32767" office:value-type="float" office:value="50358.5078050068">
            <text:p>503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32767*SIN([.A25]/255*2*PI())+32767" office:value-type="float" office:value="51034.2564589483">
            <text:p>5103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32767*SIN([.A26]/255*2*PI())+32767" office:value-type="float" office:value="51698.9151337542">
            <text:p>516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32767*SIN([.A27]/255*2*PI())+32767" office:value-type="float" office:value="52352.0803177721">
            <text:p>523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32767*SIN([.A28]/255*2*PI())+32767" office:value-type="float" office:value="52993.3554770027">
            <text:p>529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32767*SIN([.A29]/255*2*PI())+32767" office:value-type="float" office:value="53622.3512958334">
            <text:p>536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32767*SIN([.A30]/255*2*PI())+32767" office:value-type="float" office:value="54238.6859133908">
            <text:p>542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32767*SIN([.A31]/255*2*PI())+32767" office:value-type="float" office:value="54841.9851553667">
            <text:p>548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32767*SIN([.A32]/255*2*PI())+32767" office:value-type="float" office:value="55431.8827611778">
            <text:p>554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32767*SIN([.A33]/255*2*PI())+32767" office:value-type="float" office:value="56008.020606321">
            <text:p>560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32767*SIN([.A34]/255*2*PI())+32767" office:value-type="float" office:value="56570.0489197896">
            <text:p>565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32767*SIN([.A35]/255*2*PI())+32767" office:value-type="float" office:value="57117.6264964178">
            <text:p>571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32767*SIN([.A36]/255*2*PI())+32767" office:value-type="float" office:value="57650.4209040248">
            <text:p>576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32767*SIN([.A37]/255*2*PI())+32767" office:value-type="float" office:value="58168.1086852334">
            <text:p>5816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32767*SIN([.A38]/255*2*PI())+32767" office:value-type="float" office:value="58670.3755538395">
            <text:p>586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32767*SIN([.A39]/255*2*PI())+32767" office:value-type="float" office:value="59156.9165856139">
            <text:p>59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32767*SIN([.A40]/255*2*PI())+32767" office:value-type="float" office:value="59627.4364034209">
            <text:p>596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32767*SIN([.A41]/255*2*PI())+32767" office:value-type="float" office:value="60081.6493565404">
            <text:p>600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32767*SIN([.A42]/255*2*PI())+32767" office:value-type="float" office:value="60519.2796940853">
            <text:p>605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32767*SIN([.A43]/255*2*PI())+32767" office:value-type="float" office:value="60940.0617324088">
            <text:p>6094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32767*SIN([.A44]/255*2*PI())+32767" office:value-type="float" office:value="61343.7400164">
            <text:p>6134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32767*SIN([.A45]/255*2*PI())+32767" office:value-type="float" office:value="61730.0694745694">
            <text:p>617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32767*SIN([.A46]/255*2*PI())+32767" office:value-type="float" office:value="62098.8155678313">
            <text:p>620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32767*SIN([.A47]/255*2*PI())+32767" office:value-type="float" office:value="62449.7544318911">
            <text:p>624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32767*SIN([.A48]/255*2*PI())+32767" office:value-type="float" office:value="62782.6730131527">
            <text:p>627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32767*SIN([.A49]/255*2*PI())+32767" office:value-type="float" office:value="63097.3691980623">
            <text:p>630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32767*SIN([.A50]/255*2*PI())+32767" office:value-type="float" office:value="63393.6519358108">
            <text:p>633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32767*SIN([.A51]/255*2*PI())+32767" office:value-type="float" office:value="63671.3413543203">
            <text:p>636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32767*SIN([.A52]/255*2*PI())+32767" office:value-type="float" office:value="63930.2688694433">
            <text:p>639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32767*SIN([.A53]/255*2*PI())+32767" office:value-type="float" office:value="64170.2772873095">
            <text:p>641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32767*SIN([.A54]/255*2*PI())+32767" office:value-type="float" office:value="64391.2208997579">
            <text:p>643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32767*SIN([.A55]/255*2*PI())+32767" office:value-type="float" office:value="64592.9655727953">
            <text:p>645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32767*SIN([.A56]/255*2*PI())+32767" office:value-type="float" office:value="64775.3888280288">
            <text:p>647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32767*SIN([.A57]/255*2*PI())+32767" office:value-type="float" office:value="64938.3799170218">
            <text:p>649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32767*SIN([.A58]/255*2*PI())+32767" office:value-type="float" office:value="65081.8398885289">
            <text:p>650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32767*SIN([.A59]/255*2*PI())+32767" office:value-type="float" office:value="65205.6816485689">
            <text:p>652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32767*SIN([.A60]/255*2*PI())+32767" office:value-type="float" office:value="65309.8300132992">
            <text:p>65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32767*SIN([.A61]/255*2*PI())+32767" office:value-type="float" office:value="65394.2217546594">
            <text:p>653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32767*SIN([.A62]/255*2*PI())+32767" office:value-type="float" office:value="65458.8056387573">
            <text:p>654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32767*SIN([.A63]/255*2*PI())+32767" office:value-type="float" office:value="65503.5424569723">
            <text:p>655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32767*SIN([.A64]/255*2*PI())+32767" office:value-type="float" office:value="65528.405049759">
            <text:p>655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32767*SIN([.A65]/255*2*PI())+32767" office:value-type="float" office:value="65533.3783231357">
            <text:p>655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32767*SIN([.A66]/255*2*PI())+32767" office:value-type="float" office:value="65518.4592578479">
            <text:p>655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32767*SIN([.A67]/255*2*PI())+32767" office:value-type="float" office:value="65483.6569112009">
            <text:p>654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32767*SIN([.A68]/255*2*PI())+32767" office:value-type="float" office:value="65428.9924115619">
            <text:p>6542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32767*SIN([.A69]/255*2*PI())+32767" office:value-type="float" office:value="65354.4989455322">
            <text:p>653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32767*SIN([.A70]/255*2*PI())+32767" office:value-type="float" office:value="65260.2217378005">
            <text:p>652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32767*SIN([.A71]/255*2*PI())+32767" office:value-type="float" office:value="65146.2180236866">
            <text:p>651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32767*SIN([.A72]/255*2*PI())+32767" office:value-type="float" office:value="65012.5570143944">
            <text:p>650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32767*SIN([.A73]/255*2*PI())+32767" office:value-type="float" office:value="64859.319854994">
            <text:p>648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32767*SIN([.A74]/255*2*PI())+32767" office:value-type="float" office:value="64686.5995751585">
            <text:p>646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32767*SIN([.A75]/255*2*PI())+32767" office:value-type="float" office:value="64494.5010326867">
            <text:p>644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32767*SIN([.A76]/255*2*PI())+32767" office:value-type="float" office:value="64283.1408498438">
            <text:p>642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32767*SIN([.A77]/255*2*PI())+32767" office:value-type="float" office:value="64052.6473425607">
            <text:p>640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32767*SIN([.A78]/255*2*PI())+32767" office:value-type="float" office:value="63803.1604425339">
            <text:p>638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32767*SIN([.A79]/255*2*PI())+32767" office:value-type="float" office:value="63534.8316122736">
            <text:p>635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32767*SIN([.A80]/255*2*PI())+32767" office:value-type="float" office:value="63247.823753151">
            <text:p>632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32767*SIN([.A81]/255*2*PI())+32767" office:value-type="float" office:value="62942.3111065023">
            <text:p>629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32767*SIN([.A82]/255*2*PI())+32767" office:value-type="float" office:value="62618.4791478466">
            <text:p>626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32767*SIN([.A83]/255*2*PI())+32767" office:value-type="float" office:value="62276.524474285">
            <text:p>622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32767*SIN([.A84]/255*2*PI())+32767" office:value-type="float" office:value="61916.6546851472">
            <text:p>619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32767*SIN([.A85]/255*2*PI())+32767" office:value-type="float" office:value="61539.0882559585">
            <text:p>615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32767*SIN([.A86]/255*2*PI())+32767" office:value-type="float" office:value="61144.0544058047">
            <text:p>6114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32767*SIN([.A87]/255*2*PI())+32767" office:value-type="float" office:value="60731.7929581735">
            <text:p>60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32767*SIN([.A88]/255*2*PI())+32767" office:value-type="float" office:value="60302.5541953588">
            <text:p>603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32767*SIN([.A89]/255*2*PI())+32767" office:value-type="float" office:value="59856.5987065158">
            <text:p>598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formula="of:=32767*SIN([.A90]/255*2*PI())+32767" office:value-type="float" office:value="59394.1972294575">
            <text:p>593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32767*SIN([.A91]/255*2*PI())+32767" office:value-type="float" office:value="58915.6304862916">
            <text:p>5891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f:=32767*SIN([.A92]/255*2*PI())+32767" office:value-type="float" office:value="58421.1890129947">
            <text:p>584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32767*SIN([.A93]/255*2*PI())+32767" office:value-type="float" office:value="57911.1729830295">
            <text:p>579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formula="of:=32767*SIN([.A94]/255*2*PI())+32767" office:value-type="float" office:value="57385.8920251101">
            <text:p>573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32767*SIN([.A95]/255*2*PI())+32767" office:value-type="float" office:value="56845.6650352283">
            <text:p>568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32767*SIN([.A96]/255*2*PI())+32767" office:value-type="float" office:value="56290.8199830526">
            <text:p>562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32767*SIN([.A97]/255*2*PI())+32767" office:value-type="float" office:value="55721.6937128194">
            <text:p>557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f:=32767*SIN([.A98]/255*2*PI())+32767" office:value-type="float" office:value="55138.631738836">
            <text:p>551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32767*SIN([.A99]/255*2*PI())+32767" office:value-type="float" office:value="54541.9880357204">
            <text:p>545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32767*SIN([.A100]/255*2*PI())+32767" office:value-type="float" office:value="53932.1248235046">
            <text:p>539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32767*SIN([.A101]/255*2*PI())+32767" office:value-type="float" office:value="53309.4123477322">
            <text:p>533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f:=32767*SIN([.A102]/255*2*PI())+32767" office:value-type="float" office:value="52674.228654684">
            <text:p>526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32767*SIN([.A103]/255*2*PI())+32767" office:value-type="float" office:value="52026.9593618675">
            <text:p>520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formula="of:=32767*SIN([.A104]/255*2*PI())+32767" office:value-type="float" office:value="51367.9974239098">
            <text:p>5136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f:=32767*SIN([.A105]/255*2*PI())+32767" office:value-type="float" office:value="50697.7428939968">
            <text:p>506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32767*SIN([.A106]/255*2*PI())+32767" office:value-type="float" office:value="50016.6026810023">
            <text:p>500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32767*SIN([.A107]/255*2*PI())+32767" office:value-type="float" office:value="49324.9903024552">
            <text:p>4932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32767*SIN([.A108]/255*2*PI())+32767" office:value-type="float" office:value="48623.3256334946">
            <text:p>486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formula="of:=32767*SIN([.A109]/255*2*PI())+32767" office:value-type="float" office:value="47912.0346519654">
            <text:p>479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formula="of:=32767*SIN([.A110]/255*2*PI())+32767" office:value-type="float" office:value="47191.549179809">
            <text:p>471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32767*SIN([.A111]/255*2*PI())+32767" office:value-type="float" office:value="46462.3066209052">
            <text:p>46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32767*SIN([.A112]/255*2*PI())+32767" office:value-type="float" office:value="45724.7496955271">
            <text:p>4572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formula="of:=32767*SIN([.A113]/255*2*PI())+32767" office:value-type="float" office:value="44979.3261715663">
            <text:p>449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f:=32767*SIN([.A114]/255*2*PI())+32767" office:value-type="float" office:value="44226.4885926956">
            <text:p>442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formula="of:=32767*SIN([.A115]/255*2*PI())+32767" office:value-type="float" office:value="43466.694003631">
            <text:p>434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32767*SIN([.A116]/255*2*PI())+32767" office:value-type="float" office:value="42700.4036726621">
            <text:p>427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formula="of:=32767*SIN([.A117]/255*2*PI())+32767" office:value-type="float" office:value="41928.0828116175">
            <text:p>419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f:=32767*SIN([.A118]/255*2*PI())+32767" office:value-type="float" office:value="41150.2002934369">
            <text:p>411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formula="of:=32767*SIN([.A119]/255*2*PI())+32767" office:value-type="float" office:value="40367.2283675199">
            <text:p>403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32767*SIN([.A120]/255*2*PI())+32767" office:value-type="float" office:value="39579.6423730255">
            <text:p>395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32767*SIN([.A121]/255*2*PI())+32767" office:value-type="float" office:value="38787.9204502956">
            <text:p>387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formula="of:=32767*SIN([.A122]/255*2*PI())+32767" office:value-type="float" office:value="37992.5432505774">
            <text:p>379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f:=32767*SIN([.A123]/255*2*PI())+32767" office:value-type="float" office:value="37193.9936442228">
            <text:p>371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32767*SIN([.A124]/255*2*PI())+32767" office:value-type="float" office:value="36392.7564275388">
            <text:p>363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32767*SIN([.A125]/255*2*PI())+32767" office:value-type="float" office:value="35589.3180284702">
            <text:p>355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32767*SIN([.A126]/255*2*PI())+32767" office:value-type="float" office:value="34784.1662112909">
            <text:p>347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f:=32767*SIN([.A127]/255*2*PI())+32767" office:value-type="float" office:value="33977.7897804841">
            <text:p>339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32767*SIN([.A128]/255*2*PI())+32767" office:value-type="float" office:value="33170.6782839912">
            <text:p>331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32767*SIN([.A129]/255*2*PI())+32767" office:value-type="float" office:value="32363.3217160088">
            <text:p>323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f:=32767*SIN([.A130]/255*2*PI())+32767" office:value-type="float" office:value="31556.2102195159">
            <text:p>315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formula="of:=32767*SIN([.A131]/255*2*PI())+32767" office:value-type="float" office:value="30749.8337887091">
            <text:p>307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32767*SIN([.A132]/255*2*PI())+32767" office:value-type="float" office:value="29944.6819715298">
            <text:p>299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f:=32767*SIN([.A133]/255*2*PI())+32767" office:value-type="float" office:value="29141.2435724612">
            <text:p>291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f:=32767*SIN([.A134]/255*2*PI())+32767" office:value-type="float" office:value="28340.0063557772">
            <text:p>2834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formula="of:=32767*SIN([.A135]/255*2*PI())+32767" office:value-type="float" office:value="27541.4567494226">
            <text:p>275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f:=32767*SIN([.A136]/255*2*PI())+32767" office:value-type="float" office:value="26746.0795497044">
            <text:p>267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formula="of:=32767*SIN([.A137]/255*2*PI())+32767" office:value-type="float" office:value="25954.3576269745">
            <text:p>259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f:=32767*SIN([.A138]/255*2*PI())+32767" office:value-type="float" office:value="25166.7716324801">
            <text:p>251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formula="of:=32767*SIN([.A139]/255*2*PI())+32767" office:value-type="float" office:value="24383.7997065631">
            <text:p>243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32767*SIN([.A140]/255*2*PI())+32767" office:value-type="float" office:value="23605.9171883825">
            <text:p>236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32767*SIN([.A141]/255*2*PI())+32767" office:value-type="float" office:value="22833.5963273379">
            <text:p>2283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32767*SIN([.A142]/255*2*PI())+32767" office:value-type="float" office:value="22067.305996369">
            <text:p>220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formula="of:=32767*SIN([.A143]/255*2*PI())+32767" office:value-type="float" office:value="21307.5114073044">
            <text:p>213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formula="of:=32767*SIN([.A144]/255*2*PI())+32767" office:value-type="float" office:value="20554.6738284337">
            <text:p>205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32767*SIN([.A145]/255*2*PI())+32767" office:value-type="float" office:value="19809.2503044729">
            <text:p>198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f:=32767*SIN([.A146]/255*2*PI())+32767" office:value-type="float" office:value="19071.6933790948">
            <text:p>1907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table:formula="of:=32767*SIN([.A147]/255*2*PI())+32767" office:value-type="float" office:value="18342.4508201911">
            <text:p>183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f:=32767*SIN([.A148]/255*2*PI())+32767" office:value-type="float" office:value="17621.9653480346">
            <text:p>176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f:=32767*SIN([.A149]/255*2*PI())+32767" office:value-type="float" office:value="16910.6743665054">
            <text:p>169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formula="of:=32767*SIN([.A150]/255*2*PI())+32767" office:value-type="float" office:value="16209.0096975448">
            <text:p>162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32767*SIN([.A151]/255*2*PI())+32767" office:value-type="float" office:value="15517.3973189977">
            <text:p>155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formula="of:=32767*SIN([.A152]/255*2*PI())+32767" office:value-type="float" office:value="14836.2571060032">
            <text:p>148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formula="of:=32767*SIN([.A153]/255*2*PI())+32767" office:value-type="float" office:value="14166.0025760902">
            <text:p>141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32767*SIN([.A154]/255*2*PI())+32767" office:value-type="float" office:value="13507.0406381325">
            <text:p>135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f:=32767*SIN([.A155]/255*2*PI())+32767" office:value-type="float" office:value="12859.771345316">
            <text:p>128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32767*SIN([.A156]/255*2*PI())+32767" office:value-type="float" office:value="12224.5876522678">
            <text:p>1222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formula="of:=32767*SIN([.A157]/255*2*PI())+32767" office:value-type="float" office:value="11601.8751764954">
            <text:p>116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f:=32767*SIN([.A158]/255*2*PI())+32767" office:value-type="float" office:value="10992.0119642796">
            <text:p>109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f:=32767*SIN([.A159]/255*2*PI())+32767" office:value-type="float" office:value="10395.368261164">
            <text:p>103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f:=32767*SIN([.A160]/255*2*PI())+32767" office:value-type="float" office:value="9812.30628718064">
            <text:p>98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formula="of:=32767*SIN([.A161]/255*2*PI())+32767" office:value-type="float" office:value="9243.18001694744">
            <text:p>92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32767*SIN([.A162]/255*2*PI())+32767" office:value-type="float" office:value="8688.33496477175">
            <text:p>86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table:formula="of:=32767*SIN([.A163]/255*2*PI())+32767" office:value-type="float" office:value="8148.10797488994">
            <text:p>81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32767*SIN([.A164]/255*2*PI())+32767" office:value-type="float" office:value="7622.82701697057">
            <text:p>76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32767*SIN([.A165]/255*2*PI())+32767" office:value-type="float" office:value="7112.81098700527">
            <text:p>71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formula="of:=32767*SIN([.A166]/255*2*PI())+32767" office:value-type="float" office:value="6618.36951370839">
            <text:p>66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formula="of:=32767*SIN([.A167]/255*2*PI())+32767" office:value-type="float" office:value="6139.80277054248">
            <text:p>614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f:=32767*SIN([.A168]/255*2*PI())+32767" office:value-type="float" office:value="5677.40129348421">
            <text:p>56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f:=32767*SIN([.A169]/255*2*PI())+32767" office:value-type="float" office:value="5231.44580464118">
            <text:p>52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formula="of:=32767*SIN([.A170]/255*2*PI())+32767" office:value-type="float" office:value="4802.20704182656">
            <text:p>48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32767*SIN([.A171]/255*2*PI())+32767" office:value-type="float" office:value="4389.94559419531">
            <text:p>43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f:=32767*SIN([.A172]/255*2*PI())+32767" office:value-type="float" office:value="3994.91174404148">
            <text:p>39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f:=32767*SIN([.A173]/255*2*PI())+32767" office:value-type="float" office:value="3617.34531485284">
            <text:p>36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formula="of:=32767*SIN([.A174]/255*2*PI())+32767" office:value-type="float" office:value="3257.47552571501">
            <text:p>32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f:=32767*SIN([.A175]/255*2*PI())+32767" office:value-type="float" office:value="2915.52085215342">
            <text:p>291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32767*SIN([.A176]/255*2*PI())+32767" office:value-type="float" office:value="2591.6888934977">
            <text:p>25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formula="of:=32767*SIN([.A177]/255*2*PI())+32767" office:value-type="float" office:value="2286.17624684896">
            <text:p>22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f:=32767*SIN([.A178]/255*2*PI())+32767" office:value-type="float" office:value="1999.16838772644">
            <text:p>19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formula="of:=32767*SIN([.A179]/255*2*PI())+32767" office:value-type="float" office:value="1730.83955746609">
            <text:p>17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32767*SIN([.A180]/255*2*PI())+32767" office:value-type="float" office:value="1481.35265743933">
            <text:p>148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f:=32767*SIN([.A181]/255*2*PI())+32767" office:value-type="float" office:value="1250.85915015624">
            <text:p>12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f:=32767*SIN([.A182]/255*2*PI())+32767" office:value-type="float" office:value="1039.49896731333">
            <text:p>10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formula="of:=32767*SIN([.A183]/255*2*PI())+32767" office:value-type="float" office:value="847.400424841522">
            <text:p>84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32767*SIN([.A184]/255*2*PI())+32767" office:value-type="float" office:value="674.680145006048">
            <text:p>6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f:=32767*SIN([.A185]/255*2*PI())+32767" office:value-type="float" office:value="521.442985605565">
            <text:p>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f:=32767*SIN([.A186]/255*2*PI())+32767" office:value-type="float" office:value="387.781976313378">
            <text:p>3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f:=32767*SIN([.A187]/255*2*PI())+32767" office:value-type="float" office:value="273.778262199496">
            <text:p>2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32767*SIN([.A188]/255*2*PI())+32767" office:value-type="float" office:value="179.50105446779">
            <text:p>1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formula="of:=32767*SIN([.A189]/255*2*PI())+32767" office:value-type="float" office:value="105.007588438137">
            <text:p>1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32767*SIN([.A190]/255*2*PI())+32767" office:value-type="float" office:value="50.3430887990908">
            <text:p>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f:=32767*SIN([.A191]/255*2*PI())+32767" office:value-type="float" office:value="15.5407421521413">
            <text:p>1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32767*SIN([.A192]/255*2*PI())+32767" office:value-type="float" office:value="0.621676864266192">
            <text:p>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32767*SIN([.A193]/255*2*PI())+32767" office:value-type="float" office:value="5.59495024098578">
            <text:p>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formula="of:=32767*SIN([.A194]/255*2*PI())+32767" office:value-type="float" office:value="30.4575430277146">
            <text:p>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32767*SIN([.A195]/255*2*PI())+32767" office:value-type="float" office:value="75.1943612427058">
            <text:p>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f:=32767*SIN([.A196]/255*2*PI())+32767" office:value-type="float" office:value="139.778245340603">
            <text:p>14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32767*SIN([.A197]/255*2*PI())+32767" office:value-type="float" office:value="224.169986700843">
            <text:p>22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formula="of:=32767*SIN([.A198]/255*2*PI())+32767" office:value-type="float" office:value="328.318351431077">
            <text:p>3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f:=32767*SIN([.A199]/255*2*PI())+32767" office:value-type="float" office:value="452.160111471058">
            <text:p>4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formula="of:=32767*SIN([.A200]/255*2*PI())+32767" office:value-type="float" office:value="595.620082978159">
            <text:p>5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32767*SIN([.A201]/255*2*PI())+32767" office:value-type="float" office:value="758.611171971166">
            <text:p>7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formula="of:=32767*SIN([.A202]/255*2*PI())+32767" office:value-type="float" office:value="941.034427204701">
            <text:p>9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formula="of:=32767*SIN([.A203]/255*2*PI())+32767" office:value-type="float" office:value="1142.77910024213">
            <text:p>11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f:=32767*SIN([.A204]/255*2*PI())+32767" office:value-type="float" office:value="1363.7227126905">
            <text:p>13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table:formula="of:=32767*SIN([.A205]/255*2*PI())+32767" office:value-type="float" office:value="1603.7311305567">
            <text:p>16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formula="of:=32767*SIN([.A206]/255*2*PI())+32767" office:value-type="float" office:value="1862.65864567965">
            <text:p>18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table:formula="of:=32767*SIN([.A207]/255*2*PI())+32767" office:value-type="float" office:value="2140.34806418917">
            <text:p>214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formula="of:=32767*SIN([.A208]/255*2*PI())+32767" office:value-type="float" office:value="2436.63080193774">
            <text:p>24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formula="of:=32767*SIN([.A209]/255*2*PI())+32767" office:value-type="float" office:value="2751.3269868473">
            <text:p>27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32767*SIN([.A210]/255*2*PI())+32767" office:value-type="float" office:value="3084.24556810886">
            <text:p>30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32767*SIN([.A211]/255*2*PI())+32767" office:value-type="float" office:value="3435.18443216867">
            <text:p>34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formula="of:=32767*SIN([.A212]/255*2*PI())+32767" office:value-type="float" office:value="3803.93052543057">
            <text:p>38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formula="of:=32767*SIN([.A213]/255*2*PI())+32767" office:value-type="float" office:value="4190.25998360002">
            <text:p>41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32767*SIN([.A214]/255*2*PI())+32767" office:value-type="float" office:value="4593.93826759118">
            <text:p>45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f:=32767*SIN([.A215]/255*2*PI())+32767" office:value-type="float" office:value="5014.72030591469">
            <text:p>50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formula="of:=32767*SIN([.A216]/255*2*PI())+32767" office:value-type="float" office:value="5452.35064345958">
            <text:p>54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formula="of:=32767*SIN([.A217]/255*2*PI())+32767" office:value-type="float" office:value="5906.56359657908">
            <text:p>59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formula="of:=32767*SIN([.A218]/255*2*PI())+32767" office:value-type="float" office:value="6377.08341438612">
            <text:p>63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formula="of:=32767*SIN([.A219]/255*2*PI())+32767" office:value-type="float" office:value="6863.62444616054">
            <text:p>68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32767*SIN([.A220]/255*2*PI())+32767" office:value-type="float" office:value="7365.8913147666">
            <text:p>73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f:=32767*SIN([.A221]/255*2*PI())+32767" office:value-type="float" office:value="7883.57909597522">
            <text:p>78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f:=32767*SIN([.A222]/255*2*PI())+32767" office:value-type="float" office:value="8416.37350358223">
            <text:p>841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32767*SIN([.A223]/255*2*PI())+32767" office:value-type="float" office:value="8963.95108021039">
            <text:p>89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formula="of:=32767*SIN([.A224]/255*2*PI())+32767" office:value-type="float" office:value="9525.97939367901">
            <text:p>95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f:=32767*SIN([.A225]/255*2*PI())+32767" office:value-type="float" office:value="10102.1172388222">
            <text:p>101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formula="of:=32767*SIN([.A226]/255*2*PI())+32767" office:value-type="float" office:value="10692.0148446332">
            <text:p>106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formula="of:=32767*SIN([.A227]/255*2*PI())+32767" office:value-type="float" office:value="11295.3140866091">
            <text:p>112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table:formula="of:=32767*SIN([.A228]/255*2*PI())+32767" office:value-type="float" office:value="11911.6487041666">
            <text:p>119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formula="of:=32767*SIN([.A229]/255*2*PI())+32767" office:value-type="float" office:value="12540.6445229974">
            <text:p>125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f:=32767*SIN([.A230]/255*2*PI())+32767" office:value-type="float" office:value="13181.9196822279">
            <text:p>131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f:=32767*SIN([.A231]/255*2*PI())+32767" office:value-type="float" office:value="13835.0848662458">
            <text:p>138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formula="of:=32767*SIN([.A232]/255*2*PI())+32767" office:value-type="float" office:value="14499.7435410517">
            <text:p>145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formula="of:=32767*SIN([.A233]/255*2*PI())+32767" office:value-type="float" office:value="15175.4921949931">
            <text:p>151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formula="of:=32767*SIN([.A234]/255*2*PI())+32767" office:value-type="float" office:value="15861.9205837356">
            <text:p>158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table:formula="of:=32767*SIN([.A235]/255*2*PI())+32767" office:value-type="float" office:value="16558.6119793194">
            <text:p>165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32767*SIN([.A236]/255*2*PI())+32767" office:value-type="float" office:value="17265.1434231544">
            <text:p>172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32767*SIN([.A237]/255*2*PI())+32767" office:value-type="float" office:value="17981.0859827959">
            <text:p>1798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f:=32767*SIN([.A238]/255*2*PI())+32767" office:value-type="float" office:value="18706.0050123479">
            <text:p>187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formula="of:=32767*SIN([.A239]/255*2*PI())+32767" office:value-type="float" office:value="19439.4604163353">
            <text:p>194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f:=32767*SIN([.A240]/255*2*PI())+32767" office:value-type="float" office:value="20181.0069168835">
            <text:p>2018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32767*SIN([.A241]/255*2*PI())+32767" office:value-type="float" office:value="20930.1943240456">
            <text:p>209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32767*SIN([.A242]/255*2*PI())+32767" office:value-type="float" office:value="21686.5678091101">
            <text:p>216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32767*SIN([.A243]/255*2*PI())+32767" office:value-type="float" office:value="22449.6681807264">
            <text:p>224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32767*SIN([.A244]/255*2*PI())+32767" office:value-type="float" office:value="23219.0321636775">
            <text:p>232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formula="of:=32767*SIN([.A245]/255*2*PI())+32767" office:value-type="float" office:value="23994.1926801327">
            <text:p>239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f:=32767*SIN([.A246]/255*2*PI())+32767" office:value-type="float" office:value="24774.6791332088">
            <text:p>247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f:=32767*SIN([.A247]/255*2*PI())+32767" office:value-type="float" office:value="25560.0176926676">
            <text:p>255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f:=32767*SIN([.A248]/255*2*PI())+32767" office:value-type="float" office:value="26349.7315825761">
            <text:p>263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32767*SIN([.A249]/255*2*PI())+32767" office:value-type="float" office:value="27143.3413707559">
            <text:p>271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table:formula="of:=32767*SIN([.A250]/255*2*PI())+32767" office:value-type="float" office:value="27940.3652598437">
            <text:p>2794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32767*SIN([.A251]/255*2*PI())+32767" office:value-type="float" office:value="28740.3193797893">
            <text:p>2874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32767*SIN([.A252]/255*2*PI())+32767" office:value-type="float" office:value="29542.7180816109">
            <text:p>295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formula="of:=32767*SIN([.A253]/255*2*PI())+32767" office:value-type="float" office:value="30347.0742322308">
            <text:p>3034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32767*SIN([.A254]/255*2*PI())+32767" office:value-type="float" office:value="31152.8995102117">
            <text:p>311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table:formula="of:=32767*SIN([.A255]/255*2*PI())+32767" office:value-type="float" office:value="31959.7047022149">
            <text:p>319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formula="of:=32767*SIN([.A256]/255*2*PI())+32767" office:value-type="float" office:value="32767">
            <text:p>32767</text:p>
          </table:table-cell>
          <table:table-cell office:value-type="string">
            <text:p>,\</text:p>
          </table:table-cell>
        </table:table-row>
      </table:table>
      <table:table table:name="11 Bi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office:value-type="float" office:value="0">
            <text:p>0</text:p>
          </table:table-cell>
          <table:table-cell table:formula="of:=32767*SIN([.A1]/2048*2*PI())" office:value-type="float" office:value="0">
            <text:p>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32767*SIN([.A2]/2048*2*PI())" office:value-type="float" office:value="100.527739252106">
            <text:p>1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32767*SIN([.A3]/2048*2*PI())" office:value-type="float" office:value="201.054532298845">
            <text:p>2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32767*SIN([.A4]/2048*2*PI())" office:value-type="float" office:value="301.579432943754">
            <text:p>3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32767*SIN([.A5]/2048*2*PI())" office:value-type="float" office:value="402.101495008185">
            <text:p>4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32767*SIN([.A6]/2048*2*PI())" office:value-type="float" office:value="502.619772340205">
            <text:p>5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32767*SIN([.A7]/2048*2*PI())" office:value-type="float" office:value="603.133318823507">
            <text:p>6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32767*SIN([.A8]/2048*2*PI())" office:value-type="float" office:value="703.641188386309">
            <text:p>7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32767*SIN([.A9]/2048*2*PI())" office:value-type="float" office:value="804.142435010267">
            <text:p>8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32767*SIN([.A10]/2048*2*PI())" office:value-type="float" office:value="904.63611273937">
            <text:p>9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32767*SIN([.A11]/2048*2*PI())" office:value-type="float" office:value="1005.12127568885">
            <text:p>10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32767*SIN([.A12]/2048*2*PI())" office:value-type="float" office:value="1105.59697805409">
            <text:p>11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32767*SIN([.A13]/2048*2*PI())" office:value-type="float" office:value="1206.0622741195">
            <text:p>12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32767*SIN([.A14]/2048*2*PI())" office:value-type="float" office:value="1306.51621826747">
            <text:p>13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32767*SIN([.A15]/2048*2*PI())" office:value-type="float" office:value="1406.95786498721">
            <text:p>14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32767*SIN([.A16]/2048*2*PI())" office:value-type="float" office:value="1507.38626888368">
            <text:p>15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32767*SIN([.A17]/2048*2*PI())" office:value-type="float" office:value="1607.80048468651">
            <text:p>16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32767*SIN([.A18]/2048*2*PI())" office:value-type="float" office:value="1708.19956725884">
            <text:p>17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32767*SIN([.A19]/2048*2*PI())" office:value-type="float" office:value="1808.58257160629">
            <text:p>18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32767*SIN([.A20]/2048*2*PI())" office:value-type="float" office:value="1908.94855288578">
            <text:p>19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32767*SIN([.A21]/2048*2*PI())" office:value-type="float" office:value="2009.29656641447">
            <text:p>20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32767*SIN([.A22]/2048*2*PI())" office:value-type="float" office:value="2109.62566767864">
            <text:p>21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32767*SIN([.A23]/2048*2*PI())" office:value-type="float" office:value="2209.93491234258">
            <text:p>22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32767*SIN([.A24]/2048*2*PI())" office:value-type="float" office:value="2310.22335625748">
            <text:p>2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32767*SIN([.A25]/2048*2*PI())" office:value-type="float" office:value="2410.4900554703">
            <text:p>24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32767*SIN([.A26]/2048*2*PI())" office:value-type="float" office:value="2510.7340662327">
            <text:p>25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32767*SIN([.A27]/2048*2*PI())" office:value-type="float" office:value="2610.95444500985">
            <text:p>26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32767*SIN([.A28]/2048*2*PI())" office:value-type="float" office:value="2711.15024848939">
            <text:p>27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32767*SIN([.A29]/2048*2*PI())" office:value-type="float" office:value="2811.32053359026">
            <text:p>28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32767*SIN([.A30]/2048*2*PI())" office:value-type="float" office:value="2911.46435747158">
            <text:p>29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32767*SIN([.A31]/2048*2*PI())" office:value-type="float" office:value="3011.58077754155">
            <text:p>30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32767*SIN([.A32]/2048*2*PI())" office:value-type="float" office:value="3111.66885146628">
            <text:p>31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32767*SIN([.A33]/2048*2*PI())" office:value-type="float" office:value="3211.72763717871">
            <text:p>32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32767*SIN([.A34]/2048*2*PI())" office:value-type="float" office:value="3311.75619288744">
            <text:p>33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32767*SIN([.A35]/2048*2*PI())" office:value-type="float" office:value="3411.75357708561">
            <text:p>34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32767*SIN([.A36]/2048*2*PI())" office:value-type="float" office:value="3511.71884855976">
            <text:p>35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32767*SIN([.A37]/2048*2*PI())" office:value-type="float" office:value="3611.65106639867">
            <text:p>36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32767*SIN([.A38]/2048*2*PI())" office:value-type="float" office:value="3711.54929000225">
            <text:p>37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32767*SIN([.A39]/2048*2*PI())" office:value-type="float" office:value="3811.41257909038">
            <text:p>38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32767*SIN([.A40]/2048*2*PI())" office:value-type="float" office:value="3911.23999371175">
            <text:p>39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32767*SIN([.A41]/2048*2*PI())" office:value-type="float" office:value="4011.03059425272">
            <text:p>40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32767*SIN([.A42]/2048*2*PI())" office:value-type="float" office:value="4110.78344144614">
            <text:p>41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32767*SIN([.A43]/2048*2*PI())" office:value-type="float" office:value="4210.49759638022">
            <text:p>42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32767*SIN([.A44]/2048*2*PI())" office:value-type="float" office:value="4310.17212050737">
            <text:p>4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32767*SIN([.A45]/2048*2*PI())" office:value-type="float" office:value="4409.806075653">
            <text:p>44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32767*SIN([.A46]/2048*2*PI())" office:value-type="float" office:value="4509.39852402439">
            <text:p>45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32767*SIN([.A47]/2048*2*PI())" office:value-type="float" office:value="4608.94852821947">
            <text:p>46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32767*SIN([.A48]/2048*2*PI())" office:value-type="float" office:value="4708.4551512357">
            <text:p>47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32767*SIN([.A49]/2048*2*PI())" office:value-type="float" office:value="4807.91745647884">
            <text:p>48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32767*SIN([.A50]/2048*2*PI())" office:value-type="float" office:value="4907.33450777179">
            <text:p>49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32767*SIN([.A51]/2048*2*PI())" office:value-type="float" office:value="5006.70536936342">
            <text:p>50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32767*SIN([.A52]/2048*2*PI())" office:value-type="float" office:value="5106.02910593731">
            <text:p>51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32767*SIN([.A53]/2048*2*PI())" office:value-type="float" office:value="5205.30478262064">
            <text:p>52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32767*SIN([.A54]/2048*2*PI())" office:value-type="float" office:value="5304.53146499292">
            <text:p>53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32767*SIN([.A55]/2048*2*PI())" office:value-type="float" office:value="5403.70821909484">
            <text:p>54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32767*SIN([.A56]/2048*2*PI())" office:value-type="float" office:value="5502.83411143702">
            <text:p>55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32767*SIN([.A57]/2048*2*PI())" office:value-type="float" office:value="5601.90820900879">
            <text:p>56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32767*SIN([.A58]/2048*2*PI())" office:value-type="float" office:value="5700.92957928703">
            <text:p>57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32767*SIN([.A59]/2048*2*PI())" office:value-type="float" office:value="5799.89729024488">
            <text:p>58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32767*SIN([.A60]/2048*2*PI())" office:value-type="float" office:value="5898.81041036056">
            <text:p>58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32767*SIN([.A61]/2048*2*PI())" office:value-type="float" office:value="5997.6680086261">
            <text:p>59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32767*SIN([.A62]/2048*2*PI())" office:value-type="float" office:value="6096.46915455616">
            <text:p>60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32767*SIN([.A63]/2048*2*PI())" office:value-type="float" office:value="6195.2129181967">
            <text:p>6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32767*SIN([.A64]/2048*2*PI())" office:value-type="float" office:value="6293.89837013383">
            <text:p>62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32767*SIN([.A65]/2048*2*PI())" office:value-type="float" office:value="6392.52458150247">
            <text:p>63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32767*SIN([.A66]/2048*2*PI())" office:value-type="float" office:value="6491.09062399518">
            <text:p>64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32767*SIN([.A67]/2048*2*PI())" office:value-type="float" office:value="6589.59556987083">
            <text:p>65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32767*SIN([.A68]/2048*2*PI())" office:value-type="float" office:value="6688.03849196333">
            <text:p>66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32767*SIN([.A69]/2048*2*PI())" office:value-type="float" office:value="6786.41846369043">
            <text:p>67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32767*SIN([.A70]/2048*2*PI())" office:value-type="float" office:value="6884.73455906235">
            <text:p>68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32767*SIN([.A71]/2048*2*PI())" office:value-type="float" office:value="6982.98585269057">
            <text:p>69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32767*SIN([.A72]/2048*2*PI())" office:value-type="float" office:value="7081.17141979649">
            <text:p>708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32767*SIN([.A73]/2048*2*PI())" office:value-type="float" office:value="7179.29033622015">
            <text:p>71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32767*SIN([.A74]/2048*2*PI())" office:value-type="float" office:value="7277.34167842896">
            <text:p>72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32767*SIN([.A75]/2048*2*PI())" office:value-type="float" office:value="7375.32452352633">
            <text:p>73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32767*SIN([.A76]/2048*2*PI())" office:value-type="float" office:value="7473.23794926041">
            <text:p>74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32767*SIN([.A77]/2048*2*PI())" office:value-type="float" office:value="7571.08103403275">
            <text:p>75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32767*SIN([.A78]/2048*2*PI())" office:value-type="float" office:value="7668.85285690697">
            <text:p>76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32767*SIN([.A79]/2048*2*PI())" office:value-type="float" office:value="7766.55249761743">
            <text:p>77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32767*SIN([.A80]/2048*2*PI())" office:value-type="float" office:value="7864.17903657791">
            <text:p>78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32767*SIN([.A81]/2048*2*PI())" office:value-type="float" office:value="7961.73155489025">
            <text:p>79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32767*SIN([.A82]/2048*2*PI())" office:value-type="float" office:value="8059.20913435298">
            <text:p>80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32767*SIN([.A83]/2048*2*PI())" office:value-type="float" office:value="8156.61085747001">
            <text:p>8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32767*SIN([.A84]/2048*2*PI())" office:value-type="float" office:value="8253.93580745923">
            <text:p>82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32767*SIN([.A85]/2048*2*PI())" office:value-type="float" office:value="8351.18306826113">
            <text:p>83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32767*SIN([.A86]/2048*2*PI())" office:value-type="float" office:value="8448.35172454746">
            <text:p>84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32767*SIN([.A87]/2048*2*PI())" office:value-type="float" office:value="8545.44086172983">
            <text:p>85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32767*SIN([.A88]/2048*2*PI())" office:value-type="float" office:value="8642.4495659683">
            <text:p>86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32767*SIN([.A89]/2048*2*PI())" office:value-type="float" office:value="8739.37692418">
            <text:p>87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formula="of:=32767*SIN([.A90]/2048*2*PI())" office:value-type="float" office:value="8836.22202404771">
            <text:p>88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32767*SIN([.A91]/2048*2*PI())" office:value-type="float" office:value="8932.98395402848">
            <text:p>89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f:=32767*SIN([.A92]/2048*2*PI())" office:value-type="float" office:value="9029.66180336217">
            <text:p>90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32767*SIN([.A93]/2048*2*PI())" office:value-type="float" office:value="9126.25466208003">
            <text:p>91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formula="of:=32767*SIN([.A94]/2048*2*PI())" office:value-type="float" office:value="9222.76162101331">
            <text:p>92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32767*SIN([.A95]/2048*2*PI())" office:value-type="float" office:value="9319.18177180175">
            <text:p>93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32767*SIN([.A96]/2048*2*PI())" office:value-type="float" office:value="9415.51420690215">
            <text:p>941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32767*SIN([.A97]/2048*2*PI())" office:value-type="float" office:value="9511.75801959697">
            <text:p>95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f:=32767*SIN([.A98]/2048*2*PI())" office:value-type="float" office:value="9607.91230400277">
            <text:p>96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32767*SIN([.A99]/2048*2*PI())" office:value-type="float" office:value="9703.97615507882">
            <text:p>97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32767*SIN([.A100]/2048*2*PI())" office:value-type="float" office:value="9799.94866863556">
            <text:p>98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32767*SIN([.A101]/2048*2*PI())" office:value-type="float" office:value="9895.82894134315">
            <text:p>98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f:=32767*SIN([.A102]/2048*2*PI())" office:value-type="float" office:value="9991.61607073993">
            <text:p>99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32767*SIN([.A103]/2048*2*PI())" office:value-type="float" office:value="10087.309155241">
            <text:p>100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formula="of:=32767*SIN([.A104]/2048*2*PI())" office:value-type="float" office:value="10182.9072941465">
            <text:p>101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f:=32767*SIN([.A105]/2048*2*PI())" office:value-type="float" office:value="10278.4095876505">
            <text:p>102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32767*SIN([.A106]/2048*2*PI())" office:value-type="float" office:value="10373.8151368489">
            <text:p>103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32767*SIN([.A107]/2048*2*PI())" office:value-type="float" office:value="10469.1230437484">
            <text:p>104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32767*SIN([.A108]/2048*2*PI())" office:value-type="float" office:value="10564.3324112747">
            <text:p>105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formula="of:=32767*SIN([.A109]/2048*2*PI())" office:value-type="float" office:value="10659.4423432809">
            <text:p>106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formula="of:=32767*SIN([.A110]/2048*2*PI())" office:value-type="float" office:value="10754.4519445561">
            <text:p>107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32767*SIN([.A111]/2048*2*PI())" office:value-type="float" office:value="10849.3603208339">
            <text:p>108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32767*SIN([.A112]/2048*2*PI())" office:value-type="float" office:value="10944.1665788003">
            <text:p>1094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formula="of:=32767*SIN([.A113]/2048*2*PI())" office:value-type="float" office:value="11038.8698261029">
            <text:p>110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f:=32767*SIN([.A114]/2048*2*PI())" office:value-type="float" office:value="11133.4691713585">
            <text:p>111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formula="of:=32767*SIN([.A115]/2048*2*PI())" office:value-type="float" office:value="11227.9637241621">
            <text:p>112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32767*SIN([.A116]/2048*2*PI())" office:value-type="float" office:value="11322.352595095">
            <text:p>113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formula="of:=32767*SIN([.A117]/2048*2*PI())" office:value-type="float" office:value="11416.6348957332">
            <text:p>114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f:=32767*SIN([.A118]/2048*2*PI())" office:value-type="float" office:value="11510.8097386558">
            <text:p>115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formula="of:=32767*SIN([.A119]/2048*2*PI())" office:value-type="float" office:value="11604.8762374532">
            <text:p>116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32767*SIN([.A120]/2048*2*PI())" office:value-type="float" office:value="11698.8335067358">
            <text:p>116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32767*SIN([.A121]/2048*2*PI())" office:value-type="float" office:value="11792.680662142">
            <text:p>117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formula="of:=32767*SIN([.A122]/2048*2*PI())" office:value-type="float" office:value="11886.4168203465">
            <text:p>118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f:=32767*SIN([.A123]/2048*2*PI())" office:value-type="float" office:value="11980.041099069">
            <text:p>119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32767*SIN([.A124]/2048*2*PI())" office:value-type="float" office:value="12073.5526170822">
            <text:p>120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32767*SIN([.A125]/2048*2*PI())" office:value-type="float" office:value="12166.9504942199">
            <text:p>121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32767*SIN([.A126]/2048*2*PI())" office:value-type="float" office:value="12260.2338513858">
            <text:p>122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f:=32767*SIN([.A127]/2048*2*PI())" office:value-type="float" office:value="12353.4018105614">
            <text:p>123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32767*SIN([.A128]/2048*2*PI())" office:value-type="float" office:value="12446.4534948144">
            <text:p>124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32767*SIN([.A129]/2048*2*PI())" office:value-type="float" office:value="12539.3880283069">
            <text:p>125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f:=32767*SIN([.A130]/2048*2*PI())" office:value-type="float" office:value="12632.2045363037">
            <text:p>126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formula="of:=32767*SIN([.A131]/2048*2*PI())" office:value-type="float" office:value="12724.9021451804">
            <text:p>1272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32767*SIN([.A132]/2048*2*PI())" office:value-type="float" office:value="12817.479982432">
            <text:p>128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f:=32767*SIN([.A133]/2048*2*PI())" office:value-type="float" office:value="12909.9371766804">
            <text:p>129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f:=32767*SIN([.A134]/2048*2*PI())" office:value-type="float" office:value="13002.2728576833">
            <text:p>130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formula="of:=32767*SIN([.A135]/2048*2*PI())" office:value-type="float" office:value="13094.4861563423">
            <text:p>130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f:=32767*SIN([.A136]/2048*2*PI())" office:value-type="float" office:value="13186.5762047106">
            <text:p>131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formula="of:=32767*SIN([.A137]/2048*2*PI())" office:value-type="float" office:value="13278.5421360015">
            <text:p>132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f:=32767*SIN([.A138]/2048*2*PI())" office:value-type="float" office:value="13370.3830845968">
            <text:p>133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formula="of:=32767*SIN([.A139]/2048*2*PI())" office:value-type="float" office:value="13462.0981860543">
            <text:p>13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32767*SIN([.A140]/2048*2*PI())" office:value-type="float" office:value="13553.6865771168">
            <text:p>135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32767*SIN([.A141]/2048*2*PI())" office:value-type="float" office:value="13645.1473957193">
            <text:p>136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32767*SIN([.A142]/2048*2*PI())" office:value-type="float" office:value="13736.4797809978">
            <text:p>137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formula="of:=32767*SIN([.A143]/2048*2*PI())" office:value-type="float" office:value="13827.682873297">
            <text:p>138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formula="of:=32767*SIN([.A144]/2048*2*PI())" office:value-type="float" office:value="13918.7558141789">
            <text:p>139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32767*SIN([.A145]/2048*2*PI())" office:value-type="float" office:value="14009.6977464301">
            <text:p>140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f:=32767*SIN([.A146]/2048*2*PI())" office:value-type="float" office:value="14100.5078140705">
            <text:p>141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table:formula="of:=32767*SIN([.A147]/2048*2*PI())" office:value-type="float" office:value="14191.1851623612">
            <text:p>141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f:=32767*SIN([.A148]/2048*2*PI())" office:value-type="float" office:value="14281.7289378125">
            <text:p>142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f:=32767*SIN([.A149]/2048*2*PI())" office:value-type="float" office:value="14372.1382881919">
            <text:p>1437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formula="of:=32767*SIN([.A150]/2048*2*PI())" office:value-type="float" office:value="14462.4123625322">
            <text:p>14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32767*SIN([.A151]/2048*2*PI())" office:value-type="float" office:value="14552.5503111393">
            <text:p>14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formula="of:=32767*SIN([.A152]/2048*2*PI())" office:value-type="float" office:value="14642.5512856005">
            <text:p>146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formula="of:=32767*SIN([.A153]/2048*2*PI())" office:value-type="float" office:value="14732.4144387925">
            <text:p>14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32767*SIN([.A154]/2048*2*PI())" office:value-type="float" office:value="14822.138924889">
            <text:p>148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f:=32767*SIN([.A155]/2048*2*PI())" office:value-type="float" office:value="14911.7238993689">
            <text:p>149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32767*SIN([.A156]/2048*2*PI())" office:value-type="float" office:value="15001.1685190244">
            <text:p>150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formula="of:=32767*SIN([.A157]/2048*2*PI())" office:value-type="float" office:value="15090.4719419687">
            <text:p>150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f:=32767*SIN([.A158]/2048*2*PI())" office:value-type="float" office:value="15179.6333276438">
            <text:p>151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f:=32767*SIN([.A159]/2048*2*PI())" office:value-type="float" office:value="15268.6518368289">
            <text:p>152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f:=32767*SIN([.A160]/2048*2*PI())" office:value-type="float" office:value="15357.526631648">
            <text:p>1535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formula="of:=32767*SIN([.A161]/2048*2*PI())" office:value-type="float" office:value="15446.2568755775">
            <text:p>154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32767*SIN([.A162]/2048*2*PI())" office:value-type="float" office:value="15534.8417334546">
            <text:p>155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table:formula="of:=32767*SIN([.A163]/2048*2*PI())" office:value-type="float" office:value="15623.2803714849">
            <text:p>156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32767*SIN([.A164]/2048*2*PI())" office:value-type="float" office:value="15711.5719572502">
            <text:p>157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32767*SIN([.A165]/2048*2*PI())" office:value-type="float" office:value="15799.7156597166">
            <text:p>158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formula="of:=32767*SIN([.A166]/2048*2*PI())" office:value-type="float" office:value="15887.7106492419">
            <text:p>158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formula="of:=32767*SIN([.A167]/2048*2*PI())" office:value-type="float" office:value="15975.5560975838">
            <text:p>159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f:=32767*SIN([.A168]/2048*2*PI())" office:value-type="float" office:value="16063.2511779074">
            <text:p>160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f:=32767*SIN([.A169]/2048*2*PI())" office:value-type="float" office:value="16150.7950647933">
            <text:p>161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formula="of:=32767*SIN([.A170]/2048*2*PI())" office:value-type="float" office:value="16238.1869342451">
            <text:p>162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32767*SIN([.A171]/2048*2*PI())" office:value-type="float" office:value="16325.4259636971">
            <text:p>1632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f:=32767*SIN([.A172]/2048*2*PI())" office:value-type="float" office:value="16412.5113320225">
            <text:p>164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f:=32767*SIN([.A173]/2048*2*PI())" office:value-type="float" office:value="16499.4422195406">
            <text:p>164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formula="of:=32767*SIN([.A174]/2048*2*PI())" office:value-type="float" office:value="16586.2178080247">
            <text:p>165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f:=32767*SIN([.A175]/2048*2*PI())" office:value-type="float" office:value="16672.83728071">
            <text:p>166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32767*SIN([.A176]/2048*2*PI())" office:value-type="float" office:value="16759.299822301">
            <text:p>167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formula="of:=32767*SIN([.A177]/2048*2*PI())" office:value-type="float" office:value="16845.6046189793">
            <text:p>168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f:=32767*SIN([.A178]/2048*2*PI())" office:value-type="float" office:value="16931.7508584113">
            <text:p>169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formula="of:=32767*SIN([.A179]/2048*2*PI())" office:value-type="float" office:value="17017.7377297559">
            <text:p>170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32767*SIN([.A180]/2048*2*PI())" office:value-type="float" office:value="17103.5644236717">
            <text:p>171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f:=32767*SIN([.A181]/2048*2*PI())" office:value-type="float" office:value="17189.2301323254">
            <text:p>171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f:=32767*SIN([.A182]/2048*2*PI())" office:value-type="float" office:value="17274.7340493986">
            <text:p>172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formula="of:=32767*SIN([.A183]/2048*2*PI())" office:value-type="float" office:value="17360.0753700958">
            <text:p>173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32767*SIN([.A184]/2048*2*PI())" office:value-type="float" office:value="17445.2532911521">
            <text:p>174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f:=32767*SIN([.A185]/2048*2*PI())" office:value-type="float" office:value="17530.2670108405">
            <text:p>175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f:=32767*SIN([.A186]/2048*2*PI())" office:value-type="float" office:value="17615.1157289794">
            <text:p>176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f:=32767*SIN([.A187]/2048*2*PI())" office:value-type="float" office:value="17699.7986469404">
            <text:p>177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32767*SIN([.A188]/2048*2*PI())" office:value-type="float" office:value="17784.3149676556">
            <text:p>177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formula="of:=32767*SIN([.A189]/2048*2*PI())" office:value-type="float" office:value="17868.6638956252">
            <text:p>178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32767*SIN([.A190]/2048*2*PI())" office:value-type="float" office:value="17952.844636925">
            <text:p>179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f:=32767*SIN([.A191]/2048*2*PI())" office:value-type="float" office:value="18036.8563992137">
            <text:p>180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32767*SIN([.A192]/2048*2*PI())" office:value-type="float" office:value="18120.6983917408">
            <text:p>181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32767*SIN([.A193]/2048*2*PI())" office:value-type="float" office:value="18204.3698253533">
            <text:p>182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formula="of:=32767*SIN([.A194]/2048*2*PI())" office:value-type="float" office:value="18287.869912504">
            <text:p>182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32767*SIN([.A195]/2048*2*PI())" office:value-type="float" office:value="18371.1978672581">
            <text:p>183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f:=32767*SIN([.A196]/2048*2*PI())" office:value-type="float" office:value="18454.3529053013">
            <text:p>184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32767*SIN([.A197]/2048*2*PI())" office:value-type="float" office:value="18537.3342439467">
            <text:p>185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formula="of:=32767*SIN([.A198]/2048*2*PI())" office:value-type="float" office:value="18620.1411021422">
            <text:p>1862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f:=32767*SIN([.A199]/2048*2*PI())" office:value-type="float" office:value="18702.7727004783">
            <text:p>187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formula="of:=32767*SIN([.A200]/2048*2*PI())" office:value-type="float" office:value="18785.2282611947">
            <text:p>187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32767*SIN([.A201]/2048*2*PI())" office:value-type="float" office:value="18867.5070081885">
            <text:p>1886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formula="of:=32767*SIN([.A202]/2048*2*PI())" office:value-type="float" office:value="18949.6081670207">
            <text:p>189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formula="of:=32767*SIN([.A203]/2048*2*PI())" office:value-type="float" office:value="19031.5309649239">
            <text:p>190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f:=32767*SIN([.A204]/2048*2*PI())" office:value-type="float" office:value="19113.2746308096">
            <text:p>191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table:formula="of:=32767*SIN([.A205]/2048*2*PI())" office:value-type="float" office:value="19194.8383952751">
            <text:p>19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formula="of:=32767*SIN([.A206]/2048*2*PI())" office:value-type="float" office:value="19276.2214906114">
            <text:p>192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table:formula="of:=32767*SIN([.A207]/2048*2*PI())" office:value-type="float" office:value="19357.4231508097">
            <text:p>193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formula="of:=32767*SIN([.A208]/2048*2*PI())" office:value-type="float" office:value="19438.4426115691">
            <text:p>194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formula="of:=32767*SIN([.A209]/2048*2*PI())" office:value-type="float" office:value="19519.2791103036">
            <text:p>195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32767*SIN([.A210]/2048*2*PI())" office:value-type="float" office:value="19599.9318861492">
            <text:p>196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32767*SIN([.A211]/2048*2*PI())" office:value-type="float" office:value="19680.4001799712">
            <text:p>196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formula="of:=32767*SIN([.A212]/2048*2*PI())" office:value-type="float" office:value="19760.6832343716">
            <text:p>1976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formula="of:=32767*SIN([.A213]/2048*2*PI())" office:value-type="float" office:value="19840.7802936955">
            <text:p>198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32767*SIN([.A214]/2048*2*PI())" office:value-type="float" office:value="19920.690604039">
            <text:p>199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f:=32767*SIN([.A215]/2048*2*PI())" office:value-type="float" office:value="20000.4134132558">
            <text:p>200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formula="of:=32767*SIN([.A216]/2048*2*PI())" office:value-type="float" office:value="20079.9479709645">
            <text:p>200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formula="of:=32767*SIN([.A217]/2048*2*PI())" office:value-type="float" office:value="20159.2935285554">
            <text:p>201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formula="of:=32767*SIN([.A218]/2048*2*PI())" office:value-type="float" office:value="20238.449339198">
            <text:p>202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formula="of:=32767*SIN([.A219]/2048*2*PI())" office:value-type="float" office:value="20317.4146578477">
            <text:p>203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32767*SIN([.A220]/2048*2*PI())" office:value-type="float" office:value="20396.1887412528">
            <text:p>203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f:=32767*SIN([.A221]/2048*2*PI())" office:value-type="float" office:value="20474.7708479616">
            <text:p>204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f:=32767*SIN([.A222]/2048*2*PI())" office:value-type="float" office:value="20553.1602383294">
            <text:p>20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32767*SIN([.A223]/2048*2*PI())" office:value-type="float" office:value="20631.3561745254">
            <text:p>206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formula="of:=32767*SIN([.A224]/2048*2*PI())" office:value-type="float" office:value="20709.3579205397">
            <text:p>207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f:=32767*SIN([.A225]/2048*2*PI())" office:value-type="float" office:value="20787.1647421902">
            <text:p>207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formula="of:=32767*SIN([.A226]/2048*2*PI())" office:value-type="float" office:value="20864.7759071293">
            <text:p>208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formula="of:=32767*SIN([.A227]/2048*2*PI())" office:value-type="float" office:value="20942.1906848513">
            <text:p>209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table:formula="of:=32767*SIN([.A228]/2048*2*PI())" office:value-type="float" office:value="21019.4083466988">
            <text:p>210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formula="of:=32767*SIN([.A229]/2048*2*PI())" office:value-type="float" office:value="21096.4281658698">
            <text:p>210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f:=32767*SIN([.A230]/2048*2*PI())" office:value-type="float" office:value="21173.2494174243">
            <text:p>211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f:=32767*SIN([.A231]/2048*2*PI())" office:value-type="float" office:value="21249.8713782916">
            <text:p>212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formula="of:=32767*SIN([.A232]/2048*2*PI())" office:value-type="float" office:value="21326.2933272764">
            <text:p>213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formula="of:=32767*SIN([.A233]/2048*2*PI())" office:value-type="float" office:value="21402.5145450664">
            <text:p>214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formula="of:=32767*SIN([.A234]/2048*2*PI())" office:value-type="float" office:value="21478.5343142384">
            <text:p>214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table:formula="of:=32767*SIN([.A235]/2048*2*PI())" office:value-type="float" office:value="21554.3519192654">
            <text:p>215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32767*SIN([.A236]/2048*2*PI())" office:value-type="float" office:value="21629.9666465232">
            <text:p>216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32767*SIN([.A237]/2048*2*PI())" office:value-type="float" office:value="21705.3777842972">
            <text:p>217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f:=32767*SIN([.A238]/2048*2*PI())" office:value-type="float" office:value="21780.584622789">
            <text:p>2178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formula="of:=32767*SIN([.A239]/2048*2*PI())" office:value-type="float" office:value="21855.5864541233">
            <text:p>218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f:=32767*SIN([.A240]/2048*2*PI())" office:value-type="float" office:value="21930.3825723542">
            <text:p>219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32767*SIN([.A241]/2048*2*PI())" office:value-type="float" office:value="22004.9722734722">
            <text:p>220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32767*SIN([.A242]/2048*2*PI())" office:value-type="float" office:value="22079.3548554107">
            <text:p>220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32767*SIN([.A243]/2048*2*PI())" office:value-type="float" office:value="22153.5296180524">
            <text:p>221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32767*SIN([.A244]/2048*2*PI())" office:value-type="float" office:value="22227.4958632362">
            <text:p>222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formula="of:=32767*SIN([.A245]/2048*2*PI())" office:value-type="float" office:value="22301.2528947636">
            <text:p>223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f:=32767*SIN([.A246]/2048*2*PI())" office:value-type="float" office:value="22374.8000184054">
            <text:p>223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f:=32767*SIN([.A247]/2048*2*PI())" office:value-type="float" office:value="22448.1365419081">
            <text:p>224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f:=32767*SIN([.A248]/2048*2*PI())" office:value-type="float" office:value="22521.2617750003">
            <text:p>22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32767*SIN([.A249]/2048*2*PI())" office:value-type="float" office:value="22594.1750293995">
            <text:p>225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table:formula="of:=32767*SIN([.A250]/2048*2*PI())" office:value-type="float" office:value="22666.8756188184">
            <text:p>226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32767*SIN([.A251]/2048*2*PI())" office:value-type="float" office:value="22739.3628589713">
            <text:p>227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32767*SIN([.A252]/2048*2*PI())" office:value-type="float" office:value="22811.6360675808">
            <text:p>228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formula="of:=32767*SIN([.A253]/2048*2*PI())" office:value-type="float" office:value="22883.6945643838">
            <text:p>228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32767*SIN([.A254]/2048*2*PI())" office:value-type="float" office:value="22955.5376711384">
            <text:p>229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table:formula="of:=32767*SIN([.A255]/2048*2*PI())" office:value-type="float" office:value="23027.1647116299">
            <text:p>230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formula="of:=32767*SIN([.A256]/2048*2*PI())" office:value-type="float" office:value="23098.5750116773">
            <text:p>230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formula="of:=32767*SIN([.A257]/2048*2*PI())" office:value-type="float" office:value="23169.7678991396">
            <text:p>231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table:formula="of:=32767*SIN([.A258]/2048*2*PI())" office:value-type="float" office:value="23240.7427039223">
            <text:p>232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table:formula="of:=32767*SIN([.A259]/2048*2*PI())" office:value-type="float" office:value="23311.4987579835">
            <text:p>233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table:formula="of:=32767*SIN([.A260]/2048*2*PI())" office:value-type="float" office:value="23382.0353953403">
            <text:p>233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formula="of:=32767*SIN([.A261]/2048*2*PI())" office:value-type="float" office:value="23452.3519520749">
            <text:p>234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table:formula="of:=32767*SIN([.A262]/2048*2*PI())" office:value-type="float" office:value="23522.4477663412">
            <text:p>235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table:formula="of:=32767*SIN([.A263]/2048*2*PI())" office:value-type="float" office:value="23592.3221783706">
            <text:p>235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table:formula="of:=32767*SIN([.A264]/2048*2*PI())" office:value-type="float" office:value="23661.9745304786">
            <text:p>236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table:formula="of:=32767*SIN([.A265]/2048*2*PI())" office:value-type="float" office:value="23731.4041670707">
            <text:p>237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table:formula="of:=32767*SIN([.A266]/2048*2*PI())" office:value-type="float" office:value="23800.6104346488">
            <text:p>238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table:formula="of:=32767*SIN([.A267]/2048*2*PI())" office:value-type="float" office:value="23869.592681817">
            <text:p>238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table:formula="of:=32767*SIN([.A268]/2048*2*PI())" office:value-type="float" office:value="23938.3502592882">
            <text:p>239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table:formula="of:=32767*SIN([.A269]/2048*2*PI())" office:value-type="float" office:value="24006.88251989">
            <text:p>240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table:formula="of:=32767*SIN([.A270]/2048*2*PI())" office:value-type="float" office:value="24075.1888185704">
            <text:p>240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table:formula="of:=32767*SIN([.A271]/2048*2*PI())" office:value-type="float" office:value="24143.2685124048">
            <text:p>241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table:formula="of:=32767*SIN([.A272]/2048*2*PI())" office:value-type="float" office:value="24211.120960601">
            <text:p>242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table:formula="of:=32767*SIN([.A273]/2048*2*PI())" office:value-type="float" office:value="24278.7455245059">
            <text:p>242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table:formula="of:=32767*SIN([.A274]/2048*2*PI())" office:value-type="float" office:value="24346.1415676115">
            <text:p>243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table:formula="of:=32767*SIN([.A275]/2048*2*PI())" office:value-type="float" office:value="24413.3084555605">
            <text:p>244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table:formula="of:=32767*SIN([.A276]/2048*2*PI())" office:value-type="float" office:value="24480.2455561526">
            <text:p>244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table:formula="of:=32767*SIN([.A277]/2048*2*PI())" office:value-type="float" office:value="24546.9522393502">
            <text:p>2454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table:formula="of:=32767*SIN([.A278]/2048*2*PI())" office:value-type="float" office:value="24613.4278772847">
            <text:p>246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table:formula="of:=32767*SIN([.A279]/2048*2*PI())" office:value-type="float" office:value="24679.671844262">
            <text:p>246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table:formula="of:=32767*SIN([.A280]/2048*2*PI())" office:value-type="float" office:value="24745.6835167688">
            <text:p>247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formula="of:=32767*SIN([.A281]/2048*2*PI())" office:value-type="float" office:value="24811.462273478">
            <text:p>248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table:formula="of:=32767*SIN([.A282]/2048*2*PI())" office:value-type="float" office:value="24877.0074952548">
            <text:p>248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table:formula="of:=32767*SIN([.A283]/2048*2*PI())" office:value-type="float" office:value="24942.3185651628">
            <text:p>249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table:formula="of:=32767*SIN([.A284]/2048*2*PI())" office:value-type="float" office:value="25007.3948684692">
            <text:p>250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table:formula="of:=32767*SIN([.A285]/2048*2*PI())" office:value-type="float" office:value="25072.2357926511">
            <text:p>2507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table:formula="of:=32767*SIN([.A286]/2048*2*PI())" office:value-type="float" office:value="25136.840727401">
            <text:p>251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table:formula="of:=32767*SIN([.A287]/2048*2*PI())" office:value-type="float" office:value="25201.2090646327">
            <text:p>252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table:formula="of:=32767*SIN([.A288]/2048*2*PI())" office:value-type="float" office:value="25265.3401984869">
            <text:p>252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table:formula="of:=32767*SIN([.A289]/2048*2*PI())" office:value-type="float" office:value="25329.2335253368">
            <text:p>2532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table:formula="of:=32767*SIN([.A290]/2048*2*PI())" office:value-type="float" office:value="25392.8884437942">
            <text:p>253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table:formula="of:=32767*SIN([.A291]/2048*2*PI())" office:value-type="float" office:value="25456.3043547148">
            <text:p>254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table:formula="of:=32767*SIN([.A292]/2048*2*PI())" office:value-type="float" office:value="25519.4806612038">
            <text:p>255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table:formula="of:=32767*SIN([.A293]/2048*2*PI())" office:value-type="float" office:value="25582.4167686218">
            <text:p>255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table:formula="of:=32767*SIN([.A294]/2048*2*PI())" office:value-type="float" office:value="25645.1120845902">
            <text:p>256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table:formula="of:=32767*SIN([.A295]/2048*2*PI())" office:value-type="float" office:value="25707.5660189967">
            <text:p>257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table:formula="of:=32767*SIN([.A296]/2048*2*PI())" office:value-type="float" office:value="25769.7779840012">
            <text:p>257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table:formula="of:=32767*SIN([.A297]/2048*2*PI())" office:value-type="float" office:value="25831.747394041">
            <text:p>258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table:formula="of:=32767*SIN([.A298]/2048*2*PI())" office:value-type="float" office:value="25893.4736658363">
            <text:p>258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table:formula="of:=32767*SIN([.A299]/2048*2*PI())" office:value-type="float" office:value="25954.9562183961">
            <text:p>259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table:formula="of:=32767*SIN([.A300]/2048*2*PI())" office:value-type="float" office:value="26016.194473023">
            <text:p>2601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formula="of:=32767*SIN([.A301]/2048*2*PI())" office:value-type="float" office:value="26077.1878533193">
            <text:p>260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table:formula="of:=32767*SIN([.A302]/2048*2*PI())" office:value-type="float" office:value="26137.9357851921">
            <text:p>261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table:formula="of:=32767*SIN([.A303]/2048*2*PI())" office:value-type="float" office:value="26198.4376968587">
            <text:p>261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table:formula="of:=32767*SIN([.A304]/2048*2*PI())" office:value-type="float" office:value="26258.6930188521">
            <text:p>262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table:formula="of:=32767*SIN([.A305]/2048*2*PI())" office:value-type="float" office:value="26318.7011840263">
            <text:p>263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table:formula="of:=32767*SIN([.A306]/2048*2*PI())" office:value-type="float" office:value="26378.4616275615">
            <text:p>263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table:formula="of:=32767*SIN([.A307]/2048*2*PI())" office:value-type="float" office:value="26437.9737869697">
            <text:p>264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table:formula="of:=32767*SIN([.A308]/2048*2*PI())" office:value-type="float" office:value="26497.2371020997">
            <text:p>264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table:formula="of:=32767*SIN([.A309]/2048*2*PI())" office:value-type="float" office:value="26556.2510151428">
            <text:p>265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table:formula="of:=32767*SIN([.A310]/2048*2*PI())" office:value-type="float" office:value="26615.0149706374">
            <text:p>266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table:formula="of:=32767*SIN([.A311]/2048*2*PI())" office:value-type="float" office:value="26673.5284154748">
            <text:p>266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table:formula="of:=32767*SIN([.A312]/2048*2*PI())" office:value-type="float" office:value="26731.7907989042">
            <text:p>26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table:formula="of:=32767*SIN([.A313]/2048*2*PI())" office:value-type="float" office:value="26789.8015725379">
            <text:p>267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table:formula="of:=32767*SIN([.A314]/2048*2*PI())" office:value-type="float" office:value="26847.5601903564">
            <text:p>268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table:formula="of:=32767*SIN([.A315]/2048*2*PI())" office:value-type="float" office:value="26905.0661087135">
            <text:p>269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table:formula="of:=32767*SIN([.A316]/2048*2*PI())" office:value-type="float" office:value="26962.3187863417">
            <text:p>269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table:formula="of:=32767*SIN([.A317]/2048*2*PI())" office:value-type="float" office:value="27019.3176843569">
            <text:p>270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table:formula="of:=32767*SIN([.A318]/2048*2*PI())" office:value-type="float" office:value="27076.0622662639">
            <text:p>270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table:formula="of:=32767*SIN([.A319]/2048*2*PI())" office:value-type="float" office:value="27132.5519979609">
            <text:p>271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table:formula="of:=32767*SIN([.A320]/2048*2*PI())" office:value-type="float" office:value="27188.7863477451">
            <text:p>271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formula="of:=32767*SIN([.A321]/2048*2*PI())" office:value-type="float" office:value="27244.7647863175">
            <text:p>272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table:formula="of:=32767*SIN([.A322]/2048*2*PI())" office:value-type="float" office:value="27300.4867867876">
            <text:p>273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table:formula="of:=32767*SIN([.A323]/2048*2*PI())" office:value-type="float" office:value="27355.9518246787">
            <text:p>273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table:formula="of:=32767*SIN([.A324]/2048*2*PI())" office:value-type="float" office:value="27411.1593779328">
            <text:p>274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table:formula="of:=32767*SIN([.A325]/2048*2*PI())" office:value-type="float" office:value="27466.1089269154">
            <text:p>274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table:formula="of:=32767*SIN([.A326]/2048*2*PI())" office:value-type="float" office:value="27520.7999544203">
            <text:p>27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table:formula="of:=32767*SIN([.A327]/2048*2*PI())" office:value-type="float" office:value="27575.2319456748">
            <text:p>275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table:formula="of:=32767*SIN([.A328]/2048*2*PI())" office:value-type="float" office:value="27629.4043883443">
            <text:p>2762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table:formula="of:=32767*SIN([.A329]/2048*2*PI())" office:value-type="float" office:value="27683.3167725371">
            <text:p>276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table:formula="of:=32767*SIN([.A330]/2048*2*PI())" office:value-type="float" office:value="27736.9685908094">
            <text:p>277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table:formula="of:=32767*SIN([.A331]/2048*2*PI())" office:value-type="float" office:value="27790.3593381696">
            <text:p>277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table:formula="of:=32767*SIN([.A332]/2048*2*PI())" office:value-type="float" office:value="27843.4885120839">
            <text:p>278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table:formula="of:=32767*SIN([.A333]/2048*2*PI())" office:value-type="float" office:value="27896.3556124802">
            <text:p>278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table:formula="of:=32767*SIN([.A334]/2048*2*PI())" office:value-type="float" office:value="27948.9601417532">
            <text:p>279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table:formula="of:=32767*SIN([.A335]/2048*2*PI())" office:value-type="float" office:value="28001.3016047691">
            <text:p>280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table:formula="of:=32767*SIN([.A336]/2048*2*PI())" office:value-type="float" office:value="28053.37950887">
            <text:p>280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table:formula="of:=32767*SIN([.A337]/2048*2*PI())" office:value-type="float" office:value="28105.1933638789">
            <text:p>281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table:formula="of:=32767*SIN([.A338]/2048*2*PI())" office:value-type="float" office:value="28156.7426821041">
            <text:p>28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table:formula="of:=32767*SIN([.A339]/2048*2*PI())" office:value-type="float" office:value="28208.0269783437">
            <text:p>282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table:formula="of:=32767*SIN([.A340]/2048*2*PI())" office:value-type="float" office:value="28259.0457698905">
            <text:p>282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formula="of:=32767*SIN([.A341]/2048*2*PI())" office:value-type="float" office:value="28309.798576536">
            <text:p>28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table:formula="of:=32767*SIN([.A342]/2048*2*PI())" office:value-type="float" office:value="28360.2849205757">
            <text:p>283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table:formula="of:=32767*SIN([.A343]/2048*2*PI())" office:value-type="float" office:value="28410.5043268127">
            <text:p>284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table:formula="of:=32767*SIN([.A344]/2048*2*PI())" office:value-type="float" office:value="28460.4563225629">
            <text:p>284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table:formula="of:=32767*SIN([.A345]/2048*2*PI())" office:value-type="float" office:value="28510.1404376591">
            <text:p>285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table:formula="of:=32767*SIN([.A346]/2048*2*PI())" office:value-type="float" office:value="28559.5562044555">
            <text:p>285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table:formula="of:=32767*SIN([.A347]/2048*2*PI())" office:value-type="float" office:value="28608.7031578321">
            <text:p>286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table:formula="of:=32767*SIN([.A348]/2048*2*PI())" office:value-type="float" office:value="28657.580835199">
            <text:p>2865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table:formula="of:=32767*SIN([.A349]/2048*2*PI())" office:value-type="float" office:value="28706.1887765009">
            <text:p>287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table:formula="of:=32767*SIN([.A350]/2048*2*PI())" office:value-type="float" office:value="28754.5265242213">
            <text:p>287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table:formula="of:=32767*SIN([.A351]/2048*2*PI())" office:value-type="float" office:value="28802.593623387">
            <text:p>288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table:formula="of:=32767*SIN([.A352]/2048*2*PI())" office:value-type="float" office:value="28850.3896215721">
            <text:p>288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table:formula="of:=32767*SIN([.A353]/2048*2*PI())" office:value-type="float" office:value="28897.9140689025">
            <text:p>288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table:formula="of:=32767*SIN([.A354]/2048*2*PI())" office:value-type="float" office:value="28945.16651806">
            <text:p>289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table:formula="of:=32767*SIN([.A355]/2048*2*PI())" office:value-type="float" office:value="28992.1465242865">
            <text:p>289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table:formula="of:=32767*SIN([.A356]/2048*2*PI())" office:value-type="float" office:value="29038.8536453884">
            <text:p>290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table:formula="of:=32767*SIN([.A357]/2048*2*PI())" office:value-type="float" office:value="29085.2874417403">
            <text:p>290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table:formula="of:=32767*SIN([.A358]/2048*2*PI())" office:value-type="float" office:value="29131.4474762898">
            <text:p>291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table:formula="of:=32767*SIN([.A359]/2048*2*PI())" office:value-type="float" office:value="29177.333314561">
            <text:p>291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table:formula="of:=32767*SIN([.A360]/2048*2*PI())" office:value-type="float" office:value="29222.9445246589">
            <text:p>292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table:formula="of:=32767*SIN([.A361]/2048*2*PI())" office:value-type="float" office:value="29268.2806772734">
            <text:p>2926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table:formula="of:=32767*SIN([.A362]/2048*2*PI())" office:value-type="float" office:value="29313.3413456835">
            <text:p>293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table:formula="of:=32767*SIN([.A363]/2048*2*PI())" office:value-type="float" office:value="29358.1261057609">
            <text:p>2935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table:formula="of:=32767*SIN([.A364]/2048*2*PI())" office:value-type="float" office:value="29402.6345359744">
            <text:p>294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table:formula="of:=32767*SIN([.A365]/2048*2*PI())" office:value-type="float" office:value="29446.8662173938">
            <text:p>2944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table:formula="of:=32767*SIN([.A366]/2048*2*PI())" office:value-type="float" office:value="29490.8207336935">
            <text:p>294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table:formula="of:=32767*SIN([.A367]/2048*2*PI())" office:value-type="float" office:value="29534.497671157">
            <text:p>2953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table:formula="of:=32767*SIN([.A368]/2048*2*PI())" office:value-type="float" office:value="29577.8966186803">
            <text:p>295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table:formula="of:=32767*SIN([.A369]/2048*2*PI())" office:value-type="float" office:value="29621.0171677759">
            <text:p>296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table:formula="of:=32767*SIN([.A370]/2048*2*PI())" office:value-type="float" office:value="29663.8589125768">
            <text:p>296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table:formula="of:=32767*SIN([.A371]/2048*2*PI())" office:value-type="float" office:value="29706.4214498402">
            <text:p>297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table:formula="of:=32767*SIN([.A372]/2048*2*PI())" office:value-type="float" office:value="29748.7043789514">
            <text:p>297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table:formula="of:=32767*SIN([.A373]/2048*2*PI())" office:value-type="float" office:value="29790.7073019271">
            <text:p>297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table:formula="of:=32767*SIN([.A374]/2048*2*PI())" office:value-type="float" office:value="29832.4298234201">
            <text:p>298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table:formula="of:=32767*SIN([.A375]/2048*2*PI())" office:value-type="float" office:value="29873.8715507219">
            <text:p>298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table:formula="of:=32767*SIN([.A376]/2048*2*PI())" office:value-type="float" office:value="29915.0320937673">
            <text:p>299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table:formula="of:=32767*SIN([.A377]/2048*2*PI())" office:value-type="float" office:value="29955.9110651376">
            <text:p>299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table:formula="of:=32767*SIN([.A378]/2048*2*PI())" office:value-type="float" office:value="29996.5080800643">
            <text:p>299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table:formula="of:=32767*SIN([.A379]/2048*2*PI())" office:value-type="float" office:value="30036.8227564328">
            <text:p>300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table:formula="of:=32767*SIN([.A380]/2048*2*PI())" office:value-type="float" office:value="30076.8547147861">
            <text:p>300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table:formula="of:=32767*SIN([.A381]/2048*2*PI())" office:value-type="float" office:value="30116.6035783281">
            <text:p>301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table:formula="of:=32767*SIN([.A382]/2048*2*PI())" office:value-type="float" office:value="30156.0689729274">
            <text:p>301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table:formula="of:=32767*SIN([.A383]/2048*2*PI())" office:value-type="float" office:value="30195.2505271207">
            <text:p>30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table:formula="of:=32767*SIN([.A384]/2048*2*PI())" office:value-type="float" office:value="30234.1478721162">
            <text:p>3023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table:formula="of:=32767*SIN([.A385]/2048*2*PI())" office:value-type="float" office:value="30272.7606417973">
            <text:p>302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table:formula="of:=32767*SIN([.A386]/2048*2*PI())" office:value-type="float" office:value="30311.088472726">
            <text:p>303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table:formula="of:=32767*SIN([.A387]/2048*2*PI())" office:value-type="float" office:value="30349.131004146">
            <text:p>303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table:formula="of:=32767*SIN([.A388]/2048*2*PI())" office:value-type="float" office:value="30386.8878779867">
            <text:p>303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table:formula="of:=32767*SIN([.A389]/2048*2*PI())" office:value-type="float" office:value="30424.3587388658">
            <text:p>3042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table:formula="of:=32767*SIN([.A390]/2048*2*PI())" office:value-type="float" office:value="30461.5432340935">
            <text:p>30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table:formula="of:=32767*SIN([.A391]/2048*2*PI())" office:value-type="float" office:value="30498.4410136751">
            <text:p>304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table:formula="of:=32767*SIN([.A392]/2048*2*PI())" office:value-type="float" office:value="30535.0517303145">
            <text:p>305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table:formula="of:=32767*SIN([.A393]/2048*2*PI())" office:value-type="float" office:value="30571.3750394179">
            <text:p>305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table:formula="of:=32767*SIN([.A394]/2048*2*PI())" office:value-type="float" office:value="30607.4105990964">
            <text:p>306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table:formula="of:=32767*SIN([.A395]/2048*2*PI())" office:value-type="float" office:value="30643.1580701695">
            <text:p>306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table:formula="of:=32767*SIN([.A396]/2048*2*PI())" office:value-type="float" office:value="30678.6171161685">
            <text:p>306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table:formula="of:=32767*SIN([.A397]/2048*2*PI())" office:value-type="float" office:value="30713.7874033393">
            <text:p>3071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table:formula="of:=32767*SIN([.A398]/2048*2*PI())" office:value-type="float" office:value="30748.6686006459">
            <text:p>307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table:formula="of:=32767*SIN([.A399]/2048*2*PI())" office:value-type="float" office:value="30783.260379773">
            <text:p>307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table:formula="of:=32767*SIN([.A400]/2048*2*PI())" office:value-type="float" office:value="30817.5624151296">
            <text:p>308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formula="of:=32767*SIN([.A401]/2048*2*PI())" office:value-type="float" office:value="30851.574383852">
            <text:p>308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table:formula="of:=32767*SIN([.A402]/2048*2*PI())" office:value-type="float" office:value="30885.2959658066">
            <text:p>308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table:formula="of:=32767*SIN([.A403]/2048*2*PI())" office:value-type="float" office:value="30918.726843593">
            <text:p>309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table:formula="of:=32767*SIN([.A404]/2048*2*PI())" office:value-type="float" office:value="30951.8667025469">
            <text:p>309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table:formula="of:=32767*SIN([.A405]/2048*2*PI())" office:value-type="float" office:value="30984.7152307435">
            <text:p>309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table:formula="of:=32767*SIN([.A406]/2048*2*PI())" office:value-type="float" office:value="31017.272119">
            <text:p>310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table:formula="of:=32767*SIN([.A407]/2048*2*PI())" office:value-type="float" office:value="31049.5370608783">
            <text:p>310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table:formula="of:=32767*SIN([.A408]/2048*2*PI())" office:value-type="float" office:value="31081.5097526887">
            <text:p>310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table:formula="of:=32767*SIN([.A409]/2048*2*PI())" office:value-type="float" office:value="31113.189893492">
            <text:p>311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table:formula="of:=32767*SIN([.A410]/2048*2*PI())" office:value-type="float" office:value="31144.5771851027">
            <text:p>311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table:formula="of:=32767*SIN([.A411]/2048*2*PI())" office:value-type="float" office:value="31175.6713320915">
            <text:p>311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table:formula="of:=32767*SIN([.A412]/2048*2*PI())" office:value-type="float" office:value="31206.4720417886">
            <text:p>312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table:formula="of:=32767*SIN([.A413]/2048*2*PI())" office:value-type="float" office:value="31236.9790242859">
            <text:p>312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table:formula="of:=32767*SIN([.A414]/2048*2*PI())" office:value-type="float" office:value="31267.1919924401">
            <text:p>312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table:formula="of:=32767*SIN([.A415]/2048*2*PI())" office:value-type="float" office:value="31297.1106618752">
            <text:p>312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table:formula="of:=32767*SIN([.A416]/2048*2*PI())" office:value-type="float" office:value="31326.7347509853">
            <text:p>313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table:formula="of:=32767*SIN([.A417]/2048*2*PI())" office:value-type="float" office:value="31356.0639809373">
            <text:p>313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table:formula="of:=32767*SIN([.A418]/2048*2*PI())" office:value-type="float" office:value="31385.0980756732">
            <text:p>313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table:formula="of:=32767*SIN([.A419]/2048*2*PI())" office:value-type="float" office:value="31413.836761913">
            <text:p>3141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table:formula="of:=32767*SIN([.A420]/2048*2*PI())" office:value-type="float" office:value="31442.2797691574">
            <text:p>314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table:formula="of:=32767*SIN([.A421]/2048*2*PI())" office:value-type="float" office:value="31470.4268296898">
            <text:p>314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table:formula="of:=32767*SIN([.A422]/2048*2*PI())" office:value-type="float" office:value="31498.2776785795">
            <text:p>314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table:formula="of:=32767*SIN([.A423]/2048*2*PI())" office:value-type="float" office:value="31525.8320536837">
            <text:p>315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table:formula="of:=32767*SIN([.A424]/2048*2*PI())" office:value-type="float" office:value="31553.08969565">
            <text:p>31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table:formula="of:=32767*SIN([.A425]/2048*2*PI())" office:value-type="float" office:value="31580.0503479192">
            <text:p>315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table:formula="of:=32767*SIN([.A426]/2048*2*PI())" office:value-type="float" office:value="31606.7137567273">
            <text:p>316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table:formula="of:=32767*SIN([.A427]/2048*2*PI())" office:value-type="float" office:value="31633.0796711082">
            <text:p>316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table:formula="of:=32767*SIN([.A428]/2048*2*PI())" office:value-type="float" office:value="31659.1478428958">
            <text:p>316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table:formula="of:=32767*SIN([.A429]/2048*2*PI())" office:value-type="float" office:value="31684.9180267267">
            <text:p>316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table:formula="of:=32767*SIN([.A430]/2048*2*PI())" office:value-type="float" office:value="31710.3899800419">
            <text:p>317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table:formula="of:=32767*SIN([.A431]/2048*2*PI())" office:value-type="float" office:value="31735.5634630898">
            <text:p>317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table:formula="of:=32767*SIN([.A432]/2048*2*PI())" office:value-type="float" office:value="31760.438238928">
            <text:p>317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table:formula="of:=32767*SIN([.A433]/2048*2*PI())" office:value-type="float" office:value="31785.0140734256">
            <text:p>317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table:formula="of:=32767*SIN([.A434]/2048*2*PI())" office:value-type="float" office:value="31809.2907352655">
            <text:p>318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table:formula="of:=32767*SIN([.A435]/2048*2*PI())" office:value-type="float" office:value="31833.2679959465">
            <text:p>318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table:formula="of:=32767*SIN([.A436]/2048*2*PI())" office:value-type="float" office:value="31856.9456297855">
            <text:p>318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table:formula="of:=32767*SIN([.A437]/2048*2*PI())" office:value-type="float" office:value="31880.3234139196">
            <text:p>318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table:formula="of:=32767*SIN([.A438]/2048*2*PI())" office:value-type="float" office:value="31903.4011283082">
            <text:p>319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table:formula="of:=32767*SIN([.A439]/2048*2*PI())" office:value-type="float" office:value="31926.178555735">
            <text:p>319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table:formula="of:=32767*SIN([.A440]/2048*2*PI())" office:value-type="float" office:value="31948.6554818102">
            <text:p>319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table:formula="of:=32767*SIN([.A441]/2048*2*PI())" office:value-type="float" office:value="31970.8316949725">
            <text:p>319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table:formula="of:=32767*SIN([.A442]/2048*2*PI())" office:value-type="float" office:value="31992.7069864908">
            <text:p>319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table:formula="of:=32767*SIN([.A443]/2048*2*PI())" office:value-type="float" office:value="32014.2811504666">
            <text:p>3201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table:formula="of:=32767*SIN([.A444]/2048*2*PI())" office:value-type="float" office:value="32035.5539838357">
            <text:p>320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table:formula="of:=32767*SIN([.A445]/2048*2*PI())" office:value-type="float" office:value="32056.52528637">
            <text:p>320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table:formula="of:=32767*SIN([.A446]/2048*2*PI())" office:value-type="float" office:value="32077.1948606797">
            <text:p>320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table:formula="of:=32767*SIN([.A447]/2048*2*PI())" office:value-type="float" office:value="32097.5625122148">
            <text:p>320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table:formula="of:=32767*SIN([.A448]/2048*2*PI())" office:value-type="float" office:value="32117.6280492673">
            <text:p>321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table:formula="of:=32767*SIN([.A449]/2048*2*PI())" office:value-type="float" office:value="32137.3912829727">
            <text:p>321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table:formula="of:=32767*SIN([.A450]/2048*2*PI())" office:value-type="float" office:value="32156.8520273118">
            <text:p>32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table:formula="of:=32767*SIN([.A451]/2048*2*PI())" office:value-type="float" office:value="32176.0100991128">
            <text:p>321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table:formula="of:=32767*SIN([.A452]/2048*2*PI())" office:value-type="float" office:value="32194.8653180526">
            <text:p>32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table:formula="of:=32767*SIN([.A453]/2048*2*PI())" office:value-type="float" office:value="32213.4175066587">
            <text:p>322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table:formula="of:=32767*SIN([.A454]/2048*2*PI())" office:value-type="float" office:value="32231.6664903108">
            <text:p>322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table:formula="of:=32767*SIN([.A455]/2048*2*PI())" office:value-type="float" office:value="32249.6120972425">
            <text:p>322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table:formula="of:=32767*SIN([.A456]/2048*2*PI())" office:value-type="float" office:value="32267.254158543">
            <text:p>322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table:formula="of:=32767*SIN([.A457]/2048*2*PI())" office:value-type="float" office:value="32284.5925081584">
            <text:p>322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table:formula="of:=32767*SIN([.A458]/2048*2*PI())" office:value-type="float" office:value="32301.6269828937">
            <text:p>323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table:formula="of:=32767*SIN([.A459]/2048*2*PI())" office:value-type="float" office:value="32318.3574224138">
            <text:p>323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table:formula="of:=32767*SIN([.A460]/2048*2*PI())" office:value-type="float" office:value="32334.7836692454">
            <text:p>323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formula="of:=32767*SIN([.A461]/2048*2*PI())" office:value-type="float" office:value="32350.9055687785">
            <text:p>323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table:formula="of:=32767*SIN([.A462]/2048*2*PI())" office:value-type="float" office:value="32366.7229692677">
            <text:p>323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table:formula="of:=32767*SIN([.A463]/2048*2*PI())" office:value-type="float" office:value="32382.2357218335">
            <text:p>323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table:formula="of:=32767*SIN([.A464]/2048*2*PI())" office:value-type="float" office:value="32397.4436804639">
            <text:p>323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table:formula="of:=32767*SIN([.A465]/2048*2*PI())" office:value-type="float" office:value="32412.346702016">
            <text:p>324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table:formula="of:=32767*SIN([.A466]/2048*2*PI())" office:value-type="float" office:value="32426.9446462167">
            <text:p>324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table:formula="of:=32767*SIN([.A467]/2048*2*PI())" office:value-type="float" office:value="32441.2373756647">
            <text:p>324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table:formula="of:=32767*SIN([.A468]/2048*2*PI())" office:value-type="float" office:value="32455.2247558313">
            <text:p>324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68">
            <text:p>468</text:p>
          </table:table-cell>
          <table:table-cell table:formula="of:=32767*SIN([.A469]/2048*2*PI())" office:value-type="float" office:value="32468.9066550621">
            <text:p>324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table:formula="of:=32767*SIN([.A470]/2048*2*PI())" office:value-type="float" office:value="32482.2829445777">
            <text:p>324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table:formula="of:=32767*SIN([.A471]/2048*2*PI())" office:value-type="float" office:value="32495.3534984754">
            <text:p>324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table:formula="of:=32767*SIN([.A472]/2048*2*PI())" office:value-type="float" office:value="32508.1181937302">
            <text:p>325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table:formula="of:=32767*SIN([.A473]/2048*2*PI())" office:value-type="float" office:value="32520.5769101959">
            <text:p>32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table:formula="of:=32767*SIN([.A474]/2048*2*PI())" office:value-type="float" office:value="32532.7295306064">
            <text:p>325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table:formula="of:=32767*SIN([.A475]/2048*2*PI())" office:value-type="float" office:value="32544.5759405765">
            <text:p>325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table:formula="of:=32767*SIN([.A476]/2048*2*PI())" office:value-type="float" office:value="32556.1160286033">
            <text:p>325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76">
            <text:p>476</text:p>
          </table:table-cell>
          <table:table-cell table:formula="of:=32767*SIN([.A477]/2048*2*PI())" office:value-type="float" office:value="32567.3496860672">
            <text:p>325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table:formula="of:=32767*SIN([.A478]/2048*2*PI())" office:value-type="float" office:value="32578.2768072326">
            <text:p>325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78">
            <text:p>478</text:p>
          </table:table-cell>
          <table:table-cell table:formula="of:=32767*SIN([.A479]/2048*2*PI())" office:value-type="float" office:value="32588.8972892493">
            <text:p>325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table:formula="of:=32767*SIN([.A480]/2048*2*PI())" office:value-type="float" office:value="32599.2110321534">
            <text:p>325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table:formula="of:=32767*SIN([.A481]/2048*2*PI())" office:value-type="float" office:value="32609.2179388679">
            <text:p>326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table:formula="of:=32767*SIN([.A482]/2048*2*PI())" office:value-type="float" office:value="32618.917915204">
            <text:p>326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table:formula="of:=32767*SIN([.A483]/2048*2*PI())" office:value-type="float" office:value="32628.3108698618">
            <text:p>326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table:formula="of:=32767*SIN([.A484]/2048*2*PI())" office:value-type="float" office:value="32637.3967144313">
            <text:p>326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table:formula="of:=32767*SIN([.A485]/2048*2*PI())" office:value-type="float" office:value="32646.1753633931">
            <text:p>326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table:formula="of:=32767*SIN([.A486]/2048*2*PI())" office:value-type="float" office:value="32654.6467341191">
            <text:p>326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table:formula="of:=32767*SIN([.A487]/2048*2*PI())" office:value-type="float" office:value="32662.8107468736">
            <text:p>326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table:formula="of:=32767*SIN([.A488]/2048*2*PI())" office:value-type="float" office:value="32670.6673248138">
            <text:p>326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table:formula="of:=32767*SIN([.A489]/2048*2*PI())" office:value-type="float" office:value="32678.2163939906">
            <text:p>326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table:formula="of:=32767*SIN([.A490]/2048*2*PI())" office:value-type="float" office:value="32685.4578833493">
            <text:p>326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table:formula="of:=32767*SIN([.A491]/2048*2*PI())" office:value-type="float" office:value="32692.3917247302">
            <text:p>326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table:formula="of:=32767*SIN([.A492]/2048*2*PI())" office:value-type="float" office:value="32699.0178528694">
            <text:p>326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table:formula="of:=32767*SIN([.A493]/2048*2*PI())" office:value-type="float" office:value="32705.3362053992">
            <text:p>327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table:formula="of:=32767*SIN([.A494]/2048*2*PI())" office:value-type="float" office:value="32711.3467228489">
            <text:p>327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table:formula="of:=32767*SIN([.A495]/2048*2*PI())" office:value-type="float" office:value="32717.0493486451">
            <text:p>327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table:formula="of:=32767*SIN([.A496]/2048*2*PI())" office:value-type="float" office:value="32722.4440291128">
            <text:p>327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table:formula="of:=32767*SIN([.A497]/2048*2*PI())" office:value-type="float" office:value="32727.5307134749">
            <text:p>327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97">
            <text:p>497</text:p>
          </table:table-cell>
          <table:table-cell table:formula="of:=32767*SIN([.A498]/2048*2*PI())" office:value-type="float" office:value="32732.3093538537">
            <text:p>32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table:formula="of:=32767*SIN([.A499]/2048*2*PI())" office:value-type="float" office:value="32736.7799052709">
            <text:p>327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499">
            <text:p>499</text:p>
          </table:table-cell>
          <table:table-cell table:formula="of:=32767*SIN([.A500]/2048*2*PI())" office:value-type="float" office:value="32740.9423256479">
            <text:p>327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32767*SIN([.A501]/2048*2*PI())" office:value-type="float" office:value="32744.7965758064">
            <text:p>327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table:formula="of:=32767*SIN([.A502]/2048*2*PI())" office:value-type="float" office:value="32748.3426194688">
            <text:p>327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table:formula="of:=32767*SIN([.A503]/2048*2*PI())" office:value-type="float" office:value="32751.5804232583">
            <text:p>327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table:formula="of:=32767*SIN([.A504]/2048*2*PI())" office:value-type="float" office:value="32754.5099566995">
            <text:p>327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table:formula="of:=32767*SIN([.A505]/2048*2*PI())" office:value-type="float" office:value="32757.1311922185">
            <text:p>327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table:formula="of:=32767*SIN([.A506]/2048*2*PI())" office:value-type="float" office:value="32759.4441051433">
            <text:p>327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table:formula="of:=32767*SIN([.A507]/2048*2*PI())" office:value-type="float" office:value="32761.4486737037">
            <text:p>3276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table:formula="of:=32767*SIN([.A508]/2048*2*PI())" office:value-type="float" office:value="32763.1448790322">
            <text:p>327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table:formula="of:=32767*SIN([.A509]/2048*2*PI())" office:value-type="float" office:value="32764.5327051632">
            <text:p>327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table:formula="of:=32767*SIN([.A510]/2048*2*PI())" office:value-type="float" office:value="32765.6121390342">
            <text:p>327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table:formula="of:=32767*SIN([.A511]/2048*2*PI())" office:value-type="float" office:value="32766.383170485">
            <text:p>327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table:formula="of:=32767*SIN([.A512]/2048*2*PI())" office:value-type="float" office:value="32766.8457922584">
            <text:p>327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table:formula="of:=32767*SIN([.A513]/2048*2*PI())" office:value-type="float" office:value="32767">
            <text:p>327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table:formula="of:=32767*SIN([.A514]/2048*2*PI())" office:value-type="float" office:value="32766.8457922584">
            <text:p>327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table:formula="of:=32767*SIN([.A515]/2048*2*PI())" office:value-type="float" office:value="32766.383170485">
            <text:p>327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table:formula="of:=32767*SIN([.A516]/2048*2*PI())" office:value-type="float" office:value="32765.6121390342">
            <text:p>327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table:formula="of:=32767*SIN([.A517]/2048*2*PI())" office:value-type="float" office:value="32764.5327051632">
            <text:p>327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table:formula="of:=32767*SIN([.A518]/2048*2*PI())" office:value-type="float" office:value="32763.1448790322">
            <text:p>327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table:formula="of:=32767*SIN([.A519]/2048*2*PI())" office:value-type="float" office:value="32761.4486737037">
            <text:p>3276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table:formula="of:=32767*SIN([.A520]/2048*2*PI())" office:value-type="float" office:value="32759.4441051433">
            <text:p>327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formula="of:=32767*SIN([.A521]/2048*2*PI())" office:value-type="float" office:value="32757.1311922185">
            <text:p>327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table:formula="of:=32767*SIN([.A522]/2048*2*PI())" office:value-type="float" office:value="32754.5099566995">
            <text:p>327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table:formula="of:=32767*SIN([.A523]/2048*2*PI())" office:value-type="float" office:value="32751.5804232583">
            <text:p>327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table:formula="of:=32767*SIN([.A524]/2048*2*PI())" office:value-type="float" office:value="32748.3426194688">
            <text:p>327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24">
            <text:p>524</text:p>
          </table:table-cell>
          <table:table-cell table:formula="of:=32767*SIN([.A525]/2048*2*PI())" office:value-type="float" office:value="32744.7965758064">
            <text:p>327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table:formula="of:=32767*SIN([.A526]/2048*2*PI())" office:value-type="float" office:value="32740.9423256479">
            <text:p>327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table:formula="of:=32767*SIN([.A527]/2048*2*PI())" office:value-type="float" office:value="32736.7799052709">
            <text:p>327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27">
            <text:p>527</text:p>
          </table:table-cell>
          <table:table-cell table:formula="of:=32767*SIN([.A528]/2048*2*PI())" office:value-type="float" office:value="32732.3093538537">
            <text:p>32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28">
            <text:p>528</text:p>
          </table:table-cell>
          <table:table-cell table:formula="of:=32767*SIN([.A529]/2048*2*PI())" office:value-type="float" office:value="32727.5307134749">
            <text:p>327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29">
            <text:p>529</text:p>
          </table:table-cell>
          <table:table-cell table:formula="of:=32767*SIN([.A530]/2048*2*PI())" office:value-type="float" office:value="32722.4440291128">
            <text:p>327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table:formula="of:=32767*SIN([.A531]/2048*2*PI())" office:value-type="float" office:value="32717.0493486451">
            <text:p>327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31">
            <text:p>531</text:p>
          </table:table-cell>
          <table:table-cell table:formula="of:=32767*SIN([.A532]/2048*2*PI())" office:value-type="float" office:value="32711.3467228489">
            <text:p>327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32">
            <text:p>532</text:p>
          </table:table-cell>
          <table:table-cell table:formula="of:=32767*SIN([.A533]/2048*2*PI())" office:value-type="float" office:value="32705.3362053992">
            <text:p>327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table:formula="of:=32767*SIN([.A534]/2048*2*PI())" office:value-type="float" office:value="32699.0178528694">
            <text:p>326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table:formula="of:=32767*SIN([.A535]/2048*2*PI())" office:value-type="float" office:value="32692.3917247302">
            <text:p>326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table:formula="of:=32767*SIN([.A536]/2048*2*PI())" office:value-type="float" office:value="32685.4578833493">
            <text:p>326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table:formula="of:=32767*SIN([.A537]/2048*2*PI())" office:value-type="float" office:value="32678.2163939906">
            <text:p>326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37">
            <text:p>537</text:p>
          </table:table-cell>
          <table:table-cell table:formula="of:=32767*SIN([.A538]/2048*2*PI())" office:value-type="float" office:value="32670.6673248138">
            <text:p>326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table:formula="of:=32767*SIN([.A539]/2048*2*PI())" office:value-type="float" office:value="32662.8107468736">
            <text:p>326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table:formula="of:=32767*SIN([.A540]/2048*2*PI())" office:value-type="float" office:value="32654.6467341191">
            <text:p>326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table:formula="of:=32767*SIN([.A541]/2048*2*PI())" office:value-type="float" office:value="32646.1753633931">
            <text:p>326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table:formula="of:=32767*SIN([.A542]/2048*2*PI())" office:value-type="float" office:value="32637.3967144313">
            <text:p>326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42">
            <text:p>542</text:p>
          </table:table-cell>
          <table:table-cell table:formula="of:=32767*SIN([.A543]/2048*2*PI())" office:value-type="float" office:value="32628.3108698618">
            <text:p>326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43">
            <text:p>543</text:p>
          </table:table-cell>
          <table:table-cell table:formula="of:=32767*SIN([.A544]/2048*2*PI())" office:value-type="float" office:value="32618.917915204">
            <text:p>326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44">
            <text:p>544</text:p>
          </table:table-cell>
          <table:table-cell table:formula="of:=32767*SIN([.A545]/2048*2*PI())" office:value-type="float" office:value="32609.2179388679">
            <text:p>326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table:formula="of:=32767*SIN([.A546]/2048*2*PI())" office:value-type="float" office:value="32599.2110321534">
            <text:p>325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table:formula="of:=32767*SIN([.A547]/2048*2*PI())" office:value-type="float" office:value="32588.8972892493">
            <text:p>325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47">
            <text:p>547</text:p>
          </table:table-cell>
          <table:table-cell table:formula="of:=32767*SIN([.A548]/2048*2*PI())" office:value-type="float" office:value="32578.2768072326">
            <text:p>325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48">
            <text:p>548</text:p>
          </table:table-cell>
          <table:table-cell table:formula="of:=32767*SIN([.A549]/2048*2*PI())" office:value-type="float" office:value="32567.3496860672">
            <text:p>325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49">
            <text:p>549</text:p>
          </table:table-cell>
          <table:table-cell table:formula="of:=32767*SIN([.A550]/2048*2*PI())" office:value-type="float" office:value="32556.1160286033">
            <text:p>325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table:formula="of:=32767*SIN([.A551]/2048*2*PI())" office:value-type="float" office:value="32544.5759405765">
            <text:p>325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51">
            <text:p>551</text:p>
          </table:table-cell>
          <table:table-cell table:formula="of:=32767*SIN([.A552]/2048*2*PI())" office:value-type="float" office:value="32532.7295306064">
            <text:p>325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table:formula="of:=32767*SIN([.A553]/2048*2*PI())" office:value-type="float" office:value="32520.5769101959">
            <text:p>32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53">
            <text:p>553</text:p>
          </table:table-cell>
          <table:table-cell table:formula="of:=32767*SIN([.A554]/2048*2*PI())" office:value-type="float" office:value="32508.1181937302">
            <text:p>325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54">
            <text:p>554</text:p>
          </table:table-cell>
          <table:table-cell table:formula="of:=32767*SIN([.A555]/2048*2*PI())" office:value-type="float" office:value="32495.3534984754">
            <text:p>324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table:formula="of:=32767*SIN([.A556]/2048*2*PI())" office:value-type="float" office:value="32482.2829445777">
            <text:p>324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56">
            <text:p>556</text:p>
          </table:table-cell>
          <table:table-cell table:formula="of:=32767*SIN([.A557]/2048*2*PI())" office:value-type="float" office:value="32468.9066550621">
            <text:p>324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57">
            <text:p>557</text:p>
          </table:table-cell>
          <table:table-cell table:formula="of:=32767*SIN([.A558]/2048*2*PI())" office:value-type="float" office:value="32455.2247558313">
            <text:p>324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table:formula="of:=32767*SIN([.A559]/2048*2*PI())" office:value-type="float" office:value="32441.2373756647">
            <text:p>324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59">
            <text:p>559</text:p>
          </table:table-cell>
          <table:table-cell table:formula="of:=32767*SIN([.A560]/2048*2*PI())" office:value-type="float" office:value="32426.9446462167">
            <text:p>324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table:formula="of:=32767*SIN([.A561]/2048*2*PI())" office:value-type="float" office:value="32412.346702016">
            <text:p>324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61">
            <text:p>561</text:p>
          </table:table-cell>
          <table:table-cell table:formula="of:=32767*SIN([.A562]/2048*2*PI())" office:value-type="float" office:value="32397.4436804639">
            <text:p>323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table:formula="of:=32767*SIN([.A563]/2048*2*PI())" office:value-type="float" office:value="32382.2357218335">
            <text:p>323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63">
            <text:p>563</text:p>
          </table:table-cell>
          <table:table-cell table:formula="of:=32767*SIN([.A564]/2048*2*PI())" office:value-type="float" office:value="32366.7229692677">
            <text:p>323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table:formula="of:=32767*SIN([.A565]/2048*2*PI())" office:value-type="float" office:value="32350.9055687785">
            <text:p>323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table:formula="of:=32767*SIN([.A566]/2048*2*PI())" office:value-type="float" office:value="32334.7836692454">
            <text:p>323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table:formula="of:=32767*SIN([.A567]/2048*2*PI())" office:value-type="float" office:value="32318.3574224138">
            <text:p>323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table:formula="of:=32767*SIN([.A568]/2048*2*PI())" office:value-type="float" office:value="32301.6269828937">
            <text:p>323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table:formula="of:=32767*SIN([.A569]/2048*2*PI())" office:value-type="float" office:value="32284.5925081584">
            <text:p>322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table:formula="of:=32767*SIN([.A570]/2048*2*PI())" office:value-type="float" office:value="32267.254158543">
            <text:p>322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table:formula="of:=32767*SIN([.A571]/2048*2*PI())" office:value-type="float" office:value="32249.6120972425">
            <text:p>322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table:formula="of:=32767*SIN([.A572]/2048*2*PI())" office:value-type="float" office:value="32231.6664903108">
            <text:p>322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table:formula="of:=32767*SIN([.A573]/2048*2*PI())" office:value-type="float" office:value="32213.4175066587">
            <text:p>322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table:formula="of:=32767*SIN([.A574]/2048*2*PI())" office:value-type="float" office:value="32194.8653180526">
            <text:p>32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table:formula="of:=32767*SIN([.A575]/2048*2*PI())" office:value-type="float" office:value="32176.0100991128">
            <text:p>321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table:formula="of:=32767*SIN([.A576]/2048*2*PI())" office:value-type="float" office:value="32156.8520273118">
            <text:p>32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table:formula="of:=32767*SIN([.A577]/2048*2*PI())" office:value-type="float" office:value="32137.3912829727">
            <text:p>321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table:formula="of:=32767*SIN([.A578]/2048*2*PI())" office:value-type="float" office:value="32117.6280492673">
            <text:p>321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table:formula="of:=32767*SIN([.A579]/2048*2*PI())" office:value-type="float" office:value="32097.5625122148">
            <text:p>320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79">
            <text:p>579</text:p>
          </table:table-cell>
          <table:table-cell table:formula="of:=32767*SIN([.A580]/2048*2*PI())" office:value-type="float" office:value="32077.1948606797">
            <text:p>320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table:formula="of:=32767*SIN([.A581]/2048*2*PI())" office:value-type="float" office:value="32056.52528637">
            <text:p>320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81">
            <text:p>581</text:p>
          </table:table-cell>
          <table:table-cell table:formula="of:=32767*SIN([.A582]/2048*2*PI())" office:value-type="float" office:value="32035.5539838357">
            <text:p>320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table:formula="of:=32767*SIN([.A583]/2048*2*PI())" office:value-type="float" office:value="32014.2811504666">
            <text:p>3201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83">
            <text:p>583</text:p>
          </table:table-cell>
          <table:table-cell table:formula="of:=32767*SIN([.A584]/2048*2*PI())" office:value-type="float" office:value="31992.7069864908">
            <text:p>319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table:formula="of:=32767*SIN([.A585]/2048*2*PI())" office:value-type="float" office:value="31970.8316949725">
            <text:p>319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table:formula="of:=32767*SIN([.A586]/2048*2*PI())" office:value-type="float" office:value="31948.6554818102">
            <text:p>319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86">
            <text:p>586</text:p>
          </table:table-cell>
          <table:table-cell table:formula="of:=32767*SIN([.A587]/2048*2*PI())" office:value-type="float" office:value="31926.178555735">
            <text:p>319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87">
            <text:p>587</text:p>
          </table:table-cell>
          <table:table-cell table:formula="of:=32767*SIN([.A588]/2048*2*PI())" office:value-type="float" office:value="31903.4011283082">
            <text:p>319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88">
            <text:p>588</text:p>
          </table:table-cell>
          <table:table-cell table:formula="of:=32767*SIN([.A589]/2048*2*PI())" office:value-type="float" office:value="31880.3234139196">
            <text:p>318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table:formula="of:=32767*SIN([.A590]/2048*2*PI())" office:value-type="float" office:value="31856.9456297855">
            <text:p>318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table:formula="of:=32767*SIN([.A591]/2048*2*PI())" office:value-type="float" office:value="31833.2679959465">
            <text:p>318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91">
            <text:p>591</text:p>
          </table:table-cell>
          <table:table-cell table:formula="of:=32767*SIN([.A592]/2048*2*PI())" office:value-type="float" office:value="31809.2907352655">
            <text:p>318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table:formula="of:=32767*SIN([.A593]/2048*2*PI())" office:value-type="float" office:value="31785.0140734256">
            <text:p>317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table:formula="of:=32767*SIN([.A594]/2048*2*PI())" office:value-type="float" office:value="31760.438238928">
            <text:p>317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94">
            <text:p>594</text:p>
          </table:table-cell>
          <table:table-cell table:formula="of:=32767*SIN([.A595]/2048*2*PI())" office:value-type="float" office:value="31735.5634630898">
            <text:p>317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table:formula="of:=32767*SIN([.A596]/2048*2*PI())" office:value-type="float" office:value="31710.3899800419">
            <text:p>317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96">
            <text:p>596</text:p>
          </table:table-cell>
          <table:table-cell table:formula="of:=32767*SIN([.A597]/2048*2*PI())" office:value-type="float" office:value="31684.9180267267">
            <text:p>316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table:formula="of:=32767*SIN([.A598]/2048*2*PI())" office:value-type="float" office:value="31659.1478428958">
            <text:p>316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table:formula="of:=32767*SIN([.A599]/2048*2*PI())" office:value-type="float" office:value="31633.0796711082">
            <text:p>316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table:formula="of:=32767*SIN([.A600]/2048*2*PI())" office:value-type="float" office:value="31606.7137567273">
            <text:p>316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formula="of:=32767*SIN([.A601]/2048*2*PI())" office:value-type="float" office:value="31580.0503479192">
            <text:p>315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table:formula="of:=32767*SIN([.A602]/2048*2*PI())" office:value-type="float" office:value="31553.08969565">
            <text:p>31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02">
            <text:p>602</text:p>
          </table:table-cell>
          <table:table-cell table:formula="of:=32767*SIN([.A603]/2048*2*PI())" office:value-type="float" office:value="31525.8320536837">
            <text:p>315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table:formula="of:=32767*SIN([.A604]/2048*2*PI())" office:value-type="float" office:value="31498.2776785795">
            <text:p>314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table:formula="of:=32767*SIN([.A605]/2048*2*PI())" office:value-type="float" office:value="31470.4268296898">
            <text:p>314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table:formula="of:=32767*SIN([.A606]/2048*2*PI())" office:value-type="float" office:value="31442.2797691574">
            <text:p>314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06">
            <text:p>606</text:p>
          </table:table-cell>
          <table:table-cell table:formula="of:=32767*SIN([.A607]/2048*2*PI())" office:value-type="float" office:value="31413.836761913">
            <text:p>3141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table:formula="of:=32767*SIN([.A608]/2048*2*PI())" office:value-type="float" office:value="31385.0980756732">
            <text:p>313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table:formula="of:=32767*SIN([.A609]/2048*2*PI())" office:value-type="float" office:value="31356.0639809373">
            <text:p>313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table:formula="of:=32767*SIN([.A610]/2048*2*PI())" office:value-type="float" office:value="31326.7347509853">
            <text:p>313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table:formula="of:=32767*SIN([.A611]/2048*2*PI())" office:value-type="float" office:value="31297.1106618752">
            <text:p>312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table:formula="of:=32767*SIN([.A612]/2048*2*PI())" office:value-type="float" office:value="31267.1919924401">
            <text:p>312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table:formula="of:=32767*SIN([.A613]/2048*2*PI())" office:value-type="float" office:value="31236.9790242859">
            <text:p>312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table:formula="of:=32767*SIN([.A614]/2048*2*PI())" office:value-type="float" office:value="31206.4720417886">
            <text:p>312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table:formula="of:=32767*SIN([.A615]/2048*2*PI())" office:value-type="float" office:value="31175.6713320915">
            <text:p>311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table:formula="of:=32767*SIN([.A616]/2048*2*PI())" office:value-type="float" office:value="31144.5771851027">
            <text:p>311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table:formula="of:=32767*SIN([.A617]/2048*2*PI())" office:value-type="float" office:value="31113.189893492">
            <text:p>311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17">
            <text:p>617</text:p>
          </table:table-cell>
          <table:table-cell table:formula="of:=32767*SIN([.A618]/2048*2*PI())" office:value-type="float" office:value="31081.5097526887">
            <text:p>310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18">
            <text:p>618</text:p>
          </table:table-cell>
          <table:table-cell table:formula="of:=32767*SIN([.A619]/2048*2*PI())" office:value-type="float" office:value="31049.5370608783">
            <text:p>310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19">
            <text:p>619</text:p>
          </table:table-cell>
          <table:table-cell table:formula="of:=32767*SIN([.A620]/2048*2*PI())" office:value-type="float" office:value="31017.272119">
            <text:p>310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table:formula="of:=32767*SIN([.A621]/2048*2*PI())" office:value-type="float" office:value="30984.7152307435">
            <text:p>309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table:formula="of:=32767*SIN([.A622]/2048*2*PI())" office:value-type="float" office:value="30951.8667025469">
            <text:p>309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22">
            <text:p>622</text:p>
          </table:table-cell>
          <table:table-cell table:formula="of:=32767*SIN([.A623]/2048*2*PI())" office:value-type="float" office:value="30918.726843593">
            <text:p>309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23">
            <text:p>623</text:p>
          </table:table-cell>
          <table:table-cell table:formula="of:=32767*SIN([.A624]/2048*2*PI())" office:value-type="float" office:value="30885.2959658066">
            <text:p>308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24">
            <text:p>624</text:p>
          </table:table-cell>
          <table:table-cell table:formula="of:=32767*SIN([.A625]/2048*2*PI())" office:value-type="float" office:value="30851.574383852">
            <text:p>308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table:formula="of:=32767*SIN([.A626]/2048*2*PI())" office:value-type="float" office:value="30817.5624151296">
            <text:p>308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table:formula="of:=32767*SIN([.A627]/2048*2*PI())" office:value-type="float" office:value="30783.260379773">
            <text:p>307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table:formula="of:=32767*SIN([.A628]/2048*2*PI())" office:value-type="float" office:value="30748.6686006459">
            <text:p>307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table:formula="of:=32767*SIN([.A629]/2048*2*PI())" office:value-type="float" office:value="30713.7874033393">
            <text:p>3071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table:formula="of:=32767*SIN([.A630]/2048*2*PI())" office:value-type="float" office:value="30678.6171161685">
            <text:p>306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table:formula="of:=32767*SIN([.A631]/2048*2*PI())" office:value-type="float" office:value="30643.1580701695">
            <text:p>306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31">
            <text:p>631</text:p>
          </table:table-cell>
          <table:table-cell table:formula="of:=32767*SIN([.A632]/2048*2*PI())" office:value-type="float" office:value="30607.4105990964">
            <text:p>306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table:formula="of:=32767*SIN([.A633]/2048*2*PI())" office:value-type="float" office:value="30571.3750394179">
            <text:p>305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33">
            <text:p>633</text:p>
          </table:table-cell>
          <table:table-cell table:formula="of:=32767*SIN([.A634]/2048*2*PI())" office:value-type="float" office:value="30535.0517303145">
            <text:p>305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34">
            <text:p>634</text:p>
          </table:table-cell>
          <table:table-cell table:formula="of:=32767*SIN([.A635]/2048*2*PI())" office:value-type="float" office:value="30498.4410136751">
            <text:p>304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table:formula="of:=32767*SIN([.A636]/2048*2*PI())" office:value-type="float" office:value="30461.5432340935">
            <text:p>30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table:formula="of:=32767*SIN([.A637]/2048*2*PI())" office:value-type="float" office:value="30424.3587388659">
            <text:p>3042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37">
            <text:p>637</text:p>
          </table:table-cell>
          <table:table-cell table:formula="of:=32767*SIN([.A638]/2048*2*PI())" office:value-type="float" office:value="30386.8878779867">
            <text:p>303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table:formula="of:=32767*SIN([.A639]/2048*2*PI())" office:value-type="float" office:value="30349.131004146">
            <text:p>303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39">
            <text:p>639</text:p>
          </table:table-cell>
          <table:table-cell table:formula="of:=32767*SIN([.A640]/2048*2*PI())" office:value-type="float" office:value="30311.088472726">
            <text:p>303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formula="of:=32767*SIN([.A641]/2048*2*PI())" office:value-type="float" office:value="30272.7606417973">
            <text:p>302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table:formula="of:=32767*SIN([.A642]/2048*2*PI())" office:value-type="float" office:value="30234.1478721162">
            <text:p>3023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42">
            <text:p>642</text:p>
          </table:table-cell>
          <table:table-cell table:formula="of:=32767*SIN([.A643]/2048*2*PI())" office:value-type="float" office:value="30195.2505271207">
            <text:p>30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table:formula="of:=32767*SIN([.A644]/2048*2*PI())" office:value-type="float" office:value="30156.0689729274">
            <text:p>301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44">
            <text:p>644</text:p>
          </table:table-cell>
          <table:table-cell table:formula="of:=32767*SIN([.A645]/2048*2*PI())" office:value-type="float" office:value="30116.6035783281">
            <text:p>301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table:formula="of:=32767*SIN([.A646]/2048*2*PI())" office:value-type="float" office:value="30076.8547147861">
            <text:p>300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46">
            <text:p>646</text:p>
          </table:table-cell>
          <table:table-cell table:formula="of:=32767*SIN([.A647]/2048*2*PI())" office:value-type="float" office:value="30036.8227564328">
            <text:p>300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47">
            <text:p>647</text:p>
          </table:table-cell>
          <table:table-cell table:formula="of:=32767*SIN([.A648]/2048*2*PI())" office:value-type="float" office:value="29996.5080800643">
            <text:p>299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48">
            <text:p>648</text:p>
          </table:table-cell>
          <table:table-cell table:formula="of:=32767*SIN([.A649]/2048*2*PI())" office:value-type="float" office:value="29955.9110651376">
            <text:p>299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49">
            <text:p>649</text:p>
          </table:table-cell>
          <table:table-cell table:formula="of:=32767*SIN([.A650]/2048*2*PI())" office:value-type="float" office:value="29915.0320937673">
            <text:p>299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table:formula="of:=32767*SIN([.A651]/2048*2*PI())" office:value-type="float" office:value="29873.8715507219">
            <text:p>298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51">
            <text:p>651</text:p>
          </table:table-cell>
          <table:table-cell table:formula="of:=32767*SIN([.A652]/2048*2*PI())" office:value-type="float" office:value="29832.4298234201">
            <text:p>298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table:formula="of:=32767*SIN([.A653]/2048*2*PI())" office:value-type="float" office:value="29790.7073019272">
            <text:p>297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table:formula="of:=32767*SIN([.A654]/2048*2*PI())" office:value-type="float" office:value="29748.7043789514">
            <text:p>297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54">
            <text:p>654</text:p>
          </table:table-cell>
          <table:table-cell table:formula="of:=32767*SIN([.A655]/2048*2*PI())" office:value-type="float" office:value="29706.4214498402">
            <text:p>297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table:formula="of:=32767*SIN([.A656]/2048*2*PI())" office:value-type="float" office:value="29663.8589125768">
            <text:p>296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56">
            <text:p>656</text:p>
          </table:table-cell>
          <table:table-cell table:formula="of:=32767*SIN([.A657]/2048*2*PI())" office:value-type="float" office:value="29621.0171677759">
            <text:p>296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table:formula="of:=32767*SIN([.A658]/2048*2*PI())" office:value-type="float" office:value="29577.8966186803">
            <text:p>295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58">
            <text:p>658</text:p>
          </table:table-cell>
          <table:table-cell table:formula="of:=32767*SIN([.A659]/2048*2*PI())" office:value-type="float" office:value="29534.497671157">
            <text:p>2953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table:formula="of:=32767*SIN([.A660]/2048*2*PI())" office:value-type="float" office:value="29490.8207336935">
            <text:p>294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table:formula="of:=32767*SIN([.A661]/2048*2*PI())" office:value-type="float" office:value="29446.8662173938">
            <text:p>2944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61">
            <text:p>661</text:p>
          </table:table-cell>
          <table:table-cell table:formula="of:=32767*SIN([.A662]/2048*2*PI())" office:value-type="float" office:value="29402.6345359744">
            <text:p>294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62">
            <text:p>662</text:p>
          </table:table-cell>
          <table:table-cell table:formula="of:=32767*SIN([.A663]/2048*2*PI())" office:value-type="float" office:value="29358.1261057609">
            <text:p>2935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63">
            <text:p>663</text:p>
          </table:table-cell>
          <table:table-cell table:formula="of:=32767*SIN([.A664]/2048*2*PI())" office:value-type="float" office:value="29313.3413456835">
            <text:p>293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64">
            <text:p>664</text:p>
          </table:table-cell>
          <table:table-cell table:formula="of:=32767*SIN([.A665]/2048*2*PI())" office:value-type="float" office:value="29268.2806772734">
            <text:p>2926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table:formula="of:=32767*SIN([.A666]/2048*2*PI())" office:value-type="float" office:value="29222.9445246589">
            <text:p>292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66">
            <text:p>666</text:p>
          </table:table-cell>
          <table:table-cell table:formula="of:=32767*SIN([.A667]/2048*2*PI())" office:value-type="float" office:value="29177.333314561">
            <text:p>291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67">
            <text:p>667</text:p>
          </table:table-cell>
          <table:table-cell table:formula="of:=32767*SIN([.A668]/2048*2*PI())" office:value-type="float" office:value="29131.4474762898">
            <text:p>291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68">
            <text:p>668</text:p>
          </table:table-cell>
          <table:table-cell table:formula="of:=32767*SIN([.A669]/2048*2*PI())" office:value-type="float" office:value="29085.2874417403">
            <text:p>290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69">
            <text:p>669</text:p>
          </table:table-cell>
          <table:table-cell table:formula="of:=32767*SIN([.A670]/2048*2*PI())" office:value-type="float" office:value="29038.8536453884">
            <text:p>290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table:formula="of:=32767*SIN([.A671]/2048*2*PI())" office:value-type="float" office:value="28992.1465242865">
            <text:p>289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table:formula="of:=32767*SIN([.A672]/2048*2*PI())" office:value-type="float" office:value="28945.16651806">
            <text:p>289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table:formula="of:=32767*SIN([.A673]/2048*2*PI())" office:value-type="float" office:value="28897.9140689025">
            <text:p>288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73">
            <text:p>673</text:p>
          </table:table-cell>
          <table:table-cell table:formula="of:=32767*SIN([.A674]/2048*2*PI())" office:value-type="float" office:value="28850.3896215722">
            <text:p>288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74">
            <text:p>674</text:p>
          </table:table-cell>
          <table:table-cell table:formula="of:=32767*SIN([.A675]/2048*2*PI())" office:value-type="float" office:value="28802.593623387">
            <text:p>288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table:formula="of:=32767*SIN([.A676]/2048*2*PI())" office:value-type="float" office:value="28754.5265242213">
            <text:p>287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table:formula="of:=32767*SIN([.A677]/2048*2*PI())" office:value-type="float" office:value="28706.1887765009">
            <text:p>287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table:formula="of:=32767*SIN([.A678]/2048*2*PI())" office:value-type="float" office:value="28657.580835199">
            <text:p>2865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table:formula="of:=32767*SIN([.A679]/2048*2*PI())" office:value-type="float" office:value="28608.7031578321">
            <text:p>286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table:formula="of:=32767*SIN([.A680]/2048*2*PI())" office:value-type="float" office:value="28559.5562044555">
            <text:p>285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table:formula="of:=32767*SIN([.A681]/2048*2*PI())" office:value-type="float" office:value="28510.1404376591">
            <text:p>285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81">
            <text:p>681</text:p>
          </table:table-cell>
          <table:table-cell table:formula="of:=32767*SIN([.A682]/2048*2*PI())" office:value-type="float" office:value="28460.4563225629">
            <text:p>284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table:formula="of:=32767*SIN([.A683]/2048*2*PI())" office:value-type="float" office:value="28410.5043268127">
            <text:p>284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83">
            <text:p>683</text:p>
          </table:table-cell>
          <table:table-cell table:formula="of:=32767*SIN([.A684]/2048*2*PI())" office:value-type="float" office:value="28360.2849205757">
            <text:p>283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84">
            <text:p>684</text:p>
          </table:table-cell>
          <table:table-cell table:formula="of:=32767*SIN([.A685]/2048*2*PI())" office:value-type="float" office:value="28309.798576536">
            <text:p>28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table:formula="of:=32767*SIN([.A686]/2048*2*PI())" office:value-type="float" office:value="28259.0457698905">
            <text:p>282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table:formula="of:=32767*SIN([.A687]/2048*2*PI())" office:value-type="float" office:value="28208.0269783437">
            <text:p>282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87">
            <text:p>687</text:p>
          </table:table-cell>
          <table:table-cell table:formula="of:=32767*SIN([.A688]/2048*2*PI())" office:value-type="float" office:value="28156.7426821041">
            <text:p>28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88">
            <text:p>688</text:p>
          </table:table-cell>
          <table:table-cell table:formula="of:=32767*SIN([.A689]/2048*2*PI())" office:value-type="float" office:value="28105.1933638789">
            <text:p>281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89">
            <text:p>689</text:p>
          </table:table-cell>
          <table:table-cell table:formula="of:=32767*SIN([.A690]/2048*2*PI())" office:value-type="float" office:value="28053.37950887">
            <text:p>280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table:formula="of:=32767*SIN([.A691]/2048*2*PI())" office:value-type="float" office:value="28001.3016047691">
            <text:p>280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91">
            <text:p>691</text:p>
          </table:table-cell>
          <table:table-cell table:formula="of:=32767*SIN([.A692]/2048*2*PI())" office:value-type="float" office:value="27948.9601417532">
            <text:p>279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92">
            <text:p>692</text:p>
          </table:table-cell>
          <table:table-cell table:formula="of:=32767*SIN([.A693]/2048*2*PI())" office:value-type="float" office:value="27896.3556124802">
            <text:p>278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93">
            <text:p>693</text:p>
          </table:table-cell>
          <table:table-cell table:formula="of:=32767*SIN([.A694]/2048*2*PI())" office:value-type="float" office:value="27843.4885120839">
            <text:p>278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94">
            <text:p>694</text:p>
          </table:table-cell>
          <table:table-cell table:formula="of:=32767*SIN([.A695]/2048*2*PI())" office:value-type="float" office:value="27790.3593381696">
            <text:p>277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table:formula="of:=32767*SIN([.A696]/2048*2*PI())" office:value-type="float" office:value="27736.9685908094">
            <text:p>277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table:formula="of:=32767*SIN([.A697]/2048*2*PI())" office:value-type="float" office:value="27683.3167725372">
            <text:p>276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table:formula="of:=32767*SIN([.A698]/2048*2*PI())" office:value-type="float" office:value="27629.4043883443">
            <text:p>2762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98">
            <text:p>698</text:p>
          </table:table-cell>
          <table:table-cell table:formula="of:=32767*SIN([.A699]/2048*2*PI())" office:value-type="float" office:value="27575.2319456749">
            <text:p>275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699">
            <text:p>699</text:p>
          </table:table-cell>
          <table:table-cell table:formula="of:=32767*SIN([.A700]/2048*2*PI())" office:value-type="float" office:value="27520.7999544203">
            <text:p>27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formula="of:=32767*SIN([.A701]/2048*2*PI())" office:value-type="float" office:value="27466.1089269154">
            <text:p>274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01">
            <text:p>701</text:p>
          </table:table-cell>
          <table:table-cell table:formula="of:=32767*SIN([.A702]/2048*2*PI())" office:value-type="float" office:value="27411.1593779328">
            <text:p>274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02">
            <text:p>702</text:p>
          </table:table-cell>
          <table:table-cell table:formula="of:=32767*SIN([.A703]/2048*2*PI())" office:value-type="float" office:value="27355.9518246787">
            <text:p>273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table:formula="of:=32767*SIN([.A704]/2048*2*PI())" office:value-type="float" office:value="27300.4867867876">
            <text:p>273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table:formula="of:=32767*SIN([.A705]/2048*2*PI())" office:value-type="float" office:value="27244.7647863175">
            <text:p>272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table:formula="of:=32767*SIN([.A706]/2048*2*PI())" office:value-type="float" office:value="27188.7863477451">
            <text:p>271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06">
            <text:p>706</text:p>
          </table:table-cell>
          <table:table-cell table:formula="of:=32767*SIN([.A707]/2048*2*PI())" office:value-type="float" office:value="27132.5519979609">
            <text:p>271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07">
            <text:p>707</text:p>
          </table:table-cell>
          <table:table-cell table:formula="of:=32767*SIN([.A708]/2048*2*PI())" office:value-type="float" office:value="27076.0622662639">
            <text:p>270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08">
            <text:p>708</text:p>
          </table:table-cell>
          <table:table-cell table:formula="of:=32767*SIN([.A709]/2048*2*PI())" office:value-type="float" office:value="27019.3176843569">
            <text:p>270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09">
            <text:p>709</text:p>
          </table:table-cell>
          <table:table-cell table:formula="of:=32767*SIN([.A710]/2048*2*PI())" office:value-type="float" office:value="26962.3187863417">
            <text:p>269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table:formula="of:=32767*SIN([.A711]/2048*2*PI())" office:value-type="float" office:value="26905.0661087135">
            <text:p>269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table:formula="of:=32767*SIN([.A712]/2048*2*PI())" office:value-type="float" office:value="26847.5601903564">
            <text:p>268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12">
            <text:p>712</text:p>
          </table:table-cell>
          <table:table-cell table:formula="of:=32767*SIN([.A713]/2048*2*PI())" office:value-type="float" office:value="26789.8015725379">
            <text:p>267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13">
            <text:p>713</text:p>
          </table:table-cell>
          <table:table-cell table:formula="of:=32767*SIN([.A714]/2048*2*PI())" office:value-type="float" office:value="26731.7907989042">
            <text:p>26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table:formula="of:=32767*SIN([.A715]/2048*2*PI())" office:value-type="float" office:value="26673.5284154748">
            <text:p>266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table:formula="of:=32767*SIN([.A716]/2048*2*PI())" office:value-type="float" office:value="26615.0149706374">
            <text:p>266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table:formula="of:=32767*SIN([.A717]/2048*2*PI())" office:value-type="float" office:value="26556.2510151428">
            <text:p>265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17">
            <text:p>717</text:p>
          </table:table-cell>
          <table:table-cell table:formula="of:=32767*SIN([.A718]/2048*2*PI())" office:value-type="float" office:value="26497.2371020997">
            <text:p>264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18">
            <text:p>718</text:p>
          </table:table-cell>
          <table:table-cell table:formula="of:=32767*SIN([.A719]/2048*2*PI())" office:value-type="float" office:value="26437.9737869697">
            <text:p>264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table:formula="of:=32767*SIN([.A720]/2048*2*PI())" office:value-type="float" office:value="26378.4616275615">
            <text:p>263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table:formula="of:=32767*SIN([.A721]/2048*2*PI())" office:value-type="float" office:value="26318.7011840263">
            <text:p>263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21">
            <text:p>721</text:p>
          </table:table-cell>
          <table:table-cell table:formula="of:=32767*SIN([.A722]/2048*2*PI())" office:value-type="float" office:value="26258.6930188521">
            <text:p>262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22">
            <text:p>722</text:p>
          </table:table-cell>
          <table:table-cell table:formula="of:=32767*SIN([.A723]/2048*2*PI())" office:value-type="float" office:value="26198.4376968587">
            <text:p>261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23">
            <text:p>723</text:p>
          </table:table-cell>
          <table:table-cell table:formula="of:=32767*SIN([.A724]/2048*2*PI())" office:value-type="float" office:value="26137.9357851921">
            <text:p>261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table:formula="of:=32767*SIN([.A725]/2048*2*PI())" office:value-type="float" office:value="26077.1878533193">
            <text:p>260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table:formula="of:=32767*SIN([.A726]/2048*2*PI())" office:value-type="float" office:value="26016.194473023">
            <text:p>2601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26">
            <text:p>726</text:p>
          </table:table-cell>
          <table:table-cell table:formula="of:=32767*SIN([.A727]/2048*2*PI())" office:value-type="float" office:value="25954.9562183961">
            <text:p>259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27">
            <text:p>727</text:p>
          </table:table-cell>
          <table:table-cell table:formula="of:=32767*SIN([.A728]/2048*2*PI())" office:value-type="float" office:value="25893.4736658363">
            <text:p>258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28">
            <text:p>728</text:p>
          </table:table-cell>
          <table:table-cell table:formula="of:=32767*SIN([.A729]/2048*2*PI())" office:value-type="float" office:value="25831.747394041">
            <text:p>258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29">
            <text:p>729</text:p>
          </table:table-cell>
          <table:table-cell table:formula="of:=32767*SIN([.A730]/2048*2*PI())" office:value-type="float" office:value="25769.7779840012">
            <text:p>257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table:formula="of:=32767*SIN([.A731]/2048*2*PI())" office:value-type="float" office:value="25707.5660189967">
            <text:p>257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31">
            <text:p>731</text:p>
          </table:table-cell>
          <table:table-cell table:formula="of:=32767*SIN([.A732]/2048*2*PI())" office:value-type="float" office:value="25645.1120845902">
            <text:p>256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table:formula="of:=32767*SIN([.A733]/2048*2*PI())" office:value-type="float" office:value="25582.4167686218">
            <text:p>255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table:formula="of:=32767*SIN([.A734]/2048*2*PI())" office:value-type="float" office:value="25519.4806612038">
            <text:p>255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34">
            <text:p>734</text:p>
          </table:table-cell>
          <table:table-cell table:formula="of:=32767*SIN([.A735]/2048*2*PI())" office:value-type="float" office:value="25456.3043547148">
            <text:p>254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table:formula="of:=32767*SIN([.A736]/2048*2*PI())" office:value-type="float" office:value="25392.8884437942">
            <text:p>253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36">
            <text:p>736</text:p>
          </table:table-cell>
          <table:table-cell table:formula="of:=32767*SIN([.A737]/2048*2*PI())" office:value-type="float" office:value="25329.2335253368">
            <text:p>2532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table:formula="of:=32767*SIN([.A738]/2048*2*PI())" office:value-type="float" office:value="25265.3401984869">
            <text:p>252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38">
            <text:p>738</text:p>
          </table:table-cell>
          <table:table-cell table:formula="of:=32767*SIN([.A739]/2048*2*PI())" office:value-type="float" office:value="25201.2090646327">
            <text:p>252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table:formula="of:=32767*SIN([.A740]/2048*2*PI())" office:value-type="float" office:value="25136.840727401">
            <text:p>251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table:formula="of:=32767*SIN([.A741]/2048*2*PI())" office:value-type="float" office:value="25072.2357926511">
            <text:p>2507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41">
            <text:p>741</text:p>
          </table:table-cell>
          <table:table-cell table:formula="of:=32767*SIN([.A742]/2048*2*PI())" office:value-type="float" office:value="25007.3948684692">
            <text:p>250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42">
            <text:p>742</text:p>
          </table:table-cell>
          <table:table-cell table:formula="of:=32767*SIN([.A743]/2048*2*PI())" office:value-type="float" office:value="24942.3185651628">
            <text:p>249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43">
            <text:p>743</text:p>
          </table:table-cell>
          <table:table-cell table:formula="of:=32767*SIN([.A744]/2048*2*PI())" office:value-type="float" office:value="24877.0074952548">
            <text:p>248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table:formula="of:=32767*SIN([.A745]/2048*2*PI())" office:value-type="float" office:value="24811.462273478">
            <text:p>248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table:formula="of:=32767*SIN([.A746]/2048*2*PI())" office:value-type="float" office:value="24745.6835167688">
            <text:p>247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46">
            <text:p>746</text:p>
          </table:table-cell>
          <table:table-cell table:formula="of:=32767*SIN([.A747]/2048*2*PI())" office:value-type="float" office:value="24679.6718442621">
            <text:p>246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47">
            <text:p>747</text:p>
          </table:table-cell>
          <table:table-cell table:formula="of:=32767*SIN([.A748]/2048*2*PI())" office:value-type="float" office:value="24613.4278772847">
            <text:p>246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table:formula="of:=32767*SIN([.A749]/2048*2*PI())" office:value-type="float" office:value="24546.9522393502">
            <text:p>2454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table:formula="of:=32767*SIN([.A750]/2048*2*PI())" office:value-type="float" office:value="24480.2455561526">
            <text:p>244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table:formula="of:=32767*SIN([.A751]/2048*2*PI())" office:value-type="float" office:value="24413.3084555605">
            <text:p>244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51">
            <text:p>751</text:p>
          </table:table-cell>
          <table:table-cell table:formula="of:=32767*SIN([.A752]/2048*2*PI())" office:value-type="float" office:value="24346.1415676115">
            <text:p>243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52">
            <text:p>752</text:p>
          </table:table-cell>
          <table:table-cell table:formula="of:=32767*SIN([.A753]/2048*2*PI())" office:value-type="float" office:value="24278.7455245059">
            <text:p>242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53">
            <text:p>753</text:p>
          </table:table-cell>
          <table:table-cell table:formula="of:=32767*SIN([.A754]/2048*2*PI())" office:value-type="float" office:value="24211.120960601">
            <text:p>242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54">
            <text:p>754</text:p>
          </table:table-cell>
          <table:table-cell table:formula="of:=32767*SIN([.A755]/2048*2*PI())" office:value-type="float" office:value="24143.2685124048">
            <text:p>241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table:formula="of:=32767*SIN([.A756]/2048*2*PI())" office:value-type="float" office:value="24075.1888185704">
            <text:p>240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56">
            <text:p>756</text:p>
          </table:table-cell>
          <table:table-cell table:formula="of:=32767*SIN([.A757]/2048*2*PI())" office:value-type="float" office:value="24006.88251989">
            <text:p>240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table:formula="of:=32767*SIN([.A758]/2048*2*PI())" office:value-type="float" office:value="23938.3502592882">
            <text:p>239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table:formula="of:=32767*SIN([.A759]/2048*2*PI())" office:value-type="float" office:value="23869.592681817">
            <text:p>238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59">
            <text:p>759</text:p>
          </table:table-cell>
          <table:table-cell table:formula="of:=32767*SIN([.A760]/2048*2*PI())" office:value-type="float" office:value="23800.6104346488">
            <text:p>238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table:formula="of:=32767*SIN([.A761]/2048*2*PI())" office:value-type="float" office:value="23731.4041670707">
            <text:p>237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61">
            <text:p>761</text:p>
          </table:table-cell>
          <table:table-cell table:formula="of:=32767*SIN([.A762]/2048*2*PI())" office:value-type="float" office:value="23661.9745304786">
            <text:p>236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table:formula="of:=32767*SIN([.A763]/2048*2*PI())" office:value-type="float" office:value="23592.3221783706">
            <text:p>235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table:formula="of:=32767*SIN([.A764]/2048*2*PI())" office:value-type="float" office:value="23522.4477663412">
            <text:p>235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table:formula="of:=32767*SIN([.A765]/2048*2*PI())" office:value-type="float" office:value="23452.3519520749">
            <text:p>234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table:formula="of:=32767*SIN([.A766]/2048*2*PI())" office:value-type="float" office:value="23382.0353953403">
            <text:p>233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66">
            <text:p>766</text:p>
          </table:table-cell>
          <table:table-cell table:formula="of:=32767*SIN([.A767]/2048*2*PI())" office:value-type="float" office:value="23311.4987579835">
            <text:p>233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67">
            <text:p>767</text:p>
          </table:table-cell>
          <table:table-cell table:formula="of:=32767*SIN([.A768]/2048*2*PI())" office:value-type="float" office:value="23240.7427039223">
            <text:p>232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table:formula="of:=32767*SIN([.A769]/2048*2*PI())" office:value-type="float" office:value="23169.7678991396">
            <text:p>231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69">
            <text:p>769</text:p>
          </table:table-cell>
          <table:table-cell table:formula="of:=32767*SIN([.A770]/2048*2*PI())" office:value-type="float" office:value="23098.5750116773">
            <text:p>230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table:formula="of:=32767*SIN([.A771]/2048*2*PI())" office:value-type="float" office:value="23027.1647116299">
            <text:p>230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table:formula="of:=32767*SIN([.A772]/2048*2*PI())" office:value-type="float" office:value="22955.5376711384">
            <text:p>229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72">
            <text:p>772</text:p>
          </table:table-cell>
          <table:table-cell table:formula="of:=32767*SIN([.A773]/2048*2*PI())" office:value-type="float" office:value="22883.6945643838">
            <text:p>228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73">
            <text:p>773</text:p>
          </table:table-cell>
          <table:table-cell table:formula="of:=32767*SIN([.A774]/2048*2*PI())" office:value-type="float" office:value="22811.6360675808">
            <text:p>228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74">
            <text:p>774</text:p>
          </table:table-cell>
          <table:table-cell table:formula="of:=32767*SIN([.A775]/2048*2*PI())" office:value-type="float" office:value="22739.3628589713">
            <text:p>227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table:formula="of:=32767*SIN([.A776]/2048*2*PI())" office:value-type="float" office:value="22666.8756188184">
            <text:p>226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76">
            <text:p>776</text:p>
          </table:table-cell>
          <table:table-cell table:formula="of:=32767*SIN([.A777]/2048*2*PI())" office:value-type="float" office:value="22594.1750293995">
            <text:p>225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table:formula="of:=32767*SIN([.A778]/2048*2*PI())" office:value-type="float" office:value="22521.2617750003">
            <text:p>22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78">
            <text:p>778</text:p>
          </table:table-cell>
          <table:table-cell table:formula="of:=32767*SIN([.A779]/2048*2*PI())" office:value-type="float" office:value="22448.1365419081">
            <text:p>224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79">
            <text:p>779</text:p>
          </table:table-cell>
          <table:table-cell table:formula="of:=32767*SIN([.A780]/2048*2*PI())" office:value-type="float" office:value="22374.8000184054">
            <text:p>223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table:formula="of:=32767*SIN([.A781]/2048*2*PI())" office:value-type="float" office:value="22301.2528947636">
            <text:p>223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81">
            <text:p>781</text:p>
          </table:table-cell>
          <table:table-cell table:formula="of:=32767*SIN([.A782]/2048*2*PI())" office:value-type="float" office:value="22227.4958632362">
            <text:p>222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table:formula="of:=32767*SIN([.A783]/2048*2*PI())" office:value-type="float" office:value="22153.5296180524">
            <text:p>221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table:formula="of:=32767*SIN([.A784]/2048*2*PI())" office:value-type="float" office:value="22079.3548554107">
            <text:p>220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table:formula="of:=32767*SIN([.A785]/2048*2*PI())" office:value-type="float" office:value="22004.9722734723">
            <text:p>220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table:formula="of:=32767*SIN([.A786]/2048*2*PI())" office:value-type="float" office:value="21930.3825723542">
            <text:p>219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table:formula="of:=32767*SIN([.A787]/2048*2*PI())" office:value-type="float" office:value="21855.5864541233">
            <text:p>218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87">
            <text:p>787</text:p>
          </table:table-cell>
          <table:table-cell table:formula="of:=32767*SIN([.A788]/2048*2*PI())" office:value-type="float" office:value="21780.584622789">
            <text:p>2178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table:formula="of:=32767*SIN([.A789]/2048*2*PI())" office:value-type="float" office:value="21705.3777842972">
            <text:p>217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89">
            <text:p>789</text:p>
          </table:table-cell>
          <table:table-cell table:formula="of:=32767*SIN([.A790]/2048*2*PI())" office:value-type="float" office:value="21629.9666465232">
            <text:p>216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table:formula="of:=32767*SIN([.A791]/2048*2*PI())" office:value-type="float" office:value="21554.3519192654">
            <text:p>215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91">
            <text:p>791</text:p>
          </table:table-cell>
          <table:table-cell table:formula="of:=32767*SIN([.A792]/2048*2*PI())" office:value-type="float" office:value="21478.5343142384">
            <text:p>214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table:formula="of:=32767*SIN([.A793]/2048*2*PI())" office:value-type="float" office:value="21402.5145450664">
            <text:p>214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93">
            <text:p>793</text:p>
          </table:table-cell>
          <table:table-cell table:formula="of:=32767*SIN([.A794]/2048*2*PI())" office:value-type="float" office:value="21326.2933272764">
            <text:p>213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table:formula="of:=32767*SIN([.A795]/2048*2*PI())" office:value-type="float" office:value="21249.8713782916">
            <text:p>212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table:formula="of:=32767*SIN([.A796]/2048*2*PI())" office:value-type="float" office:value="21173.2494174243">
            <text:p>211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96">
            <text:p>796</text:p>
          </table:table-cell>
          <table:table-cell table:formula="of:=32767*SIN([.A797]/2048*2*PI())" office:value-type="float" office:value="21096.4281658698">
            <text:p>210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97">
            <text:p>797</text:p>
          </table:table-cell>
          <table:table-cell table:formula="of:=32767*SIN([.A798]/2048*2*PI())" office:value-type="float" office:value="21019.4083466988">
            <text:p>210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98">
            <text:p>798</text:p>
          </table:table-cell>
          <table:table-cell table:formula="of:=32767*SIN([.A799]/2048*2*PI())" office:value-type="float" office:value="20942.1906848513">
            <text:p>209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799">
            <text:p>799</text:p>
          </table:table-cell>
          <table:table-cell table:formula="of:=32767*SIN([.A800]/2048*2*PI())" office:value-type="float" office:value="20864.7759071293">
            <text:p>208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table:formula="of:=32767*SIN([.A801]/2048*2*PI())" office:value-type="float" office:value="20787.1647421902">
            <text:p>207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01">
            <text:p>801</text:p>
          </table:table-cell>
          <table:table-cell table:formula="of:=32767*SIN([.A802]/2048*2*PI())" office:value-type="float" office:value="20709.3579205397">
            <text:p>207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02">
            <text:p>802</text:p>
          </table:table-cell>
          <table:table-cell table:formula="of:=32767*SIN([.A803]/2048*2*PI())" office:value-type="float" office:value="20631.3561745254">
            <text:p>206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03">
            <text:p>803</text:p>
          </table:table-cell>
          <table:table-cell table:formula="of:=32767*SIN([.A804]/2048*2*PI())" office:value-type="float" office:value="20553.1602383294">
            <text:p>20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04">
            <text:p>804</text:p>
          </table:table-cell>
          <table:table-cell table:formula="of:=32767*SIN([.A805]/2048*2*PI())" office:value-type="float" office:value="20474.7708479616">
            <text:p>204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table:formula="of:=32767*SIN([.A806]/2048*2*PI())" office:value-type="float" office:value="20396.1887412528">
            <text:p>203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06">
            <text:p>806</text:p>
          </table:table-cell>
          <table:table-cell table:formula="of:=32767*SIN([.A807]/2048*2*PI())" office:value-type="float" office:value="20317.4146578477">
            <text:p>203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table:formula="of:=32767*SIN([.A808]/2048*2*PI())" office:value-type="float" office:value="20238.449339198">
            <text:p>202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08">
            <text:p>808</text:p>
          </table:table-cell>
          <table:table-cell table:formula="of:=32767*SIN([.A809]/2048*2*PI())" office:value-type="float" office:value="20159.2935285554">
            <text:p>201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09">
            <text:p>809</text:p>
          </table:table-cell>
          <table:table-cell table:formula="of:=32767*SIN([.A810]/2048*2*PI())" office:value-type="float" office:value="20079.9479709645">
            <text:p>200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table:formula="of:=32767*SIN([.A811]/2048*2*PI())" office:value-type="float" office:value="20000.4134132558">
            <text:p>200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11">
            <text:p>811</text:p>
          </table:table-cell>
          <table:table-cell table:formula="of:=32767*SIN([.A812]/2048*2*PI())" office:value-type="float" office:value="19920.690604039">
            <text:p>199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12">
            <text:p>812</text:p>
          </table:table-cell>
          <table:table-cell table:formula="of:=32767*SIN([.A813]/2048*2*PI())" office:value-type="float" office:value="19840.7802936955">
            <text:p>198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table:formula="of:=32767*SIN([.A814]/2048*2*PI())" office:value-type="float" office:value="19760.6832343716">
            <text:p>1976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14">
            <text:p>814</text:p>
          </table:table-cell>
          <table:table-cell table:formula="of:=32767*SIN([.A815]/2048*2*PI())" office:value-type="float" office:value="19680.4001799712">
            <text:p>196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table:formula="of:=32767*SIN([.A816]/2048*2*PI())" office:value-type="float" office:value="19599.9318861492">
            <text:p>196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16">
            <text:p>816</text:p>
          </table:table-cell>
          <table:table-cell table:formula="of:=32767*SIN([.A817]/2048*2*PI())" office:value-type="float" office:value="19519.2791103036">
            <text:p>195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17">
            <text:p>817</text:p>
          </table:table-cell>
          <table:table-cell table:formula="of:=32767*SIN([.A818]/2048*2*PI())" office:value-type="float" office:value="19438.4426115691">
            <text:p>194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18">
            <text:p>818</text:p>
          </table:table-cell>
          <table:table-cell table:formula="of:=32767*SIN([.A819]/2048*2*PI())" office:value-type="float" office:value="19357.4231508097">
            <text:p>193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table:formula="of:=32767*SIN([.A820]/2048*2*PI())" office:value-type="float" office:value="19276.2214906114">
            <text:p>192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table:formula="of:=32767*SIN([.A821]/2048*2*PI())" office:value-type="float" office:value="19194.8383952751">
            <text:p>19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table:formula="of:=32767*SIN([.A822]/2048*2*PI())" office:value-type="float" office:value="19113.2746308096">
            <text:p>191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22">
            <text:p>822</text:p>
          </table:table-cell>
          <table:table-cell table:formula="of:=32767*SIN([.A823]/2048*2*PI())" office:value-type="float" office:value="19031.5309649239">
            <text:p>190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table:formula="of:=32767*SIN([.A824]/2048*2*PI())" office:value-type="float" office:value="18949.6081670207">
            <text:p>189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24">
            <text:p>824</text:p>
          </table:table-cell>
          <table:table-cell table:formula="of:=32767*SIN([.A825]/2048*2*PI())" office:value-type="float" office:value="18867.5070081885">
            <text:p>1886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table:formula="of:=32767*SIN([.A826]/2048*2*PI())" office:value-type="float" office:value="18785.2282611947">
            <text:p>187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table:formula="of:=32767*SIN([.A827]/2048*2*PI())" office:value-type="float" office:value="18702.7727004783">
            <text:p>187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table:formula="of:=32767*SIN([.A828]/2048*2*PI())" office:value-type="float" office:value="18620.1411021422">
            <text:p>1862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table:formula="of:=32767*SIN([.A829]/2048*2*PI())" office:value-type="float" office:value="18537.3342439467">
            <text:p>185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table:formula="of:=32767*SIN([.A830]/2048*2*PI())" office:value-type="float" office:value="18454.3529053013">
            <text:p>184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table:formula="of:=32767*SIN([.A831]/2048*2*PI())" office:value-type="float" office:value="18371.1978672581">
            <text:p>183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31">
            <text:p>831</text:p>
          </table:table-cell>
          <table:table-cell table:formula="of:=32767*SIN([.A832]/2048*2*PI())" office:value-type="float" office:value="18287.869912504">
            <text:p>182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table:formula="of:=32767*SIN([.A833]/2048*2*PI())" office:value-type="float" office:value="18204.3698253533">
            <text:p>182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33">
            <text:p>833</text:p>
          </table:table-cell>
          <table:table-cell table:formula="of:=32767*SIN([.A834]/2048*2*PI())" office:value-type="float" office:value="18120.6983917408">
            <text:p>181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table:formula="of:=32767*SIN([.A835]/2048*2*PI())" office:value-type="float" office:value="18036.8563992137">
            <text:p>180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table:formula="of:=32767*SIN([.A836]/2048*2*PI())" office:value-type="float" office:value="17952.844636925">
            <text:p>179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36">
            <text:p>836</text:p>
          </table:table-cell>
          <table:table-cell table:formula="of:=32767*SIN([.A837]/2048*2*PI())" office:value-type="float" office:value="17868.6638956252">
            <text:p>178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37">
            <text:p>837</text:p>
          </table:table-cell>
          <table:table-cell table:formula="of:=32767*SIN([.A838]/2048*2*PI())" office:value-type="float" office:value="17784.3149676556">
            <text:p>177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table:formula="of:=32767*SIN([.A839]/2048*2*PI())" office:value-type="float" office:value="17699.7986469404">
            <text:p>177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39">
            <text:p>839</text:p>
          </table:table-cell>
          <table:table-cell table:formula="of:=32767*SIN([.A840]/2048*2*PI())" office:value-type="float" office:value="17615.1157289794">
            <text:p>176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table:formula="of:=32767*SIN([.A841]/2048*2*PI())" office:value-type="float" office:value="17530.2670108405">
            <text:p>175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41">
            <text:p>841</text:p>
          </table:table-cell>
          <table:table-cell table:formula="of:=32767*SIN([.A842]/2048*2*PI())" office:value-type="float" office:value="17445.2532911521">
            <text:p>174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42">
            <text:p>842</text:p>
          </table:table-cell>
          <table:table-cell table:formula="of:=32767*SIN([.A843]/2048*2*PI())" office:value-type="float" office:value="17360.0753700958">
            <text:p>173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43">
            <text:p>843</text:p>
          </table:table-cell>
          <table:table-cell table:formula="of:=32767*SIN([.A844]/2048*2*PI())" office:value-type="float" office:value="17274.7340493986">
            <text:p>172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44">
            <text:p>844</text:p>
          </table:table-cell>
          <table:table-cell table:formula="of:=32767*SIN([.A845]/2048*2*PI())" office:value-type="float" office:value="17189.2301323254">
            <text:p>171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table:formula="of:=32767*SIN([.A846]/2048*2*PI())" office:value-type="float" office:value="17103.5644236717">
            <text:p>171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46">
            <text:p>846</text:p>
          </table:table-cell>
          <table:table-cell table:formula="of:=32767*SIN([.A847]/2048*2*PI())" office:value-type="float" office:value="17017.7377297559">
            <text:p>170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47">
            <text:p>847</text:p>
          </table:table-cell>
          <table:table-cell table:formula="of:=32767*SIN([.A848]/2048*2*PI())" office:value-type="float" office:value="16931.7508584113">
            <text:p>169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48">
            <text:p>848</text:p>
          </table:table-cell>
          <table:table-cell table:formula="of:=32767*SIN([.A849]/2048*2*PI())" office:value-type="float" office:value="16845.6046189793">
            <text:p>168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49">
            <text:p>849</text:p>
          </table:table-cell>
          <table:table-cell table:formula="of:=32767*SIN([.A850]/2048*2*PI())" office:value-type="float" office:value="16759.299822301">
            <text:p>167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table:formula="of:=32767*SIN([.A851]/2048*2*PI())" office:value-type="float" office:value="16672.83728071">
            <text:p>166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table:formula="of:=32767*SIN([.A852]/2048*2*PI())" office:value-type="float" office:value="16586.2178080247">
            <text:p>165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52">
            <text:p>852</text:p>
          </table:table-cell>
          <table:table-cell table:formula="of:=32767*SIN([.A853]/2048*2*PI())" office:value-type="float" office:value="16499.4422195406">
            <text:p>164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53">
            <text:p>853</text:p>
          </table:table-cell>
          <table:table-cell table:formula="of:=32767*SIN([.A854]/2048*2*PI())" office:value-type="float" office:value="16412.5113320225">
            <text:p>164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54">
            <text:p>854</text:p>
          </table:table-cell>
          <table:table-cell table:formula="of:=32767*SIN([.A855]/2048*2*PI())" office:value-type="float" office:value="16325.4259636971">
            <text:p>1632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table:formula="of:=32767*SIN([.A856]/2048*2*PI())" office:value-type="float" office:value="16238.1869342451">
            <text:p>162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56">
            <text:p>856</text:p>
          </table:table-cell>
          <table:table-cell table:formula="of:=32767*SIN([.A857]/2048*2*PI())" office:value-type="float" office:value="16150.7950647933">
            <text:p>161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57">
            <text:p>857</text:p>
          </table:table-cell>
          <table:table-cell table:formula="of:=32767*SIN([.A858]/2048*2*PI())" office:value-type="float" office:value="16063.2511779074">
            <text:p>160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table:formula="of:=32767*SIN([.A859]/2048*2*PI())" office:value-type="float" office:value="15975.5560975838">
            <text:p>159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table:formula="of:=32767*SIN([.A860]/2048*2*PI())" office:value-type="float" office:value="15887.7106492419">
            <text:p>158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table:formula="of:=32767*SIN([.A861]/2048*2*PI())" office:value-type="float" office:value="15799.7156597166">
            <text:p>158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table:formula="of:=32767*SIN([.A862]/2048*2*PI())" office:value-type="float" office:value="15711.5719572502">
            <text:p>157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62">
            <text:p>862</text:p>
          </table:table-cell>
          <table:table-cell table:formula="of:=32767*SIN([.A863]/2048*2*PI())" office:value-type="float" office:value="15623.2803714849">
            <text:p>156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table:formula="of:=32767*SIN([.A864]/2048*2*PI())" office:value-type="float" office:value="15534.8417334546">
            <text:p>155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64">
            <text:p>864</text:p>
          </table:table-cell>
          <table:table-cell table:formula="of:=32767*SIN([.A865]/2048*2*PI())" office:value-type="float" office:value="15446.2568755775">
            <text:p>154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table:formula="of:=32767*SIN([.A866]/2048*2*PI())" office:value-type="float" office:value="15357.526631648">
            <text:p>1535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66">
            <text:p>866</text:p>
          </table:table-cell>
          <table:table-cell table:formula="of:=32767*SIN([.A867]/2048*2*PI())" office:value-type="float" office:value="15268.6518368289">
            <text:p>152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table:formula="of:=32767*SIN([.A868]/2048*2*PI())" office:value-type="float" office:value="15179.6333276438">
            <text:p>151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68">
            <text:p>868</text:p>
          </table:table-cell>
          <table:table-cell table:formula="of:=32767*SIN([.A869]/2048*2*PI())" office:value-type="float" office:value="15090.4719419687">
            <text:p>150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69">
            <text:p>869</text:p>
          </table:table-cell>
          <table:table-cell table:formula="of:=32767*SIN([.A870]/2048*2*PI())" office:value-type="float" office:value="15001.1685190244">
            <text:p>150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table:formula="of:=32767*SIN([.A871]/2048*2*PI())" office:value-type="float" office:value="14911.7238993689">
            <text:p>149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table:formula="of:=32767*SIN([.A872]/2048*2*PI())" office:value-type="float" office:value="14822.138924889">
            <text:p>148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72">
            <text:p>872</text:p>
          </table:table-cell>
          <table:table-cell table:formula="of:=32767*SIN([.A873]/2048*2*PI())" office:value-type="float" office:value="14732.4144387925">
            <text:p>14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73">
            <text:p>873</text:p>
          </table:table-cell>
          <table:table-cell table:formula="of:=32767*SIN([.A874]/2048*2*PI())" office:value-type="float" office:value="14642.5512856005">
            <text:p>146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table:formula="of:=32767*SIN([.A875]/2048*2*PI())" office:value-type="float" office:value="14552.5503111393">
            <text:p>14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table:formula="of:=32767*SIN([.A876]/2048*2*PI())" office:value-type="float" office:value="14462.4123625322">
            <text:p>14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table:formula="of:=32767*SIN([.A877]/2048*2*PI())" office:value-type="float" office:value="14372.1382881919">
            <text:p>1437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77">
            <text:p>877</text:p>
          </table:table-cell>
          <table:table-cell table:formula="of:=32767*SIN([.A878]/2048*2*PI())" office:value-type="float" office:value="14281.7289378125">
            <text:p>142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table:formula="of:=32767*SIN([.A879]/2048*2*PI())" office:value-type="float" office:value="14191.1851623612">
            <text:p>141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79">
            <text:p>879</text:p>
          </table:table-cell>
          <table:table-cell table:formula="of:=32767*SIN([.A880]/2048*2*PI())" office:value-type="float" office:value="14100.5078140705">
            <text:p>141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table:formula="of:=32767*SIN([.A881]/2048*2*PI())" office:value-type="float" office:value="14009.6977464301">
            <text:p>140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81">
            <text:p>881</text:p>
          </table:table-cell>
          <table:table-cell table:formula="of:=32767*SIN([.A882]/2048*2*PI())" office:value-type="float" office:value="13918.7558141789">
            <text:p>139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table:formula="of:=32767*SIN([.A883]/2048*2*PI())" office:value-type="float" office:value="13827.682873297">
            <text:p>138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table:formula="of:=32767*SIN([.A884]/2048*2*PI())" office:value-type="float" office:value="13736.4797809978">
            <text:p>137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84">
            <text:p>884</text:p>
          </table:table-cell>
          <table:table-cell table:formula="of:=32767*SIN([.A885]/2048*2*PI())" office:value-type="float" office:value="13645.1473957193">
            <text:p>136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table:formula="of:=32767*SIN([.A886]/2048*2*PI())" office:value-type="float" office:value="13553.6865771168">
            <text:p>135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86">
            <text:p>886</text:p>
          </table:table-cell>
          <table:table-cell table:formula="of:=32767*SIN([.A887]/2048*2*PI())" office:value-type="float" office:value="13462.0981860543">
            <text:p>13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87">
            <text:p>887</text:p>
          </table:table-cell>
          <table:table-cell table:formula="of:=32767*SIN([.A888]/2048*2*PI())" office:value-type="float" office:value="13370.3830845968">
            <text:p>133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table:formula="of:=32767*SIN([.A889]/2048*2*PI())" office:value-type="float" office:value="13278.5421360015">
            <text:p>132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89">
            <text:p>889</text:p>
          </table:table-cell>
          <table:table-cell table:formula="of:=32767*SIN([.A890]/2048*2*PI())" office:value-type="float" office:value="13186.5762047106">
            <text:p>131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table:formula="of:=32767*SIN([.A891]/2048*2*PI())" office:value-type="float" office:value="13094.4861563423">
            <text:p>130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91">
            <text:p>891</text:p>
          </table:table-cell>
          <table:table-cell table:formula="of:=32767*SIN([.A892]/2048*2*PI())" office:value-type="float" office:value="13002.2728576833">
            <text:p>130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92">
            <text:p>892</text:p>
          </table:table-cell>
          <table:table-cell table:formula="of:=32767*SIN([.A893]/2048*2*PI())" office:value-type="float" office:value="12909.9371766804">
            <text:p>129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table:formula="of:=32767*SIN([.A894]/2048*2*PI())" office:value-type="float" office:value="12817.479982432">
            <text:p>128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94">
            <text:p>894</text:p>
          </table:table-cell>
          <table:table-cell table:formula="of:=32767*SIN([.A895]/2048*2*PI())" office:value-type="float" office:value="12724.9021451805">
            <text:p>1272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table:formula="of:=32767*SIN([.A896]/2048*2*PI())" office:value-type="float" office:value="12632.2045363037">
            <text:p>126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table:formula="of:=32767*SIN([.A897]/2048*2*PI())" office:value-type="float" office:value="12539.3880283069">
            <text:p>125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97">
            <text:p>897</text:p>
          </table:table-cell>
          <table:table-cell table:formula="of:=32767*SIN([.A898]/2048*2*PI())" office:value-type="float" office:value="12446.4534948144">
            <text:p>124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98">
            <text:p>898</text:p>
          </table:table-cell>
          <table:table-cell table:formula="of:=32767*SIN([.A899]/2048*2*PI())" office:value-type="float" office:value="12353.4018105614">
            <text:p>123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899">
            <text:p>899</text:p>
          </table:table-cell>
          <table:table-cell table:formula="of:=32767*SIN([.A900]/2048*2*PI())" office:value-type="float" office:value="12260.2338513858">
            <text:p>122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formula="of:=32767*SIN([.A901]/2048*2*PI())" office:value-type="float" office:value="12166.9504942199">
            <text:p>121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01">
            <text:p>901</text:p>
          </table:table-cell>
          <table:table-cell table:formula="of:=32767*SIN([.A902]/2048*2*PI())" office:value-type="float" office:value="12073.5526170822">
            <text:p>120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table:formula="of:=32767*SIN([.A903]/2048*2*PI())" office:value-type="float" office:value="11980.041099069">
            <text:p>119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03">
            <text:p>903</text:p>
          </table:table-cell>
          <table:table-cell table:formula="of:=32767*SIN([.A904]/2048*2*PI())" office:value-type="float" office:value="11886.4168203465">
            <text:p>118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04">
            <text:p>904</text:p>
          </table:table-cell>
          <table:table-cell table:formula="of:=32767*SIN([.A905]/2048*2*PI())" office:value-type="float" office:value="11792.680662142">
            <text:p>117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table:formula="of:=32767*SIN([.A906]/2048*2*PI())" office:value-type="float" office:value="11698.8335067358">
            <text:p>116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06">
            <text:p>906</text:p>
          </table:table-cell>
          <table:table-cell table:formula="of:=32767*SIN([.A907]/2048*2*PI())" office:value-type="float" office:value="11604.8762374532">
            <text:p>116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07">
            <text:p>907</text:p>
          </table:table-cell>
          <table:table-cell table:formula="of:=32767*SIN([.A908]/2048*2*PI())" office:value-type="float" office:value="11510.8097386558">
            <text:p>115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08">
            <text:p>908</text:p>
          </table:table-cell>
          <table:table-cell table:formula="of:=32767*SIN([.A909]/2048*2*PI())" office:value-type="float" office:value="11416.6348957332">
            <text:p>114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09">
            <text:p>909</text:p>
          </table:table-cell>
          <table:table-cell table:formula="of:=32767*SIN([.A910]/2048*2*PI())" office:value-type="float" office:value="11322.352595095">
            <text:p>113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table:formula="of:=32767*SIN([.A911]/2048*2*PI())" office:value-type="float" office:value="11227.9637241621">
            <text:p>112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11">
            <text:p>911</text:p>
          </table:table-cell>
          <table:table-cell table:formula="of:=32767*SIN([.A912]/2048*2*PI())" office:value-type="float" office:value="11133.4691713585">
            <text:p>111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12">
            <text:p>912</text:p>
          </table:table-cell>
          <table:table-cell table:formula="of:=32767*SIN([.A913]/2048*2*PI())" office:value-type="float" office:value="11038.8698261029">
            <text:p>110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table:formula="of:=32767*SIN([.A914]/2048*2*PI())" office:value-type="float" office:value="10944.1665788003">
            <text:p>1094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table:formula="of:=32767*SIN([.A915]/2048*2*PI())" office:value-type="float" office:value="10849.3603208339">
            <text:p>108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table:formula="of:=32767*SIN([.A916]/2048*2*PI())" office:value-type="float" office:value="10754.4519445561">
            <text:p>107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16">
            <text:p>916</text:p>
          </table:table-cell>
          <table:table-cell table:formula="of:=32767*SIN([.A917]/2048*2*PI())" office:value-type="float" office:value="10659.4423432809">
            <text:p>106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17">
            <text:p>917</text:p>
          </table:table-cell>
          <table:table-cell table:formula="of:=32767*SIN([.A918]/2048*2*PI())" office:value-type="float" office:value="10564.3324112747">
            <text:p>105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18">
            <text:p>918</text:p>
          </table:table-cell>
          <table:table-cell table:formula="of:=32767*SIN([.A919]/2048*2*PI())" office:value-type="float" office:value="10469.1230437484">
            <text:p>104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19">
            <text:p>919</text:p>
          </table:table-cell>
          <table:table-cell table:formula="of:=32767*SIN([.A920]/2048*2*PI())" office:value-type="float" office:value="10373.8151368489">
            <text:p>103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table:formula="of:=32767*SIN([.A921]/2048*2*PI())" office:value-type="float" office:value="10278.4095876505">
            <text:p>102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21">
            <text:p>921</text:p>
          </table:table-cell>
          <table:table-cell table:formula="of:=32767*SIN([.A922]/2048*2*PI())" office:value-type="float" office:value="10182.9072941465">
            <text:p>101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22">
            <text:p>922</text:p>
          </table:table-cell>
          <table:table-cell table:formula="of:=32767*SIN([.A923]/2048*2*PI())" office:value-type="float" office:value="10087.309155241">
            <text:p>100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table:formula="of:=32767*SIN([.A924]/2048*2*PI())" office:value-type="float" office:value="9991.61607073994">
            <text:p>99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24">
            <text:p>924</text:p>
          </table:table-cell>
          <table:table-cell table:formula="of:=32767*SIN([.A925]/2048*2*PI())" office:value-type="float" office:value="9895.82894134315">
            <text:p>98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table:formula="of:=32767*SIN([.A926]/2048*2*PI())" office:value-type="float" office:value="9799.94866863557">
            <text:p>98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table:formula="of:=32767*SIN([.A927]/2048*2*PI())" office:value-type="float" office:value="9703.97615507883">
            <text:p>97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27">
            <text:p>927</text:p>
          </table:table-cell>
          <table:table-cell table:formula="of:=32767*SIN([.A928]/2048*2*PI())" office:value-type="float" office:value="9607.91230400278">
            <text:p>96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28">
            <text:p>928</text:p>
          </table:table-cell>
          <table:table-cell table:formula="of:=32767*SIN([.A929]/2048*2*PI())" office:value-type="float" office:value="9511.75801959697">
            <text:p>95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29">
            <text:p>929</text:p>
          </table:table-cell>
          <table:table-cell table:formula="of:=32767*SIN([.A930]/2048*2*PI())" office:value-type="float" office:value="9415.51420690216">
            <text:p>941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table:formula="of:=32767*SIN([.A931]/2048*2*PI())" office:value-type="float" office:value="9319.18177180175">
            <text:p>93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31">
            <text:p>931</text:p>
          </table:table-cell>
          <table:table-cell table:formula="of:=32767*SIN([.A932]/2048*2*PI())" office:value-type="float" office:value="9222.76162101331">
            <text:p>92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32">
            <text:p>932</text:p>
          </table:table-cell>
          <table:table-cell table:formula="of:=32767*SIN([.A933]/2048*2*PI())" office:value-type="float" office:value="9126.25466208004">
            <text:p>91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table:formula="of:=32767*SIN([.A934]/2048*2*PI())" office:value-type="float" office:value="9029.66180336217">
            <text:p>90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34">
            <text:p>934</text:p>
          </table:table-cell>
          <table:table-cell table:formula="of:=32767*SIN([.A935]/2048*2*PI())" office:value-type="float" office:value="8932.98395402849">
            <text:p>89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table:formula="of:=32767*SIN([.A936]/2048*2*PI())" office:value-type="float" office:value="8836.22202404771">
            <text:p>88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36">
            <text:p>936</text:p>
          </table:table-cell>
          <table:table-cell table:formula="of:=32767*SIN([.A937]/2048*2*PI())" office:value-type="float" office:value="8739.37692418">
            <text:p>87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37">
            <text:p>937</text:p>
          </table:table-cell>
          <table:table-cell table:formula="of:=32767*SIN([.A938]/2048*2*PI())" office:value-type="float" office:value="8642.44956596831">
            <text:p>86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38">
            <text:p>938</text:p>
          </table:table-cell>
          <table:table-cell table:formula="of:=32767*SIN([.A939]/2048*2*PI())" office:value-type="float" office:value="8545.44086172984">
            <text:p>85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39">
            <text:p>939</text:p>
          </table:table-cell>
          <table:table-cell table:formula="of:=32767*SIN([.A940]/2048*2*PI())" office:value-type="float" office:value="8448.35172454746">
            <text:p>84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table:formula="of:=32767*SIN([.A941]/2048*2*PI())" office:value-type="float" office:value="8351.18306826113">
            <text:p>83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41">
            <text:p>941</text:p>
          </table:table-cell>
          <table:table-cell table:formula="of:=32767*SIN([.A942]/2048*2*PI())" office:value-type="float" office:value="8253.93580745923">
            <text:p>82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42">
            <text:p>942</text:p>
          </table:table-cell>
          <table:table-cell table:formula="of:=32767*SIN([.A943]/2048*2*PI())" office:value-type="float" office:value="8156.61085747001">
            <text:p>8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43">
            <text:p>943</text:p>
          </table:table-cell>
          <table:table-cell table:formula="of:=32767*SIN([.A944]/2048*2*PI())" office:value-type="float" office:value="8059.20913435298">
            <text:p>80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44">
            <text:p>944</text:p>
          </table:table-cell>
          <table:table-cell table:formula="of:=32767*SIN([.A945]/2048*2*PI())" office:value-type="float" office:value="7961.73155489025">
            <text:p>79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table:formula="of:=32767*SIN([.A946]/2048*2*PI())" office:value-type="float" office:value="7864.17903657792">
            <text:p>78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table:formula="of:=32767*SIN([.A947]/2048*2*PI())" office:value-type="float" office:value="7766.55249761743">
            <text:p>77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47">
            <text:p>947</text:p>
          </table:table-cell>
          <table:table-cell table:formula="of:=32767*SIN([.A948]/2048*2*PI())" office:value-type="float" office:value="7668.85285690697">
            <text:p>76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48">
            <text:p>948</text:p>
          </table:table-cell>
          <table:table-cell table:formula="of:=32767*SIN([.A949]/2048*2*PI())" office:value-type="float" office:value="7571.08103403276">
            <text:p>75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49">
            <text:p>949</text:p>
          </table:table-cell>
          <table:table-cell table:formula="of:=32767*SIN([.A950]/2048*2*PI())" office:value-type="float" office:value="7473.23794926042">
            <text:p>74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table:formula="of:=32767*SIN([.A951]/2048*2*PI())" office:value-type="float" office:value="7375.32452352633">
            <text:p>73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51">
            <text:p>951</text:p>
          </table:table-cell>
          <table:table-cell table:formula="of:=32767*SIN([.A952]/2048*2*PI())" office:value-type="float" office:value="7277.34167842896">
            <text:p>72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table:formula="of:=32767*SIN([.A953]/2048*2*PI())" office:value-type="float" office:value="7179.29033622016">
            <text:p>71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53">
            <text:p>953</text:p>
          </table:table-cell>
          <table:table-cell table:formula="of:=32767*SIN([.A954]/2048*2*PI())" office:value-type="float" office:value="7081.17141979648">
            <text:p>708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table:formula="of:=32767*SIN([.A955]/2048*2*PI())" office:value-type="float" office:value="6982.98585269057">
            <text:p>69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table:formula="of:=32767*SIN([.A956]/2048*2*PI())" office:value-type="float" office:value="6884.73455906235">
            <text:p>68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table:formula="of:=32767*SIN([.A957]/2048*2*PI())" office:value-type="float" office:value="6786.41846369044">
            <text:p>67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57">
            <text:p>957</text:p>
          </table:table-cell>
          <table:table-cell table:formula="of:=32767*SIN([.A958]/2048*2*PI())" office:value-type="float" office:value="6688.03849196333">
            <text:p>66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58">
            <text:p>958</text:p>
          </table:table-cell>
          <table:table-cell table:formula="of:=32767*SIN([.A959]/2048*2*PI())" office:value-type="float" office:value="6589.59556987083">
            <text:p>65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59">
            <text:p>959</text:p>
          </table:table-cell>
          <table:table-cell table:formula="of:=32767*SIN([.A960]/2048*2*PI())" office:value-type="float" office:value="6491.09062399519">
            <text:p>64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formula="of:=32767*SIN([.A961]/2048*2*PI())" office:value-type="float" office:value="6392.52458150249">
            <text:p>63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61">
            <text:p>961</text:p>
          </table:table-cell>
          <table:table-cell table:formula="of:=32767*SIN([.A962]/2048*2*PI())" office:value-type="float" office:value="6293.89837013383">
            <text:p>62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62">
            <text:p>962</text:p>
          </table:table-cell>
          <table:table-cell table:formula="of:=32767*SIN([.A963]/2048*2*PI())" office:value-type="float" office:value="6195.21291819671">
            <text:p>6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63">
            <text:p>963</text:p>
          </table:table-cell>
          <table:table-cell table:formula="of:=32767*SIN([.A964]/2048*2*PI())" office:value-type="float" office:value="6096.46915455616">
            <text:p>60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64">
            <text:p>964</text:p>
          </table:table-cell>
          <table:table-cell table:formula="of:=32767*SIN([.A965]/2048*2*PI())" office:value-type="float" office:value="5997.6680086261">
            <text:p>59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table:formula="of:=32767*SIN([.A966]/2048*2*PI())" office:value-type="float" office:value="5898.81041036056">
            <text:p>58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66">
            <text:p>966</text:p>
          </table:table-cell>
          <table:table-cell table:formula="of:=32767*SIN([.A967]/2048*2*PI())" office:value-type="float" office:value="5799.89729024488">
            <text:p>58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67">
            <text:p>967</text:p>
          </table:table-cell>
          <table:table-cell table:formula="of:=32767*SIN([.A968]/2048*2*PI())" office:value-type="float" office:value="5700.92957928704">
            <text:p>57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68">
            <text:p>968</text:p>
          </table:table-cell>
          <table:table-cell table:formula="of:=32767*SIN([.A969]/2048*2*PI())" office:value-type="float" office:value="5601.90820900879">
            <text:p>56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69">
            <text:p>969</text:p>
          </table:table-cell>
          <table:table-cell table:formula="of:=32767*SIN([.A970]/2048*2*PI())" office:value-type="float" office:value="5502.83411143702">
            <text:p>55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table:formula="of:=32767*SIN([.A971]/2048*2*PI())" office:value-type="float" office:value="5403.70821909485">
            <text:p>54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71">
            <text:p>971</text:p>
          </table:table-cell>
          <table:table-cell table:formula="of:=32767*SIN([.A972]/2048*2*PI())" office:value-type="float" office:value="5304.53146499292">
            <text:p>53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72">
            <text:p>972</text:p>
          </table:table-cell>
          <table:table-cell table:formula="of:=32767*SIN([.A973]/2048*2*PI())" office:value-type="float" office:value="5205.30478262064">
            <text:p>52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73">
            <text:p>973</text:p>
          </table:table-cell>
          <table:table-cell table:formula="of:=32767*SIN([.A974]/2048*2*PI())" office:value-type="float" office:value="5106.02910593731">
            <text:p>51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74">
            <text:p>974</text:p>
          </table:table-cell>
          <table:table-cell table:formula="of:=32767*SIN([.A975]/2048*2*PI())" office:value-type="float" office:value="5006.70536936342">
            <text:p>50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table:formula="of:=32767*SIN([.A976]/2048*2*PI())" office:value-type="float" office:value="4907.33450777179">
            <text:p>49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76">
            <text:p>976</text:p>
          </table:table-cell>
          <table:table-cell table:formula="of:=32767*SIN([.A977]/2048*2*PI())" office:value-type="float" office:value="4807.91745647884">
            <text:p>48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77">
            <text:p>977</text:p>
          </table:table-cell>
          <table:table-cell table:formula="of:=32767*SIN([.A978]/2048*2*PI())" office:value-type="float" office:value="4708.45515123571">
            <text:p>47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78">
            <text:p>978</text:p>
          </table:table-cell>
          <table:table-cell table:formula="of:=32767*SIN([.A979]/2048*2*PI())" office:value-type="float" office:value="4608.94852821948">
            <text:p>46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table:formula="of:=32767*SIN([.A980]/2048*2*PI())" office:value-type="float" office:value="4509.39852402439">
            <text:p>45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table:formula="of:=32767*SIN([.A981]/2048*2*PI())" office:value-type="float" office:value="4409.80607565301">
            <text:p>44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81">
            <text:p>981</text:p>
          </table:table-cell>
          <table:table-cell table:formula="of:=32767*SIN([.A982]/2048*2*PI())" office:value-type="float" office:value="4310.17212050738">
            <text:p>4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82">
            <text:p>982</text:p>
          </table:table-cell>
          <table:table-cell table:formula="of:=32767*SIN([.A983]/2048*2*PI())" office:value-type="float" office:value="4210.49759638022">
            <text:p>42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83">
            <text:p>983</text:p>
          </table:table-cell>
          <table:table-cell table:formula="of:=32767*SIN([.A984]/2048*2*PI())" office:value-type="float" office:value="4110.78344144614">
            <text:p>41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84">
            <text:p>984</text:p>
          </table:table-cell>
          <table:table-cell table:formula="of:=32767*SIN([.A985]/2048*2*PI())" office:value-type="float" office:value="4011.03059425272">
            <text:p>40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table:formula="of:=32767*SIN([.A986]/2048*2*PI())" office:value-type="float" office:value="3911.23999371176">
            <text:p>39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86">
            <text:p>986</text:p>
          </table:table-cell>
          <table:table-cell table:formula="of:=32767*SIN([.A987]/2048*2*PI())" office:value-type="float" office:value="3811.41257909038">
            <text:p>38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87">
            <text:p>987</text:p>
          </table:table-cell>
          <table:table-cell table:formula="of:=32767*SIN([.A988]/2048*2*PI())" office:value-type="float" office:value="3711.54929000225">
            <text:p>37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88">
            <text:p>988</text:p>
          </table:table-cell>
          <table:table-cell table:formula="of:=32767*SIN([.A989]/2048*2*PI())" office:value-type="float" office:value="3611.65106639867">
            <text:p>36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89">
            <text:p>989</text:p>
          </table:table-cell>
          <table:table-cell table:formula="of:=32767*SIN([.A990]/2048*2*PI())" office:value-type="float" office:value="3511.71884855977">
            <text:p>35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table:formula="of:=32767*SIN([.A991]/2048*2*PI())" office:value-type="float" office:value="3411.75357708561">
            <text:p>34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91">
            <text:p>991</text:p>
          </table:table-cell>
          <table:table-cell table:formula="of:=32767*SIN([.A992]/2048*2*PI())" office:value-type="float" office:value="3311.75619288745">
            <text:p>33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92">
            <text:p>992</text:p>
          </table:table-cell>
          <table:table-cell table:formula="of:=32767*SIN([.A993]/2048*2*PI())" office:value-type="float" office:value="3211.72763717872">
            <text:p>32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93">
            <text:p>993</text:p>
          </table:table-cell>
          <table:table-cell table:formula="of:=32767*SIN([.A994]/2048*2*PI())" office:value-type="float" office:value="3111.66885146628">
            <text:p>31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94">
            <text:p>994</text:p>
          </table:table-cell>
          <table:table-cell table:formula="of:=32767*SIN([.A995]/2048*2*PI())" office:value-type="float" office:value="3011.58077754155">
            <text:p>30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table:formula="of:=32767*SIN([.A996]/2048*2*PI())" office:value-type="float" office:value="2911.46435747159">
            <text:p>29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96">
            <text:p>996</text:p>
          </table:table-cell>
          <table:table-cell table:formula="of:=32767*SIN([.A997]/2048*2*PI())" office:value-type="float" office:value="2811.32053359027">
            <text:p>28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97">
            <text:p>997</text:p>
          </table:table-cell>
          <table:table-cell table:formula="of:=32767*SIN([.A998]/2048*2*PI())" office:value-type="float" office:value="2711.15024848939">
            <text:p>27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table:formula="of:=32767*SIN([.A999]/2048*2*PI())" office:value-type="float" office:value="2610.95444500985">
            <text:p>26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999">
            <text:p>999</text:p>
          </table:table-cell>
          <table:table-cell table:formula="of:=32767*SIN([.A1000]/2048*2*PI())" office:value-type="float" office:value="2510.7340662327">
            <text:p>25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32767*SIN([.A1001]/2048*2*PI())" office:value-type="float" office:value="2410.49005547031">
            <text:p>24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table:formula="of:=32767*SIN([.A1002]/2048*2*PI())" office:value-type="float" office:value="2310.22335625748">
            <text:p>2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table:formula="of:=32767*SIN([.A1003]/2048*2*PI())" office:value-type="float" office:value="2209.93491234258">
            <text:p>22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table:formula="of:=32767*SIN([.A1004]/2048*2*PI())" office:value-type="float" office:value="2109.62566767865">
            <text:p>21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table:formula="of:=32767*SIN([.A1005]/2048*2*PI())" office:value-type="float" office:value="2009.29656641447">
            <text:p>20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table:formula="of:=32767*SIN([.A1006]/2048*2*PI())" office:value-type="float" office:value="1908.94855288578">
            <text:p>19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table:formula="of:=32767*SIN([.A1007]/2048*2*PI())" office:value-type="float" office:value="1808.5825716063">
            <text:p>18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table:formula="of:=32767*SIN([.A1008]/2048*2*PI())" office:value-type="float" office:value="1708.19956725885">
            <text:p>17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table:formula="of:=32767*SIN([.A1009]/2048*2*PI())" office:value-type="float" office:value="1607.8004846865">
            <text:p>16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09">
            <text:p>1009</text:p>
          </table:table-cell>
          <table:table-cell table:formula="of:=32767*SIN([.A1010]/2048*2*PI())" office:value-type="float" office:value="1507.38626888368">
            <text:p>15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table:formula="of:=32767*SIN([.A1011]/2048*2*PI())" office:value-type="float" office:value="1406.95786498721">
            <text:p>14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11">
            <text:p>1011</text:p>
          </table:table-cell>
          <table:table-cell table:formula="of:=32767*SIN([.A1012]/2048*2*PI())" office:value-type="float" office:value="1306.51621826748">
            <text:p>13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12">
            <text:p>1012</text:p>
          </table:table-cell>
          <table:table-cell table:formula="of:=32767*SIN([.A1013]/2048*2*PI())" office:value-type="float" office:value="1206.0622741195">
            <text:p>12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13">
            <text:p>1013</text:p>
          </table:table-cell>
          <table:table-cell table:formula="of:=32767*SIN([.A1014]/2048*2*PI())" office:value-type="float" office:value="1105.59697805409">
            <text:p>11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14">
            <text:p>1014</text:p>
          </table:table-cell>
          <table:table-cell table:formula="of:=32767*SIN([.A1015]/2048*2*PI())" office:value-type="float" office:value="1005.12127568886">
            <text:p>10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table:formula="of:=32767*SIN([.A1016]/2048*2*PI())" office:value-type="float" office:value="904.636112739368">
            <text:p>9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16">
            <text:p>1016</text:p>
          </table:table-cell>
          <table:table-cell table:formula="of:=32767*SIN([.A1017]/2048*2*PI())" office:value-type="float" office:value="804.142435010268">
            <text:p>8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table:formula="of:=32767*SIN([.A1018]/2048*2*PI())" office:value-type="float" office:value="703.641188386315">
            <text:p>7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18">
            <text:p>1018</text:p>
          </table:table-cell>
          <table:table-cell table:formula="of:=32767*SIN([.A1019]/2048*2*PI())" office:value-type="float" office:value="603.133318823516">
            <text:p>6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19">
            <text:p>1019</text:p>
          </table:table-cell>
          <table:table-cell table:formula="of:=32767*SIN([.A1020]/2048*2*PI())" office:value-type="float" office:value="502.619772340204">
            <text:p>5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table:formula="of:=32767*SIN([.A1021]/2048*2*PI())" office:value-type="float" office:value="402.101495008187">
            <text:p>4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table:formula="of:=32767*SIN([.A1022]/2048*2*PI())" office:value-type="float" office:value="301.579432943761">
            <text:p>3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22">
            <text:p>1022</text:p>
          </table:table-cell>
          <table:table-cell table:formula="of:=32767*SIN([.A1023]/2048*2*PI())" office:value-type="float" office:value="201.054532298855">
            <text:p>2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table:formula="of:=32767*SIN([.A1024]/2048*2*PI())" office:value-type="float" office:value="100.527739252106">
            <text:p>1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formula="of:=32767*SIN([.A1025]/2048*2*PI())" office:value-type="float" office:value="0.00000000000401280016676613">
            <text:p>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table:formula="of:=32767*SIN([.A1026]/2048*2*PI())" office:value-type="float" office:value="-100.527739252098">
            <text:p>-1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table:formula="of:=32767*SIN([.A1027]/2048*2*PI())" office:value-type="float" office:value="-201.054532298847">
            <text:p>-2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table:formula="of:=32767*SIN([.A1028]/2048*2*PI())" office:value-type="float" office:value="-301.579432943753">
            <text:p>-3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28">
            <text:p>1028</text:p>
          </table:table-cell>
          <table:table-cell table:formula="of:=32767*SIN([.A1029]/2048*2*PI())" office:value-type="float" office:value="-402.101495008179">
            <text:p>-4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29">
            <text:p>1029</text:p>
          </table:table-cell>
          <table:table-cell table:formula="of:=32767*SIN([.A1030]/2048*2*PI())" office:value-type="float" office:value="-502.619772340196">
            <text:p>-5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table:formula="of:=32767*SIN([.A1031]/2048*2*PI())" office:value-type="float" office:value="-603.133318823508">
            <text:p>-6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31">
            <text:p>1031</text:p>
          </table:table-cell>
          <table:table-cell table:formula="of:=32767*SIN([.A1032]/2048*2*PI())" office:value-type="float" office:value="-703.641188386307">
            <text:p>-7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table:formula="of:=32767*SIN([.A1033]/2048*2*PI())" office:value-type="float" office:value="-804.14243501026">
            <text:p>-8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33">
            <text:p>1033</text:p>
          </table:table-cell>
          <table:table-cell table:formula="of:=32767*SIN([.A1034]/2048*2*PI())" office:value-type="float" office:value="-904.63611273936">
            <text:p>-9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34">
            <text:p>1034</text:p>
          </table:table-cell>
          <table:table-cell table:formula="of:=32767*SIN([.A1035]/2048*2*PI())" office:value-type="float" office:value="-1005.12127568885">
            <text:p>-10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table:formula="of:=32767*SIN([.A1036]/2048*2*PI())" office:value-type="float" office:value="-1105.59697805408">
            <text:p>-11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36">
            <text:p>1036</text:p>
          </table:table-cell>
          <table:table-cell table:formula="of:=32767*SIN([.A1037]/2048*2*PI())" office:value-type="float" office:value="-1206.0622741195">
            <text:p>-12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37">
            <text:p>1037</text:p>
          </table:table-cell>
          <table:table-cell table:formula="of:=32767*SIN([.A1038]/2048*2*PI())" office:value-type="float" office:value="-1306.51621826747">
            <text:p>-13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table:formula="of:=32767*SIN([.A1039]/2048*2*PI())" office:value-type="float" office:value="-1406.9578649872">
            <text:p>-14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39">
            <text:p>1039</text:p>
          </table:table-cell>
          <table:table-cell table:formula="of:=32767*SIN([.A1040]/2048*2*PI())" office:value-type="float" office:value="-1507.38626888367">
            <text:p>-15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table:formula="of:=32767*SIN([.A1041]/2048*2*PI())" office:value-type="float" office:value="-1607.8004846865">
            <text:p>-16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41">
            <text:p>1041</text:p>
          </table:table-cell>
          <table:table-cell table:formula="of:=32767*SIN([.A1042]/2048*2*PI())" office:value-type="float" office:value="-1708.19956725884">
            <text:p>-17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42">
            <text:p>1042</text:p>
          </table:table-cell>
          <table:table-cell table:formula="of:=32767*SIN([.A1043]/2048*2*PI())" office:value-type="float" office:value="-1808.58257160629">
            <text:p>-18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43">
            <text:p>1043</text:p>
          </table:table-cell>
          <table:table-cell table:formula="of:=32767*SIN([.A1044]/2048*2*PI())" office:value-type="float" office:value="-1908.94855288577">
            <text:p>-19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44">
            <text:p>1044</text:p>
          </table:table-cell>
          <table:table-cell table:formula="of:=32767*SIN([.A1045]/2048*2*PI())" office:value-type="float" office:value="-2009.29656641446">
            <text:p>-20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table:formula="of:=32767*SIN([.A1046]/2048*2*PI())" office:value-type="float" office:value="-2109.62566767864">
            <text:p>-21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46">
            <text:p>1046</text:p>
          </table:table-cell>
          <table:table-cell table:formula="of:=32767*SIN([.A1047]/2048*2*PI())" office:value-type="float" office:value="-2209.93491234258">
            <text:p>-22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47">
            <text:p>1047</text:p>
          </table:table-cell>
          <table:table-cell table:formula="of:=32767*SIN([.A1048]/2048*2*PI())" office:value-type="float" office:value="-2310.22335625747">
            <text:p>-2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48">
            <text:p>1048</text:p>
          </table:table-cell>
          <table:table-cell table:formula="of:=32767*SIN([.A1049]/2048*2*PI())" office:value-type="float" office:value="-2410.4900554703">
            <text:p>-24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49">
            <text:p>1049</text:p>
          </table:table-cell>
          <table:table-cell table:formula="of:=32767*SIN([.A1050]/2048*2*PI())" office:value-type="float" office:value="-2510.73406623269">
            <text:p>-25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table:formula="of:=32767*SIN([.A1051]/2048*2*PI())" office:value-type="float" office:value="-2610.95444500984">
            <text:p>-26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51">
            <text:p>1051</text:p>
          </table:table-cell>
          <table:table-cell table:formula="of:=32767*SIN([.A1052]/2048*2*PI())" office:value-type="float" office:value="-2711.15024848938">
            <text:p>-27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52">
            <text:p>1052</text:p>
          </table:table-cell>
          <table:table-cell table:formula="of:=32767*SIN([.A1053]/2048*2*PI())" office:value-type="float" office:value="-2811.32053359026">
            <text:p>-28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53">
            <text:p>1053</text:p>
          </table:table-cell>
          <table:table-cell table:formula="of:=32767*SIN([.A1054]/2048*2*PI())" office:value-type="float" office:value="-2911.46435747158">
            <text:p>-29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54">
            <text:p>1054</text:p>
          </table:table-cell>
          <table:table-cell table:formula="of:=32767*SIN([.A1055]/2048*2*PI())" office:value-type="float" office:value="-3011.58077754154">
            <text:p>-30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table:formula="of:=32767*SIN([.A1056]/2048*2*PI())" office:value-type="float" office:value="-3111.66885146627">
            <text:p>-31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56">
            <text:p>1056</text:p>
          </table:table-cell>
          <table:table-cell table:formula="of:=32767*SIN([.A1057]/2048*2*PI())" office:value-type="float" office:value="-3211.72763717871">
            <text:p>-32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table:formula="of:=32767*SIN([.A1058]/2048*2*PI())" office:value-type="float" office:value="-3311.75619288744">
            <text:p>-33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58">
            <text:p>1058</text:p>
          </table:table-cell>
          <table:table-cell table:formula="of:=32767*SIN([.A1059]/2048*2*PI())" office:value-type="float" office:value="-3411.7535770856">
            <text:p>-34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59">
            <text:p>1059</text:p>
          </table:table-cell>
          <table:table-cell table:formula="of:=32767*SIN([.A1060]/2048*2*PI())" office:value-type="float" office:value="-3511.71884855976">
            <text:p>-35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table:formula="of:=32767*SIN([.A1061]/2048*2*PI())" office:value-type="float" office:value="-3611.65106639866">
            <text:p>-36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table:formula="of:=32767*SIN([.A1062]/2048*2*PI())" office:value-type="float" office:value="-3711.54929000224">
            <text:p>-37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62">
            <text:p>1062</text:p>
          </table:table-cell>
          <table:table-cell table:formula="of:=32767*SIN([.A1063]/2048*2*PI())" office:value-type="float" office:value="-3811.41257909037">
            <text:p>-38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63">
            <text:p>1063</text:p>
          </table:table-cell>
          <table:table-cell table:formula="of:=32767*SIN([.A1064]/2048*2*PI())" office:value-type="float" office:value="-3911.23999371175">
            <text:p>-39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64">
            <text:p>1064</text:p>
          </table:table-cell>
          <table:table-cell table:formula="of:=32767*SIN([.A1065]/2048*2*PI())" office:value-type="float" office:value="-4011.03059425271">
            <text:p>-40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table:formula="of:=32767*SIN([.A1066]/2048*2*PI())" office:value-type="float" office:value="-4110.78344144613">
            <text:p>-41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66">
            <text:p>1066</text:p>
          </table:table-cell>
          <table:table-cell table:formula="of:=32767*SIN([.A1067]/2048*2*PI())" office:value-type="float" office:value="-4210.49759638021">
            <text:p>-42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table:formula="of:=32767*SIN([.A1068]/2048*2*PI())" office:value-type="float" office:value="-4310.17212050737">
            <text:p>-4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68">
            <text:p>1068</text:p>
          </table:table-cell>
          <table:table-cell table:formula="of:=32767*SIN([.A1069]/2048*2*PI())" office:value-type="float" office:value="-4409.806075653">
            <text:p>-44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69">
            <text:p>1069</text:p>
          </table:table-cell>
          <table:table-cell table:formula="of:=32767*SIN([.A1070]/2048*2*PI())" office:value-type="float" office:value="-4509.39852402438">
            <text:p>-45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table:formula="of:=32767*SIN([.A1071]/2048*2*PI())" office:value-type="float" office:value="-4608.94852821947">
            <text:p>-46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71">
            <text:p>1071</text:p>
          </table:table-cell>
          <table:table-cell table:formula="of:=32767*SIN([.A1072]/2048*2*PI())" office:value-type="float" office:value="-4708.4551512357">
            <text:p>-47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72">
            <text:p>1072</text:p>
          </table:table-cell>
          <table:table-cell table:formula="of:=32767*SIN([.A1073]/2048*2*PI())" office:value-type="float" office:value="-4807.91745647883">
            <text:p>-48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table:formula="of:=32767*SIN([.A1074]/2048*2*PI())" office:value-type="float" office:value="-4907.33450777178">
            <text:p>-49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74">
            <text:p>1074</text:p>
          </table:table-cell>
          <table:table-cell table:formula="of:=32767*SIN([.A1075]/2048*2*PI())" office:value-type="float" office:value="-5006.70536936342">
            <text:p>-50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table:formula="of:=32767*SIN([.A1076]/2048*2*PI())" office:value-type="float" office:value="-5106.0291059373">
            <text:p>-51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table:formula="of:=32767*SIN([.A1077]/2048*2*PI())" office:value-type="float" office:value="-5205.30478262063">
            <text:p>-52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77">
            <text:p>1077</text:p>
          </table:table-cell>
          <table:table-cell table:formula="of:=32767*SIN([.A1078]/2048*2*PI())" office:value-type="float" office:value="-5304.53146499291">
            <text:p>-53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78">
            <text:p>1078</text:p>
          </table:table-cell>
          <table:table-cell table:formula="of:=32767*SIN([.A1079]/2048*2*PI())" office:value-type="float" office:value="-5403.70821909484">
            <text:p>-54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79">
            <text:p>1079</text:p>
          </table:table-cell>
          <table:table-cell table:formula="of:=32767*SIN([.A1080]/2048*2*PI())" office:value-type="float" office:value="-5502.83411143701">
            <text:p>-55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table:formula="of:=32767*SIN([.A1081]/2048*2*PI())" office:value-type="float" office:value="-5601.90820900878">
            <text:p>-56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81">
            <text:p>1081</text:p>
          </table:table-cell>
          <table:table-cell table:formula="of:=32767*SIN([.A1082]/2048*2*PI())" office:value-type="float" office:value="-5700.92957928703">
            <text:p>-57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82">
            <text:p>1082</text:p>
          </table:table-cell>
          <table:table-cell table:formula="of:=32767*SIN([.A1083]/2048*2*PI())" office:value-type="float" office:value="-5799.89729024488">
            <text:p>-58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83">
            <text:p>1083</text:p>
          </table:table-cell>
          <table:table-cell table:formula="of:=32767*SIN([.A1084]/2048*2*PI())" office:value-type="float" office:value="-5898.81041036055">
            <text:p>-58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table:formula="of:=32767*SIN([.A1085]/2048*2*PI())" office:value-type="float" office:value="-5997.66800862609">
            <text:p>-59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table:formula="of:=32767*SIN([.A1086]/2048*2*PI())" office:value-type="float" office:value="-6096.46915455616">
            <text:p>-60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86">
            <text:p>1086</text:p>
          </table:table-cell>
          <table:table-cell table:formula="of:=32767*SIN([.A1087]/2048*2*PI())" office:value-type="float" office:value="-6195.2129181967">
            <text:p>-6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87">
            <text:p>1087</text:p>
          </table:table-cell>
          <table:table-cell table:formula="of:=32767*SIN([.A1088]/2048*2*PI())" office:value-type="float" office:value="-6293.89837013382">
            <text:p>-62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table:formula="of:=32767*SIN([.A1089]/2048*2*PI())" office:value-type="float" office:value="-6392.52458150248">
            <text:p>-63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table:formula="of:=32767*SIN([.A1090]/2048*2*PI())" office:value-type="float" office:value="-6491.09062399518">
            <text:p>-64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table:formula="of:=32767*SIN([.A1091]/2048*2*PI())" office:value-type="float" office:value="-6589.59556987082">
            <text:p>-65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91">
            <text:p>1091</text:p>
          </table:table-cell>
          <table:table-cell table:formula="of:=32767*SIN([.A1092]/2048*2*PI())" office:value-type="float" office:value="-6688.03849196332">
            <text:p>-66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92">
            <text:p>1092</text:p>
          </table:table-cell>
          <table:table-cell table:formula="of:=32767*SIN([.A1093]/2048*2*PI())" office:value-type="float" office:value="-6786.41846369043">
            <text:p>-67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table:formula="of:=32767*SIN([.A1094]/2048*2*PI())" office:value-type="float" office:value="-6884.73455906235">
            <text:p>-68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94">
            <text:p>1094</text:p>
          </table:table-cell>
          <table:table-cell table:formula="of:=32767*SIN([.A1095]/2048*2*PI())" office:value-type="float" office:value="-6982.98585269056">
            <text:p>-69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table:formula="of:=32767*SIN([.A1096]/2048*2*PI())" office:value-type="float" office:value="-7081.17141979647">
            <text:p>-708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96">
            <text:p>1096</text:p>
          </table:table-cell>
          <table:table-cell table:formula="of:=32767*SIN([.A1097]/2048*2*PI())" office:value-type="float" office:value="-7179.29033622015">
            <text:p>-71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97">
            <text:p>1097</text:p>
          </table:table-cell>
          <table:table-cell table:formula="of:=32767*SIN([.A1098]/2048*2*PI())" office:value-type="float" office:value="-7277.34167842896">
            <text:p>-72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98">
            <text:p>1098</text:p>
          </table:table-cell>
          <table:table-cell table:formula="of:=32767*SIN([.A1099]/2048*2*PI())" office:value-type="float" office:value="-7375.32452352632">
            <text:p>-73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099">
            <text:p>1099</text:p>
          </table:table-cell>
          <table:table-cell table:formula="of:=32767*SIN([.A1100]/2048*2*PI())" office:value-type="float" office:value="-7473.23794926042">
            <text:p>-74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table:formula="of:=32767*SIN([.A1101]/2048*2*PI())" office:value-type="float" office:value="-7571.08103403275">
            <text:p>-75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table:formula="of:=32767*SIN([.A1102]/2048*2*PI())" office:value-type="float" office:value="-7668.85285690696">
            <text:p>-76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table:formula="of:=32767*SIN([.A1103]/2048*2*PI())" office:value-type="float" office:value="-7766.55249761742">
            <text:p>-77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table:formula="of:=32767*SIN([.A1104]/2048*2*PI())" office:value-type="float" office:value="-7864.17903657791">
            <text:p>-78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table:formula="of:=32767*SIN([.A1105]/2048*2*PI())" office:value-type="float" office:value="-7961.73155489025">
            <text:p>-79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table:formula="of:=32767*SIN([.A1106]/2048*2*PI())" office:value-type="float" office:value="-8059.20913435298">
            <text:p>-80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table:formula="of:=32767*SIN([.A1107]/2048*2*PI())" office:value-type="float" office:value="-8156.61085747">
            <text:p>-8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table:formula="of:=32767*SIN([.A1108]/2048*2*PI())" office:value-type="float" office:value="-8253.93580745923">
            <text:p>-82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table:formula="of:=32767*SIN([.A1109]/2048*2*PI())" office:value-type="float" office:value="-8351.18306826113">
            <text:p>-83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table:formula="of:=32767*SIN([.A1110]/2048*2*PI())" office:value-type="float" office:value="-8448.35172454746">
            <text:p>-84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table:formula="of:=32767*SIN([.A1111]/2048*2*PI())" office:value-type="float" office:value="-8545.44086172984">
            <text:p>-85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11">
            <text:p>1111</text:p>
          </table:table-cell>
          <table:table-cell table:formula="of:=32767*SIN([.A1112]/2048*2*PI())" office:value-type="float" office:value="-8642.4495659683">
            <text:p>-86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12">
            <text:p>1112</text:p>
          </table:table-cell>
          <table:table-cell table:formula="of:=32767*SIN([.A1113]/2048*2*PI())" office:value-type="float" office:value="-8739.37692417999">
            <text:p>-87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13">
            <text:p>1113</text:p>
          </table:table-cell>
          <table:table-cell table:formula="of:=32767*SIN([.A1114]/2048*2*PI())" office:value-type="float" office:value="-8836.2220240477">
            <text:p>-88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14">
            <text:p>1114</text:p>
          </table:table-cell>
          <table:table-cell table:formula="of:=32767*SIN([.A1115]/2048*2*PI())" office:value-type="float" office:value="-8932.98395402848">
            <text:p>-89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table:formula="of:=32767*SIN([.A1116]/2048*2*PI())" office:value-type="float" office:value="-9029.66180336216">
            <text:p>-90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16">
            <text:p>1116</text:p>
          </table:table-cell>
          <table:table-cell table:formula="of:=32767*SIN([.A1117]/2048*2*PI())" office:value-type="float" office:value="-9126.25466208003">
            <text:p>-91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17">
            <text:p>1117</text:p>
          </table:table-cell>
          <table:table-cell table:formula="of:=32767*SIN([.A1118]/2048*2*PI())" office:value-type="float" office:value="-9222.7616210133">
            <text:p>-92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18">
            <text:p>1118</text:p>
          </table:table-cell>
          <table:table-cell table:formula="of:=32767*SIN([.A1119]/2048*2*PI())" office:value-type="float" office:value="-9319.18177180175">
            <text:p>-93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19">
            <text:p>1119</text:p>
          </table:table-cell>
          <table:table-cell table:formula="of:=32767*SIN([.A1120]/2048*2*PI())" office:value-type="float" office:value="-9415.51420690215">
            <text:p>-941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table:formula="of:=32767*SIN([.A1121]/2048*2*PI())" office:value-type="float" office:value="-9511.75801959696">
            <text:p>-95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21">
            <text:p>1121</text:p>
          </table:table-cell>
          <table:table-cell table:formula="of:=32767*SIN([.A1122]/2048*2*PI())" office:value-type="float" office:value="-9607.91230400278">
            <text:p>-96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22">
            <text:p>1122</text:p>
          </table:table-cell>
          <table:table-cell table:formula="of:=32767*SIN([.A1123]/2048*2*PI())" office:value-type="float" office:value="-9703.97615507882">
            <text:p>-97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23">
            <text:p>1123</text:p>
          </table:table-cell>
          <table:table-cell table:formula="of:=32767*SIN([.A1124]/2048*2*PI())" office:value-type="float" office:value="-9799.94866863556">
            <text:p>-98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24">
            <text:p>1124</text:p>
          </table:table-cell>
          <table:table-cell table:formula="of:=32767*SIN([.A1125]/2048*2*PI())" office:value-type="float" office:value="-9895.82894134314">
            <text:p>-98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table:formula="of:=32767*SIN([.A1126]/2048*2*PI())" office:value-type="float" office:value="-9991.61607073993">
            <text:p>-99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26">
            <text:p>1126</text:p>
          </table:table-cell>
          <table:table-cell table:formula="of:=32767*SIN([.A1127]/2048*2*PI())" office:value-type="float" office:value="-10087.309155241">
            <text:p>-100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table:formula="of:=32767*SIN([.A1128]/2048*2*PI())" office:value-type="float" office:value="-10182.9072941465">
            <text:p>-101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28">
            <text:p>1128</text:p>
          </table:table-cell>
          <table:table-cell table:formula="of:=32767*SIN([.A1129]/2048*2*PI())" office:value-type="float" office:value="-10278.4095876505">
            <text:p>-102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table:formula="of:=32767*SIN([.A1130]/2048*2*PI())" office:value-type="float" office:value="-10373.8151368489">
            <text:p>-103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table:formula="of:=32767*SIN([.A1131]/2048*2*PI())" office:value-type="float" office:value="-10469.1230437484">
            <text:p>-104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31">
            <text:p>1131</text:p>
          </table:table-cell>
          <table:table-cell table:formula="of:=32767*SIN([.A1132]/2048*2*PI())" office:value-type="float" office:value="-10564.3324112746">
            <text:p>-105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32">
            <text:p>1132</text:p>
          </table:table-cell>
          <table:table-cell table:formula="of:=32767*SIN([.A1133]/2048*2*PI())" office:value-type="float" office:value="-10659.4423432809">
            <text:p>-106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33">
            <text:p>1133</text:p>
          </table:table-cell>
          <table:table-cell table:formula="of:=32767*SIN([.A1134]/2048*2*PI())" office:value-type="float" office:value="-10754.4519445561">
            <text:p>-107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34">
            <text:p>1134</text:p>
          </table:table-cell>
          <table:table-cell table:formula="of:=32767*SIN([.A1135]/2048*2*PI())" office:value-type="float" office:value="-10849.3603208339">
            <text:p>-108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table:formula="of:=32767*SIN([.A1136]/2048*2*PI())" office:value-type="float" office:value="-10944.1665788003">
            <text:p>-1094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36">
            <text:p>1136</text:p>
          </table:table-cell>
          <table:table-cell table:formula="of:=32767*SIN([.A1137]/2048*2*PI())" office:value-type="float" office:value="-11038.8698261029">
            <text:p>-110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37">
            <text:p>1137</text:p>
          </table:table-cell>
          <table:table-cell table:formula="of:=32767*SIN([.A1138]/2048*2*PI())" office:value-type="float" office:value="-11133.4691713585">
            <text:p>-111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38">
            <text:p>1138</text:p>
          </table:table-cell>
          <table:table-cell table:formula="of:=32767*SIN([.A1139]/2048*2*PI())" office:value-type="float" office:value="-11227.9637241621">
            <text:p>-112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39">
            <text:p>1139</text:p>
          </table:table-cell>
          <table:table-cell table:formula="of:=32767*SIN([.A1140]/2048*2*PI())" office:value-type="float" office:value="-11322.352595095">
            <text:p>-113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table:formula="of:=32767*SIN([.A1141]/2048*2*PI())" office:value-type="float" office:value="-11416.6348957332">
            <text:p>-114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41">
            <text:p>1141</text:p>
          </table:table-cell>
          <table:table-cell table:formula="of:=32767*SIN([.A1142]/2048*2*PI())" office:value-type="float" office:value="-11510.8097386558">
            <text:p>-115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42">
            <text:p>1142</text:p>
          </table:table-cell>
          <table:table-cell table:formula="of:=32767*SIN([.A1143]/2048*2*PI())" office:value-type="float" office:value="-11604.8762374532">
            <text:p>-116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43">
            <text:p>1143</text:p>
          </table:table-cell>
          <table:table-cell table:formula="of:=32767*SIN([.A1144]/2048*2*PI())" office:value-type="float" office:value="-11698.8335067358">
            <text:p>-116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44">
            <text:p>1144</text:p>
          </table:table-cell>
          <table:table-cell table:formula="of:=32767*SIN([.A1145]/2048*2*PI())" office:value-type="float" office:value="-11792.680662142">
            <text:p>-117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table:formula="of:=32767*SIN([.A1146]/2048*2*PI())" office:value-type="float" office:value="-11886.4168203465">
            <text:p>-118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46">
            <text:p>1146</text:p>
          </table:table-cell>
          <table:table-cell table:formula="of:=32767*SIN([.A1147]/2048*2*PI())" office:value-type="float" office:value="-11980.041099069">
            <text:p>-119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47">
            <text:p>1147</text:p>
          </table:table-cell>
          <table:table-cell table:formula="of:=32767*SIN([.A1148]/2048*2*PI())" office:value-type="float" office:value="-12073.5526170822">
            <text:p>-120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48">
            <text:p>1148</text:p>
          </table:table-cell>
          <table:table-cell table:formula="of:=32767*SIN([.A1149]/2048*2*PI())" office:value-type="float" office:value="-12166.9504942199">
            <text:p>-121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49">
            <text:p>1149</text:p>
          </table:table-cell>
          <table:table-cell table:formula="of:=32767*SIN([.A1150]/2048*2*PI())" office:value-type="float" office:value="-12260.2338513858">
            <text:p>-122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table:formula="of:=32767*SIN([.A1151]/2048*2*PI())" office:value-type="float" office:value="-12353.4018105614">
            <text:p>-123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51">
            <text:p>1151</text:p>
          </table:table-cell>
          <table:table-cell table:formula="of:=32767*SIN([.A1152]/2048*2*PI())" office:value-type="float" office:value="-12446.4534948144">
            <text:p>-124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table:formula="of:=32767*SIN([.A1153]/2048*2*PI())" office:value-type="float" office:value="-12539.3880283069">
            <text:p>-125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53">
            <text:p>1153</text:p>
          </table:table-cell>
          <table:table-cell table:formula="of:=32767*SIN([.A1154]/2048*2*PI())" office:value-type="float" office:value="-12632.2045363037">
            <text:p>-126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54">
            <text:p>1154</text:p>
          </table:table-cell>
          <table:table-cell table:formula="of:=32767*SIN([.A1155]/2048*2*PI())" office:value-type="float" office:value="-12724.9021451804">
            <text:p>-1272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table:formula="of:=32767*SIN([.A1156]/2048*2*PI())" office:value-type="float" office:value="-12817.479982432">
            <text:p>-128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56">
            <text:p>1156</text:p>
          </table:table-cell>
          <table:table-cell table:formula="of:=32767*SIN([.A1157]/2048*2*PI())" office:value-type="float" office:value="-12909.9371766804">
            <text:p>-129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57">
            <text:p>1157</text:p>
          </table:table-cell>
          <table:table-cell table:formula="of:=32767*SIN([.A1158]/2048*2*PI())" office:value-type="float" office:value="-13002.2728576833">
            <text:p>-130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58">
            <text:p>1158</text:p>
          </table:table-cell>
          <table:table-cell table:formula="of:=32767*SIN([.A1159]/2048*2*PI())" office:value-type="float" office:value="-13094.4861563423">
            <text:p>-130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59">
            <text:p>1159</text:p>
          </table:table-cell>
          <table:table-cell table:formula="of:=32767*SIN([.A1160]/2048*2*PI())" office:value-type="float" office:value="-13186.5762047106">
            <text:p>-131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table:formula="of:=32767*SIN([.A1161]/2048*2*PI())" office:value-type="float" office:value="-13278.5421360015">
            <text:p>-132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61">
            <text:p>1161</text:p>
          </table:table-cell>
          <table:table-cell table:formula="of:=32767*SIN([.A1162]/2048*2*PI())" office:value-type="float" office:value="-13370.3830845967">
            <text:p>-133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62">
            <text:p>1162</text:p>
          </table:table-cell>
          <table:table-cell table:formula="of:=32767*SIN([.A1163]/2048*2*PI())" office:value-type="float" office:value="-13462.0981860543">
            <text:p>-13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63">
            <text:p>1163</text:p>
          </table:table-cell>
          <table:table-cell table:formula="of:=32767*SIN([.A1164]/2048*2*PI())" office:value-type="float" office:value="-13553.6865771168">
            <text:p>-135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64">
            <text:p>1164</text:p>
          </table:table-cell>
          <table:table-cell table:formula="of:=32767*SIN([.A1165]/2048*2*PI())" office:value-type="float" office:value="-13645.1473957193">
            <text:p>-136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table:formula="of:=32767*SIN([.A1166]/2048*2*PI())" office:value-type="float" office:value="-13736.4797809978">
            <text:p>-137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66">
            <text:p>1166</text:p>
          </table:table-cell>
          <table:table-cell table:formula="of:=32767*SIN([.A1167]/2048*2*PI())" office:value-type="float" office:value="-13827.682873297">
            <text:p>-138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67">
            <text:p>1167</text:p>
          </table:table-cell>
          <table:table-cell table:formula="of:=32767*SIN([.A1168]/2048*2*PI())" office:value-type="float" office:value="-13918.7558141789">
            <text:p>-139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68">
            <text:p>1168</text:p>
          </table:table-cell>
          <table:table-cell table:formula="of:=32767*SIN([.A1169]/2048*2*PI())" office:value-type="float" office:value="-14009.69774643">
            <text:p>-140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69">
            <text:p>1169</text:p>
          </table:table-cell>
          <table:table-cell table:formula="of:=32767*SIN([.A1170]/2048*2*PI())" office:value-type="float" office:value="-14100.5078140705">
            <text:p>-141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table:formula="of:=32767*SIN([.A1171]/2048*2*PI())" office:value-type="float" office:value="-14191.1851623612">
            <text:p>-141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71">
            <text:p>1171</text:p>
          </table:table-cell>
          <table:table-cell table:formula="of:=32767*SIN([.A1172]/2048*2*PI())" office:value-type="float" office:value="-14281.7289378125">
            <text:p>-142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72">
            <text:p>1172</text:p>
          </table:table-cell>
          <table:table-cell table:formula="of:=32767*SIN([.A1173]/2048*2*PI())" office:value-type="float" office:value="-14372.1382881919">
            <text:p>-1437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73">
            <text:p>1173</text:p>
          </table:table-cell>
          <table:table-cell table:formula="of:=32767*SIN([.A1174]/2048*2*PI())" office:value-type="float" office:value="-14462.4123625322">
            <text:p>-14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74">
            <text:p>1174</text:p>
          </table:table-cell>
          <table:table-cell table:formula="of:=32767*SIN([.A1175]/2048*2*PI())" office:value-type="float" office:value="-14552.5503111393">
            <text:p>-14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table:formula="of:=32767*SIN([.A1176]/2048*2*PI())" office:value-type="float" office:value="-14642.5512856005">
            <text:p>-146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76">
            <text:p>1176</text:p>
          </table:table-cell>
          <table:table-cell table:formula="of:=32767*SIN([.A1177]/2048*2*PI())" office:value-type="float" office:value="-14732.4144387925">
            <text:p>-14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77">
            <text:p>1177</text:p>
          </table:table-cell>
          <table:table-cell table:formula="of:=32767*SIN([.A1178]/2048*2*PI())" office:value-type="float" office:value="-14822.138924889">
            <text:p>-148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78">
            <text:p>1178</text:p>
          </table:table-cell>
          <table:table-cell table:formula="of:=32767*SIN([.A1179]/2048*2*PI())" office:value-type="float" office:value="-14911.7238993689">
            <text:p>-149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79">
            <text:p>1179</text:p>
          </table:table-cell>
          <table:table-cell table:formula="of:=32767*SIN([.A1180]/2048*2*PI())" office:value-type="float" office:value="-15001.1685190244">
            <text:p>-150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table:formula="of:=32767*SIN([.A1181]/2048*2*PI())" office:value-type="float" office:value="-15090.4719419687">
            <text:p>-150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81">
            <text:p>1181</text:p>
          </table:table-cell>
          <table:table-cell table:formula="of:=32767*SIN([.A1182]/2048*2*PI())" office:value-type="float" office:value="-15179.6333276438">
            <text:p>-151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82">
            <text:p>1182</text:p>
          </table:table-cell>
          <table:table-cell table:formula="of:=32767*SIN([.A1183]/2048*2*PI())" office:value-type="float" office:value="-15268.6518368289">
            <text:p>-152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83">
            <text:p>1183</text:p>
          </table:table-cell>
          <table:table-cell table:formula="of:=32767*SIN([.A1184]/2048*2*PI())" office:value-type="float" office:value="-15357.526631648">
            <text:p>-1535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84">
            <text:p>1184</text:p>
          </table:table-cell>
          <table:table-cell table:formula="of:=32767*SIN([.A1185]/2048*2*PI())" office:value-type="float" office:value="-15446.2568755775">
            <text:p>-154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table:formula="of:=32767*SIN([.A1186]/2048*2*PI())" office:value-type="float" office:value="-15534.8417334546">
            <text:p>-155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86">
            <text:p>1186</text:p>
          </table:table-cell>
          <table:table-cell table:formula="of:=32767*SIN([.A1187]/2048*2*PI())" office:value-type="float" office:value="-15623.2803714849">
            <text:p>-156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87">
            <text:p>1187</text:p>
          </table:table-cell>
          <table:table-cell table:formula="of:=32767*SIN([.A1188]/2048*2*PI())" office:value-type="float" office:value="-15711.5719572502">
            <text:p>-157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88">
            <text:p>1188</text:p>
          </table:table-cell>
          <table:table-cell table:formula="of:=32767*SIN([.A1189]/2048*2*PI())" office:value-type="float" office:value="-15799.7156597166">
            <text:p>-158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89">
            <text:p>1189</text:p>
          </table:table-cell>
          <table:table-cell table:formula="of:=32767*SIN([.A1190]/2048*2*PI())" office:value-type="float" office:value="-15887.7106492419">
            <text:p>-158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table:formula="of:=32767*SIN([.A1191]/2048*2*PI())" office:value-type="float" office:value="-15975.5560975838">
            <text:p>-159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91">
            <text:p>1191</text:p>
          </table:table-cell>
          <table:table-cell table:formula="of:=32767*SIN([.A1192]/2048*2*PI())" office:value-type="float" office:value="-16063.2511779074">
            <text:p>-160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92">
            <text:p>1192</text:p>
          </table:table-cell>
          <table:table-cell table:formula="of:=32767*SIN([.A1193]/2048*2*PI())" office:value-type="float" office:value="-16150.7950647933">
            <text:p>-161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93">
            <text:p>1193</text:p>
          </table:table-cell>
          <table:table-cell table:formula="of:=32767*SIN([.A1194]/2048*2*PI())" office:value-type="float" office:value="-16238.1869342451">
            <text:p>-162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94">
            <text:p>1194</text:p>
          </table:table-cell>
          <table:table-cell table:formula="of:=32767*SIN([.A1195]/2048*2*PI())" office:value-type="float" office:value="-16325.4259636971">
            <text:p>-1632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table:formula="of:=32767*SIN([.A1196]/2048*2*PI())" office:value-type="float" office:value="-16412.5113320225">
            <text:p>-164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96">
            <text:p>1196</text:p>
          </table:table-cell>
          <table:table-cell table:formula="of:=32767*SIN([.A1197]/2048*2*PI())" office:value-type="float" office:value="-16499.4422195406">
            <text:p>-164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97">
            <text:p>1197</text:p>
          </table:table-cell>
          <table:table-cell table:formula="of:=32767*SIN([.A1198]/2048*2*PI())" office:value-type="float" office:value="-16586.2178080247">
            <text:p>-165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98">
            <text:p>1198</text:p>
          </table:table-cell>
          <table:table-cell table:formula="of:=32767*SIN([.A1199]/2048*2*PI())" office:value-type="float" office:value="-16672.83728071">
            <text:p>-166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199">
            <text:p>1199</text:p>
          </table:table-cell>
          <table:table-cell table:formula="of:=32767*SIN([.A1200]/2048*2*PI())" office:value-type="float" office:value="-16759.299822301">
            <text:p>-167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table:formula="of:=32767*SIN([.A1201]/2048*2*PI())" office:value-type="float" office:value="-16845.6046189793">
            <text:p>-168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01">
            <text:p>1201</text:p>
          </table:table-cell>
          <table:table-cell table:formula="of:=32767*SIN([.A1202]/2048*2*PI())" office:value-type="float" office:value="-16931.7508584113">
            <text:p>-169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02">
            <text:p>1202</text:p>
          </table:table-cell>
          <table:table-cell table:formula="of:=32767*SIN([.A1203]/2048*2*PI())" office:value-type="float" office:value="-17017.7377297559">
            <text:p>-170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03">
            <text:p>1203</text:p>
          </table:table-cell>
          <table:table-cell table:formula="of:=32767*SIN([.A1204]/2048*2*PI())" office:value-type="float" office:value="-17103.5644236717">
            <text:p>-171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04">
            <text:p>1204</text:p>
          </table:table-cell>
          <table:table-cell table:formula="of:=32767*SIN([.A1205]/2048*2*PI())" office:value-type="float" office:value="-17189.2301323254">
            <text:p>-171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table:formula="of:=32767*SIN([.A1206]/2048*2*PI())" office:value-type="float" office:value="-17274.7340493986">
            <text:p>-172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06">
            <text:p>1206</text:p>
          </table:table-cell>
          <table:table-cell table:formula="of:=32767*SIN([.A1207]/2048*2*PI())" office:value-type="float" office:value="-17360.0753700958">
            <text:p>-173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07">
            <text:p>1207</text:p>
          </table:table-cell>
          <table:table-cell table:formula="of:=32767*SIN([.A1208]/2048*2*PI())" office:value-type="float" office:value="-17445.2532911521">
            <text:p>-174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08">
            <text:p>1208</text:p>
          </table:table-cell>
          <table:table-cell table:formula="of:=32767*SIN([.A1209]/2048*2*PI())" office:value-type="float" office:value="-17530.2670108405">
            <text:p>-175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09">
            <text:p>1209</text:p>
          </table:table-cell>
          <table:table-cell table:formula="of:=32767*SIN([.A1210]/2048*2*PI())" office:value-type="float" office:value="-17615.1157289794">
            <text:p>-176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table:formula="of:=32767*SIN([.A1211]/2048*2*PI())" office:value-type="float" office:value="-17699.7986469404">
            <text:p>-177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11">
            <text:p>1211</text:p>
          </table:table-cell>
          <table:table-cell table:formula="of:=32767*SIN([.A1212]/2048*2*PI())" office:value-type="float" office:value="-17784.3149676556">
            <text:p>-177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12">
            <text:p>1212</text:p>
          </table:table-cell>
          <table:table-cell table:formula="of:=32767*SIN([.A1213]/2048*2*PI())" office:value-type="float" office:value="-17868.6638956252">
            <text:p>-178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13">
            <text:p>1213</text:p>
          </table:table-cell>
          <table:table-cell table:formula="of:=32767*SIN([.A1214]/2048*2*PI())" office:value-type="float" office:value="-17952.844636925">
            <text:p>-179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14">
            <text:p>1214</text:p>
          </table:table-cell>
          <table:table-cell table:formula="of:=32767*SIN([.A1215]/2048*2*PI())" office:value-type="float" office:value="-18036.8563992137">
            <text:p>-180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table:formula="of:=32767*SIN([.A1216]/2048*2*PI())" office:value-type="float" office:value="-18120.6983917408">
            <text:p>-181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table:formula="of:=32767*SIN([.A1217]/2048*2*PI())" office:value-type="float" office:value="-18204.3698253533">
            <text:p>-182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17">
            <text:p>1217</text:p>
          </table:table-cell>
          <table:table-cell table:formula="of:=32767*SIN([.A1218]/2048*2*PI())" office:value-type="float" office:value="-18287.869912504">
            <text:p>-182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18">
            <text:p>1218</text:p>
          </table:table-cell>
          <table:table-cell table:formula="of:=32767*SIN([.A1219]/2048*2*PI())" office:value-type="float" office:value="-18371.1978672581">
            <text:p>-183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19">
            <text:p>1219</text:p>
          </table:table-cell>
          <table:table-cell table:formula="of:=32767*SIN([.A1220]/2048*2*PI())" office:value-type="float" office:value="-18454.3529053013">
            <text:p>-184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table:formula="of:=32767*SIN([.A1221]/2048*2*PI())" office:value-type="float" office:value="-18537.3342439467">
            <text:p>-185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21">
            <text:p>1221</text:p>
          </table:table-cell>
          <table:table-cell table:formula="of:=32767*SIN([.A1222]/2048*2*PI())" office:value-type="float" office:value="-18620.1411021422">
            <text:p>-1862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22">
            <text:p>1222</text:p>
          </table:table-cell>
          <table:table-cell table:formula="of:=32767*SIN([.A1223]/2048*2*PI())" office:value-type="float" office:value="-18702.7727004783">
            <text:p>-187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23">
            <text:p>1223</text:p>
          </table:table-cell>
          <table:table-cell table:formula="of:=32767*SIN([.A1224]/2048*2*PI())" office:value-type="float" office:value="-18785.2282611947">
            <text:p>-187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24">
            <text:p>1224</text:p>
          </table:table-cell>
          <table:table-cell table:formula="of:=32767*SIN([.A1225]/2048*2*PI())" office:value-type="float" office:value="-18867.5070081885">
            <text:p>-1886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table:formula="of:=32767*SIN([.A1226]/2048*2*PI())" office:value-type="float" office:value="-18949.6081670207">
            <text:p>-189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26">
            <text:p>1226</text:p>
          </table:table-cell>
          <table:table-cell table:formula="of:=32767*SIN([.A1227]/2048*2*PI())" office:value-type="float" office:value="-19031.5309649239">
            <text:p>-190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27">
            <text:p>1227</text:p>
          </table:table-cell>
          <table:table-cell table:formula="of:=32767*SIN([.A1228]/2048*2*PI())" office:value-type="float" office:value="-19113.2746308096">
            <text:p>-191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28">
            <text:p>1228</text:p>
          </table:table-cell>
          <table:table-cell table:formula="of:=32767*SIN([.A1229]/2048*2*PI())" office:value-type="float" office:value="-19194.8383952751">
            <text:p>-19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29">
            <text:p>1229</text:p>
          </table:table-cell>
          <table:table-cell table:formula="of:=32767*SIN([.A1230]/2048*2*PI())" office:value-type="float" office:value="-19276.2214906114">
            <text:p>-192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table:formula="of:=32767*SIN([.A1231]/2048*2*PI())" office:value-type="float" office:value="-19357.4231508097">
            <text:p>-193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31">
            <text:p>1231</text:p>
          </table:table-cell>
          <table:table-cell table:formula="of:=32767*SIN([.A1232]/2048*2*PI())" office:value-type="float" office:value="-19438.4426115691">
            <text:p>-194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32">
            <text:p>1232</text:p>
          </table:table-cell>
          <table:table-cell table:formula="of:=32767*SIN([.A1233]/2048*2*PI())" office:value-type="float" office:value="-19519.2791103036">
            <text:p>-195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33">
            <text:p>1233</text:p>
          </table:table-cell>
          <table:table-cell table:formula="of:=32767*SIN([.A1234]/2048*2*PI())" office:value-type="float" office:value="-19599.9318861491">
            <text:p>-196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34">
            <text:p>1234</text:p>
          </table:table-cell>
          <table:table-cell table:formula="of:=32767*SIN([.A1235]/2048*2*PI())" office:value-type="float" office:value="-19680.4001799712">
            <text:p>-196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table:formula="of:=32767*SIN([.A1236]/2048*2*PI())" office:value-type="float" office:value="-19760.6832343716">
            <text:p>-1976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36">
            <text:p>1236</text:p>
          </table:table-cell>
          <table:table-cell table:formula="of:=32767*SIN([.A1237]/2048*2*PI())" office:value-type="float" office:value="-19840.7802936955">
            <text:p>-198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37">
            <text:p>1237</text:p>
          </table:table-cell>
          <table:table-cell table:formula="of:=32767*SIN([.A1238]/2048*2*PI())" office:value-type="float" office:value="-19920.690604039">
            <text:p>-199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38">
            <text:p>1238</text:p>
          </table:table-cell>
          <table:table-cell table:formula="of:=32767*SIN([.A1239]/2048*2*PI())" office:value-type="float" office:value="-20000.4134132558">
            <text:p>-200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39">
            <text:p>1239</text:p>
          </table:table-cell>
          <table:table-cell table:formula="of:=32767*SIN([.A1240]/2048*2*PI())" office:value-type="float" office:value="-20079.9479709645">
            <text:p>-200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table:formula="of:=32767*SIN([.A1241]/2048*2*PI())" office:value-type="float" office:value="-20159.2935285554">
            <text:p>-201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41">
            <text:p>1241</text:p>
          </table:table-cell>
          <table:table-cell table:formula="of:=32767*SIN([.A1242]/2048*2*PI())" office:value-type="float" office:value="-20238.449339198">
            <text:p>-202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42">
            <text:p>1242</text:p>
          </table:table-cell>
          <table:table-cell table:formula="of:=32767*SIN([.A1243]/2048*2*PI())" office:value-type="float" office:value="-20317.4146578477">
            <text:p>-203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43">
            <text:p>1243</text:p>
          </table:table-cell>
          <table:table-cell table:formula="of:=32767*SIN([.A1244]/2048*2*PI())" office:value-type="float" office:value="-20396.1887412528">
            <text:p>-203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44">
            <text:p>1244</text:p>
          </table:table-cell>
          <table:table-cell table:formula="of:=32767*SIN([.A1245]/2048*2*PI())" office:value-type="float" office:value="-20474.7708479616">
            <text:p>-204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table:formula="of:=32767*SIN([.A1246]/2048*2*PI())" office:value-type="float" office:value="-20553.1602383294">
            <text:p>-20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46">
            <text:p>1246</text:p>
          </table:table-cell>
          <table:table-cell table:formula="of:=32767*SIN([.A1247]/2048*2*PI())" office:value-type="float" office:value="-20631.3561745254">
            <text:p>-206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47">
            <text:p>1247</text:p>
          </table:table-cell>
          <table:table-cell table:formula="of:=32767*SIN([.A1248]/2048*2*PI())" office:value-type="float" office:value="-20709.3579205397">
            <text:p>-207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48">
            <text:p>1248</text:p>
          </table:table-cell>
          <table:table-cell table:formula="of:=32767*SIN([.A1249]/2048*2*PI())" office:value-type="float" office:value="-20787.1647421902">
            <text:p>-207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49">
            <text:p>1249</text:p>
          </table:table-cell>
          <table:table-cell table:formula="of:=32767*SIN([.A1250]/2048*2*PI())" office:value-type="float" office:value="-20864.7759071293">
            <text:p>-208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table:formula="of:=32767*SIN([.A1251]/2048*2*PI())" office:value-type="float" office:value="-20942.1906848513">
            <text:p>-209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51">
            <text:p>1251</text:p>
          </table:table-cell>
          <table:table-cell table:formula="of:=32767*SIN([.A1252]/2048*2*PI())" office:value-type="float" office:value="-21019.4083466988">
            <text:p>-210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52">
            <text:p>1252</text:p>
          </table:table-cell>
          <table:table-cell table:formula="of:=32767*SIN([.A1253]/2048*2*PI())" office:value-type="float" office:value="-21096.4281658698">
            <text:p>-210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53">
            <text:p>1253</text:p>
          </table:table-cell>
          <table:table-cell table:formula="of:=32767*SIN([.A1254]/2048*2*PI())" office:value-type="float" office:value="-21173.2494174243">
            <text:p>-211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54">
            <text:p>1254</text:p>
          </table:table-cell>
          <table:table-cell table:formula="of:=32767*SIN([.A1255]/2048*2*PI())" office:value-type="float" office:value="-21249.8713782916">
            <text:p>-212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table:formula="of:=32767*SIN([.A1256]/2048*2*PI())" office:value-type="float" office:value="-21326.2933272764">
            <text:p>-213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56">
            <text:p>1256</text:p>
          </table:table-cell>
          <table:table-cell table:formula="of:=32767*SIN([.A1257]/2048*2*PI())" office:value-type="float" office:value="-21402.5145450664">
            <text:p>-214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57">
            <text:p>1257</text:p>
          </table:table-cell>
          <table:table-cell table:formula="of:=32767*SIN([.A1258]/2048*2*PI())" office:value-type="float" office:value="-21478.5343142384">
            <text:p>-214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58">
            <text:p>1258</text:p>
          </table:table-cell>
          <table:table-cell table:formula="of:=32767*SIN([.A1259]/2048*2*PI())" office:value-type="float" office:value="-21554.3519192654">
            <text:p>-215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59">
            <text:p>1259</text:p>
          </table:table-cell>
          <table:table-cell table:formula="of:=32767*SIN([.A1260]/2048*2*PI())" office:value-type="float" office:value="-21629.9666465232">
            <text:p>-216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table:formula="of:=32767*SIN([.A1261]/2048*2*PI())" office:value-type="float" office:value="-21705.3777842972">
            <text:p>-217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61">
            <text:p>1261</text:p>
          </table:table-cell>
          <table:table-cell table:formula="of:=32767*SIN([.A1262]/2048*2*PI())" office:value-type="float" office:value="-21780.584622789">
            <text:p>-2178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62">
            <text:p>1262</text:p>
          </table:table-cell>
          <table:table-cell table:formula="of:=32767*SIN([.A1263]/2048*2*PI())" office:value-type="float" office:value="-21855.5864541233">
            <text:p>-218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63">
            <text:p>1263</text:p>
          </table:table-cell>
          <table:table-cell table:formula="of:=32767*SIN([.A1264]/2048*2*PI())" office:value-type="float" office:value="-21930.3825723542">
            <text:p>-219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64">
            <text:p>1264</text:p>
          </table:table-cell>
          <table:table-cell table:formula="of:=32767*SIN([.A1265]/2048*2*PI())" office:value-type="float" office:value="-22004.9722734723">
            <text:p>-220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table:formula="of:=32767*SIN([.A1266]/2048*2*PI())" office:value-type="float" office:value="-22079.3548554107">
            <text:p>-220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66">
            <text:p>1266</text:p>
          </table:table-cell>
          <table:table-cell table:formula="of:=32767*SIN([.A1267]/2048*2*PI())" office:value-type="float" office:value="-22153.5296180524">
            <text:p>-221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67">
            <text:p>1267</text:p>
          </table:table-cell>
          <table:table-cell table:formula="of:=32767*SIN([.A1268]/2048*2*PI())" office:value-type="float" office:value="-22227.4958632362">
            <text:p>-222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68">
            <text:p>1268</text:p>
          </table:table-cell>
          <table:table-cell table:formula="of:=32767*SIN([.A1269]/2048*2*PI())" office:value-type="float" office:value="-22301.2528947636">
            <text:p>-223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69">
            <text:p>1269</text:p>
          </table:table-cell>
          <table:table-cell table:formula="of:=32767*SIN([.A1270]/2048*2*PI())" office:value-type="float" office:value="-22374.8000184054">
            <text:p>-223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table:formula="of:=32767*SIN([.A1271]/2048*2*PI())" office:value-type="float" office:value="-22448.1365419081">
            <text:p>-224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71">
            <text:p>1271</text:p>
          </table:table-cell>
          <table:table-cell table:formula="of:=32767*SIN([.A1272]/2048*2*PI())" office:value-type="float" office:value="-22521.2617750003">
            <text:p>-22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72">
            <text:p>1272</text:p>
          </table:table-cell>
          <table:table-cell table:formula="of:=32767*SIN([.A1273]/2048*2*PI())" office:value-type="float" office:value="-22594.1750293995">
            <text:p>-225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73">
            <text:p>1273</text:p>
          </table:table-cell>
          <table:table-cell table:formula="of:=32767*SIN([.A1274]/2048*2*PI())" office:value-type="float" office:value="-22666.8756188184">
            <text:p>-226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74">
            <text:p>1274</text:p>
          </table:table-cell>
          <table:table-cell table:formula="of:=32767*SIN([.A1275]/2048*2*PI())" office:value-type="float" office:value="-22739.3628589713">
            <text:p>-227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table:formula="of:=32767*SIN([.A1276]/2048*2*PI())" office:value-type="float" office:value="-22811.6360675808">
            <text:p>-228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76">
            <text:p>1276</text:p>
          </table:table-cell>
          <table:table-cell table:formula="of:=32767*SIN([.A1277]/2048*2*PI())" office:value-type="float" office:value="-22883.6945643838">
            <text:p>-228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77">
            <text:p>1277</text:p>
          </table:table-cell>
          <table:table-cell table:formula="of:=32767*SIN([.A1278]/2048*2*PI())" office:value-type="float" office:value="-22955.5376711384">
            <text:p>-229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78">
            <text:p>1278</text:p>
          </table:table-cell>
          <table:table-cell table:formula="of:=32767*SIN([.A1279]/2048*2*PI())" office:value-type="float" office:value="-23027.1647116299">
            <text:p>-230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79">
            <text:p>1279</text:p>
          </table:table-cell>
          <table:table-cell table:formula="of:=32767*SIN([.A1280]/2048*2*PI())" office:value-type="float" office:value="-23098.5750116773">
            <text:p>-230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table:formula="of:=32767*SIN([.A1281]/2048*2*PI())" office:value-type="float" office:value="-23169.7678991396">
            <text:p>-231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81">
            <text:p>1281</text:p>
          </table:table-cell>
          <table:table-cell table:formula="of:=32767*SIN([.A1282]/2048*2*PI())" office:value-type="float" office:value="-23240.7427039223">
            <text:p>-232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82">
            <text:p>1282</text:p>
          </table:table-cell>
          <table:table-cell table:formula="of:=32767*SIN([.A1283]/2048*2*PI())" office:value-type="float" office:value="-23311.4987579835">
            <text:p>-233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83">
            <text:p>1283</text:p>
          </table:table-cell>
          <table:table-cell table:formula="of:=32767*SIN([.A1284]/2048*2*PI())" office:value-type="float" office:value="-23382.0353953403">
            <text:p>-233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84">
            <text:p>1284</text:p>
          </table:table-cell>
          <table:table-cell table:formula="of:=32767*SIN([.A1285]/2048*2*PI())" office:value-type="float" office:value="-23452.3519520749">
            <text:p>-234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table:formula="of:=32767*SIN([.A1286]/2048*2*PI())" office:value-type="float" office:value="-23522.4477663412">
            <text:p>-235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86">
            <text:p>1286</text:p>
          </table:table-cell>
          <table:table-cell table:formula="of:=32767*SIN([.A1287]/2048*2*PI())" office:value-type="float" office:value="-23592.3221783706">
            <text:p>-235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87">
            <text:p>1287</text:p>
          </table:table-cell>
          <table:table-cell table:formula="of:=32767*SIN([.A1288]/2048*2*PI())" office:value-type="float" office:value="-23661.9745304786">
            <text:p>-236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88">
            <text:p>1288</text:p>
          </table:table-cell>
          <table:table-cell table:formula="of:=32767*SIN([.A1289]/2048*2*PI())" office:value-type="float" office:value="-23731.4041670707">
            <text:p>-237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89">
            <text:p>1289</text:p>
          </table:table-cell>
          <table:table-cell table:formula="of:=32767*SIN([.A1290]/2048*2*PI())" office:value-type="float" office:value="-23800.6104346488">
            <text:p>-238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table:formula="of:=32767*SIN([.A1291]/2048*2*PI())" office:value-type="float" office:value="-23869.592681817">
            <text:p>-238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91">
            <text:p>1291</text:p>
          </table:table-cell>
          <table:table-cell table:formula="of:=32767*SIN([.A1292]/2048*2*PI())" office:value-type="float" office:value="-23938.3502592882">
            <text:p>-239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table:formula="of:=32767*SIN([.A1293]/2048*2*PI())" office:value-type="float" office:value="-24006.8825198899">
            <text:p>-240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table:formula="of:=32767*SIN([.A1294]/2048*2*PI())" office:value-type="float" office:value="-24075.1888185704">
            <text:p>-240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table:formula="of:=32767*SIN([.A1295]/2048*2*PI())" office:value-type="float" office:value="-24143.2685124048">
            <text:p>-241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table:formula="of:=32767*SIN([.A1296]/2048*2*PI())" office:value-type="float" office:value="-24211.120960601">
            <text:p>-242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table:formula="of:=32767*SIN([.A1297]/2048*2*PI())" office:value-type="float" office:value="-24278.7455245059">
            <text:p>-242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97">
            <text:p>1297</text:p>
          </table:table-cell>
          <table:table-cell table:formula="of:=32767*SIN([.A1298]/2048*2*PI())" office:value-type="float" office:value="-24346.1415676115">
            <text:p>-243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table:formula="of:=32767*SIN([.A1299]/2048*2*PI())" office:value-type="float" office:value="-24413.3084555605">
            <text:p>-244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table:formula="of:=32767*SIN([.A1300]/2048*2*PI())" office:value-type="float" office:value="-24480.2455561526">
            <text:p>-244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table:formula="of:=32767*SIN([.A1301]/2048*2*PI())" office:value-type="float" office:value="-24546.9522393502">
            <text:p>-2454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table:formula="of:=32767*SIN([.A1302]/2048*2*PI())" office:value-type="float" office:value="-24613.4278772847">
            <text:p>-246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table:formula="of:=32767*SIN([.A1303]/2048*2*PI())" office:value-type="float" office:value="-24679.671844262">
            <text:p>-246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03">
            <text:p>1303</text:p>
          </table:table-cell>
          <table:table-cell table:formula="of:=32767*SIN([.A1304]/2048*2*PI())" office:value-type="float" office:value="-24745.6835167688">
            <text:p>-247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table:formula="of:=32767*SIN([.A1305]/2048*2*PI())" office:value-type="float" office:value="-24811.462273478">
            <text:p>-248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table:formula="of:=32767*SIN([.A1306]/2048*2*PI())" office:value-type="float" office:value="-24877.0074952548">
            <text:p>-248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table:formula="of:=32767*SIN([.A1307]/2048*2*PI())" office:value-type="float" office:value="-24942.3185651628">
            <text:p>-249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table:formula="of:=32767*SIN([.A1308]/2048*2*PI())" office:value-type="float" office:value="-25007.3948684692">
            <text:p>-250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08">
            <text:p>1308</text:p>
          </table:table-cell>
          <table:table-cell table:formula="of:=32767*SIN([.A1309]/2048*2*PI())" office:value-type="float" office:value="-25072.2357926511">
            <text:p>-2507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table:formula="of:=32767*SIN([.A1310]/2048*2*PI())" office:value-type="float" office:value="-25136.840727401">
            <text:p>-251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table:formula="of:=32767*SIN([.A1311]/2048*2*PI())" office:value-type="float" office:value="-25201.2090646327">
            <text:p>-252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11">
            <text:p>1311</text:p>
          </table:table-cell>
          <table:table-cell table:formula="of:=32767*SIN([.A1312]/2048*2*PI())" office:value-type="float" office:value="-25265.3401984869">
            <text:p>-252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12">
            <text:p>1312</text:p>
          </table:table-cell>
          <table:table-cell table:formula="of:=32767*SIN([.A1313]/2048*2*PI())" office:value-type="float" office:value="-25329.2335253368">
            <text:p>-2532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13">
            <text:p>1313</text:p>
          </table:table-cell>
          <table:table-cell table:formula="of:=32767*SIN([.A1314]/2048*2*PI())" office:value-type="float" office:value="-25392.8884437942">
            <text:p>-253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14">
            <text:p>1314</text:p>
          </table:table-cell>
          <table:table-cell table:formula="of:=32767*SIN([.A1315]/2048*2*PI())" office:value-type="float" office:value="-25456.3043547148">
            <text:p>-254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table:formula="of:=32767*SIN([.A1316]/2048*2*PI())" office:value-type="float" office:value="-25519.4806612038">
            <text:p>-255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table:formula="of:=32767*SIN([.A1317]/2048*2*PI())" office:value-type="float" office:value="-25582.4167686218">
            <text:p>-255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17">
            <text:p>1317</text:p>
          </table:table-cell>
          <table:table-cell table:formula="of:=32767*SIN([.A1318]/2048*2*PI())" office:value-type="float" office:value="-25645.1120845902">
            <text:p>-256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18">
            <text:p>1318</text:p>
          </table:table-cell>
          <table:table-cell table:formula="of:=32767*SIN([.A1319]/2048*2*PI())" office:value-type="float" office:value="-25707.5660189967">
            <text:p>-257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19">
            <text:p>1319</text:p>
          </table:table-cell>
          <table:table-cell table:formula="of:=32767*SIN([.A1320]/2048*2*PI())" office:value-type="float" office:value="-25769.7779840012">
            <text:p>-257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table:formula="of:=32767*SIN([.A1321]/2048*2*PI())" office:value-type="float" office:value="-25831.747394041">
            <text:p>-258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table:formula="of:=32767*SIN([.A1322]/2048*2*PI())" office:value-type="float" office:value="-25893.4736658363">
            <text:p>-258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table:formula="of:=32767*SIN([.A1323]/2048*2*PI())" office:value-type="float" office:value="-25954.9562183961">
            <text:p>-259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23">
            <text:p>1323</text:p>
          </table:table-cell>
          <table:table-cell table:formula="of:=32767*SIN([.A1324]/2048*2*PI())" office:value-type="float" office:value="-26016.194473023">
            <text:p>-2601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24">
            <text:p>1324</text:p>
          </table:table-cell>
          <table:table-cell table:formula="of:=32767*SIN([.A1325]/2048*2*PI())" office:value-type="float" office:value="-26077.1878533193">
            <text:p>-260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table:formula="of:=32767*SIN([.A1326]/2048*2*PI())" office:value-type="float" office:value="-26137.9357851921">
            <text:p>-261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26">
            <text:p>1326</text:p>
          </table:table-cell>
          <table:table-cell table:formula="of:=32767*SIN([.A1327]/2048*2*PI())" office:value-type="float" office:value="-26198.4376968587">
            <text:p>-261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table:formula="of:=32767*SIN([.A1328]/2048*2*PI())" office:value-type="float" office:value="-26258.6930188521">
            <text:p>-262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28">
            <text:p>1328</text:p>
          </table:table-cell>
          <table:table-cell table:formula="of:=32767*SIN([.A1329]/2048*2*PI())" office:value-type="float" office:value="-26318.7011840263">
            <text:p>-263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29">
            <text:p>1329</text:p>
          </table:table-cell>
          <table:table-cell table:formula="of:=32767*SIN([.A1330]/2048*2*PI())" office:value-type="float" office:value="-26378.4616275615">
            <text:p>-263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table:formula="of:=32767*SIN([.A1331]/2048*2*PI())" office:value-type="float" office:value="-26437.9737869697">
            <text:p>-264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31">
            <text:p>1331</text:p>
          </table:table-cell>
          <table:table-cell table:formula="of:=32767*SIN([.A1332]/2048*2*PI())" office:value-type="float" office:value="-26497.2371020997">
            <text:p>-264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32">
            <text:p>1332</text:p>
          </table:table-cell>
          <table:table-cell table:formula="of:=32767*SIN([.A1333]/2048*2*PI())" office:value-type="float" office:value="-26556.2510151428">
            <text:p>-265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33">
            <text:p>1333</text:p>
          </table:table-cell>
          <table:table-cell table:formula="of:=32767*SIN([.A1334]/2048*2*PI())" office:value-type="float" office:value="-26615.0149706374">
            <text:p>-266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34">
            <text:p>1334</text:p>
          </table:table-cell>
          <table:table-cell table:formula="of:=32767*SIN([.A1335]/2048*2*PI())" office:value-type="float" office:value="-26673.5284154748">
            <text:p>-266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table:formula="of:=32767*SIN([.A1336]/2048*2*PI())" office:value-type="float" office:value="-26731.7907989042">
            <text:p>-26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36">
            <text:p>1336</text:p>
          </table:table-cell>
          <table:table-cell table:formula="of:=32767*SIN([.A1337]/2048*2*PI())" office:value-type="float" office:value="-26789.8015725379">
            <text:p>-267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37">
            <text:p>1337</text:p>
          </table:table-cell>
          <table:table-cell table:formula="of:=32767*SIN([.A1338]/2048*2*PI())" office:value-type="float" office:value="-26847.5601903564">
            <text:p>-268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38">
            <text:p>1338</text:p>
          </table:table-cell>
          <table:table-cell table:formula="of:=32767*SIN([.A1339]/2048*2*PI())" office:value-type="float" office:value="-26905.0661087135">
            <text:p>-269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39">
            <text:p>1339</text:p>
          </table:table-cell>
          <table:table-cell table:formula="of:=32767*SIN([.A1340]/2048*2*PI())" office:value-type="float" office:value="-26962.3187863417">
            <text:p>-269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table:formula="of:=32767*SIN([.A1341]/2048*2*PI())" office:value-type="float" office:value="-27019.3176843569">
            <text:p>-270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41">
            <text:p>1341</text:p>
          </table:table-cell>
          <table:table-cell table:formula="of:=32767*SIN([.A1342]/2048*2*PI())" office:value-type="float" office:value="-27076.0622662639">
            <text:p>-270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42">
            <text:p>1342</text:p>
          </table:table-cell>
          <table:table-cell table:formula="of:=32767*SIN([.A1343]/2048*2*PI())" office:value-type="float" office:value="-27132.5519979609">
            <text:p>-271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43">
            <text:p>1343</text:p>
          </table:table-cell>
          <table:table-cell table:formula="of:=32767*SIN([.A1344]/2048*2*PI())" office:value-type="float" office:value="-27188.7863477451">
            <text:p>-271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table:formula="of:=32767*SIN([.A1345]/2048*2*PI())" office:value-type="float" office:value="-27244.7647863175">
            <text:p>-272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table:formula="of:=32767*SIN([.A1346]/2048*2*PI())" office:value-type="float" office:value="-27300.4867867876">
            <text:p>-273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46">
            <text:p>1346</text:p>
          </table:table-cell>
          <table:table-cell table:formula="of:=32767*SIN([.A1347]/2048*2*PI())" office:value-type="float" office:value="-27355.9518246787">
            <text:p>-273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47">
            <text:p>1347</text:p>
          </table:table-cell>
          <table:table-cell table:formula="of:=32767*SIN([.A1348]/2048*2*PI())" office:value-type="float" office:value="-27411.1593779328">
            <text:p>-274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48">
            <text:p>1348</text:p>
          </table:table-cell>
          <table:table-cell table:formula="of:=32767*SIN([.A1349]/2048*2*PI())" office:value-type="float" office:value="-27466.1089269154">
            <text:p>-274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49">
            <text:p>1349</text:p>
          </table:table-cell>
          <table:table-cell table:formula="of:=32767*SIN([.A1350]/2048*2*PI())" office:value-type="float" office:value="-27520.7999544203">
            <text:p>-27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table:formula="of:=32767*SIN([.A1351]/2048*2*PI())" office:value-type="float" office:value="-27575.2319456749">
            <text:p>-275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51">
            <text:p>1351</text:p>
          </table:table-cell>
          <table:table-cell table:formula="of:=32767*SIN([.A1352]/2048*2*PI())" office:value-type="float" office:value="-27629.4043883443">
            <text:p>-2762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52">
            <text:p>1352</text:p>
          </table:table-cell>
          <table:table-cell table:formula="of:=32767*SIN([.A1353]/2048*2*PI())" office:value-type="float" office:value="-27683.3167725371">
            <text:p>-276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53">
            <text:p>1353</text:p>
          </table:table-cell>
          <table:table-cell table:formula="of:=32767*SIN([.A1354]/2048*2*PI())" office:value-type="float" office:value="-27736.9685908094">
            <text:p>-277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54">
            <text:p>1354</text:p>
          </table:table-cell>
          <table:table-cell table:formula="of:=32767*SIN([.A1355]/2048*2*PI())" office:value-type="float" office:value="-27790.3593381696">
            <text:p>-277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table:formula="of:=32767*SIN([.A1356]/2048*2*PI())" office:value-type="float" office:value="-27843.4885120839">
            <text:p>-278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56">
            <text:p>1356</text:p>
          </table:table-cell>
          <table:table-cell table:formula="of:=32767*SIN([.A1357]/2048*2*PI())" office:value-type="float" office:value="-27896.3556124802">
            <text:p>-278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57">
            <text:p>1357</text:p>
          </table:table-cell>
          <table:table-cell table:formula="of:=32767*SIN([.A1358]/2048*2*PI())" office:value-type="float" office:value="-27948.9601417532">
            <text:p>-279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58">
            <text:p>1358</text:p>
          </table:table-cell>
          <table:table-cell table:formula="of:=32767*SIN([.A1359]/2048*2*PI())" office:value-type="float" office:value="-28001.3016047691">
            <text:p>-280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59">
            <text:p>1359</text:p>
          </table:table-cell>
          <table:table-cell table:formula="of:=32767*SIN([.A1360]/2048*2*PI())" office:value-type="float" office:value="-28053.37950887">
            <text:p>-280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table:formula="of:=32767*SIN([.A1361]/2048*2*PI())" office:value-type="float" office:value="-28105.1933638789">
            <text:p>-281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61">
            <text:p>1361</text:p>
          </table:table-cell>
          <table:table-cell table:formula="of:=32767*SIN([.A1362]/2048*2*PI())" office:value-type="float" office:value="-28156.7426821041">
            <text:p>-28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62">
            <text:p>1362</text:p>
          </table:table-cell>
          <table:table-cell table:formula="of:=32767*SIN([.A1363]/2048*2*PI())" office:value-type="float" office:value="-28208.0269783437">
            <text:p>-282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63">
            <text:p>1363</text:p>
          </table:table-cell>
          <table:table-cell table:formula="of:=32767*SIN([.A1364]/2048*2*PI())" office:value-type="float" office:value="-28259.0457698905">
            <text:p>-282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64">
            <text:p>1364</text:p>
          </table:table-cell>
          <table:table-cell table:formula="of:=32767*SIN([.A1365]/2048*2*PI())" office:value-type="float" office:value="-28309.798576536">
            <text:p>-28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table:formula="of:=32767*SIN([.A1366]/2048*2*PI())" office:value-type="float" office:value="-28360.2849205757">
            <text:p>-283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66">
            <text:p>1366</text:p>
          </table:table-cell>
          <table:table-cell table:formula="of:=32767*SIN([.A1367]/2048*2*PI())" office:value-type="float" office:value="-28410.5043268127">
            <text:p>-284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67">
            <text:p>1367</text:p>
          </table:table-cell>
          <table:table-cell table:formula="of:=32767*SIN([.A1368]/2048*2*PI())" office:value-type="float" office:value="-28460.4563225629">
            <text:p>-284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68">
            <text:p>1368</text:p>
          </table:table-cell>
          <table:table-cell table:formula="of:=32767*SIN([.A1369]/2048*2*PI())" office:value-type="float" office:value="-28510.1404376591">
            <text:p>-285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69">
            <text:p>1369</text:p>
          </table:table-cell>
          <table:table-cell table:formula="of:=32767*SIN([.A1370]/2048*2*PI())" office:value-type="float" office:value="-28559.5562044555">
            <text:p>-285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table:formula="of:=32767*SIN([.A1371]/2048*2*PI())" office:value-type="float" office:value="-28608.7031578321">
            <text:p>-286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71">
            <text:p>1371</text:p>
          </table:table-cell>
          <table:table-cell table:formula="of:=32767*SIN([.A1372]/2048*2*PI())" office:value-type="float" office:value="-28657.580835199">
            <text:p>-2865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72">
            <text:p>1372</text:p>
          </table:table-cell>
          <table:table-cell table:formula="of:=32767*SIN([.A1373]/2048*2*PI())" office:value-type="float" office:value="-28706.1887765009">
            <text:p>-287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73">
            <text:p>1373</text:p>
          </table:table-cell>
          <table:table-cell table:formula="of:=32767*SIN([.A1374]/2048*2*PI())" office:value-type="float" office:value="-28754.5265242213">
            <text:p>-287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74">
            <text:p>1374</text:p>
          </table:table-cell>
          <table:table-cell table:formula="of:=32767*SIN([.A1375]/2048*2*PI())" office:value-type="float" office:value="-28802.593623387">
            <text:p>-288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table:formula="of:=32767*SIN([.A1376]/2048*2*PI())" office:value-type="float" office:value="-28850.3896215721">
            <text:p>-288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76">
            <text:p>1376</text:p>
          </table:table-cell>
          <table:table-cell table:formula="of:=32767*SIN([.A1377]/2048*2*PI())" office:value-type="float" office:value="-28897.9140689025">
            <text:p>-288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77">
            <text:p>1377</text:p>
          </table:table-cell>
          <table:table-cell table:formula="of:=32767*SIN([.A1378]/2048*2*PI())" office:value-type="float" office:value="-28945.16651806">
            <text:p>-289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78">
            <text:p>1378</text:p>
          </table:table-cell>
          <table:table-cell table:formula="of:=32767*SIN([.A1379]/2048*2*PI())" office:value-type="float" office:value="-28992.1465242865">
            <text:p>-289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79">
            <text:p>1379</text:p>
          </table:table-cell>
          <table:table-cell table:formula="of:=32767*SIN([.A1380]/2048*2*PI())" office:value-type="float" office:value="-29038.8536453884">
            <text:p>-290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table:formula="of:=32767*SIN([.A1381]/2048*2*PI())" office:value-type="float" office:value="-29085.2874417403">
            <text:p>-290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81">
            <text:p>1381</text:p>
          </table:table-cell>
          <table:table-cell table:formula="of:=32767*SIN([.A1382]/2048*2*PI())" office:value-type="float" office:value="-29131.4474762898">
            <text:p>-291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82">
            <text:p>1382</text:p>
          </table:table-cell>
          <table:table-cell table:formula="of:=32767*SIN([.A1383]/2048*2*PI())" office:value-type="float" office:value="-29177.333314561">
            <text:p>-291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83">
            <text:p>1383</text:p>
          </table:table-cell>
          <table:table-cell table:formula="of:=32767*SIN([.A1384]/2048*2*PI())" office:value-type="float" office:value="-29222.9445246589">
            <text:p>-292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84">
            <text:p>1384</text:p>
          </table:table-cell>
          <table:table-cell table:formula="of:=32767*SIN([.A1385]/2048*2*PI())" office:value-type="float" office:value="-29268.2806772734">
            <text:p>-2926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table:formula="of:=32767*SIN([.A1386]/2048*2*PI())" office:value-type="float" office:value="-29313.3413456835">
            <text:p>-293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86">
            <text:p>1386</text:p>
          </table:table-cell>
          <table:table-cell table:formula="of:=32767*SIN([.A1387]/2048*2*PI())" office:value-type="float" office:value="-29358.1261057609">
            <text:p>-2935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87">
            <text:p>1387</text:p>
          </table:table-cell>
          <table:table-cell table:formula="of:=32767*SIN([.A1388]/2048*2*PI())" office:value-type="float" office:value="-29402.6345359744">
            <text:p>-294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88">
            <text:p>1388</text:p>
          </table:table-cell>
          <table:table-cell table:formula="of:=32767*SIN([.A1389]/2048*2*PI())" office:value-type="float" office:value="-29446.8662173938">
            <text:p>-2944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89">
            <text:p>1389</text:p>
          </table:table-cell>
          <table:table-cell table:formula="of:=32767*SIN([.A1390]/2048*2*PI())" office:value-type="float" office:value="-29490.8207336935">
            <text:p>-294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table:formula="of:=32767*SIN([.A1391]/2048*2*PI())" office:value-type="float" office:value="-29534.497671157">
            <text:p>-2953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91">
            <text:p>1391</text:p>
          </table:table-cell>
          <table:table-cell table:formula="of:=32767*SIN([.A1392]/2048*2*PI())" office:value-type="float" office:value="-29577.8966186803">
            <text:p>-295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92">
            <text:p>1392</text:p>
          </table:table-cell>
          <table:table-cell table:formula="of:=32767*SIN([.A1393]/2048*2*PI())" office:value-type="float" office:value="-29621.0171677759">
            <text:p>-296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93">
            <text:p>1393</text:p>
          </table:table-cell>
          <table:table-cell table:formula="of:=32767*SIN([.A1394]/2048*2*PI())" office:value-type="float" office:value="-29663.8589125768">
            <text:p>-296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94">
            <text:p>1394</text:p>
          </table:table-cell>
          <table:table-cell table:formula="of:=32767*SIN([.A1395]/2048*2*PI())" office:value-type="float" office:value="-29706.4214498402">
            <text:p>-297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table:formula="of:=32767*SIN([.A1396]/2048*2*PI())" office:value-type="float" office:value="-29748.7043789514">
            <text:p>-297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96">
            <text:p>1396</text:p>
          </table:table-cell>
          <table:table-cell table:formula="of:=32767*SIN([.A1397]/2048*2*PI())" office:value-type="float" office:value="-29790.7073019271">
            <text:p>-297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97">
            <text:p>1397</text:p>
          </table:table-cell>
          <table:table-cell table:formula="of:=32767*SIN([.A1398]/2048*2*PI())" office:value-type="float" office:value="-29832.4298234201">
            <text:p>-298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98">
            <text:p>1398</text:p>
          </table:table-cell>
          <table:table-cell table:formula="of:=32767*SIN([.A1399]/2048*2*PI())" office:value-type="float" office:value="-29873.8715507219">
            <text:p>-298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399">
            <text:p>1399</text:p>
          </table:table-cell>
          <table:table-cell table:formula="of:=32767*SIN([.A1400]/2048*2*PI())" office:value-type="float" office:value="-29915.0320937673">
            <text:p>-299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table:formula="of:=32767*SIN([.A1401]/2048*2*PI())" office:value-type="float" office:value="-29955.9110651376">
            <text:p>-299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01">
            <text:p>1401</text:p>
          </table:table-cell>
          <table:table-cell table:formula="of:=32767*SIN([.A1402]/2048*2*PI())" office:value-type="float" office:value="-29996.5080800643">
            <text:p>-299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02">
            <text:p>1402</text:p>
          </table:table-cell>
          <table:table-cell table:formula="of:=32767*SIN([.A1403]/2048*2*PI())" office:value-type="float" office:value="-30036.8227564328">
            <text:p>-300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03">
            <text:p>1403</text:p>
          </table:table-cell>
          <table:table-cell table:formula="of:=32767*SIN([.A1404]/2048*2*PI())" office:value-type="float" office:value="-30076.8547147861">
            <text:p>-300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04">
            <text:p>1404</text:p>
          </table:table-cell>
          <table:table-cell table:formula="of:=32767*SIN([.A1405]/2048*2*PI())" office:value-type="float" office:value="-30116.6035783281">
            <text:p>-301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table:formula="of:=32767*SIN([.A1406]/2048*2*PI())" office:value-type="float" office:value="-30156.0689729274">
            <text:p>-301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06">
            <text:p>1406</text:p>
          </table:table-cell>
          <table:table-cell table:formula="of:=32767*SIN([.A1407]/2048*2*PI())" office:value-type="float" office:value="-30195.2505271207">
            <text:p>-30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07">
            <text:p>1407</text:p>
          </table:table-cell>
          <table:table-cell table:formula="of:=32767*SIN([.A1408]/2048*2*PI())" office:value-type="float" office:value="-30234.1478721162">
            <text:p>-3023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table:formula="of:=32767*SIN([.A1409]/2048*2*PI())" office:value-type="float" office:value="-30272.7606417973">
            <text:p>-302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09">
            <text:p>1409</text:p>
          </table:table-cell>
          <table:table-cell table:formula="of:=32767*SIN([.A1410]/2048*2*PI())" office:value-type="float" office:value="-30311.088472726">
            <text:p>-303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table:formula="of:=32767*SIN([.A1411]/2048*2*PI())" office:value-type="float" office:value="-30349.131004146">
            <text:p>-303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11">
            <text:p>1411</text:p>
          </table:table-cell>
          <table:table-cell table:formula="of:=32767*SIN([.A1412]/2048*2*PI())" office:value-type="float" office:value="-30386.8878779867">
            <text:p>-303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12">
            <text:p>1412</text:p>
          </table:table-cell>
          <table:table-cell table:formula="of:=32767*SIN([.A1413]/2048*2*PI())" office:value-type="float" office:value="-30424.3587388658">
            <text:p>-3042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13">
            <text:p>1413</text:p>
          </table:table-cell>
          <table:table-cell table:formula="of:=32767*SIN([.A1414]/2048*2*PI())" office:value-type="float" office:value="-30461.5432340935">
            <text:p>-30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14">
            <text:p>1414</text:p>
          </table:table-cell>
          <table:table-cell table:formula="of:=32767*SIN([.A1415]/2048*2*PI())" office:value-type="float" office:value="-30498.4410136751">
            <text:p>-304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15">
            <text:p>1415</text:p>
          </table:table-cell>
          <table:table-cell table:formula="of:=32767*SIN([.A1416]/2048*2*PI())" office:value-type="float" office:value="-30535.0517303145">
            <text:p>-305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16">
            <text:p>1416</text:p>
          </table:table-cell>
          <table:table-cell table:formula="of:=32767*SIN([.A1417]/2048*2*PI())" office:value-type="float" office:value="-30571.3750394179">
            <text:p>-305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table:formula="of:=32767*SIN([.A1418]/2048*2*PI())" office:value-type="float" office:value="-30607.4105990963">
            <text:p>-306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18">
            <text:p>1418</text:p>
          </table:table-cell>
          <table:table-cell table:formula="of:=32767*SIN([.A1419]/2048*2*PI())" office:value-type="float" office:value="-30643.1580701695">
            <text:p>-306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19">
            <text:p>1419</text:p>
          </table:table-cell>
          <table:table-cell table:formula="of:=32767*SIN([.A1420]/2048*2*PI())" office:value-type="float" office:value="-30678.6171161685">
            <text:p>-306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table:formula="of:=32767*SIN([.A1421]/2048*2*PI())" office:value-type="float" office:value="-30713.7874033393">
            <text:p>-3071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21">
            <text:p>1421</text:p>
          </table:table-cell>
          <table:table-cell table:formula="of:=32767*SIN([.A1422]/2048*2*PI())" office:value-type="float" office:value="-30748.6686006459">
            <text:p>-307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22">
            <text:p>1422</text:p>
          </table:table-cell>
          <table:table-cell table:formula="of:=32767*SIN([.A1423]/2048*2*PI())" office:value-type="float" office:value="-30783.2603797729">
            <text:p>-307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23">
            <text:p>1423</text:p>
          </table:table-cell>
          <table:table-cell table:formula="of:=32767*SIN([.A1424]/2048*2*PI())" office:value-type="float" office:value="-30817.5624151296">
            <text:p>-308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24">
            <text:p>1424</text:p>
          </table:table-cell>
          <table:table-cell table:formula="of:=32767*SIN([.A1425]/2048*2*PI())" office:value-type="float" office:value="-30851.574383852">
            <text:p>-308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table:formula="of:=32767*SIN([.A1426]/2048*2*PI())" office:value-type="float" office:value="-30885.2959658066">
            <text:p>-308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26">
            <text:p>1426</text:p>
          </table:table-cell>
          <table:table-cell table:formula="of:=32767*SIN([.A1427]/2048*2*PI())" office:value-type="float" office:value="-30918.7268435929">
            <text:p>-309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27">
            <text:p>1427</text:p>
          </table:table-cell>
          <table:table-cell table:formula="of:=32767*SIN([.A1428]/2048*2*PI())" office:value-type="float" office:value="-30951.8667025469">
            <text:p>-309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28">
            <text:p>1428</text:p>
          </table:table-cell>
          <table:table-cell table:formula="of:=32767*SIN([.A1429]/2048*2*PI())" office:value-type="float" office:value="-30984.7152307435">
            <text:p>-309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29">
            <text:p>1429</text:p>
          </table:table-cell>
          <table:table-cell table:formula="of:=32767*SIN([.A1430]/2048*2*PI())" office:value-type="float" office:value="-31017.272119">
            <text:p>-310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table:formula="of:=32767*SIN([.A1431]/2048*2*PI())" office:value-type="float" office:value="-31049.5370608783">
            <text:p>-310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31">
            <text:p>1431</text:p>
          </table:table-cell>
          <table:table-cell table:formula="of:=32767*SIN([.A1432]/2048*2*PI())" office:value-type="float" office:value="-31081.5097526887">
            <text:p>-310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32">
            <text:p>1432</text:p>
          </table:table-cell>
          <table:table-cell table:formula="of:=32767*SIN([.A1433]/2048*2*PI())" office:value-type="float" office:value="-31113.189893492">
            <text:p>-311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33">
            <text:p>1433</text:p>
          </table:table-cell>
          <table:table-cell table:formula="of:=32767*SIN([.A1434]/2048*2*PI())" office:value-type="float" office:value="-31144.5771851027">
            <text:p>-311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34">
            <text:p>1434</text:p>
          </table:table-cell>
          <table:table-cell table:formula="of:=32767*SIN([.A1435]/2048*2*PI())" office:value-type="float" office:value="-31175.6713320915">
            <text:p>-311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table:formula="of:=32767*SIN([.A1436]/2048*2*PI())" office:value-type="float" office:value="-31206.4720417886">
            <text:p>-312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36">
            <text:p>1436</text:p>
          </table:table-cell>
          <table:table-cell table:formula="of:=32767*SIN([.A1437]/2048*2*PI())" office:value-type="float" office:value="-31236.9790242859">
            <text:p>-312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37">
            <text:p>1437</text:p>
          </table:table-cell>
          <table:table-cell table:formula="of:=32767*SIN([.A1438]/2048*2*PI())" office:value-type="float" office:value="-31267.1919924401">
            <text:p>-312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38">
            <text:p>1438</text:p>
          </table:table-cell>
          <table:table-cell table:formula="of:=32767*SIN([.A1439]/2048*2*PI())" office:value-type="float" office:value="-31297.1106618752">
            <text:p>-312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39">
            <text:p>1439</text:p>
          </table:table-cell>
          <table:table-cell table:formula="of:=32767*SIN([.A1440]/2048*2*PI())" office:value-type="float" office:value="-31326.7347509853">
            <text:p>-313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table:formula="of:=32767*SIN([.A1441]/2048*2*PI())" office:value-type="float" office:value="-31356.0639809373">
            <text:p>-313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41">
            <text:p>1441</text:p>
          </table:table-cell>
          <table:table-cell table:formula="of:=32767*SIN([.A1442]/2048*2*PI())" office:value-type="float" office:value="-31385.0980756732">
            <text:p>-313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42">
            <text:p>1442</text:p>
          </table:table-cell>
          <table:table-cell table:formula="of:=32767*SIN([.A1443]/2048*2*PI())" office:value-type="float" office:value="-31413.836761913">
            <text:p>-3141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43">
            <text:p>1443</text:p>
          </table:table-cell>
          <table:table-cell table:formula="of:=32767*SIN([.A1444]/2048*2*PI())" office:value-type="float" office:value="-31442.2797691574">
            <text:p>-314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44">
            <text:p>1444</text:p>
          </table:table-cell>
          <table:table-cell table:formula="of:=32767*SIN([.A1445]/2048*2*PI())" office:value-type="float" office:value="-31470.4268296898">
            <text:p>-314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45">
            <text:p>1445</text:p>
          </table:table-cell>
          <table:table-cell table:formula="of:=32767*SIN([.A1446]/2048*2*PI())" office:value-type="float" office:value="-31498.2776785795">
            <text:p>-314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46">
            <text:p>1446</text:p>
          </table:table-cell>
          <table:table-cell table:formula="of:=32767*SIN([.A1447]/2048*2*PI())" office:value-type="float" office:value="-31525.8320536837">
            <text:p>-315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47">
            <text:p>1447</text:p>
          </table:table-cell>
          <table:table-cell table:formula="of:=32767*SIN([.A1448]/2048*2*PI())" office:value-type="float" office:value="-31553.08969565">
            <text:p>-31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48">
            <text:p>1448</text:p>
          </table:table-cell>
          <table:table-cell table:formula="of:=32767*SIN([.A1449]/2048*2*PI())" office:value-type="float" office:value="-31580.0503479192">
            <text:p>-315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49">
            <text:p>1449</text:p>
          </table:table-cell>
          <table:table-cell table:formula="of:=32767*SIN([.A1450]/2048*2*PI())" office:value-type="float" office:value="-31606.7137567273">
            <text:p>-316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table:formula="of:=32767*SIN([.A1451]/2048*2*PI())" office:value-type="float" office:value="-31633.0796711082">
            <text:p>-316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51">
            <text:p>1451</text:p>
          </table:table-cell>
          <table:table-cell table:formula="of:=32767*SIN([.A1452]/2048*2*PI())" office:value-type="float" office:value="-31659.1478428958">
            <text:p>-316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52">
            <text:p>1452</text:p>
          </table:table-cell>
          <table:table-cell table:formula="of:=32767*SIN([.A1453]/2048*2*PI())" office:value-type="float" office:value="-31684.9180267267">
            <text:p>-316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53">
            <text:p>1453</text:p>
          </table:table-cell>
          <table:table-cell table:formula="of:=32767*SIN([.A1454]/2048*2*PI())" office:value-type="float" office:value="-31710.3899800419">
            <text:p>-317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54">
            <text:p>1454</text:p>
          </table:table-cell>
          <table:table-cell table:formula="of:=32767*SIN([.A1455]/2048*2*PI())" office:value-type="float" office:value="-31735.5634630898">
            <text:p>-317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55">
            <text:p>1455</text:p>
          </table:table-cell>
          <table:table-cell table:formula="of:=32767*SIN([.A1456]/2048*2*PI())" office:value-type="float" office:value="-31760.438238928">
            <text:p>-317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56">
            <text:p>1456</text:p>
          </table:table-cell>
          <table:table-cell table:formula="of:=32767*SIN([.A1457]/2048*2*PI())" office:value-type="float" office:value="-31785.0140734256">
            <text:p>-317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57">
            <text:p>1457</text:p>
          </table:table-cell>
          <table:table-cell table:formula="of:=32767*SIN([.A1458]/2048*2*PI())" office:value-type="float" office:value="-31809.2907352655">
            <text:p>-318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58">
            <text:p>1458</text:p>
          </table:table-cell>
          <table:table-cell table:formula="of:=32767*SIN([.A1459]/2048*2*PI())" office:value-type="float" office:value="-31833.2679959465">
            <text:p>-318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59">
            <text:p>1459</text:p>
          </table:table-cell>
          <table:table-cell table:formula="of:=32767*SIN([.A1460]/2048*2*PI())" office:value-type="float" office:value="-31856.9456297855">
            <text:p>-318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table:formula="of:=32767*SIN([.A1461]/2048*2*PI())" office:value-type="float" office:value="-31880.3234139196">
            <text:p>-318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61">
            <text:p>1461</text:p>
          </table:table-cell>
          <table:table-cell table:formula="of:=32767*SIN([.A1462]/2048*2*PI())" office:value-type="float" office:value="-31903.4011283082">
            <text:p>-319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62">
            <text:p>1462</text:p>
          </table:table-cell>
          <table:table-cell table:formula="of:=32767*SIN([.A1463]/2048*2*PI())" office:value-type="float" office:value="-31926.178555735">
            <text:p>-319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63">
            <text:p>1463</text:p>
          </table:table-cell>
          <table:table-cell table:formula="of:=32767*SIN([.A1464]/2048*2*PI())" office:value-type="float" office:value="-31948.6554818102">
            <text:p>-319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64">
            <text:p>1464</text:p>
          </table:table-cell>
          <table:table-cell table:formula="of:=32767*SIN([.A1465]/2048*2*PI())" office:value-type="float" office:value="-31970.8316949725">
            <text:p>-319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65">
            <text:p>1465</text:p>
          </table:table-cell>
          <table:table-cell table:formula="of:=32767*SIN([.A1466]/2048*2*PI())" office:value-type="float" office:value="-31992.7069864908">
            <text:p>-319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66">
            <text:p>1466</text:p>
          </table:table-cell>
          <table:table-cell table:formula="of:=32767*SIN([.A1467]/2048*2*PI())" office:value-type="float" office:value="-32014.2811504666">
            <text:p>-3201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67">
            <text:p>1467</text:p>
          </table:table-cell>
          <table:table-cell table:formula="of:=32767*SIN([.A1468]/2048*2*PI())" office:value-type="float" office:value="-32035.5539838357">
            <text:p>-320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68">
            <text:p>1468</text:p>
          </table:table-cell>
          <table:table-cell table:formula="of:=32767*SIN([.A1469]/2048*2*PI())" office:value-type="float" office:value="-32056.52528637">
            <text:p>-320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69">
            <text:p>1469</text:p>
          </table:table-cell>
          <table:table-cell table:formula="of:=32767*SIN([.A1470]/2048*2*PI())" office:value-type="float" office:value="-32077.1948606797">
            <text:p>-320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table:formula="of:=32767*SIN([.A1471]/2048*2*PI())" office:value-type="float" office:value="-32097.5625122148">
            <text:p>-320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71">
            <text:p>1471</text:p>
          </table:table-cell>
          <table:table-cell table:formula="of:=32767*SIN([.A1472]/2048*2*PI())" office:value-type="float" office:value="-32117.6280492673">
            <text:p>-321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table:formula="of:=32767*SIN([.A1473]/2048*2*PI())" office:value-type="float" office:value="-32137.3912829726">
            <text:p>-321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73">
            <text:p>1473</text:p>
          </table:table-cell>
          <table:table-cell table:formula="of:=32767*SIN([.A1474]/2048*2*PI())" office:value-type="float" office:value="-32156.8520273118">
            <text:p>-32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74">
            <text:p>1474</text:p>
          </table:table-cell>
          <table:table-cell table:formula="of:=32767*SIN([.A1475]/2048*2*PI())" office:value-type="float" office:value="-32176.0100991128">
            <text:p>-321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table:formula="of:=32767*SIN([.A1476]/2048*2*PI())" office:value-type="float" office:value="-32194.8653180526">
            <text:p>-32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76">
            <text:p>1476</text:p>
          </table:table-cell>
          <table:table-cell table:formula="of:=32767*SIN([.A1477]/2048*2*PI())" office:value-type="float" office:value="-32213.4175066587">
            <text:p>-322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77">
            <text:p>1477</text:p>
          </table:table-cell>
          <table:table-cell table:formula="of:=32767*SIN([.A1478]/2048*2*PI())" office:value-type="float" office:value="-32231.6664903108">
            <text:p>-322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78">
            <text:p>1478</text:p>
          </table:table-cell>
          <table:table-cell table:formula="of:=32767*SIN([.A1479]/2048*2*PI())" office:value-type="float" office:value="-32249.6120972425">
            <text:p>-322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79">
            <text:p>1479</text:p>
          </table:table-cell>
          <table:table-cell table:formula="of:=32767*SIN([.A1480]/2048*2*PI())" office:value-type="float" office:value="-32267.254158543">
            <text:p>-322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table:formula="of:=32767*SIN([.A1481]/2048*2*PI())" office:value-type="float" office:value="-32284.5925081584">
            <text:p>-322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81">
            <text:p>1481</text:p>
          </table:table-cell>
          <table:table-cell table:formula="of:=32767*SIN([.A1482]/2048*2*PI())" office:value-type="float" office:value="-32301.6269828937">
            <text:p>-323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82">
            <text:p>1482</text:p>
          </table:table-cell>
          <table:table-cell table:formula="of:=32767*SIN([.A1483]/2048*2*PI())" office:value-type="float" office:value="-32318.3574224138">
            <text:p>-323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83">
            <text:p>1483</text:p>
          </table:table-cell>
          <table:table-cell table:formula="of:=32767*SIN([.A1484]/2048*2*PI())" office:value-type="float" office:value="-32334.7836692454">
            <text:p>-323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84">
            <text:p>1484</text:p>
          </table:table-cell>
          <table:table-cell table:formula="of:=32767*SIN([.A1485]/2048*2*PI())" office:value-type="float" office:value="-32350.9055687785">
            <text:p>-323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85">
            <text:p>1485</text:p>
          </table:table-cell>
          <table:table-cell table:formula="of:=32767*SIN([.A1486]/2048*2*PI())" office:value-type="float" office:value="-32366.7229692677">
            <text:p>-323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86">
            <text:p>1486</text:p>
          </table:table-cell>
          <table:table-cell table:formula="of:=32767*SIN([.A1487]/2048*2*PI())" office:value-type="float" office:value="-32382.2357218335">
            <text:p>-323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87">
            <text:p>1487</text:p>
          </table:table-cell>
          <table:table-cell table:formula="of:=32767*SIN([.A1488]/2048*2*PI())" office:value-type="float" office:value="-32397.4436804639">
            <text:p>-323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88">
            <text:p>1488</text:p>
          </table:table-cell>
          <table:table-cell table:formula="of:=32767*SIN([.A1489]/2048*2*PI())" office:value-type="float" office:value="-32412.346702016">
            <text:p>-324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89">
            <text:p>1489</text:p>
          </table:table-cell>
          <table:table-cell table:formula="of:=32767*SIN([.A1490]/2048*2*PI())" office:value-type="float" office:value="-32426.9446462167">
            <text:p>-324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table:formula="of:=32767*SIN([.A1491]/2048*2*PI())" office:value-type="float" office:value="-32441.2373756647">
            <text:p>-324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91">
            <text:p>1491</text:p>
          </table:table-cell>
          <table:table-cell table:formula="of:=32767*SIN([.A1492]/2048*2*PI())" office:value-type="float" office:value="-32455.2247558313">
            <text:p>-324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92">
            <text:p>1492</text:p>
          </table:table-cell>
          <table:table-cell table:formula="of:=32767*SIN([.A1493]/2048*2*PI())" office:value-type="float" office:value="-32468.9066550621">
            <text:p>-324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93">
            <text:p>1493</text:p>
          </table:table-cell>
          <table:table-cell table:formula="of:=32767*SIN([.A1494]/2048*2*PI())" office:value-type="float" office:value="-32482.2829445777">
            <text:p>-324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94">
            <text:p>1494</text:p>
          </table:table-cell>
          <table:table-cell table:formula="of:=32767*SIN([.A1495]/2048*2*PI())" office:value-type="float" office:value="-32495.3534984754">
            <text:p>-324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95">
            <text:p>1495</text:p>
          </table:table-cell>
          <table:table-cell table:formula="of:=32767*SIN([.A1496]/2048*2*PI())" office:value-type="float" office:value="-32508.1181937302">
            <text:p>-325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96">
            <text:p>1496</text:p>
          </table:table-cell>
          <table:table-cell table:formula="of:=32767*SIN([.A1497]/2048*2*PI())" office:value-type="float" office:value="-32520.5769101959">
            <text:p>-32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97">
            <text:p>1497</text:p>
          </table:table-cell>
          <table:table-cell table:formula="of:=32767*SIN([.A1498]/2048*2*PI())" office:value-type="float" office:value="-32532.7295306064">
            <text:p>-325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98">
            <text:p>1498</text:p>
          </table:table-cell>
          <table:table-cell table:formula="of:=32767*SIN([.A1499]/2048*2*PI())" office:value-type="float" office:value="-32544.5759405765">
            <text:p>-325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499">
            <text:p>1499</text:p>
          </table:table-cell>
          <table:table-cell table:formula="of:=32767*SIN([.A1500]/2048*2*PI())" office:value-type="float" office:value="-32556.1160286033">
            <text:p>-325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table:formula="of:=32767*SIN([.A1501]/2048*2*PI())" office:value-type="float" office:value="-32567.3496860672">
            <text:p>-325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01">
            <text:p>1501</text:p>
          </table:table-cell>
          <table:table-cell table:formula="of:=32767*SIN([.A1502]/2048*2*PI())" office:value-type="float" office:value="-32578.2768072326">
            <text:p>-325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02">
            <text:p>1502</text:p>
          </table:table-cell>
          <table:table-cell table:formula="of:=32767*SIN([.A1503]/2048*2*PI())" office:value-type="float" office:value="-32588.8972892493">
            <text:p>-325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03">
            <text:p>1503</text:p>
          </table:table-cell>
          <table:table-cell table:formula="of:=32767*SIN([.A1504]/2048*2*PI())" office:value-type="float" office:value="-32599.2110321534">
            <text:p>-325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04">
            <text:p>1504</text:p>
          </table:table-cell>
          <table:table-cell table:formula="of:=32767*SIN([.A1505]/2048*2*PI())" office:value-type="float" office:value="-32609.2179388679">
            <text:p>-326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05">
            <text:p>1505</text:p>
          </table:table-cell>
          <table:table-cell table:formula="of:=32767*SIN([.A1506]/2048*2*PI())" office:value-type="float" office:value="-32618.917915204">
            <text:p>-326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06">
            <text:p>1506</text:p>
          </table:table-cell>
          <table:table-cell table:formula="of:=32767*SIN([.A1507]/2048*2*PI())" office:value-type="float" office:value="-32628.3108698618">
            <text:p>-326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07">
            <text:p>1507</text:p>
          </table:table-cell>
          <table:table-cell table:formula="of:=32767*SIN([.A1508]/2048*2*PI())" office:value-type="float" office:value="-32637.3967144313">
            <text:p>-326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08">
            <text:p>1508</text:p>
          </table:table-cell>
          <table:table-cell table:formula="of:=32767*SIN([.A1509]/2048*2*PI())" office:value-type="float" office:value="-32646.1753633931">
            <text:p>-326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09">
            <text:p>1509</text:p>
          </table:table-cell>
          <table:table-cell table:formula="of:=32767*SIN([.A1510]/2048*2*PI())" office:value-type="float" office:value="-32654.6467341191">
            <text:p>-326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table:formula="of:=32767*SIN([.A1511]/2048*2*PI())" office:value-type="float" office:value="-32662.8107468736">
            <text:p>-326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11">
            <text:p>1511</text:p>
          </table:table-cell>
          <table:table-cell table:formula="of:=32767*SIN([.A1512]/2048*2*PI())" office:value-type="float" office:value="-32670.6673248138">
            <text:p>-326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12">
            <text:p>1512</text:p>
          </table:table-cell>
          <table:table-cell table:formula="of:=32767*SIN([.A1513]/2048*2*PI())" office:value-type="float" office:value="-32678.2163939906">
            <text:p>-326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13">
            <text:p>1513</text:p>
          </table:table-cell>
          <table:table-cell table:formula="of:=32767*SIN([.A1514]/2048*2*PI())" office:value-type="float" office:value="-32685.4578833493">
            <text:p>-326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14">
            <text:p>1514</text:p>
          </table:table-cell>
          <table:table-cell table:formula="of:=32767*SIN([.A1515]/2048*2*PI())" office:value-type="float" office:value="-32692.3917247302">
            <text:p>-326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15">
            <text:p>1515</text:p>
          </table:table-cell>
          <table:table-cell table:formula="of:=32767*SIN([.A1516]/2048*2*PI())" office:value-type="float" office:value="-32699.0178528694">
            <text:p>-326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16">
            <text:p>1516</text:p>
          </table:table-cell>
          <table:table-cell table:formula="of:=32767*SIN([.A1517]/2048*2*PI())" office:value-type="float" office:value="-32705.3362053992">
            <text:p>-327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17">
            <text:p>1517</text:p>
          </table:table-cell>
          <table:table-cell table:formula="of:=32767*SIN([.A1518]/2048*2*PI())" office:value-type="float" office:value="-32711.3467228489">
            <text:p>-327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18">
            <text:p>1518</text:p>
          </table:table-cell>
          <table:table-cell table:formula="of:=32767*SIN([.A1519]/2048*2*PI())" office:value-type="float" office:value="-32717.0493486451">
            <text:p>-327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19">
            <text:p>1519</text:p>
          </table:table-cell>
          <table:table-cell table:formula="of:=32767*SIN([.A1520]/2048*2*PI())" office:value-type="float" office:value="-32722.4440291128">
            <text:p>-327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table:formula="of:=32767*SIN([.A1521]/2048*2*PI())" office:value-type="float" office:value="-32727.5307134749">
            <text:p>-327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21">
            <text:p>1521</text:p>
          </table:table-cell>
          <table:table-cell table:formula="of:=32767*SIN([.A1522]/2048*2*PI())" office:value-type="float" office:value="-32732.3093538537">
            <text:p>-32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22">
            <text:p>1522</text:p>
          </table:table-cell>
          <table:table-cell table:formula="of:=32767*SIN([.A1523]/2048*2*PI())" office:value-type="float" office:value="-32736.7799052709">
            <text:p>-327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23">
            <text:p>1523</text:p>
          </table:table-cell>
          <table:table-cell table:formula="of:=32767*SIN([.A1524]/2048*2*PI())" office:value-type="float" office:value="-32740.9423256479">
            <text:p>-327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24">
            <text:p>1524</text:p>
          </table:table-cell>
          <table:table-cell table:formula="of:=32767*SIN([.A1525]/2048*2*PI())" office:value-type="float" office:value="-32744.7965758064">
            <text:p>-327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25">
            <text:p>1525</text:p>
          </table:table-cell>
          <table:table-cell table:formula="of:=32767*SIN([.A1526]/2048*2*PI())" office:value-type="float" office:value="-32748.3426194688">
            <text:p>-327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26">
            <text:p>1526</text:p>
          </table:table-cell>
          <table:table-cell table:formula="of:=32767*SIN([.A1527]/2048*2*PI())" office:value-type="float" office:value="-32751.5804232583">
            <text:p>-327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27">
            <text:p>1527</text:p>
          </table:table-cell>
          <table:table-cell table:formula="of:=32767*SIN([.A1528]/2048*2*PI())" office:value-type="float" office:value="-32754.5099566995">
            <text:p>-327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28">
            <text:p>1528</text:p>
          </table:table-cell>
          <table:table-cell table:formula="of:=32767*SIN([.A1529]/2048*2*PI())" office:value-type="float" office:value="-32757.1311922185">
            <text:p>-327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29">
            <text:p>1529</text:p>
          </table:table-cell>
          <table:table-cell table:formula="of:=32767*SIN([.A1530]/2048*2*PI())" office:value-type="float" office:value="-32759.4441051433">
            <text:p>-327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table:formula="of:=32767*SIN([.A1531]/2048*2*PI())" office:value-type="float" office:value="-32761.4486737037">
            <text:p>-3276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31">
            <text:p>1531</text:p>
          </table:table-cell>
          <table:table-cell table:formula="of:=32767*SIN([.A1532]/2048*2*PI())" office:value-type="float" office:value="-32763.1448790322">
            <text:p>-327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32">
            <text:p>1532</text:p>
          </table:table-cell>
          <table:table-cell table:formula="of:=32767*SIN([.A1533]/2048*2*PI())" office:value-type="float" office:value="-32764.5327051632">
            <text:p>-327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33">
            <text:p>1533</text:p>
          </table:table-cell>
          <table:table-cell table:formula="of:=32767*SIN([.A1534]/2048*2*PI())" office:value-type="float" office:value="-32765.6121390342">
            <text:p>-327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34">
            <text:p>1534</text:p>
          </table:table-cell>
          <table:table-cell table:formula="of:=32767*SIN([.A1535]/2048*2*PI())" office:value-type="float" office:value="-32766.383170485">
            <text:p>-327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35">
            <text:p>1535</text:p>
          </table:table-cell>
          <table:table-cell table:formula="of:=32767*SIN([.A1536]/2048*2*PI())" office:value-type="float" office:value="-32766.8457922584">
            <text:p>-327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table:formula="of:=32767*SIN([.A1537]/2048*2*PI())" office:value-type="float" office:value="-32767">
            <text:p>-327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37">
            <text:p>1537</text:p>
          </table:table-cell>
          <table:table-cell table:formula="of:=32767*SIN([.A1538]/2048*2*PI())" office:value-type="float" office:value="-32766.8457922584">
            <text:p>-327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38">
            <text:p>1538</text:p>
          </table:table-cell>
          <table:table-cell table:formula="of:=32767*SIN([.A1539]/2048*2*PI())" office:value-type="float" office:value="-32766.383170485">
            <text:p>-327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39">
            <text:p>1539</text:p>
          </table:table-cell>
          <table:table-cell table:formula="of:=32767*SIN([.A1540]/2048*2*PI())" office:value-type="float" office:value="-32765.6121390342">
            <text:p>-327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table:formula="of:=32767*SIN([.A1541]/2048*2*PI())" office:value-type="float" office:value="-32764.5327051632">
            <text:p>-327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41">
            <text:p>1541</text:p>
          </table:table-cell>
          <table:table-cell table:formula="of:=32767*SIN([.A1542]/2048*2*PI())" office:value-type="float" office:value="-32763.1448790322">
            <text:p>-327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42">
            <text:p>1542</text:p>
          </table:table-cell>
          <table:table-cell table:formula="of:=32767*SIN([.A1543]/2048*2*PI())" office:value-type="float" office:value="-32761.4486737037">
            <text:p>-3276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43">
            <text:p>1543</text:p>
          </table:table-cell>
          <table:table-cell table:formula="of:=32767*SIN([.A1544]/2048*2*PI())" office:value-type="float" office:value="-32759.4441051433">
            <text:p>-327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44">
            <text:p>1544</text:p>
          </table:table-cell>
          <table:table-cell table:formula="of:=32767*SIN([.A1545]/2048*2*PI())" office:value-type="float" office:value="-32757.1311922185">
            <text:p>-327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45">
            <text:p>1545</text:p>
          </table:table-cell>
          <table:table-cell table:formula="of:=32767*SIN([.A1546]/2048*2*PI())" office:value-type="float" office:value="-32754.5099566995">
            <text:p>-327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46">
            <text:p>1546</text:p>
          </table:table-cell>
          <table:table-cell table:formula="of:=32767*SIN([.A1547]/2048*2*PI())" office:value-type="float" office:value="-32751.5804232583">
            <text:p>-327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47">
            <text:p>1547</text:p>
          </table:table-cell>
          <table:table-cell table:formula="of:=32767*SIN([.A1548]/2048*2*PI())" office:value-type="float" office:value="-32748.3426194688">
            <text:p>-327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48">
            <text:p>1548</text:p>
          </table:table-cell>
          <table:table-cell table:formula="of:=32767*SIN([.A1549]/2048*2*PI())" office:value-type="float" office:value="-32744.7965758064">
            <text:p>-327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49">
            <text:p>1549</text:p>
          </table:table-cell>
          <table:table-cell table:formula="of:=32767*SIN([.A1550]/2048*2*PI())" office:value-type="float" office:value="-32740.9423256479">
            <text:p>-327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table:formula="of:=32767*SIN([.A1551]/2048*2*PI())" office:value-type="float" office:value="-32736.7799052709">
            <text:p>-327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51">
            <text:p>1551</text:p>
          </table:table-cell>
          <table:table-cell table:formula="of:=32767*SIN([.A1552]/2048*2*PI())" office:value-type="float" office:value="-32732.3093538537">
            <text:p>-32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52">
            <text:p>1552</text:p>
          </table:table-cell>
          <table:table-cell table:formula="of:=32767*SIN([.A1553]/2048*2*PI())" office:value-type="float" office:value="-32727.5307134749">
            <text:p>-327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53">
            <text:p>1553</text:p>
          </table:table-cell>
          <table:table-cell table:formula="of:=32767*SIN([.A1554]/2048*2*PI())" office:value-type="float" office:value="-32722.4440291128">
            <text:p>-327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54">
            <text:p>1554</text:p>
          </table:table-cell>
          <table:table-cell table:formula="of:=32767*SIN([.A1555]/2048*2*PI())" office:value-type="float" office:value="-32717.0493486451">
            <text:p>-327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55">
            <text:p>1555</text:p>
          </table:table-cell>
          <table:table-cell table:formula="of:=32767*SIN([.A1556]/2048*2*PI())" office:value-type="float" office:value="-32711.3467228489">
            <text:p>-327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56">
            <text:p>1556</text:p>
          </table:table-cell>
          <table:table-cell table:formula="of:=32767*SIN([.A1557]/2048*2*PI())" office:value-type="float" office:value="-32705.3362053992">
            <text:p>-327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57">
            <text:p>1557</text:p>
          </table:table-cell>
          <table:table-cell table:formula="of:=32767*SIN([.A1558]/2048*2*PI())" office:value-type="float" office:value="-32699.0178528694">
            <text:p>-326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58">
            <text:p>1558</text:p>
          </table:table-cell>
          <table:table-cell table:formula="of:=32767*SIN([.A1559]/2048*2*PI())" office:value-type="float" office:value="-32692.3917247302">
            <text:p>-326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59">
            <text:p>1559</text:p>
          </table:table-cell>
          <table:table-cell table:formula="of:=32767*SIN([.A1560]/2048*2*PI())" office:value-type="float" office:value="-32685.4578833493">
            <text:p>-326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table:formula="of:=32767*SIN([.A1561]/2048*2*PI())" office:value-type="float" office:value="-32678.2163939906">
            <text:p>-326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61">
            <text:p>1561</text:p>
          </table:table-cell>
          <table:table-cell table:formula="of:=32767*SIN([.A1562]/2048*2*PI())" office:value-type="float" office:value="-32670.6673248138">
            <text:p>-326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62">
            <text:p>1562</text:p>
          </table:table-cell>
          <table:table-cell table:formula="of:=32767*SIN([.A1563]/2048*2*PI())" office:value-type="float" office:value="-32662.8107468736">
            <text:p>-326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63">
            <text:p>1563</text:p>
          </table:table-cell>
          <table:table-cell table:formula="of:=32767*SIN([.A1564]/2048*2*PI())" office:value-type="float" office:value="-32654.6467341191">
            <text:p>-326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64">
            <text:p>1564</text:p>
          </table:table-cell>
          <table:table-cell table:formula="of:=32767*SIN([.A1565]/2048*2*PI())" office:value-type="float" office:value="-32646.1753633931">
            <text:p>-326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65">
            <text:p>1565</text:p>
          </table:table-cell>
          <table:table-cell table:formula="of:=32767*SIN([.A1566]/2048*2*PI())" office:value-type="float" office:value="-32637.3967144313">
            <text:p>-326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66">
            <text:p>1566</text:p>
          </table:table-cell>
          <table:table-cell table:formula="of:=32767*SIN([.A1567]/2048*2*PI())" office:value-type="float" office:value="-32628.3108698618">
            <text:p>-326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67">
            <text:p>1567</text:p>
          </table:table-cell>
          <table:table-cell table:formula="of:=32767*SIN([.A1568]/2048*2*PI())" office:value-type="float" office:value="-32618.917915204">
            <text:p>-326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68">
            <text:p>1568</text:p>
          </table:table-cell>
          <table:table-cell table:formula="of:=32767*SIN([.A1569]/2048*2*PI())" office:value-type="float" office:value="-32609.2179388679">
            <text:p>-326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69">
            <text:p>1569</text:p>
          </table:table-cell>
          <table:table-cell table:formula="of:=32767*SIN([.A1570]/2048*2*PI())" office:value-type="float" office:value="-32599.2110321534">
            <text:p>-325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table:formula="of:=32767*SIN([.A1571]/2048*2*PI())" office:value-type="float" office:value="-32588.8972892493">
            <text:p>-325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71">
            <text:p>1571</text:p>
          </table:table-cell>
          <table:table-cell table:formula="of:=32767*SIN([.A1572]/2048*2*PI())" office:value-type="float" office:value="-32578.2768072326">
            <text:p>-325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72">
            <text:p>1572</text:p>
          </table:table-cell>
          <table:table-cell table:formula="of:=32767*SIN([.A1573]/2048*2*PI())" office:value-type="float" office:value="-32567.3496860672">
            <text:p>-325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73">
            <text:p>1573</text:p>
          </table:table-cell>
          <table:table-cell table:formula="of:=32767*SIN([.A1574]/2048*2*PI())" office:value-type="float" office:value="-32556.1160286033">
            <text:p>-325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74">
            <text:p>1574</text:p>
          </table:table-cell>
          <table:table-cell table:formula="of:=32767*SIN([.A1575]/2048*2*PI())" office:value-type="float" office:value="-32544.5759405765">
            <text:p>-325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75">
            <text:p>1575</text:p>
          </table:table-cell>
          <table:table-cell table:formula="of:=32767*SIN([.A1576]/2048*2*PI())" office:value-type="float" office:value="-32532.7295306064">
            <text:p>-325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76">
            <text:p>1576</text:p>
          </table:table-cell>
          <table:table-cell table:formula="of:=32767*SIN([.A1577]/2048*2*PI())" office:value-type="float" office:value="-32520.5769101959">
            <text:p>-32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77">
            <text:p>1577</text:p>
          </table:table-cell>
          <table:table-cell table:formula="of:=32767*SIN([.A1578]/2048*2*PI())" office:value-type="float" office:value="-32508.1181937302">
            <text:p>-325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78">
            <text:p>1578</text:p>
          </table:table-cell>
          <table:table-cell table:formula="of:=32767*SIN([.A1579]/2048*2*PI())" office:value-type="float" office:value="-32495.3534984754">
            <text:p>-324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79">
            <text:p>1579</text:p>
          </table:table-cell>
          <table:table-cell table:formula="of:=32767*SIN([.A1580]/2048*2*PI())" office:value-type="float" office:value="-32482.2829445777">
            <text:p>-324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table:formula="of:=32767*SIN([.A1581]/2048*2*PI())" office:value-type="float" office:value="-32468.9066550621">
            <text:p>-324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81">
            <text:p>1581</text:p>
          </table:table-cell>
          <table:table-cell table:formula="of:=32767*SIN([.A1582]/2048*2*PI())" office:value-type="float" office:value="-32455.2247558313">
            <text:p>-324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82">
            <text:p>1582</text:p>
          </table:table-cell>
          <table:table-cell table:formula="of:=32767*SIN([.A1583]/2048*2*PI())" office:value-type="float" office:value="-32441.2373756647">
            <text:p>-324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83">
            <text:p>1583</text:p>
          </table:table-cell>
          <table:table-cell table:formula="of:=32767*SIN([.A1584]/2048*2*PI())" office:value-type="float" office:value="-32426.9446462167">
            <text:p>-324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84">
            <text:p>1584</text:p>
          </table:table-cell>
          <table:table-cell table:formula="of:=32767*SIN([.A1585]/2048*2*PI())" office:value-type="float" office:value="-32412.346702016">
            <text:p>-324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85">
            <text:p>1585</text:p>
          </table:table-cell>
          <table:table-cell table:formula="of:=32767*SIN([.A1586]/2048*2*PI())" office:value-type="float" office:value="-32397.4436804639">
            <text:p>-323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86">
            <text:p>1586</text:p>
          </table:table-cell>
          <table:table-cell table:formula="of:=32767*SIN([.A1587]/2048*2*PI())" office:value-type="float" office:value="-32382.2357218335">
            <text:p>-323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87">
            <text:p>1587</text:p>
          </table:table-cell>
          <table:table-cell table:formula="of:=32767*SIN([.A1588]/2048*2*PI())" office:value-type="float" office:value="-32366.7229692677">
            <text:p>-323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88">
            <text:p>1588</text:p>
          </table:table-cell>
          <table:table-cell table:formula="of:=32767*SIN([.A1589]/2048*2*PI())" office:value-type="float" office:value="-32350.9055687785">
            <text:p>-323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89">
            <text:p>1589</text:p>
          </table:table-cell>
          <table:table-cell table:formula="of:=32767*SIN([.A1590]/2048*2*PI())" office:value-type="float" office:value="-32334.7836692454">
            <text:p>-323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table:formula="of:=32767*SIN([.A1591]/2048*2*PI())" office:value-type="float" office:value="-32318.3574224138">
            <text:p>-323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91">
            <text:p>1591</text:p>
          </table:table-cell>
          <table:table-cell table:formula="of:=32767*SIN([.A1592]/2048*2*PI())" office:value-type="float" office:value="-32301.6269828937">
            <text:p>-323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92">
            <text:p>1592</text:p>
          </table:table-cell>
          <table:table-cell table:formula="of:=32767*SIN([.A1593]/2048*2*PI())" office:value-type="float" office:value="-32284.5925081584">
            <text:p>-322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93">
            <text:p>1593</text:p>
          </table:table-cell>
          <table:table-cell table:formula="of:=32767*SIN([.A1594]/2048*2*PI())" office:value-type="float" office:value="-32267.254158543">
            <text:p>-322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94">
            <text:p>1594</text:p>
          </table:table-cell>
          <table:table-cell table:formula="of:=32767*SIN([.A1595]/2048*2*PI())" office:value-type="float" office:value="-32249.6120972425">
            <text:p>-322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95">
            <text:p>1595</text:p>
          </table:table-cell>
          <table:table-cell table:formula="of:=32767*SIN([.A1596]/2048*2*PI())" office:value-type="float" office:value="-32231.6664903108">
            <text:p>-322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96">
            <text:p>1596</text:p>
          </table:table-cell>
          <table:table-cell table:formula="of:=32767*SIN([.A1597]/2048*2*PI())" office:value-type="float" office:value="-32213.4175066587">
            <text:p>-322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97">
            <text:p>1597</text:p>
          </table:table-cell>
          <table:table-cell table:formula="of:=32767*SIN([.A1598]/2048*2*PI())" office:value-type="float" office:value="-32194.8653180526">
            <text:p>-32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98">
            <text:p>1598</text:p>
          </table:table-cell>
          <table:table-cell table:formula="of:=32767*SIN([.A1599]/2048*2*PI())" office:value-type="float" office:value="-32176.0100991128">
            <text:p>-321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599">
            <text:p>1599</text:p>
          </table:table-cell>
          <table:table-cell table:formula="of:=32767*SIN([.A1600]/2048*2*PI())" office:value-type="float" office:value="-32156.8520273118">
            <text:p>-32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table:formula="of:=32767*SIN([.A1601]/2048*2*PI())" office:value-type="float" office:value="-32137.3912829727">
            <text:p>-321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01">
            <text:p>1601</text:p>
          </table:table-cell>
          <table:table-cell table:formula="of:=32767*SIN([.A1602]/2048*2*PI())" office:value-type="float" office:value="-32117.6280492673">
            <text:p>-321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02">
            <text:p>1602</text:p>
          </table:table-cell>
          <table:table-cell table:formula="of:=32767*SIN([.A1603]/2048*2*PI())" office:value-type="float" office:value="-32097.5625122148">
            <text:p>-320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03">
            <text:p>1603</text:p>
          </table:table-cell>
          <table:table-cell table:formula="of:=32767*SIN([.A1604]/2048*2*PI())" office:value-type="float" office:value="-32077.1948606797">
            <text:p>-320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04">
            <text:p>1604</text:p>
          </table:table-cell>
          <table:table-cell table:formula="of:=32767*SIN([.A1605]/2048*2*PI())" office:value-type="float" office:value="-32056.52528637">
            <text:p>-320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table:formula="of:=32767*SIN([.A1606]/2048*2*PI())" office:value-type="float" office:value="-32035.5539838357">
            <text:p>-320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06">
            <text:p>1606</text:p>
          </table:table-cell>
          <table:table-cell table:formula="of:=32767*SIN([.A1607]/2048*2*PI())" office:value-type="float" office:value="-32014.2811504666">
            <text:p>-3201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07">
            <text:p>1607</text:p>
          </table:table-cell>
          <table:table-cell table:formula="of:=32767*SIN([.A1608]/2048*2*PI())" office:value-type="float" office:value="-31992.7069864908">
            <text:p>-319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08">
            <text:p>1608</text:p>
          </table:table-cell>
          <table:table-cell table:formula="of:=32767*SIN([.A1609]/2048*2*PI())" office:value-type="float" office:value="-31970.8316949725">
            <text:p>-319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09">
            <text:p>1609</text:p>
          </table:table-cell>
          <table:table-cell table:formula="of:=32767*SIN([.A1610]/2048*2*PI())" office:value-type="float" office:value="-31948.6554818102">
            <text:p>-319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table:formula="of:=32767*SIN([.A1611]/2048*2*PI())" office:value-type="float" office:value="-31926.178555735">
            <text:p>-319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11">
            <text:p>1611</text:p>
          </table:table-cell>
          <table:table-cell table:formula="of:=32767*SIN([.A1612]/2048*2*PI())" office:value-type="float" office:value="-31903.4011283082">
            <text:p>-319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12">
            <text:p>1612</text:p>
          </table:table-cell>
          <table:table-cell table:formula="of:=32767*SIN([.A1613]/2048*2*PI())" office:value-type="float" office:value="-31880.3234139196">
            <text:p>-318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13">
            <text:p>1613</text:p>
          </table:table-cell>
          <table:table-cell table:formula="of:=32767*SIN([.A1614]/2048*2*PI())" office:value-type="float" office:value="-31856.9456297855">
            <text:p>-318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14">
            <text:p>1614</text:p>
          </table:table-cell>
          <table:table-cell table:formula="of:=32767*SIN([.A1615]/2048*2*PI())" office:value-type="float" office:value="-31833.2679959465">
            <text:p>-318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15">
            <text:p>1615</text:p>
          </table:table-cell>
          <table:table-cell table:formula="of:=32767*SIN([.A1616]/2048*2*PI())" office:value-type="float" office:value="-31809.2907352655">
            <text:p>-318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16">
            <text:p>1616</text:p>
          </table:table-cell>
          <table:table-cell table:formula="of:=32767*SIN([.A1617]/2048*2*PI())" office:value-type="float" office:value="-31785.0140734256">
            <text:p>-317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17">
            <text:p>1617</text:p>
          </table:table-cell>
          <table:table-cell table:formula="of:=32767*SIN([.A1618]/2048*2*PI())" office:value-type="float" office:value="-31760.438238928">
            <text:p>-317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18">
            <text:p>1618</text:p>
          </table:table-cell>
          <table:table-cell table:formula="of:=32767*SIN([.A1619]/2048*2*PI())" office:value-type="float" office:value="-31735.5634630898">
            <text:p>-317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19">
            <text:p>1619</text:p>
          </table:table-cell>
          <table:table-cell table:formula="of:=32767*SIN([.A1620]/2048*2*PI())" office:value-type="float" office:value="-31710.3899800419">
            <text:p>-317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table:formula="of:=32767*SIN([.A1621]/2048*2*PI())" office:value-type="float" office:value="-31684.9180267267">
            <text:p>-316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21">
            <text:p>1621</text:p>
          </table:table-cell>
          <table:table-cell table:formula="of:=32767*SIN([.A1622]/2048*2*PI())" office:value-type="float" office:value="-31659.1478428958">
            <text:p>-316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22">
            <text:p>1622</text:p>
          </table:table-cell>
          <table:table-cell table:formula="of:=32767*SIN([.A1623]/2048*2*PI())" office:value-type="float" office:value="-31633.0796711082">
            <text:p>-316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23">
            <text:p>1623</text:p>
          </table:table-cell>
          <table:table-cell table:formula="of:=32767*SIN([.A1624]/2048*2*PI())" office:value-type="float" office:value="-31606.7137567273">
            <text:p>-316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24">
            <text:p>1624</text:p>
          </table:table-cell>
          <table:table-cell table:formula="of:=32767*SIN([.A1625]/2048*2*PI())" office:value-type="float" office:value="-31580.0503479192">
            <text:p>-315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25">
            <text:p>1625</text:p>
          </table:table-cell>
          <table:table-cell table:formula="of:=32767*SIN([.A1626]/2048*2*PI())" office:value-type="float" office:value="-31553.08969565">
            <text:p>-31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26">
            <text:p>1626</text:p>
          </table:table-cell>
          <table:table-cell table:formula="of:=32767*SIN([.A1627]/2048*2*PI())" office:value-type="float" office:value="-31525.8320536837">
            <text:p>-315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27">
            <text:p>1627</text:p>
          </table:table-cell>
          <table:table-cell table:formula="of:=32767*SIN([.A1628]/2048*2*PI())" office:value-type="float" office:value="-31498.2776785795">
            <text:p>-314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28">
            <text:p>1628</text:p>
          </table:table-cell>
          <table:table-cell table:formula="of:=32767*SIN([.A1629]/2048*2*PI())" office:value-type="float" office:value="-31470.4268296898">
            <text:p>-314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29">
            <text:p>1629</text:p>
          </table:table-cell>
          <table:table-cell table:formula="of:=32767*SIN([.A1630]/2048*2*PI())" office:value-type="float" office:value="-31442.2797691574">
            <text:p>-314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table:formula="of:=32767*SIN([.A1631]/2048*2*PI())" office:value-type="float" office:value="-31413.836761913">
            <text:p>-3141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31">
            <text:p>1631</text:p>
          </table:table-cell>
          <table:table-cell table:formula="of:=32767*SIN([.A1632]/2048*2*PI())" office:value-type="float" office:value="-31385.0980756732">
            <text:p>-313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32">
            <text:p>1632</text:p>
          </table:table-cell>
          <table:table-cell table:formula="of:=32767*SIN([.A1633]/2048*2*PI())" office:value-type="float" office:value="-31356.0639809373">
            <text:p>-313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33">
            <text:p>1633</text:p>
          </table:table-cell>
          <table:table-cell table:formula="of:=32767*SIN([.A1634]/2048*2*PI())" office:value-type="float" office:value="-31326.7347509853">
            <text:p>-313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34">
            <text:p>1634</text:p>
          </table:table-cell>
          <table:table-cell table:formula="of:=32767*SIN([.A1635]/2048*2*PI())" office:value-type="float" office:value="-31297.1106618752">
            <text:p>-312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35">
            <text:p>1635</text:p>
          </table:table-cell>
          <table:table-cell table:formula="of:=32767*SIN([.A1636]/2048*2*PI())" office:value-type="float" office:value="-31267.1919924401">
            <text:p>-312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36">
            <text:p>1636</text:p>
          </table:table-cell>
          <table:table-cell table:formula="of:=32767*SIN([.A1637]/2048*2*PI())" office:value-type="float" office:value="-31236.9790242859">
            <text:p>-312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37">
            <text:p>1637</text:p>
          </table:table-cell>
          <table:table-cell table:formula="of:=32767*SIN([.A1638]/2048*2*PI())" office:value-type="float" office:value="-31206.4720417886">
            <text:p>-312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38">
            <text:p>1638</text:p>
          </table:table-cell>
          <table:table-cell table:formula="of:=32767*SIN([.A1639]/2048*2*PI())" office:value-type="float" office:value="-31175.6713320915">
            <text:p>-311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39">
            <text:p>1639</text:p>
          </table:table-cell>
          <table:table-cell table:formula="of:=32767*SIN([.A1640]/2048*2*PI())" office:value-type="float" office:value="-31144.5771851027">
            <text:p>-311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table:formula="of:=32767*SIN([.A1641]/2048*2*PI())" office:value-type="float" office:value="-31113.189893492">
            <text:p>-311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41">
            <text:p>1641</text:p>
          </table:table-cell>
          <table:table-cell table:formula="of:=32767*SIN([.A1642]/2048*2*PI())" office:value-type="float" office:value="-31081.5097526887">
            <text:p>-310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42">
            <text:p>1642</text:p>
          </table:table-cell>
          <table:table-cell table:formula="of:=32767*SIN([.A1643]/2048*2*PI())" office:value-type="float" office:value="-31049.5370608783">
            <text:p>-310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43">
            <text:p>1643</text:p>
          </table:table-cell>
          <table:table-cell table:formula="of:=32767*SIN([.A1644]/2048*2*PI())" office:value-type="float" office:value="-31017.272119">
            <text:p>-310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44">
            <text:p>1644</text:p>
          </table:table-cell>
          <table:table-cell table:formula="of:=32767*SIN([.A1645]/2048*2*PI())" office:value-type="float" office:value="-30984.7152307435">
            <text:p>-309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45">
            <text:p>1645</text:p>
          </table:table-cell>
          <table:table-cell table:formula="of:=32767*SIN([.A1646]/2048*2*PI())" office:value-type="float" office:value="-30951.8667025469">
            <text:p>-309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46">
            <text:p>1646</text:p>
          </table:table-cell>
          <table:table-cell table:formula="of:=32767*SIN([.A1647]/2048*2*PI())" office:value-type="float" office:value="-30918.726843593">
            <text:p>-309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47">
            <text:p>1647</text:p>
          </table:table-cell>
          <table:table-cell table:formula="of:=32767*SIN([.A1648]/2048*2*PI())" office:value-type="float" office:value="-30885.2959658066">
            <text:p>-308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48">
            <text:p>1648</text:p>
          </table:table-cell>
          <table:table-cell table:formula="of:=32767*SIN([.A1649]/2048*2*PI())" office:value-type="float" office:value="-30851.574383852">
            <text:p>-308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49">
            <text:p>1649</text:p>
          </table:table-cell>
          <table:table-cell table:formula="of:=32767*SIN([.A1650]/2048*2*PI())" office:value-type="float" office:value="-30817.5624151296">
            <text:p>-308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table:formula="of:=32767*SIN([.A1651]/2048*2*PI())" office:value-type="float" office:value="-30783.260379773">
            <text:p>-307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51">
            <text:p>1651</text:p>
          </table:table-cell>
          <table:table-cell table:formula="of:=32767*SIN([.A1652]/2048*2*PI())" office:value-type="float" office:value="-30748.6686006459">
            <text:p>-307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52">
            <text:p>1652</text:p>
          </table:table-cell>
          <table:table-cell table:formula="of:=32767*SIN([.A1653]/2048*2*PI())" office:value-type="float" office:value="-30713.7874033393">
            <text:p>-3071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53">
            <text:p>1653</text:p>
          </table:table-cell>
          <table:table-cell table:formula="of:=32767*SIN([.A1654]/2048*2*PI())" office:value-type="float" office:value="-30678.6171161685">
            <text:p>-306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54">
            <text:p>1654</text:p>
          </table:table-cell>
          <table:table-cell table:formula="of:=32767*SIN([.A1655]/2048*2*PI())" office:value-type="float" office:value="-30643.1580701695">
            <text:p>-306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55">
            <text:p>1655</text:p>
          </table:table-cell>
          <table:table-cell table:formula="of:=32767*SIN([.A1656]/2048*2*PI())" office:value-type="float" office:value="-30607.4105990964">
            <text:p>-306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56">
            <text:p>1656</text:p>
          </table:table-cell>
          <table:table-cell table:formula="of:=32767*SIN([.A1657]/2048*2*PI())" office:value-type="float" office:value="-30571.3750394179">
            <text:p>-305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57">
            <text:p>1657</text:p>
          </table:table-cell>
          <table:table-cell table:formula="of:=32767*SIN([.A1658]/2048*2*PI())" office:value-type="float" office:value="-30535.0517303145">
            <text:p>-305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58">
            <text:p>1658</text:p>
          </table:table-cell>
          <table:table-cell table:formula="of:=32767*SIN([.A1659]/2048*2*PI())" office:value-type="float" office:value="-30498.4410136751">
            <text:p>-304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59">
            <text:p>1659</text:p>
          </table:table-cell>
          <table:table-cell table:formula="of:=32767*SIN([.A1660]/2048*2*PI())" office:value-type="float" office:value="-30461.5432340935">
            <text:p>-30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table:formula="of:=32767*SIN([.A1661]/2048*2*PI())" office:value-type="float" office:value="-30424.3587388659">
            <text:p>-3042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61">
            <text:p>1661</text:p>
          </table:table-cell>
          <table:table-cell table:formula="of:=32767*SIN([.A1662]/2048*2*PI())" office:value-type="float" office:value="-30386.8878779867">
            <text:p>-303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62">
            <text:p>1662</text:p>
          </table:table-cell>
          <table:table-cell table:formula="of:=32767*SIN([.A1663]/2048*2*PI())" office:value-type="float" office:value="-30349.1310041461">
            <text:p>-303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63">
            <text:p>1663</text:p>
          </table:table-cell>
          <table:table-cell table:formula="of:=32767*SIN([.A1664]/2048*2*PI())" office:value-type="float" office:value="-30311.088472726">
            <text:p>-303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table:formula="of:=32767*SIN([.A1665]/2048*2*PI())" office:value-type="float" office:value="-30272.7606417973">
            <text:p>-302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65">
            <text:p>1665</text:p>
          </table:table-cell>
          <table:table-cell table:formula="of:=32767*SIN([.A1666]/2048*2*PI())" office:value-type="float" office:value="-30234.1478721162">
            <text:p>-3023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66">
            <text:p>1666</text:p>
          </table:table-cell>
          <table:table-cell table:formula="of:=32767*SIN([.A1667]/2048*2*PI())" office:value-type="float" office:value="-30195.2505271207">
            <text:p>-30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67">
            <text:p>1667</text:p>
          </table:table-cell>
          <table:table-cell table:formula="of:=32767*SIN([.A1668]/2048*2*PI())" office:value-type="float" office:value="-30156.0689729274">
            <text:p>-301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68">
            <text:p>1668</text:p>
          </table:table-cell>
          <table:table-cell table:formula="of:=32767*SIN([.A1669]/2048*2*PI())" office:value-type="float" office:value="-30116.6035783281">
            <text:p>-301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69">
            <text:p>1669</text:p>
          </table:table-cell>
          <table:table-cell table:formula="of:=32767*SIN([.A1670]/2048*2*PI())" office:value-type="float" office:value="-30076.8547147861">
            <text:p>-300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table:formula="of:=32767*SIN([.A1671]/2048*2*PI())" office:value-type="float" office:value="-30036.8227564328">
            <text:p>-300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71">
            <text:p>1671</text:p>
          </table:table-cell>
          <table:table-cell table:formula="of:=32767*SIN([.A1672]/2048*2*PI())" office:value-type="float" office:value="-29996.5080800643">
            <text:p>-299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72">
            <text:p>1672</text:p>
          </table:table-cell>
          <table:table-cell table:formula="of:=32767*SIN([.A1673]/2048*2*PI())" office:value-type="float" office:value="-29955.9110651376">
            <text:p>-299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73">
            <text:p>1673</text:p>
          </table:table-cell>
          <table:table-cell table:formula="of:=32767*SIN([.A1674]/2048*2*PI())" office:value-type="float" office:value="-29915.0320937673">
            <text:p>-299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74">
            <text:p>1674</text:p>
          </table:table-cell>
          <table:table-cell table:formula="of:=32767*SIN([.A1675]/2048*2*PI())" office:value-type="float" office:value="-29873.8715507219">
            <text:p>-298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75">
            <text:p>1675</text:p>
          </table:table-cell>
          <table:table-cell table:formula="of:=32767*SIN([.A1676]/2048*2*PI())" office:value-type="float" office:value="-29832.4298234201">
            <text:p>-298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76">
            <text:p>1676</text:p>
          </table:table-cell>
          <table:table-cell table:formula="of:=32767*SIN([.A1677]/2048*2*PI())" office:value-type="float" office:value="-29790.7073019272">
            <text:p>-297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77">
            <text:p>1677</text:p>
          </table:table-cell>
          <table:table-cell table:formula="of:=32767*SIN([.A1678]/2048*2*PI())" office:value-type="float" office:value="-29748.7043789514">
            <text:p>-297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78">
            <text:p>1678</text:p>
          </table:table-cell>
          <table:table-cell table:formula="of:=32767*SIN([.A1679]/2048*2*PI())" office:value-type="float" office:value="-29706.4214498402">
            <text:p>-297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79">
            <text:p>1679</text:p>
          </table:table-cell>
          <table:table-cell table:formula="of:=32767*SIN([.A1680]/2048*2*PI())" office:value-type="float" office:value="-29663.8589125768">
            <text:p>-296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table:formula="of:=32767*SIN([.A1681]/2048*2*PI())" office:value-type="float" office:value="-29621.0171677759">
            <text:p>-296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81">
            <text:p>1681</text:p>
          </table:table-cell>
          <table:table-cell table:formula="of:=32767*SIN([.A1682]/2048*2*PI())" office:value-type="float" office:value="-29577.8966186803">
            <text:p>-295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82">
            <text:p>1682</text:p>
          </table:table-cell>
          <table:table-cell table:formula="of:=32767*SIN([.A1683]/2048*2*PI())" office:value-type="float" office:value="-29534.497671157">
            <text:p>-2953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83">
            <text:p>1683</text:p>
          </table:table-cell>
          <table:table-cell table:formula="of:=32767*SIN([.A1684]/2048*2*PI())" office:value-type="float" office:value="-29490.8207336935">
            <text:p>-294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84">
            <text:p>1684</text:p>
          </table:table-cell>
          <table:table-cell table:formula="of:=32767*SIN([.A1685]/2048*2*PI())" office:value-type="float" office:value="-29446.8662173938">
            <text:p>-2944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85">
            <text:p>1685</text:p>
          </table:table-cell>
          <table:table-cell table:formula="of:=32767*SIN([.A1686]/2048*2*PI())" office:value-type="float" office:value="-29402.6345359744">
            <text:p>-294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86">
            <text:p>1686</text:p>
          </table:table-cell>
          <table:table-cell table:formula="of:=32767*SIN([.A1687]/2048*2*PI())" office:value-type="float" office:value="-29358.1261057609">
            <text:p>-2935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87">
            <text:p>1687</text:p>
          </table:table-cell>
          <table:table-cell table:formula="of:=32767*SIN([.A1688]/2048*2*PI())" office:value-type="float" office:value="-29313.3413456835">
            <text:p>-293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88">
            <text:p>1688</text:p>
          </table:table-cell>
          <table:table-cell table:formula="of:=32767*SIN([.A1689]/2048*2*PI())" office:value-type="float" office:value="-29268.2806772734">
            <text:p>-2926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89">
            <text:p>1689</text:p>
          </table:table-cell>
          <table:table-cell table:formula="of:=32767*SIN([.A1690]/2048*2*PI())" office:value-type="float" office:value="-29222.9445246589">
            <text:p>-292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table:formula="of:=32767*SIN([.A1691]/2048*2*PI())" office:value-type="float" office:value="-29177.333314561">
            <text:p>-291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91">
            <text:p>1691</text:p>
          </table:table-cell>
          <table:table-cell table:formula="of:=32767*SIN([.A1692]/2048*2*PI())" office:value-type="float" office:value="-29131.4474762898">
            <text:p>-291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92">
            <text:p>1692</text:p>
          </table:table-cell>
          <table:table-cell table:formula="of:=32767*SIN([.A1693]/2048*2*PI())" office:value-type="float" office:value="-29085.2874417403">
            <text:p>-290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93">
            <text:p>1693</text:p>
          </table:table-cell>
          <table:table-cell table:formula="of:=32767*SIN([.A1694]/2048*2*PI())" office:value-type="float" office:value="-29038.8536453884">
            <text:p>-290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94">
            <text:p>1694</text:p>
          </table:table-cell>
          <table:table-cell table:formula="of:=32767*SIN([.A1695]/2048*2*PI())" office:value-type="float" office:value="-28992.1465242865">
            <text:p>-289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95">
            <text:p>1695</text:p>
          </table:table-cell>
          <table:table-cell table:formula="of:=32767*SIN([.A1696]/2048*2*PI())" office:value-type="float" office:value="-28945.16651806">
            <text:p>-289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96">
            <text:p>1696</text:p>
          </table:table-cell>
          <table:table-cell table:formula="of:=32767*SIN([.A1697]/2048*2*PI())" office:value-type="float" office:value="-28897.9140689025">
            <text:p>-288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97">
            <text:p>1697</text:p>
          </table:table-cell>
          <table:table-cell table:formula="of:=32767*SIN([.A1698]/2048*2*PI())" office:value-type="float" office:value="-28850.3896215721">
            <text:p>-288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98">
            <text:p>1698</text:p>
          </table:table-cell>
          <table:table-cell table:formula="of:=32767*SIN([.A1699]/2048*2*PI())" office:value-type="float" office:value="-28802.593623387">
            <text:p>-288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699">
            <text:p>1699</text:p>
          </table:table-cell>
          <table:table-cell table:formula="of:=32767*SIN([.A1700]/2048*2*PI())" office:value-type="float" office:value="-28754.5265242213">
            <text:p>-287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table:formula="of:=32767*SIN([.A1701]/2048*2*PI())" office:value-type="float" office:value="-28706.1887765009">
            <text:p>-287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01">
            <text:p>1701</text:p>
          </table:table-cell>
          <table:table-cell table:formula="of:=32767*SIN([.A1702]/2048*2*PI())" office:value-type="float" office:value="-28657.580835199">
            <text:p>-2865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02">
            <text:p>1702</text:p>
          </table:table-cell>
          <table:table-cell table:formula="of:=32767*SIN([.A1703]/2048*2*PI())" office:value-type="float" office:value="-28608.7031578321">
            <text:p>-286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03">
            <text:p>1703</text:p>
          </table:table-cell>
          <table:table-cell table:formula="of:=32767*SIN([.A1704]/2048*2*PI())" office:value-type="float" office:value="-28559.5562044556">
            <text:p>-285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04">
            <text:p>1704</text:p>
          </table:table-cell>
          <table:table-cell table:formula="of:=32767*SIN([.A1705]/2048*2*PI())" office:value-type="float" office:value="-28510.1404376591">
            <text:p>-285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05">
            <text:p>1705</text:p>
          </table:table-cell>
          <table:table-cell table:formula="of:=32767*SIN([.A1706]/2048*2*PI())" office:value-type="float" office:value="-28460.4563225629">
            <text:p>-284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06">
            <text:p>1706</text:p>
          </table:table-cell>
          <table:table-cell table:formula="of:=32767*SIN([.A1707]/2048*2*PI())" office:value-type="float" office:value="-28410.5043268127">
            <text:p>-284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07">
            <text:p>1707</text:p>
          </table:table-cell>
          <table:table-cell table:formula="of:=32767*SIN([.A1708]/2048*2*PI())" office:value-type="float" office:value="-28360.2849205757">
            <text:p>-283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08">
            <text:p>1708</text:p>
          </table:table-cell>
          <table:table-cell table:formula="of:=32767*SIN([.A1709]/2048*2*PI())" office:value-type="float" office:value="-28309.798576536">
            <text:p>-28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09">
            <text:p>1709</text:p>
          </table:table-cell>
          <table:table-cell table:formula="of:=32767*SIN([.A1710]/2048*2*PI())" office:value-type="float" office:value="-28259.0457698905">
            <text:p>-282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table:formula="of:=32767*SIN([.A1711]/2048*2*PI())" office:value-type="float" office:value="-28208.0269783437">
            <text:p>-282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11">
            <text:p>1711</text:p>
          </table:table-cell>
          <table:table-cell table:formula="of:=32767*SIN([.A1712]/2048*2*PI())" office:value-type="float" office:value="-28156.7426821041">
            <text:p>-28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12">
            <text:p>1712</text:p>
          </table:table-cell>
          <table:table-cell table:formula="of:=32767*SIN([.A1713]/2048*2*PI())" office:value-type="float" office:value="-28105.1933638789">
            <text:p>-281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13">
            <text:p>1713</text:p>
          </table:table-cell>
          <table:table-cell table:formula="of:=32767*SIN([.A1714]/2048*2*PI())" office:value-type="float" office:value="-28053.37950887">
            <text:p>-280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14">
            <text:p>1714</text:p>
          </table:table-cell>
          <table:table-cell table:formula="of:=32767*SIN([.A1715]/2048*2*PI())" office:value-type="float" office:value="-28001.3016047691">
            <text:p>-280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15">
            <text:p>1715</text:p>
          </table:table-cell>
          <table:table-cell table:formula="of:=32767*SIN([.A1716]/2048*2*PI())" office:value-type="float" office:value="-27948.9601417532">
            <text:p>-279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16">
            <text:p>1716</text:p>
          </table:table-cell>
          <table:table-cell table:formula="of:=32767*SIN([.A1717]/2048*2*PI())" office:value-type="float" office:value="-27896.3556124802">
            <text:p>-278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17">
            <text:p>1717</text:p>
          </table:table-cell>
          <table:table-cell table:formula="of:=32767*SIN([.A1718]/2048*2*PI())" office:value-type="float" office:value="-27843.4885120839">
            <text:p>-278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18">
            <text:p>1718</text:p>
          </table:table-cell>
          <table:table-cell table:formula="of:=32767*SIN([.A1719]/2048*2*PI())" office:value-type="float" office:value="-27790.3593381696">
            <text:p>-277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table:formula="of:=32767*SIN([.A1720]/2048*2*PI())" office:value-type="float" office:value="-27736.9685908094">
            <text:p>-277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table:formula="of:=32767*SIN([.A1721]/2048*2*PI())" office:value-type="float" office:value="-27683.3167725372">
            <text:p>-276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table:formula="of:=32767*SIN([.A1722]/2048*2*PI())" office:value-type="float" office:value="-27629.4043883443">
            <text:p>-2762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table:formula="of:=32767*SIN([.A1723]/2048*2*PI())" office:value-type="float" office:value="-27575.2319456749">
            <text:p>-275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23">
            <text:p>1723</text:p>
          </table:table-cell>
          <table:table-cell table:formula="of:=32767*SIN([.A1724]/2048*2*PI())" office:value-type="float" office:value="-27520.7999544203">
            <text:p>-27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24">
            <text:p>1724</text:p>
          </table:table-cell>
          <table:table-cell table:formula="of:=32767*SIN([.A1725]/2048*2*PI())" office:value-type="float" office:value="-27466.1089269154">
            <text:p>-2746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25">
            <text:p>1725</text:p>
          </table:table-cell>
          <table:table-cell table:formula="of:=32767*SIN([.A1726]/2048*2*PI())" office:value-type="float" office:value="-27411.1593779328">
            <text:p>-274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26">
            <text:p>1726</text:p>
          </table:table-cell>
          <table:table-cell table:formula="of:=32767*SIN([.A1727]/2048*2*PI())" office:value-type="float" office:value="-27355.9518246787">
            <text:p>-273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27">
            <text:p>1727</text:p>
          </table:table-cell>
          <table:table-cell table:formula="of:=32767*SIN([.A1728]/2048*2*PI())" office:value-type="float" office:value="-27300.4867867876">
            <text:p>-273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table:formula="of:=32767*SIN([.A1729]/2048*2*PI())" office:value-type="float" office:value="-27244.7647863175">
            <text:p>-272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29">
            <text:p>1729</text:p>
          </table:table-cell>
          <table:table-cell table:formula="of:=32767*SIN([.A1730]/2048*2*PI())" office:value-type="float" office:value="-27188.7863477451">
            <text:p>-271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table:formula="of:=32767*SIN([.A1731]/2048*2*PI())" office:value-type="float" office:value="-27132.5519979609">
            <text:p>-271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31">
            <text:p>1731</text:p>
          </table:table-cell>
          <table:table-cell table:formula="of:=32767*SIN([.A1732]/2048*2*PI())" office:value-type="float" office:value="-27076.0622662639">
            <text:p>-270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32">
            <text:p>1732</text:p>
          </table:table-cell>
          <table:table-cell table:formula="of:=32767*SIN([.A1733]/2048*2*PI())" office:value-type="float" office:value="-27019.3176843569">
            <text:p>-270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33">
            <text:p>1733</text:p>
          </table:table-cell>
          <table:table-cell table:formula="of:=32767*SIN([.A1734]/2048*2*PI())" office:value-type="float" office:value="-26962.3187863417">
            <text:p>-269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34">
            <text:p>1734</text:p>
          </table:table-cell>
          <table:table-cell table:formula="of:=32767*SIN([.A1735]/2048*2*PI())" office:value-type="float" office:value="-26905.0661087135">
            <text:p>-269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35">
            <text:p>1735</text:p>
          </table:table-cell>
          <table:table-cell table:formula="of:=32767*SIN([.A1736]/2048*2*PI())" office:value-type="float" office:value="-26847.5601903564">
            <text:p>-268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36">
            <text:p>1736</text:p>
          </table:table-cell>
          <table:table-cell table:formula="of:=32767*SIN([.A1737]/2048*2*PI())" office:value-type="float" office:value="-26789.801572538">
            <text:p>-267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37">
            <text:p>1737</text:p>
          </table:table-cell>
          <table:table-cell table:formula="of:=32767*SIN([.A1738]/2048*2*PI())" office:value-type="float" office:value="-26731.7907989043">
            <text:p>-26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38">
            <text:p>1738</text:p>
          </table:table-cell>
          <table:table-cell table:formula="of:=32767*SIN([.A1739]/2048*2*PI())" office:value-type="float" office:value="-26673.5284154748">
            <text:p>-266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39">
            <text:p>1739</text:p>
          </table:table-cell>
          <table:table-cell table:formula="of:=32767*SIN([.A1740]/2048*2*PI())" office:value-type="float" office:value="-26615.0149706374">
            <text:p>-266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table:formula="of:=32767*SIN([.A1741]/2048*2*PI())" office:value-type="float" office:value="-26556.2510151428">
            <text:p>-265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41">
            <text:p>1741</text:p>
          </table:table-cell>
          <table:table-cell table:formula="of:=32767*SIN([.A1742]/2048*2*PI())" office:value-type="float" office:value="-26497.2371020997">
            <text:p>-2649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42">
            <text:p>1742</text:p>
          </table:table-cell>
          <table:table-cell table:formula="of:=32767*SIN([.A1743]/2048*2*PI())" office:value-type="float" office:value="-26437.9737869697">
            <text:p>-264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43">
            <text:p>1743</text:p>
          </table:table-cell>
          <table:table-cell table:formula="of:=32767*SIN([.A1744]/2048*2*PI())" office:value-type="float" office:value="-26378.4616275615">
            <text:p>-263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44">
            <text:p>1744</text:p>
          </table:table-cell>
          <table:table-cell table:formula="of:=32767*SIN([.A1745]/2048*2*PI())" office:value-type="float" office:value="-26318.7011840263">
            <text:p>-263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45">
            <text:p>1745</text:p>
          </table:table-cell>
          <table:table-cell table:formula="of:=32767*SIN([.A1746]/2048*2*PI())" office:value-type="float" office:value="-26258.6930188521">
            <text:p>-262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46">
            <text:p>1746</text:p>
          </table:table-cell>
          <table:table-cell table:formula="of:=32767*SIN([.A1747]/2048*2*PI())" office:value-type="float" office:value="-26198.4376968587">
            <text:p>-261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47">
            <text:p>1747</text:p>
          </table:table-cell>
          <table:table-cell table:formula="of:=32767*SIN([.A1748]/2048*2*PI())" office:value-type="float" office:value="-26137.9357851921">
            <text:p>-261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48">
            <text:p>1748</text:p>
          </table:table-cell>
          <table:table-cell table:formula="of:=32767*SIN([.A1749]/2048*2*PI())" office:value-type="float" office:value="-26077.1878533193">
            <text:p>-260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49">
            <text:p>1749</text:p>
          </table:table-cell>
          <table:table-cell table:formula="of:=32767*SIN([.A1750]/2048*2*PI())" office:value-type="float" office:value="-26016.194473023">
            <text:p>-2601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table:formula="of:=32767*SIN([.A1751]/2048*2*PI())" office:value-type="float" office:value="-25954.9562183961">
            <text:p>-2595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51">
            <text:p>1751</text:p>
          </table:table-cell>
          <table:table-cell table:formula="of:=32767*SIN([.A1752]/2048*2*PI())" office:value-type="float" office:value="-25893.4736658363">
            <text:p>-258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52">
            <text:p>1752</text:p>
          </table:table-cell>
          <table:table-cell table:formula="of:=32767*SIN([.A1753]/2048*2*PI())" office:value-type="float" office:value="-25831.747394041">
            <text:p>-258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53">
            <text:p>1753</text:p>
          </table:table-cell>
          <table:table-cell table:formula="of:=32767*SIN([.A1754]/2048*2*PI())" office:value-type="float" office:value="-25769.7779840012">
            <text:p>-257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54">
            <text:p>1754</text:p>
          </table:table-cell>
          <table:table-cell table:formula="of:=32767*SIN([.A1755]/2048*2*PI())" office:value-type="float" office:value="-25707.5660189967">
            <text:p>-257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55">
            <text:p>1755</text:p>
          </table:table-cell>
          <table:table-cell table:formula="of:=32767*SIN([.A1756]/2048*2*PI())" office:value-type="float" office:value="-25645.1120845902">
            <text:p>-256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56">
            <text:p>1756</text:p>
          </table:table-cell>
          <table:table-cell table:formula="of:=32767*SIN([.A1757]/2048*2*PI())" office:value-type="float" office:value="-25582.4167686218">
            <text:p>-255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57">
            <text:p>1757</text:p>
          </table:table-cell>
          <table:table-cell table:formula="of:=32767*SIN([.A1758]/2048*2*PI())" office:value-type="float" office:value="-25519.4806612038">
            <text:p>-255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58">
            <text:p>1758</text:p>
          </table:table-cell>
          <table:table-cell table:formula="of:=32767*SIN([.A1759]/2048*2*PI())" office:value-type="float" office:value="-25456.3043547148">
            <text:p>-254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59">
            <text:p>1759</text:p>
          </table:table-cell>
          <table:table-cell table:formula="of:=32767*SIN([.A1760]/2048*2*PI())" office:value-type="float" office:value="-25392.8884437942">
            <text:p>-253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table:formula="of:=32767*SIN([.A1761]/2048*2*PI())" office:value-type="float" office:value="-25329.2335253368">
            <text:p>-2532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61">
            <text:p>1761</text:p>
          </table:table-cell>
          <table:table-cell table:formula="of:=32767*SIN([.A1762]/2048*2*PI())" office:value-type="float" office:value="-25265.3401984869">
            <text:p>-252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62">
            <text:p>1762</text:p>
          </table:table-cell>
          <table:table-cell table:formula="of:=32767*SIN([.A1763]/2048*2*PI())" office:value-type="float" office:value="-25201.2090646327">
            <text:p>-252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63">
            <text:p>1763</text:p>
          </table:table-cell>
          <table:table-cell table:formula="of:=32767*SIN([.A1764]/2048*2*PI())" office:value-type="float" office:value="-25136.840727401">
            <text:p>-251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64">
            <text:p>1764</text:p>
          </table:table-cell>
          <table:table-cell table:formula="of:=32767*SIN([.A1765]/2048*2*PI())" office:value-type="float" office:value="-25072.2357926511">
            <text:p>-2507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65">
            <text:p>1765</text:p>
          </table:table-cell>
          <table:table-cell table:formula="of:=32767*SIN([.A1766]/2048*2*PI())" office:value-type="float" office:value="-25007.3948684692">
            <text:p>-250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66">
            <text:p>1766</text:p>
          </table:table-cell>
          <table:table-cell table:formula="of:=32767*SIN([.A1767]/2048*2*PI())" office:value-type="float" office:value="-24942.3185651628">
            <text:p>-249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67">
            <text:p>1767</text:p>
          </table:table-cell>
          <table:table-cell table:formula="of:=32767*SIN([.A1768]/2048*2*PI())" office:value-type="float" office:value="-24877.0074952548">
            <text:p>-248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68">
            <text:p>1768</text:p>
          </table:table-cell>
          <table:table-cell table:formula="of:=32767*SIN([.A1769]/2048*2*PI())" office:value-type="float" office:value="-24811.462273478">
            <text:p>-248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69">
            <text:p>1769</text:p>
          </table:table-cell>
          <table:table-cell table:formula="of:=32767*SIN([.A1770]/2048*2*PI())" office:value-type="float" office:value="-24745.6835167688">
            <text:p>-247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table:formula="of:=32767*SIN([.A1771]/2048*2*PI())" office:value-type="float" office:value="-24679.6718442621">
            <text:p>-246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71">
            <text:p>1771</text:p>
          </table:table-cell>
          <table:table-cell table:formula="of:=32767*SIN([.A1772]/2048*2*PI())" office:value-type="float" office:value="-24613.4278772847">
            <text:p>-246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72">
            <text:p>1772</text:p>
          </table:table-cell>
          <table:table-cell table:formula="of:=32767*SIN([.A1773]/2048*2*PI())" office:value-type="float" office:value="-24546.9522393502">
            <text:p>-2454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73">
            <text:p>1773</text:p>
          </table:table-cell>
          <table:table-cell table:formula="of:=32767*SIN([.A1774]/2048*2*PI())" office:value-type="float" office:value="-24480.2455561526">
            <text:p>-244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74">
            <text:p>1774</text:p>
          </table:table-cell>
          <table:table-cell table:formula="of:=32767*SIN([.A1775]/2048*2*PI())" office:value-type="float" office:value="-24413.3084555605">
            <text:p>-244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75">
            <text:p>1775</text:p>
          </table:table-cell>
          <table:table-cell table:formula="of:=32767*SIN([.A1776]/2048*2*PI())" office:value-type="float" office:value="-24346.1415676115">
            <text:p>-243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76">
            <text:p>1776</text:p>
          </table:table-cell>
          <table:table-cell table:formula="of:=32767*SIN([.A1777]/2048*2*PI())" office:value-type="float" office:value="-24278.7455245059">
            <text:p>-242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77">
            <text:p>1777</text:p>
          </table:table-cell>
          <table:table-cell table:formula="of:=32767*SIN([.A1778]/2048*2*PI())" office:value-type="float" office:value="-24211.120960601">
            <text:p>-242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78">
            <text:p>1778</text:p>
          </table:table-cell>
          <table:table-cell table:formula="of:=32767*SIN([.A1779]/2048*2*PI())" office:value-type="float" office:value="-24143.2685124048">
            <text:p>-241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79">
            <text:p>1779</text:p>
          </table:table-cell>
          <table:table-cell table:formula="of:=32767*SIN([.A1780]/2048*2*PI())" office:value-type="float" office:value="-24075.1888185704">
            <text:p>-240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table:formula="of:=32767*SIN([.A1781]/2048*2*PI())" office:value-type="float" office:value="-24006.88251989">
            <text:p>-240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81">
            <text:p>1781</text:p>
          </table:table-cell>
          <table:table-cell table:formula="of:=32767*SIN([.A1782]/2048*2*PI())" office:value-type="float" office:value="-23938.3502592882">
            <text:p>-239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82">
            <text:p>1782</text:p>
          </table:table-cell>
          <table:table-cell table:formula="of:=32767*SIN([.A1783]/2048*2*PI())" office:value-type="float" office:value="-23869.592681817">
            <text:p>-238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83">
            <text:p>1783</text:p>
          </table:table-cell>
          <table:table-cell table:formula="of:=32767*SIN([.A1784]/2048*2*PI())" office:value-type="float" office:value="-23800.6104346488">
            <text:p>-238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84">
            <text:p>1784</text:p>
          </table:table-cell>
          <table:table-cell table:formula="of:=32767*SIN([.A1785]/2048*2*PI())" office:value-type="float" office:value="-23731.4041670707">
            <text:p>-237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85">
            <text:p>1785</text:p>
          </table:table-cell>
          <table:table-cell table:formula="of:=32767*SIN([.A1786]/2048*2*PI())" office:value-type="float" office:value="-23661.9745304786">
            <text:p>-236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86">
            <text:p>1786</text:p>
          </table:table-cell>
          <table:table-cell table:formula="of:=32767*SIN([.A1787]/2048*2*PI())" office:value-type="float" office:value="-23592.3221783706">
            <text:p>-235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87">
            <text:p>1787</text:p>
          </table:table-cell>
          <table:table-cell table:formula="of:=32767*SIN([.A1788]/2048*2*PI())" office:value-type="float" office:value="-23522.4477663412">
            <text:p>-235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88">
            <text:p>1788</text:p>
          </table:table-cell>
          <table:table-cell table:formula="of:=32767*SIN([.A1789]/2048*2*PI())" office:value-type="float" office:value="-23452.3519520749">
            <text:p>-2345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89">
            <text:p>1789</text:p>
          </table:table-cell>
          <table:table-cell table:formula="of:=32767*SIN([.A1790]/2048*2*PI())" office:value-type="float" office:value="-23382.0353953403">
            <text:p>-233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table:formula="of:=32767*SIN([.A1791]/2048*2*PI())" office:value-type="float" office:value="-23311.4987579835">
            <text:p>-233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91">
            <text:p>1791</text:p>
          </table:table-cell>
          <table:table-cell table:formula="of:=32767*SIN([.A1792]/2048*2*PI())" office:value-type="float" office:value="-23240.7427039223">
            <text:p>-232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table:formula="of:=32767*SIN([.A1793]/2048*2*PI())" office:value-type="float" office:value="-23169.7678991396">
            <text:p>-231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93">
            <text:p>1793</text:p>
          </table:table-cell>
          <table:table-cell table:formula="of:=32767*SIN([.A1794]/2048*2*PI())" office:value-type="float" office:value="-23098.5750116773">
            <text:p>-230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94">
            <text:p>1794</text:p>
          </table:table-cell>
          <table:table-cell table:formula="of:=32767*SIN([.A1795]/2048*2*PI())" office:value-type="float" office:value="-23027.1647116299">
            <text:p>-230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95">
            <text:p>1795</text:p>
          </table:table-cell>
          <table:table-cell table:formula="of:=32767*SIN([.A1796]/2048*2*PI())" office:value-type="float" office:value="-22955.5376711384">
            <text:p>-229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96">
            <text:p>1796</text:p>
          </table:table-cell>
          <table:table-cell table:formula="of:=32767*SIN([.A1797]/2048*2*PI())" office:value-type="float" office:value="-22883.6945643838">
            <text:p>-228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97">
            <text:p>1797</text:p>
          </table:table-cell>
          <table:table-cell table:formula="of:=32767*SIN([.A1798]/2048*2*PI())" office:value-type="float" office:value="-22811.6360675808">
            <text:p>-228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98">
            <text:p>1798</text:p>
          </table:table-cell>
          <table:table-cell table:formula="of:=32767*SIN([.A1799]/2048*2*PI())" office:value-type="float" office:value="-22739.3628589713">
            <text:p>-227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799">
            <text:p>1799</text:p>
          </table:table-cell>
          <table:table-cell table:formula="of:=32767*SIN([.A1800]/2048*2*PI())" office:value-type="float" office:value="-22666.8756188184">
            <text:p>-226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table:formula="of:=32767*SIN([.A1801]/2048*2*PI())" office:value-type="float" office:value="-22594.1750293995">
            <text:p>-225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table:formula="of:=32767*SIN([.A1802]/2048*2*PI())" office:value-type="float" office:value="-22521.2617750003">
            <text:p>-225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table:formula="of:=32767*SIN([.A1803]/2048*2*PI())" office:value-type="float" office:value="-22448.1365419081">
            <text:p>-224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03">
            <text:p>1803</text:p>
          </table:table-cell>
          <table:table-cell table:formula="of:=32767*SIN([.A1804]/2048*2*PI())" office:value-type="float" office:value="-22374.8000184054">
            <text:p>-223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04">
            <text:p>1804</text:p>
          </table:table-cell>
          <table:table-cell table:formula="of:=32767*SIN([.A1805]/2048*2*PI())" office:value-type="float" office:value="-22301.2528947636">
            <text:p>-223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05">
            <text:p>1805</text:p>
          </table:table-cell>
          <table:table-cell table:formula="of:=32767*SIN([.A1806]/2048*2*PI())" office:value-type="float" office:value="-22227.4958632362">
            <text:p>-2222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06">
            <text:p>1806</text:p>
          </table:table-cell>
          <table:table-cell table:formula="of:=32767*SIN([.A1807]/2048*2*PI())" office:value-type="float" office:value="-22153.5296180524">
            <text:p>-221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07">
            <text:p>1807</text:p>
          </table:table-cell>
          <table:table-cell table:formula="of:=32767*SIN([.A1808]/2048*2*PI())" office:value-type="float" office:value="-22079.3548554107">
            <text:p>-220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table:formula="of:=32767*SIN([.A1809]/2048*2*PI())" office:value-type="float" office:value="-22004.9722734723">
            <text:p>-220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09">
            <text:p>1809</text:p>
          </table:table-cell>
          <table:table-cell table:formula="of:=32767*SIN([.A1810]/2048*2*PI())" office:value-type="float" office:value="-21930.3825723542">
            <text:p>-219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table:formula="of:=32767*SIN([.A1811]/2048*2*PI())" office:value-type="float" office:value="-21855.5864541233">
            <text:p>-2185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11">
            <text:p>1811</text:p>
          </table:table-cell>
          <table:table-cell table:formula="of:=32767*SIN([.A1812]/2048*2*PI())" office:value-type="float" office:value="-21780.584622789">
            <text:p>-2178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table:formula="of:=32767*SIN([.A1813]/2048*2*PI())" office:value-type="float" office:value="-21705.3777842972">
            <text:p>-217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13">
            <text:p>1813</text:p>
          </table:table-cell>
          <table:table-cell table:formula="of:=32767*SIN([.A1814]/2048*2*PI())" office:value-type="float" office:value="-21629.9666465232">
            <text:p>-216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14">
            <text:p>1814</text:p>
          </table:table-cell>
          <table:table-cell table:formula="of:=32767*SIN([.A1815]/2048*2*PI())" office:value-type="float" office:value="-21554.3519192654">
            <text:p>-215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15">
            <text:p>1815</text:p>
          </table:table-cell>
          <table:table-cell table:formula="of:=32767*SIN([.A1816]/2048*2*PI())" office:value-type="float" office:value="-21478.5343142384">
            <text:p>-214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16">
            <text:p>1816</text:p>
          </table:table-cell>
          <table:table-cell table:formula="of:=32767*SIN([.A1817]/2048*2*PI())" office:value-type="float" office:value="-21402.5145450664">
            <text:p>-214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table:formula="of:=32767*SIN([.A1818]/2048*2*PI())" office:value-type="float" office:value="-21326.2933272764">
            <text:p>-213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18">
            <text:p>1818</text:p>
          </table:table-cell>
          <table:table-cell table:formula="of:=32767*SIN([.A1819]/2048*2*PI())" office:value-type="float" office:value="-21249.8713782916">
            <text:p>-212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19">
            <text:p>1819</text:p>
          </table:table-cell>
          <table:table-cell table:formula="of:=32767*SIN([.A1820]/2048*2*PI())" office:value-type="float" office:value="-21173.2494174243">
            <text:p>-211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table:formula="of:=32767*SIN([.A1821]/2048*2*PI())" office:value-type="float" office:value="-21096.4281658698">
            <text:p>-210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21">
            <text:p>1821</text:p>
          </table:table-cell>
          <table:table-cell table:formula="of:=32767*SIN([.A1822]/2048*2*PI())" office:value-type="float" office:value="-21019.4083466989">
            <text:p>-210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22">
            <text:p>1822</text:p>
          </table:table-cell>
          <table:table-cell table:formula="of:=32767*SIN([.A1823]/2048*2*PI())" office:value-type="float" office:value="-20942.1906848513">
            <text:p>-209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23">
            <text:p>1823</text:p>
          </table:table-cell>
          <table:table-cell table:formula="of:=32767*SIN([.A1824]/2048*2*PI())" office:value-type="float" office:value="-20864.7759071293">
            <text:p>-2086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24">
            <text:p>1824</text:p>
          </table:table-cell>
          <table:table-cell table:formula="of:=32767*SIN([.A1825]/2048*2*PI())" office:value-type="float" office:value="-20787.1647421902">
            <text:p>-207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25">
            <text:p>1825</text:p>
          </table:table-cell>
          <table:table-cell table:formula="of:=32767*SIN([.A1826]/2048*2*PI())" office:value-type="float" office:value="-20709.3579205397">
            <text:p>-207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26">
            <text:p>1826</text:p>
          </table:table-cell>
          <table:table-cell table:formula="of:=32767*SIN([.A1827]/2048*2*PI())" office:value-type="float" office:value="-20631.3561745254">
            <text:p>-2063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27">
            <text:p>1827</text:p>
          </table:table-cell>
          <table:table-cell table:formula="of:=32767*SIN([.A1828]/2048*2*PI())" office:value-type="float" office:value="-20553.1602383294">
            <text:p>-20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28">
            <text:p>1828</text:p>
          </table:table-cell>
          <table:table-cell table:formula="of:=32767*SIN([.A1829]/2048*2*PI())" office:value-type="float" office:value="-20474.7708479616">
            <text:p>-204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29">
            <text:p>1829</text:p>
          </table:table-cell>
          <table:table-cell table:formula="of:=32767*SIN([.A1830]/2048*2*PI())" office:value-type="float" office:value="-20396.1887412528">
            <text:p>-203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table:formula="of:=32767*SIN([.A1831]/2048*2*PI())" office:value-type="float" office:value="-20317.4146578477">
            <text:p>-203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31">
            <text:p>1831</text:p>
          </table:table-cell>
          <table:table-cell table:formula="of:=32767*SIN([.A1832]/2048*2*PI())" office:value-type="float" office:value="-20238.449339198">
            <text:p>-202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32">
            <text:p>1832</text:p>
          </table:table-cell>
          <table:table-cell table:formula="of:=32767*SIN([.A1833]/2048*2*PI())" office:value-type="float" office:value="-20159.2935285554">
            <text:p>-201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33">
            <text:p>1833</text:p>
          </table:table-cell>
          <table:table-cell table:formula="of:=32767*SIN([.A1834]/2048*2*PI())" office:value-type="float" office:value="-20079.9479709645">
            <text:p>-200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34">
            <text:p>1834</text:p>
          </table:table-cell>
          <table:table-cell table:formula="of:=32767*SIN([.A1835]/2048*2*PI())" office:value-type="float" office:value="-20000.4134132558">
            <text:p>-200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35">
            <text:p>1835</text:p>
          </table:table-cell>
          <table:table-cell table:formula="of:=32767*SIN([.A1836]/2048*2*PI())" office:value-type="float" office:value="-19920.6906040391">
            <text:p>-199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36">
            <text:p>1836</text:p>
          </table:table-cell>
          <table:table-cell table:formula="of:=32767*SIN([.A1837]/2048*2*PI())" office:value-type="float" office:value="-19840.7802936955">
            <text:p>-1984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37">
            <text:p>1837</text:p>
          </table:table-cell>
          <table:table-cell table:formula="of:=32767*SIN([.A1838]/2048*2*PI())" office:value-type="float" office:value="-19760.6832343716">
            <text:p>-1976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38">
            <text:p>1838</text:p>
          </table:table-cell>
          <table:table-cell table:formula="of:=32767*SIN([.A1839]/2048*2*PI())" office:value-type="float" office:value="-19680.4001799712">
            <text:p>-196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39">
            <text:p>1839</text:p>
          </table:table-cell>
          <table:table-cell table:formula="of:=32767*SIN([.A1840]/2048*2*PI())" office:value-type="float" office:value="-19599.9318861492">
            <text:p>-196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table:formula="of:=32767*SIN([.A1841]/2048*2*PI())" office:value-type="float" office:value="-19519.2791103036">
            <text:p>-195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41">
            <text:p>1841</text:p>
          </table:table-cell>
          <table:table-cell table:formula="of:=32767*SIN([.A1842]/2048*2*PI())" office:value-type="float" office:value="-19438.4426115691">
            <text:p>-194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42">
            <text:p>1842</text:p>
          </table:table-cell>
          <table:table-cell table:formula="of:=32767*SIN([.A1843]/2048*2*PI())" office:value-type="float" office:value="-19357.4231508097">
            <text:p>-193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43">
            <text:p>1843</text:p>
          </table:table-cell>
          <table:table-cell table:formula="of:=32767*SIN([.A1844]/2048*2*PI())" office:value-type="float" office:value="-19276.2214906114">
            <text:p>-192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44">
            <text:p>1844</text:p>
          </table:table-cell>
          <table:table-cell table:formula="of:=32767*SIN([.A1845]/2048*2*PI())" office:value-type="float" office:value="-19194.8383952751">
            <text:p>-19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45">
            <text:p>1845</text:p>
          </table:table-cell>
          <table:table-cell table:formula="of:=32767*SIN([.A1846]/2048*2*PI())" office:value-type="float" office:value="-19113.2746308096">
            <text:p>-191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46">
            <text:p>1846</text:p>
          </table:table-cell>
          <table:table-cell table:formula="of:=32767*SIN([.A1847]/2048*2*PI())" office:value-type="float" office:value="-19031.5309649239">
            <text:p>-190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47">
            <text:p>1847</text:p>
          </table:table-cell>
          <table:table-cell table:formula="of:=32767*SIN([.A1848]/2048*2*PI())" office:value-type="float" office:value="-18949.6081670207">
            <text:p>-1895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48">
            <text:p>1848</text:p>
          </table:table-cell>
          <table:table-cell table:formula="of:=32767*SIN([.A1849]/2048*2*PI())" office:value-type="float" office:value="-18867.5070081885">
            <text:p>-1886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49">
            <text:p>1849</text:p>
          </table:table-cell>
          <table:table-cell table:formula="of:=32767*SIN([.A1850]/2048*2*PI())" office:value-type="float" office:value="-18785.2282611948">
            <text:p>-187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table:formula="of:=32767*SIN([.A1851]/2048*2*PI())" office:value-type="float" office:value="-18702.7727004783">
            <text:p>-187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51">
            <text:p>1851</text:p>
          </table:table-cell>
          <table:table-cell table:formula="of:=32767*SIN([.A1852]/2048*2*PI())" office:value-type="float" office:value="-18620.1411021422">
            <text:p>-1862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52">
            <text:p>1852</text:p>
          </table:table-cell>
          <table:table-cell table:formula="of:=32767*SIN([.A1853]/2048*2*PI())" office:value-type="float" office:value="-18537.3342439467">
            <text:p>-185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53">
            <text:p>1853</text:p>
          </table:table-cell>
          <table:table-cell table:formula="of:=32767*SIN([.A1854]/2048*2*PI())" office:value-type="float" office:value="-18454.3529053013">
            <text:p>-184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54">
            <text:p>1854</text:p>
          </table:table-cell>
          <table:table-cell table:formula="of:=32767*SIN([.A1855]/2048*2*PI())" office:value-type="float" office:value="-18371.1978672581">
            <text:p>-183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55">
            <text:p>1855</text:p>
          </table:table-cell>
          <table:table-cell table:formula="of:=32767*SIN([.A1856]/2048*2*PI())" office:value-type="float" office:value="-18287.869912504">
            <text:p>-182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table:formula="of:=32767*SIN([.A1857]/2048*2*PI())" office:value-type="float" office:value="-18204.3698253533">
            <text:p>-182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57">
            <text:p>1857</text:p>
          </table:table-cell>
          <table:table-cell table:formula="of:=32767*SIN([.A1858]/2048*2*PI())" office:value-type="float" office:value="-18120.6983917408">
            <text:p>-1812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58">
            <text:p>1858</text:p>
          </table:table-cell>
          <table:table-cell table:formula="of:=32767*SIN([.A1859]/2048*2*PI())" office:value-type="float" office:value="-18036.8563992137">
            <text:p>-1803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59">
            <text:p>1859</text:p>
          </table:table-cell>
          <table:table-cell table:formula="of:=32767*SIN([.A1860]/2048*2*PI())" office:value-type="float" office:value="-17952.844636925">
            <text:p>-179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table:formula="of:=32767*SIN([.A1861]/2048*2*PI())" office:value-type="float" office:value="-17868.6638956252">
            <text:p>-178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61">
            <text:p>1861</text:p>
          </table:table-cell>
          <table:table-cell table:formula="of:=32767*SIN([.A1862]/2048*2*PI())" office:value-type="float" office:value="-17784.3149676556">
            <text:p>-1778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62">
            <text:p>1862</text:p>
          </table:table-cell>
          <table:table-cell table:formula="of:=32767*SIN([.A1863]/2048*2*PI())" office:value-type="float" office:value="-17699.7986469404">
            <text:p>-177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63">
            <text:p>1863</text:p>
          </table:table-cell>
          <table:table-cell table:formula="of:=32767*SIN([.A1864]/2048*2*PI())" office:value-type="float" office:value="-17615.1157289794">
            <text:p>-1761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64">
            <text:p>1864</text:p>
          </table:table-cell>
          <table:table-cell table:formula="of:=32767*SIN([.A1865]/2048*2*PI())" office:value-type="float" office:value="-17530.2670108405">
            <text:p>-175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65">
            <text:p>1865</text:p>
          </table:table-cell>
          <table:table-cell table:formula="of:=32767*SIN([.A1866]/2048*2*PI())" office:value-type="float" office:value="-17445.2532911522">
            <text:p>-174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66">
            <text:p>1866</text:p>
          </table:table-cell>
          <table:table-cell table:formula="of:=32767*SIN([.A1867]/2048*2*PI())" office:value-type="float" office:value="-17360.0753700958">
            <text:p>-173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67">
            <text:p>1867</text:p>
          </table:table-cell>
          <table:table-cell table:formula="of:=32767*SIN([.A1868]/2048*2*PI())" office:value-type="float" office:value="-17274.7340493986">
            <text:p>-172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68">
            <text:p>1868</text:p>
          </table:table-cell>
          <table:table-cell table:formula="of:=32767*SIN([.A1869]/2048*2*PI())" office:value-type="float" office:value="-17189.2301323254">
            <text:p>-1718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69">
            <text:p>1869</text:p>
          </table:table-cell>
          <table:table-cell table:formula="of:=32767*SIN([.A1870]/2048*2*PI())" office:value-type="float" office:value="-17103.5644236717">
            <text:p>-171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table:formula="of:=32767*SIN([.A1871]/2048*2*PI())" office:value-type="float" office:value="-17017.7377297559">
            <text:p>-1701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71">
            <text:p>1871</text:p>
          </table:table-cell>
          <table:table-cell table:formula="of:=32767*SIN([.A1872]/2048*2*PI())" office:value-type="float" office:value="-16931.7508584114">
            <text:p>-169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72">
            <text:p>1872</text:p>
          </table:table-cell>
          <table:table-cell table:formula="of:=32767*SIN([.A1873]/2048*2*PI())" office:value-type="float" office:value="-16845.6046189793">
            <text:p>-168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73">
            <text:p>1873</text:p>
          </table:table-cell>
          <table:table-cell table:formula="of:=32767*SIN([.A1874]/2048*2*PI())" office:value-type="float" office:value="-16759.299822301">
            <text:p>-167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74">
            <text:p>1874</text:p>
          </table:table-cell>
          <table:table-cell table:formula="of:=32767*SIN([.A1875]/2048*2*PI())" office:value-type="float" office:value="-16672.83728071">
            <text:p>-166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75">
            <text:p>1875</text:p>
          </table:table-cell>
          <table:table-cell table:formula="of:=32767*SIN([.A1876]/2048*2*PI())" office:value-type="float" office:value="-16586.2178080247">
            <text:p>-165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76">
            <text:p>1876</text:p>
          </table:table-cell>
          <table:table-cell table:formula="of:=32767*SIN([.A1877]/2048*2*PI())" office:value-type="float" office:value="-16499.4422195406">
            <text:p>-164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77">
            <text:p>1877</text:p>
          </table:table-cell>
          <table:table-cell table:formula="of:=32767*SIN([.A1878]/2048*2*PI())" office:value-type="float" office:value="-16412.5113320225">
            <text:p>-1641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table:formula="of:=32767*SIN([.A1879]/2048*2*PI())" office:value-type="float" office:value="-16325.4259636971">
            <text:p>-1632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79">
            <text:p>1879</text:p>
          </table:table-cell>
          <table:table-cell table:formula="of:=32767*SIN([.A1880]/2048*2*PI())" office:value-type="float" office:value="-16238.1869342451">
            <text:p>-1623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table:formula="of:=32767*SIN([.A1881]/2048*2*PI())" office:value-type="float" office:value="-16150.7950647933">
            <text:p>-161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table:formula="of:=32767*SIN([.A1882]/2048*2*PI())" office:value-type="float" office:value="-16063.2511779074">
            <text:p>-1606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82">
            <text:p>1882</text:p>
          </table:table-cell>
          <table:table-cell table:formula="of:=32767*SIN([.A1883]/2048*2*PI())" office:value-type="float" office:value="-15975.5560975838">
            <text:p>-1597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83">
            <text:p>1883</text:p>
          </table:table-cell>
          <table:table-cell table:formula="of:=32767*SIN([.A1884]/2048*2*PI())" office:value-type="float" office:value="-15887.7106492419">
            <text:p>-158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84">
            <text:p>1884</text:p>
          </table:table-cell>
          <table:table-cell table:formula="of:=32767*SIN([.A1885]/2048*2*PI())" office:value-type="float" office:value="-15799.7156597166">
            <text:p>-158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85">
            <text:p>1885</text:p>
          </table:table-cell>
          <table:table-cell table:formula="of:=32767*SIN([.A1886]/2048*2*PI())" office:value-type="float" office:value="-15711.5719572502">
            <text:p>-157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86">
            <text:p>1886</text:p>
          </table:table-cell>
          <table:table-cell table:formula="of:=32767*SIN([.A1887]/2048*2*PI())" office:value-type="float" office:value="-15623.2803714849">
            <text:p>-156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87">
            <text:p>1887</text:p>
          </table:table-cell>
          <table:table-cell table:formula="of:=32767*SIN([.A1888]/2048*2*PI())" office:value-type="float" office:value="-15534.8417334546">
            <text:p>-1553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88">
            <text:p>1888</text:p>
          </table:table-cell>
          <table:table-cell table:formula="of:=32767*SIN([.A1889]/2048*2*PI())" office:value-type="float" office:value="-15446.2568755775">
            <text:p>-154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89">
            <text:p>1889</text:p>
          </table:table-cell>
          <table:table-cell table:formula="of:=32767*SIN([.A1890]/2048*2*PI())" office:value-type="float" office:value="-15357.526631648">
            <text:p>-1535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table:formula="of:=32767*SIN([.A1891]/2048*2*PI())" office:value-type="float" office:value="-15268.651836829">
            <text:p>-152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91">
            <text:p>1891</text:p>
          </table:table-cell>
          <table:table-cell table:formula="of:=32767*SIN([.A1892]/2048*2*PI())" office:value-type="float" office:value="-15179.6333276438">
            <text:p>-151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92">
            <text:p>1892</text:p>
          </table:table-cell>
          <table:table-cell table:formula="of:=32767*SIN([.A1893]/2048*2*PI())" office:value-type="float" office:value="-15090.4719419686">
            <text:p>-150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93">
            <text:p>1893</text:p>
          </table:table-cell>
          <table:table-cell table:formula="of:=32767*SIN([.A1894]/2048*2*PI())" office:value-type="float" office:value="-15001.1685190244">
            <text:p>-150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94">
            <text:p>1894</text:p>
          </table:table-cell>
          <table:table-cell table:formula="of:=32767*SIN([.A1895]/2048*2*PI())" office:value-type="float" office:value="-14911.7238993689">
            <text:p>-149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95">
            <text:p>1895</text:p>
          </table:table-cell>
          <table:table-cell table:formula="of:=32767*SIN([.A1896]/2048*2*PI())" office:value-type="float" office:value="-14822.138924889">
            <text:p>-148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96">
            <text:p>1896</text:p>
          </table:table-cell>
          <table:table-cell table:formula="of:=32767*SIN([.A1897]/2048*2*PI())" office:value-type="float" office:value="-14732.4144387925">
            <text:p>-147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97">
            <text:p>1897</text:p>
          </table:table-cell>
          <table:table-cell table:formula="of:=32767*SIN([.A1898]/2048*2*PI())" office:value-type="float" office:value="-14642.5512856005">
            <text:p>-1464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98">
            <text:p>1898</text:p>
          </table:table-cell>
          <table:table-cell table:formula="of:=32767*SIN([.A1899]/2048*2*PI())" office:value-type="float" office:value="-14552.5503111393">
            <text:p>-145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899">
            <text:p>1899</text:p>
          </table:table-cell>
          <table:table-cell table:formula="of:=32767*SIN([.A1900]/2048*2*PI())" office:value-type="float" office:value="-14462.4123625322">
            <text:p>-14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table:formula="of:=32767*SIN([.A1901]/2048*2*PI())" office:value-type="float" office:value="-14372.1382881919">
            <text:p>-1437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01">
            <text:p>1901</text:p>
          </table:table-cell>
          <table:table-cell table:formula="of:=32767*SIN([.A1902]/2048*2*PI())" office:value-type="float" office:value="-14281.7289378126">
            <text:p>-1428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02">
            <text:p>1902</text:p>
          </table:table-cell>
          <table:table-cell table:formula="of:=32767*SIN([.A1903]/2048*2*PI())" office:value-type="float" office:value="-14191.1851623612">
            <text:p>-141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03">
            <text:p>1903</text:p>
          </table:table-cell>
          <table:table-cell table:formula="of:=32767*SIN([.A1904]/2048*2*PI())" office:value-type="float" office:value="-14100.5078140705">
            <text:p>-141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04">
            <text:p>1904</text:p>
          </table:table-cell>
          <table:table-cell table:formula="of:=32767*SIN([.A1905]/2048*2*PI())" office:value-type="float" office:value="-14009.6977464301">
            <text:p>-140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table:formula="of:=32767*SIN([.A1906]/2048*2*PI())" office:value-type="float" office:value="-13918.7558141789">
            <text:p>-139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06">
            <text:p>1906</text:p>
          </table:table-cell>
          <table:table-cell table:formula="of:=32767*SIN([.A1907]/2048*2*PI())" office:value-type="float" office:value="-13827.682873297">
            <text:p>-138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07">
            <text:p>1907</text:p>
          </table:table-cell>
          <table:table-cell table:formula="of:=32767*SIN([.A1908]/2048*2*PI())" office:value-type="float" office:value="-13736.4797809978">
            <text:p>-137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08">
            <text:p>1908</text:p>
          </table:table-cell>
          <table:table-cell table:formula="of:=32767*SIN([.A1909]/2048*2*PI())" office:value-type="float" office:value="-13645.1473957193">
            <text:p>-136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09">
            <text:p>1909</text:p>
          </table:table-cell>
          <table:table-cell table:formula="of:=32767*SIN([.A1910]/2048*2*PI())" office:value-type="float" office:value="-13553.6865771168">
            <text:p>-135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table:formula="of:=32767*SIN([.A1911]/2048*2*PI())" office:value-type="float" office:value="-13462.0981860544">
            <text:p>-134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table:formula="of:=32767*SIN([.A1912]/2048*2*PI())" office:value-type="float" office:value="-13370.3830845968">
            <text:p>-1337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12">
            <text:p>1912</text:p>
          </table:table-cell>
          <table:table-cell table:formula="of:=32767*SIN([.A1913]/2048*2*PI())" office:value-type="float" office:value="-13278.5421360015">
            <text:p>-132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13">
            <text:p>1913</text:p>
          </table:table-cell>
          <table:table-cell table:formula="of:=32767*SIN([.A1914]/2048*2*PI())" office:value-type="float" office:value="-13186.5762047106">
            <text:p>-131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14">
            <text:p>1914</text:p>
          </table:table-cell>
          <table:table-cell table:formula="of:=32767*SIN([.A1915]/2048*2*PI())" office:value-type="float" office:value="-13094.4861563423">
            <text:p>-130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table:formula="of:=32767*SIN([.A1916]/2048*2*PI())" office:value-type="float" office:value="-13002.2728576834">
            <text:p>-130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16">
            <text:p>1916</text:p>
          </table:table-cell>
          <table:table-cell table:formula="of:=32767*SIN([.A1917]/2048*2*PI())" office:value-type="float" office:value="-12909.9371766804">
            <text:p>-129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17">
            <text:p>1917</text:p>
          </table:table-cell>
          <table:table-cell table:formula="of:=32767*SIN([.A1918]/2048*2*PI())" office:value-type="float" office:value="-12817.479982432">
            <text:p>-128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18">
            <text:p>1918</text:p>
          </table:table-cell>
          <table:table-cell table:formula="of:=32767*SIN([.A1919]/2048*2*PI())" office:value-type="float" office:value="-12724.9021451805">
            <text:p>-1272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19">
            <text:p>1919</text:p>
          </table:table-cell>
          <table:table-cell table:formula="of:=32767*SIN([.A1920]/2048*2*PI())" office:value-type="float" office:value="-12632.2045363037">
            <text:p>-1263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table:formula="of:=32767*SIN([.A1921]/2048*2*PI())" office:value-type="float" office:value="-12539.3880283069">
            <text:p>-125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21">
            <text:p>1921</text:p>
          </table:table-cell>
          <table:table-cell table:formula="of:=32767*SIN([.A1922]/2048*2*PI())" office:value-type="float" office:value="-12446.4534948144">
            <text:p>-1244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22">
            <text:p>1922</text:p>
          </table:table-cell>
          <table:table-cell table:formula="of:=32767*SIN([.A1923]/2048*2*PI())" office:value-type="float" office:value="-12353.4018105614">
            <text:p>-1235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23">
            <text:p>1923</text:p>
          </table:table-cell>
          <table:table-cell table:formula="of:=32767*SIN([.A1924]/2048*2*PI())" office:value-type="float" office:value="-12260.2338513858">
            <text:p>-1226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24">
            <text:p>1924</text:p>
          </table:table-cell>
          <table:table-cell table:formula="of:=32767*SIN([.A1925]/2048*2*PI())" office:value-type="float" office:value="-12166.9504942199">
            <text:p>-121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table:formula="of:=32767*SIN([.A1926]/2048*2*PI())" office:value-type="float" office:value="-12073.5526170821">
            <text:p>-120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26">
            <text:p>1926</text:p>
          </table:table-cell>
          <table:table-cell table:formula="of:=32767*SIN([.A1927]/2048*2*PI())" office:value-type="float" office:value="-11980.041099069">
            <text:p>-1198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27">
            <text:p>1927</text:p>
          </table:table-cell>
          <table:table-cell table:formula="of:=32767*SIN([.A1928]/2048*2*PI())" office:value-type="float" office:value="-11886.4168203465">
            <text:p>-118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table:formula="of:=32767*SIN([.A1929]/2048*2*PI())" office:value-type="float" office:value="-11792.680662142">
            <text:p>-117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29">
            <text:p>1929</text:p>
          </table:table-cell>
          <table:table-cell table:formula="of:=32767*SIN([.A1930]/2048*2*PI())" office:value-type="float" office:value="-11698.8335067358">
            <text:p>-116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table:formula="of:=32767*SIN([.A1931]/2048*2*PI())" office:value-type="float" office:value="-11604.8762374532">
            <text:p>-116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31">
            <text:p>1931</text:p>
          </table:table-cell>
          <table:table-cell table:formula="of:=32767*SIN([.A1932]/2048*2*PI())" office:value-type="float" office:value="-11510.8097386558">
            <text:p>-115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32">
            <text:p>1932</text:p>
          </table:table-cell>
          <table:table-cell table:formula="of:=32767*SIN([.A1933]/2048*2*PI())" office:value-type="float" office:value="-11416.6348957332">
            <text:p>-1141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33">
            <text:p>1933</text:p>
          </table:table-cell>
          <table:table-cell table:formula="of:=32767*SIN([.A1934]/2048*2*PI())" office:value-type="float" office:value="-11322.352595095">
            <text:p>-1132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34">
            <text:p>1934</text:p>
          </table:table-cell>
          <table:table-cell table:formula="of:=32767*SIN([.A1935]/2048*2*PI())" office:value-type="float" office:value="-11227.9637241621">
            <text:p>-1122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table:formula="of:=32767*SIN([.A1936]/2048*2*PI())" office:value-type="float" office:value="-11133.4691713585">
            <text:p>-111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36">
            <text:p>1936</text:p>
          </table:table-cell>
          <table:table-cell table:formula="of:=32767*SIN([.A1937]/2048*2*PI())" office:value-type="float" office:value="-11038.8698261029">
            <text:p>-110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37">
            <text:p>1937</text:p>
          </table:table-cell>
          <table:table-cell table:formula="of:=32767*SIN([.A1938]/2048*2*PI())" office:value-type="float" office:value="-10944.1665788003">
            <text:p>-1094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38">
            <text:p>1938</text:p>
          </table:table-cell>
          <table:table-cell table:formula="of:=32767*SIN([.A1939]/2048*2*PI())" office:value-type="float" office:value="-10849.3603208339">
            <text:p>-1084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39">
            <text:p>1939</text:p>
          </table:table-cell>
          <table:table-cell table:formula="of:=32767*SIN([.A1940]/2048*2*PI())" office:value-type="float" office:value="-10754.4519445561">
            <text:p>-107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table:formula="of:=32767*SIN([.A1941]/2048*2*PI())" office:value-type="float" office:value="-10659.4423432809">
            <text:p>-106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41">
            <text:p>1941</text:p>
          </table:table-cell>
          <table:table-cell table:formula="of:=32767*SIN([.A1942]/2048*2*PI())" office:value-type="float" office:value="-10564.3324112747">
            <text:p>-105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table:formula="of:=32767*SIN([.A1943]/2048*2*PI())" office:value-type="float" office:value="-10469.1230437484">
            <text:p>-104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43">
            <text:p>1943</text:p>
          </table:table-cell>
          <table:table-cell table:formula="of:=32767*SIN([.A1944]/2048*2*PI())" office:value-type="float" office:value="-10373.8151368489">
            <text:p>-1037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44">
            <text:p>1944</text:p>
          </table:table-cell>
          <table:table-cell table:formula="of:=32767*SIN([.A1945]/2048*2*PI())" office:value-type="float" office:value="-10278.4095876505">
            <text:p>-1027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table:formula="of:=32767*SIN([.A1946]/2048*2*PI())" office:value-type="float" office:value="-10182.9072941465">
            <text:p>-101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46">
            <text:p>1946</text:p>
          </table:table-cell>
          <table:table-cell table:formula="of:=32767*SIN([.A1947]/2048*2*PI())" office:value-type="float" office:value="-10087.309155241">
            <text:p>-1008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47">
            <text:p>1947</text:p>
          </table:table-cell>
          <table:table-cell table:formula="of:=32767*SIN([.A1948]/2048*2*PI())" office:value-type="float" office:value="-9991.61607073993">
            <text:p>-999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48">
            <text:p>1948</text:p>
          </table:table-cell>
          <table:table-cell table:formula="of:=32767*SIN([.A1949]/2048*2*PI())" office:value-type="float" office:value="-9895.82894134316">
            <text:p>-98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49">
            <text:p>1949</text:p>
          </table:table-cell>
          <table:table-cell table:formula="of:=32767*SIN([.A1950]/2048*2*PI())" office:value-type="float" office:value="-9799.94866863557">
            <text:p>-98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table:formula="of:=32767*SIN([.A1951]/2048*2*PI())" office:value-type="float" office:value="-9703.97615507882">
            <text:p>-97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table:formula="of:=32767*SIN([.A1952]/2048*2*PI())" office:value-type="float" office:value="-9607.91230400279">
            <text:p>-96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table:formula="of:=32767*SIN([.A1953]/2048*2*PI())" office:value-type="float" office:value="-9511.75801959697">
            <text:p>-95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table:formula="of:=32767*SIN([.A1954]/2048*2*PI())" office:value-type="float" office:value="-9415.51420690215">
            <text:p>-941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table:formula="of:=32767*SIN([.A1955]/2048*2*PI())" office:value-type="float" office:value="-9319.18177180176">
            <text:p>-931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table:formula="of:=32767*SIN([.A1956]/2048*2*PI())" office:value-type="float" office:value="-9222.76162101331">
            <text:p>-922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table:formula="of:=32767*SIN([.A1957]/2048*2*PI())" office:value-type="float" office:value="-9126.25466208005">
            <text:p>-912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57">
            <text:p>1957</text:p>
          </table:table-cell>
          <table:table-cell table:formula="of:=32767*SIN([.A1958]/2048*2*PI())" office:value-type="float" office:value="-9029.66180336217">
            <text:p>-903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58">
            <text:p>1958</text:p>
          </table:table-cell>
          <table:table-cell table:formula="of:=32767*SIN([.A1959]/2048*2*PI())" office:value-type="float" office:value="-8932.98395402848">
            <text:p>-893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table:formula="of:=32767*SIN([.A1960]/2048*2*PI())" office:value-type="float" office:value="-8836.22202404773">
            <text:p>-883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table:formula="of:=32767*SIN([.A1961]/2048*2*PI())" office:value-type="float" office:value="-8739.37692418">
            <text:p>-873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table:formula="of:=32767*SIN([.A1962]/2048*2*PI())" office:value-type="float" office:value="-8642.4495659683">
            <text:p>-864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table:formula="of:=32767*SIN([.A1963]/2048*2*PI())" office:value-type="float" office:value="-8545.44086172985">
            <text:p>-854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table:formula="of:=32767*SIN([.A1964]/2048*2*PI())" office:value-type="float" office:value="-8448.35172454747">
            <text:p>-844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table:formula="of:=32767*SIN([.A1965]/2048*2*PI())" office:value-type="float" office:value="-8351.18306826112">
            <text:p>-835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table:formula="of:=32767*SIN([.A1966]/2048*2*PI())" office:value-type="float" office:value="-8253.93580745924">
            <text:p>-825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table:formula="of:=32767*SIN([.A1967]/2048*2*PI())" office:value-type="float" office:value="-8156.61085747001">
            <text:p>-815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table:formula="of:=32767*SIN([.A1968]/2048*2*PI())" office:value-type="float" office:value="-8059.209134353">
            <text:p>-805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table:formula="of:=32767*SIN([.A1969]/2048*2*PI())" office:value-type="float" office:value="-7961.73155489026">
            <text:p>-796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table:formula="of:=32767*SIN([.A1970]/2048*2*PI())" office:value-type="float" office:value="-7864.17903657791">
            <text:p>-786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table:formula="of:=32767*SIN([.A1971]/2048*2*PI())" office:value-type="float" office:value="-7766.55249761745">
            <text:p>-776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table:formula="of:=32767*SIN([.A1972]/2048*2*PI())" office:value-type="float" office:value="-7668.85285690697">
            <text:p>-766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table:formula="of:=32767*SIN([.A1973]/2048*2*PI())" office:value-type="float" office:value="-7571.08103403275">
            <text:p>-757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table:formula="of:=32767*SIN([.A1974]/2048*2*PI())" office:value-type="float" office:value="-7473.23794926043">
            <text:p>-747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table:formula="of:=32767*SIN([.A1975]/2048*2*PI())" office:value-type="float" office:value="-7375.32452352634">
            <text:p>-737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table:formula="of:=32767*SIN([.A1976]/2048*2*PI())" office:value-type="float" office:value="-7277.34167842895">
            <text:p>-727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table:formula="of:=32767*SIN([.A1977]/2048*2*PI())" office:value-type="float" office:value="-7179.29033622016">
            <text:p>-717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table:formula="of:=32767*SIN([.A1978]/2048*2*PI())" office:value-type="float" office:value="-7081.17141979649">
            <text:p>-708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table:formula="of:=32767*SIN([.A1979]/2048*2*PI())" office:value-type="float" office:value="-6982.98585269059">
            <text:p>-698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table:formula="of:=32767*SIN([.A1980]/2048*2*PI())" office:value-type="float" office:value="-6884.73455906236">
            <text:p>-688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table:formula="of:=32767*SIN([.A1981]/2048*2*PI())" office:value-type="float" office:value="-6786.41846369043">
            <text:p>-678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table:formula="of:=32767*SIN([.A1982]/2048*2*PI())" office:value-type="float" office:value="-6688.03849196335">
            <text:p>-668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table:formula="of:=32767*SIN([.A1983]/2048*2*PI())" office:value-type="float" office:value="-6589.59556987083">
            <text:p>-659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table:formula="of:=32767*SIN([.A1984]/2048*2*PI())" office:value-type="float" office:value="-6491.09062399518">
            <text:p>-649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table:formula="of:=32767*SIN([.A1985]/2048*2*PI())" office:value-type="float" office:value="-6392.52458150249">
            <text:p>-639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table:formula="of:=32767*SIN([.A1986]/2048*2*PI())" office:value-type="float" office:value="-6293.89837013383">
            <text:p>-629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table:formula="of:=32767*SIN([.A1987]/2048*2*PI())" office:value-type="float" office:value="-6195.21291819669">
            <text:p>-619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table:formula="of:=32767*SIN([.A1988]/2048*2*PI())" office:value-type="float" office:value="-6096.46915455617">
            <text:p>-609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table:formula="of:=32767*SIN([.A1989]/2048*2*PI())" office:value-type="float" office:value="-5997.66800862611">
            <text:p>-599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table:formula="of:=32767*SIN([.A1990]/2048*2*PI())" office:value-type="float" office:value="-5898.81041036058">
            <text:p>-589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table:formula="of:=32767*SIN([.A1991]/2048*2*PI())" office:value-type="float" office:value="-5799.89729024489">
            <text:p>-580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table:formula="of:=32767*SIN([.A1992]/2048*2*PI())" office:value-type="float" office:value="-5700.92957928703">
            <text:p>-57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table:formula="of:=32767*SIN([.A1993]/2048*2*PI())" office:value-type="float" office:value="-5601.90820900881">
            <text:p>-56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table:formula="of:=32767*SIN([.A1994]/2048*2*PI())" office:value-type="float" office:value="-5502.83411143702">
            <text:p>-55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formula="of:=32767*SIN([.A1995]/2048*2*PI())" office:value-type="float" office:value="-5403.70821909484">
            <text:p>-54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formula="of:=32767*SIN([.A1996]/2048*2*PI())" office:value-type="float" office:value="-5304.53146499294">
            <text:p>-53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formula="of:=32767*SIN([.A1997]/2048*2*PI())" office:value-type="float" office:value="-5205.30478262064">
            <text:p>-52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formula="of:=32767*SIN([.A1998]/2048*2*PI())" office:value-type="float" office:value="-5106.0291059373">
            <text:p>-51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formula="of:=32767*SIN([.A1999]/2048*2*PI())" office:value-type="float" office:value="-5006.70536936343">
            <text:p>-50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formula="of:=32767*SIN([.A2000]/2048*2*PI())" office:value-type="float" office:value="-4907.3345077718">
            <text:p>-49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formula="of:=32767*SIN([.A2001]/2048*2*PI())" office:value-type="float" office:value="-4807.91745647886">
            <text:p>-48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formula="of:=32767*SIN([.A2002]/2048*2*PI())" office:value-type="float" office:value="-4708.45515123571">
            <text:p>-47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formula="of:=32767*SIN([.A2003]/2048*2*PI())" office:value-type="float" office:value="-4608.94852821947">
            <text:p>-46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formula="of:=32767*SIN([.A2004]/2048*2*PI())" office:value-type="float" office:value="-4509.39852402441">
            <text:p>-45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formula="of:=32767*SIN([.A2005]/2048*2*PI())" office:value-type="float" office:value="-4409.80607565301">
            <text:p>-44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formula="of:=32767*SIN([.A2006]/2048*2*PI())" office:value-type="float" office:value="-4310.17212050737">
            <text:p>-4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formula="of:=32767*SIN([.A2007]/2048*2*PI())" office:value-type="float" office:value="-4210.49759638024">
            <text:p>-42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formula="of:=32767*SIN([.A2008]/2048*2*PI())" office:value-type="float" office:value="-4110.78344144614">
            <text:p>-41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formula="of:=32767*SIN([.A2009]/2048*2*PI())" office:value-type="float" office:value="-4011.03059425271">
            <text:p>-40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formula="of:=32767*SIN([.A2010]/2048*2*PI())" office:value-type="float" office:value="-3911.23999371177">
            <text:p>-39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formula="of:=32767*SIN([.A2011]/2048*2*PI())" office:value-type="float" office:value="-3811.41257909039">
            <text:p>-38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formula="of:=32767*SIN([.A2012]/2048*2*PI())" office:value-type="float" office:value="-3711.54929000227">
            <text:p>-37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formula="of:=32767*SIN([.A2013]/2048*2*PI())" office:value-type="float" office:value="-3611.65106639868">
            <text:p>-36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32767*SIN([.A2014]/2048*2*PI())" office:value-type="float" office:value="-3511.71884855976">
            <text:p>-35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formula="of:=32767*SIN([.A2015]/2048*2*PI())" office:value-type="float" office:value="-3411.75357708563">
            <text:p>-34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formula="of:=32767*SIN([.A2016]/2048*2*PI())" office:value-type="float" office:value="-3311.75619288745">
            <text:p>-33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formula="of:=32767*SIN([.A2017]/2048*2*PI())" office:value-type="float" office:value="-3211.72763717871">
            <text:p>-32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formula="of:=32767*SIN([.A2018]/2048*2*PI())" office:value-type="float" office:value="-3111.6688514663">
            <text:p>-31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formula="of:=32767*SIN([.A2019]/2048*2*PI())" office:value-type="float" office:value="-3011.58077754155">
            <text:p>-301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formula="of:=32767*SIN([.A2020]/2048*2*PI())" office:value-type="float" office:value="-2911.46435747158">
            <text:p>-29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formula="of:=32767*SIN([.A2021]/2048*2*PI())" office:value-type="float" office:value="-2811.32053359027">
            <text:p>-28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formula="of:=32767*SIN([.A2022]/2048*2*PI())" office:value-type="float" office:value="-2711.1502484894">
            <text:p>-27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formula="of:=32767*SIN([.A2023]/2048*2*PI())" office:value-type="float" office:value="-2610.95444500987">
            <text:p>-26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table:formula="of:=32767*SIN([.A2024]/2048*2*PI())" office:value-type="float" office:value="-2510.73406623271">
            <text:p>-251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table:formula="of:=32767*SIN([.A2025]/2048*2*PI())" office:value-type="float" office:value="-2410.4900554703">
            <text:p>-24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25">
            <text:p>2025</text:p>
          </table:table-cell>
          <table:table-cell table:formula="of:=32767*SIN([.A2026]/2048*2*PI())" office:value-type="float" office:value="-2310.2233562575">
            <text:p>-23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26">
            <text:p>2026</text:p>
          </table:table-cell>
          <table:table-cell table:formula="of:=32767*SIN([.A2027]/2048*2*PI())" office:value-type="float" office:value="-2209.93491234259">
            <text:p>-22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27">
            <text:p>2027</text:p>
          </table:table-cell>
          <table:table-cell table:formula="of:=32767*SIN([.A2028]/2048*2*PI())" office:value-type="float" office:value="-2109.62566767864">
            <text:p>-2110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28">
            <text:p>2028</text:p>
          </table:table-cell>
          <table:table-cell table:formula="of:=32767*SIN([.A2029]/2048*2*PI())" office:value-type="float" office:value="-2009.29656641448">
            <text:p>-20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29">
            <text:p>2029</text:p>
          </table:table-cell>
          <table:table-cell table:formula="of:=32767*SIN([.A2030]/2048*2*PI())" office:value-type="float" office:value="-1908.94855288578">
            <text:p>-19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table:formula="of:=32767*SIN([.A2031]/2048*2*PI())" office:value-type="float" office:value="-1808.58257160628">
            <text:p>-1809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31">
            <text:p>2031</text:p>
          </table:table-cell>
          <table:table-cell table:formula="of:=32767*SIN([.A2032]/2048*2*PI())" office:value-type="float" office:value="-1708.19956725886">
            <text:p>-17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32">
            <text:p>2032</text:p>
          </table:table-cell>
          <table:table-cell table:formula="of:=32767*SIN([.A2033]/2048*2*PI())" office:value-type="float" office:value="-1607.80048468651">
            <text:p>-1608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33">
            <text:p>2033</text:p>
          </table:table-cell>
          <table:table-cell table:formula="of:=32767*SIN([.A2034]/2048*2*PI())" office:value-type="float" office:value="-1507.3862688837">
            <text:p>-15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34">
            <text:p>2034</text:p>
          </table:table-cell>
          <table:table-cell table:formula="of:=32767*SIN([.A2035]/2048*2*PI())" office:value-type="float" office:value="-1406.95786498722">
            <text:p>-14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35">
            <text:p>2035</text:p>
          </table:table-cell>
          <table:table-cell table:formula="of:=32767*SIN([.A2036]/2048*2*PI())" office:value-type="float" office:value="-1306.51621826747">
            <text:p>-1307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36">
            <text:p>2036</text:p>
          </table:table-cell>
          <table:table-cell table:formula="of:=32767*SIN([.A2037]/2048*2*PI())" office:value-type="float" office:value="-1206.06227411952">
            <text:p>-12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37">
            <text:p>2037</text:p>
          </table:table-cell>
          <table:table-cell table:formula="of:=32767*SIN([.A2038]/2048*2*PI())" office:value-type="float" office:value="-1105.5969780541">
            <text:p>-1106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38">
            <text:p>2038</text:p>
          </table:table-cell>
          <table:table-cell table:formula="of:=32767*SIN([.A2039]/2048*2*PI())" office:value-type="float" office:value="-1005.12127568885">
            <text:p>-10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39">
            <text:p>2039</text:p>
          </table:table-cell>
          <table:table-cell table:formula="of:=32767*SIN([.A2040]/2048*2*PI())" office:value-type="float" office:value="-904.636112739386">
            <text:p>-905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table:formula="of:=32767*SIN([.A2041]/2048*2*PI())" office:value-type="float" office:value="-804.142435010272">
            <text:p>-8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41">
            <text:p>2041</text:p>
          </table:table-cell>
          <table:table-cell table:formula="of:=32767*SIN([.A2042]/2048*2*PI())" office:value-type="float" office:value="-703.641188386304">
            <text:p>-704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table:formula="of:=32767*SIN([.A2043]/2048*2*PI())" office:value-type="float" office:value="-603.13331882352">
            <text:p>-6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43">
            <text:p>2043</text:p>
          </table:table-cell>
          <table:table-cell table:formula="of:=32767*SIN([.A2044]/2048*2*PI())" office:value-type="float" office:value="-502.619772340208">
            <text:p>-503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44">
            <text:p>2044</text:p>
          </table:table-cell>
          <table:table-cell table:formula="of:=32767*SIN([.A2045]/2048*2*PI())" office:value-type="float" office:value="-402.101495008206">
            <text:p>-4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table:formula="of:=32767*SIN([.A2046]/2048*2*PI())" office:value-type="float" office:value="-301.579432943765">
            <text:p>-302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46">
            <text:p>2046</text:p>
          </table:table-cell>
          <table:table-cell table:formula="of:=32767*SIN([.A2047]/2048*2*PI())" office:value-type="float" office:value="-201.054532298845">
            <text:p>-201</text:p>
          </table:table-cell>
          <table:table-cell office:value-type="string">
            <text:p>,\</text:p>
          </table:table-cell>
        </table:table-row>
        <table:table-row table:style-name="ro2">
          <table:table-cell office:value-type="float" office:value="2047">
            <text:p>2047</text:p>
          </table:table-cell>
          <table:table-cell table:formula="of:=32767*SIN([.A2048]/2048*2*PI())" office:value-type="float" office:value="-100.527739252125">
            <text:p>-101</text:p>
          </table:table-cell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Hübner</meta:initial-creator>
    <meta:creation-date>2010-07-25T18:22:56.21</meta:creation-date>
    <dc:date>2012-10-03T15:34:30</dc:date>
    <dc:creator>Johannes Hübner</dc:creator>
    <meta:editing-duration>PT5H16M18S</meta:editing-duration>
    <meta:editing-cycles>3</meta:editing-cycles>
    <meta:generator>LibreOffice/3.5$Linux_X86_64 LibreOffice_project/350m1$Build-2</meta:generator>
    <meta:document-statistic meta:table-count="3" meta:cell-count="6911" meta:object-count="0"/>
  </office:meta>
</office:document-meta>
</file>